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9.95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bee3d3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ee3d3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ackground-color="transparent"/>
      <style:map style:condition="cell-content()=&quot;Left&quot;" style:apply-style-name="Bad" style:base-cell-address="Sheet1.D2"/>
    </style:style>
    <style:style style:name="ce10" style:family="table-cell" style:parent-style-name="Default">
      <style:table-cell-properties fo:background-color="#bee3d3"/>
      <style:map style:condition="cell-content()=&quot;Left&quot;" style:apply-style-name="Bad" style:base-cell-address="Sheet1.D2"/>
    </style:style>
    <style:style style:name="ce11" style:family="table-cell" style:parent-style-name="Default">
      <style:map style:condition="cell-content()=&quot;Left&quot;" style:apply-style-name="Bad" style:base-cell-address="Sheet1.D2"/>
    </style:style>
    <style:style style:name="ce12" style:family="table-cell" style:parent-style-name="Default">
      <style:map style:condition="cell-content()=&quot;Left&quot;" style:apply-style-name="Bad" style:base-cell-address="Sheet1.D13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 style:data-style-name="N61">
      <style:table-cell-properties fo:background-color="#bee3d3" style:rotation-align="none"/>
    </style:style>
    <style:style style:name="ce17" style:family="table-cell" style:parent-style-name="Default" style:data-style-name="N61">
      <style:table-cell-properties fo:background-color="#cccccc" style:rotation-align="none"/>
    </style:style>
    <style:style style:name="ce18" style:family="table-cell" style:parent-style-name="Default" style:data-style-name="N61">
      <style:table-cell-properties style:rotation-align="none"/>
    </style:style>
    <style:style style:name="ce19" style:family="table-cell" style:parent-style-name="Default" style:data-style-name="N61">
      <style:table-cell-properties fo:background-color="transparent" style:rotation-align="none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bee3d3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>
      <style:table-cell-properties fo:background-color="transparent"/>
      <style:map style:condition="cell-content()=&quot;Left&quot;" style:apply-style-name="Bad" style:base-cell-address="Sheet2.D2"/>
    </style:style>
    <style:style style:name="ce52" style:family="table-cell" style:parent-style-name="Default">
      <style:table-cell-properties fo:background-color="#bee3d3"/>
      <style:map style:condition="cell-content()=&quot;Left&quot;" style:apply-style-name="Bad" style:base-cell-address="Sheet2.D2"/>
    </style:style>
    <style:style style:name="ce53" style:family="table-cell" style:parent-style-name="Default">
      <style:map style:condition="cell-content()=&quot;Left&quot;" style:apply-style-name="Bad" style:base-cell-address="Sheet2.D2"/>
    </style:style>
    <style:style style:name="ce54" style:family="table-cell" style:parent-style-name="Default">
      <style:map style:condition="cell-content()=&quot;Left&quot;" style:apply-style-name="Bad" style:base-cell-address="Sheet2.D6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bee3d3"/>
    </style:style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>
      <style:table-cell-properties fo:background-color="transparent"/>
      <style:map style:condition="cell-content()=&quot;Left&quot;" style:apply-style-name="Bad" style:base-cell-address="Sheet1_2.D2"/>
    </style:style>
    <style:style style:name="ce61" style:family="table-cell" style:parent-style-name="Default">
      <style:table-cell-properties fo:background-color="#bee3d3"/>
      <style:map style:condition="cell-content()=&quot;Left&quot;" style:apply-style-name="Bad" style:base-cell-address="Sheet1_2.D2"/>
    </style:style>
    <style:style style:name="ce62" style:family="table-cell" style:parent-style-name="Default">
      <style:map style:condition="cell-content()=&quot;Left&quot;" style:apply-style-name="Bad" style:base-cell-address="Sheet1_2.D2"/>
    </style:style>
    <style:style style:name="ce63" style:family="table-cell" style:parent-style-name="Default">
      <style:map style:condition="cell-content()=&quot;Left&quot;" style:apply-style-name="Bad" style:base-cell-address="Sheet1_2.D1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ody mass</text:p>
          </table:table-cell>
          <table:table-cell table:style-name="ce1" office:value-type="string" calcext:value-type="string">
            <text:p>Body_Segmen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Skin_Mass</text:p>
          </table:table-cell>
          <table:table-cell table:style-name="ce1" office:value-type="string" calcext:value-type="string">
            <text:p>Skin_CMx</text:p>
          </table:table-cell>
          <table:table-cell table:style-name="ce1" office:value-type="string" calcext:value-type="string">
            <text:p>Skin_CMy</text:p>
          </table:table-cell>
          <table:table-cell table:style-name="ce1" office:value-type="string" calcext:value-type="string">
            <text:p>Skin_CMz</text:p>
          </table:table-cell>
          <table:table-cell table:style-name="ce1" office:value-type="string" calcext:value-type="string">
            <text:p>Skin_Ixx</text:p>
          </table:table-cell>
          <table:table-cell table:style-name="ce1" office:value-type="string" calcext:value-type="string">
            <text:p>Skin_Iyy</text:p>
          </table:table-cell>
          <table:table-cell table:style-name="ce1" office:value-type="string" calcext:value-type="string">
            <text:p>Skin_Izz</text:p>
          </table:table-cell>
          <table:table-cell table:style-name="ce1" office:value-type="string" calcext:value-type="string">
            <text:p>Skin_Ixy</text:p>
          </table:table-cell>
          <table:table-cell table:style-name="ce1" office:value-type="string" calcext:value-type="string">
            <text:p>Skin_Ixz</text:p>
          </table:table-cell>
          <table:table-cell table:style-name="ce1" office:value-type="string" calcext:value-type="string">
            <text:p>Skin_Iyz</text:p>
          </table:table-cell>
          <table:table-cell table:style-name="ce1" office:value-type="string" calcext:value-type="string">
            <text:p>Hull_Mass</text:p>
          </table:table-cell>
          <table:table-cell table:style-name="ce1" office:value-type="string" calcext:value-type="string">
            <text:p>Hull_CMx</text:p>
          </table:table-cell>
          <table:table-cell table:style-name="ce1" office:value-type="string" calcext:value-type="string">
            <text:p>Hull_CMy</text:p>
          </table:table-cell>
          <table:table-cell table:style-name="ce1" office:value-type="string" calcext:value-type="string">
            <text:p>Hull_CMz</text:p>
          </table:table-cell>
          <table:table-cell table:style-name="ce1" office:value-type="string" calcext:value-type="string">
            <text:p>Hull_Ixx</text:p>
          </table:table-cell>
          <table:table-cell table:style-name="ce1" office:value-type="string" calcext:value-type="string">
            <text:p>Hull_Iyy</text:p>
          </table:table-cell>
          <table:table-cell table:style-name="ce1" office:value-type="string" calcext:value-type="string">
            <text:p>Hull_Izz</text:p>
          </table:table-cell>
          <table:table-cell table:style-name="ce1" office:value-type="string" calcext:value-type="string">
            <text:p>Hull_Ixy</text:p>
          </table:table-cell>
          <table:table-cell table:style-name="ce1" office:value-type="string" calcext:value-type="string">
            <text:p>Hull_Ixz</text:p>
          </table:table-cell>
          <table:table-cell table:style-name="ce1" office:value-type="string" calcext:value-type="string">
            <text:p>Hull_Iyz</text:p>
          </table:table-cell>
          <table:table-cell table:style-name="ce44" office:value-type="string" calcext:value-type="string">
            <text:p>L Hum</text:p>
          </table:table-cell>
          <table:table-cell table:style-name="ce44" office:value-type="string" calcext:value-type="string">
            <text:p>Lrad</text:p>
          </table:table-cell>
          <table:table-cell table:style-name="ce44" office:value-type="string" calcext:value-type="string">
            <text:p>L metacap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Ihh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Arm</text:p>
          </table:table-cell>
          <table:table-cell table:style-name="ce9" office:value-type="string" calcext:value-type="string">
            <text:p>Left</text:p>
          </table:table-cell>
          <table:table-cell table:style-name="ce13" office:value-type="float" office:value="1.31348716694282" calcext:value-type="float">
            <text:p>1.31348716694282</text:p>
          </table:table-cell>
          <table:table-cell table:style-name="ce13" office:value-type="float" office:value="0.909884567711015" calcext:value-type="float">
            <text:p>0.909884567711015</text:p>
          </table:table-cell>
          <table:table-cell table:style-name="ce13" office:value-type="float" office:value="0.0434552482198578" calcext:value-type="float">
            <text:p>0.043455248219858</text:p>
          </table:table-cell>
          <table:table-cell table:style-name="ce13" office:value-type="float" office:value="0.406599478869566" calcext:value-type="float">
            <text:p>0.406599478869566</text:p>
          </table:table-cell>
          <table:table-cell table:style-name="ce13" office:value-type="float" office:value="0.225042568769952" calcext:value-type="float">
            <text:p>0.225042568769952</text:p>
          </table:table-cell>
          <table:table-cell table:style-name="ce13" office:value-type="float" office:value="1.31003556004163" calcext:value-type="float">
            <text:p>1.31003556004163</text:p>
          </table:table-cell>
          <table:table-cell table:style-name="ce13" office:value-type="float" office:value="1.09149022070277" calcext:value-type="float">
            <text:p>1.09149022070277</text:p>
          </table:table-cell>
          <table:table-cell table:style-name="ce13" office:value-type="float" office:value="-0.0515611049226572" calcext:value-type="float">
            <text:p>-0.051561104922657</text:p>
          </table:table-cell>
          <table:table-cell table:style-name="ce13" office:value-type="float" office:value="-0.486072757420087" calcext:value-type="float">
            <text:p>-0.486072757420087</text:p>
          </table:table-cell>
          <table:table-cell table:style-name="ce13" office:value-type="float" office:value="-0.0230126994068757" calcext:value-type="float">
            <text:p>-0.023012699406876</text:p>
          </table:table-cell>
          <table:table-cell table:style-name="ce13" office:value-type="float" office:value="0.436746984689634" calcext:value-type="float">
            <text:p>0.436746984689634</text:p>
          </table:table-cell>
          <table:table-cell table:style-name="ce13" office:value-type="float" office:value="0.910420093009501" calcext:value-type="float">
            <text:p>0.910420093009501</text:p>
          </table:table-cell>
          <table:table-cell table:style-name="ce13" office:value-type="float" office:value="0.0401496305086637" calcext:value-type="float">
            <text:p>0.040149630508664</text:p>
          </table:table-cell>
          <table:table-cell table:style-name="ce13" office:value-type="float" office:value="0.40074231526001" calcext:value-type="float">
            <text:p>0.40074231526001</text:p>
          </table:table-cell>
          <table:table-cell table:style-name="ce13" office:value-type="float" office:value="0.0730042679622444" calcext:value-type="float">
            <text:p>0.073004267962244</text:p>
          </table:table-cell>
          <table:table-cell table:style-name="ce13" office:value-type="float" office:value="0.434321688927373" calcext:value-type="float">
            <text:p>0.434321688927373</text:p>
          </table:table-cell>
          <table:table-cell table:style-name="ce13" office:value-type="float" office:value="0.362846013214872" calcext:value-type="float">
            <text:p>0.362846013214872</text:p>
          </table:table-cell>
          <table:table-cell table:style-name="ce13" office:value-type="float" office:value="-0.0159814554017592" calcext:value-type="float">
            <text:p>-0.015981455401759</text:p>
          </table:table-cell>
          <table:table-cell table:style-name="ce13" office:value-type="float" office:value="-0.159241919274095" calcext:value-type="float">
            <text:p>-0.159241919274095</text:p>
          </table:table-cell>
          <table:table-cell table:style-name="ce13" office:value-type="float" office:value="-0.00694192760585996" calcext:value-type="float">
            <text:p>-0.00694192760586</text:p>
          </table:table-cell>
          <table:table-cell table:style-name="ce13" table:formula="of:= (10^(1.666)*[.B2]^(0.31))/1000" office:value-type="float" office:value="0.144287938387536" calcext:value-type="float">
            <text:p>0.144287938387536</text:p>
          </table:table-cell>
          <table:table-cell table:style-name="ce13" table:formula="of:=(42.803*[.B2]^0.4066)/1000" office:value-type="float" office:value="0.189845837058084" calcext:value-type="float">
            <text:p>0.189845837058084</text:p>
          </table:table-cell>
          <table:table-cell table:style-name="ce13" table:formula="of:=8.882*[.B2]^0.7294/1000" office:value-type="float" office:value="0.128538519435156" calcext:value-type="float">
            <text:p>0.128538519435156</text:p>
          </table:table-cell>
          <table:table-cell table:style-name="ce13" table:formula="of:=[.Y2]-[.H2]" office:value-type="float" office:value="-0.26231154048203" calcext:value-type="float">
            <text:p>-0.26231154048203</text:p>
          </table:table-cell>
          <table:table-cell table:style-name="ce13" table:formula="of:=[.J2]+[.E2]*[.AB2]^2" office:value-type="float" office:value="1.40041312373176" calcext:value-type="float">
            <text:p>1.40041312373176</text:p>
          </table:table-cell>
          <table:table-cell table:style-name="ce13" table:formula="of:=SUM([.AC2:.AC4])" office:value-type="float" office:value="2.00539440146517" calcext:value-type="float">
            <text:p>2.00539440146517</text:p>
          </table:table-cell>
          <table:table-cell table:style-name="ce13" table:formula="of:=[.AD3]/[.AD2]" office:value-type="float" office:value="0.301676955561159" calcext:value-type="float">
            <text:p>0.301676955561159</text:p>
          </table:table-cell>
          <table:table-cell table:style-name="ce13" table:number-columns-repeated="993"/>
        </table:table-row>
        <table:table-row table:style-name="ro1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Hand</text:p>
          </table:table-cell>
          <table:table-cell table:style-name="ce9" office:value-type="string" calcext:value-type="string">
            <text:p>Left</text:p>
          </table:table-cell>
          <table:table-cell table:style-name="ce13" office:value-type="float" office:value="0.206538787174983" calcext:value-type="float">
            <text:p>0.206538787174983</text:p>
          </table:table-cell>
          <table:table-cell table:style-name="ce13" office:value-type="float" office:value="0.962463672747606" calcext:value-type="float">
            <text:p>0.962463672747606</text:p>
          </table:table-cell>
          <table:table-cell table:style-name="ce13" office:value-type="float" office:value="0.0419966485831591" calcext:value-type="float">
            <text:p>0.041996648583159</text:p>
          </table:table-cell>
          <table:table-cell table:style-name="ce13" office:value-type="float" office:value="0.0121855159799739" calcext:value-type="float">
            <text:p>0.012185515979974</text:p>
          </table:table-cell>
          <table:table-cell table:style-name="ce13" office:value-type="float" office:value="0.000459196321515168" calcext:value-type="float">
            <text:p>0.000459196321515</text:p>
          </table:table-cell>
          <table:table-cell table:style-name="ce13" office:value-type="float" office:value="0.191805805925725" calcext:value-type="float">
            <text:p>0.191805805925725</text:p>
          </table:table-cell>
          <table:table-cell table:style-name="ce13" office:value-type="float" office:value="0.19214119014155" calcext:value-type="float">
            <text:p>0.19214119014155</text:p>
          </table:table-cell>
          <table:table-cell table:style-name="ce13" office:value-type="float" office:value="-0.00835039065800755" calcext:value-type="float">
            <text:p>-0.008350390658008</text:p>
          </table:table-cell>
          <table:table-cell table:style-name="ce13" office:value-type="float" office:value="-0.00238118316333992" calcext:value-type="float">
            <text:p>-0.00238118316334</text:p>
          </table:table-cell>
          <table:table-cell table:style-name="ce13" office:value-type="float" office:value="-0.000100817643856431" calcext:value-type="float">
            <text:p>-0.000100817643856</text:p>
          </table:table-cell>
          <table:table-cell table:style-name="ce13" office:value-type="float" office:value="0.269542917482267" calcext:value-type="float">
            <text:p>0.269542917482267</text:p>
          </table:table-cell>
          <table:table-cell table:style-name="ce13" office:value-type="float" office:value="0.961708231662911" calcext:value-type="float">
            <text:p>0.961708231662911</text:p>
          </table:table-cell>
          <table:table-cell table:style-name="ce13" office:value-type="float" office:value="0.042253155183781" calcext:value-type="float">
            <text:p>0.042253155183781</text:p>
          </table:table-cell>
          <table:table-cell table:style-name="ce13" office:value-type="float" office:value="0.00814900505958311" calcext:value-type="float">
            <text:p>0.008149005059583</text:p>
          </table:table-cell>
          <table:table-cell table:style-name="ce13" office:value-type="float" office:value="0.000585784238973603" calcext:value-type="float">
            <text:p>0.000585784238974</text:p>
          </table:table-cell>
          <table:table-cell table:style-name="ce13" office:value-type="float" office:value="0.249777832740876" calcext:value-type="float">
            <text:p>0.249777832740876</text:p>
          </table:table-cell>
          <table:table-cell table:style-name="ce13" office:value-type="float" office:value="0.250241464470364" calcext:value-type="float">
            <text:p>0.250241464470364</text:p>
          </table:table-cell>
          <table:table-cell table:style-name="ce13" office:value-type="float" office:value="-0.0109548087703256" calcext:value-type="float">
            <text:p>-0.010954808770326</text:p>
          </table:table-cell>
          <table:table-cell table:style-name="ce13" office:value-type="float" office:value="-0.00207988062978614" calcext:value-type="float">
            <text:p>-0.002079880629786</text:p>
          </table:table-cell>
          <table:table-cell table:style-name="ce19" office:value-type="float" office:value="-0.0000840967770312891" calcext:value-type="float">
            <text:p>-8.41E-05</text:p>
          </table:table-cell>
          <table:table-cell table:style-name="ce13" table:formula="of:= (10^(1.666)*[.B3]^(0.31))/1000" office:value-type="float" office:value="0.144287938387536" calcext:value-type="float">
            <text:p>0.144287938387536</text:p>
          </table:table-cell>
          <table:table-cell table:style-name="ce13" table:formula="of:=42.803*[.B3]^0.4066/1000" office:value-type="float" office:value="0.189845837058084" calcext:value-type="float">
            <text:p>0.189845837058084</text:p>
          </table:table-cell>
          <table:table-cell table:style-name="ce13" table:formula="of:=8.882*[.B3]^0.7294/1000" office:value-type="float" office:value="0.128538519435156" calcext:value-type="float">
            <text:p>0.128538519435156</text:p>
          </table:table-cell>
          <table:table-cell table:style-name="ce13" table:formula="of:=[.Z3]+[.H3]" office:value-type="float" office:value="0.202031353038057" calcext:value-type="float">
            <text:p>0.202031353038057</text:p>
          </table:table-cell>
          <table:table-cell table:style-name="ce13" table:formula="of:=[.J3]+[.E3]*[.AB3]^2" office:value-type="float" office:value="0.200236030950499" calcext:value-type="float">
            <text:p>0.200236030950499</text:p>
          </table:table-cell>
          <table:table-cell table:style-name="ce13" table:formula="of:=SUM([.AC3]+[.AC4])" office:value-type="float" office:value="0.604981277733405" calcext:value-type="float">
            <text:p>0.604981277733405</text:p>
          </table:table-cell>
          <table:table-cell table:style-name="ce13" table:number-columns-repeated="994"/>
        </table:table-row>
        <table:table-row table:style-name="ro1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arm</text:p>
          </table:table-cell>
          <table:table-cell table:style-name="ce9" office:value-type="string" calcext:value-type="string">
            <text:p>Left</text:p>
          </table:table-cell>
          <table:table-cell table:style-name="ce13" office:value-type="float" office:value="0.460223551413136" calcext:value-type="float">
            <text:p>0.460223551413136</text:p>
          </table:table-cell>
          <table:table-cell table:style-name="ce13" office:value-type="float" office:value="0.895602291053379" calcext:value-type="float">
            <text:p>0.895602291053379</text:p>
          </table:table-cell>
          <table:table-cell table:style-name="ce13" office:value-type="float" office:value="0.0419160480569668" calcext:value-type="float">
            <text:p>0.041916048056967</text:p>
          </table:table-cell>
          <table:table-cell table:style-name="ce13" office:value-type="float" office:value="0.189457554110561" calcext:value-type="float">
            <text:p>0.189457554110561</text:p>
          </table:table-cell>
          <table:table-cell table:style-name="ce13" office:value-type="float" office:value="0.0199194620887907" calcext:value-type="float">
            <text:p>0.019919462088791</text:p>
          </table:table-cell>
          <table:table-cell table:style-name="ce13" office:value-type="float" office:value="0.388225906779244" calcext:value-type="float">
            <text:p>0.388225906779244</text:p>
          </table:table-cell>
          <table:table-cell table:style-name="ce13" office:value-type="float" office:value="0.370114398984598" calcext:value-type="float">
            <text:p>0.370114398984598</text:p>
          </table:table-cell>
          <table:table-cell table:style-name="ce13" office:value-type="float" office:value="-0.0172935499106459" calcext:value-type="float">
            <text:p>-0.017293549910646</text:p>
          </table:table-cell>
          <table:table-cell table:style-name="ce13" office:value-type="float" office:value="-0.0781568467009159" calcext:value-type="float">
            <text:p>-0.078156846700916</text:p>
          </table:table-cell>
          <table:table-cell table:style-name="ce13" office:value-type="float" office:value="-0.00364978041051174" calcext:value-type="float">
            <text:p>-0.003649780410512</text:p>
          </table:table-cell>
          <table:table-cell table:style-name="ce13" office:value-type="float" office:value="0.331391264361864" calcext:value-type="float">
            <text:p>0.331391264361864</text:p>
          </table:table-cell>
          <table:table-cell table:style-name="ce13" office:value-type="float" office:value="0.893182791324932" calcext:value-type="float">
            <text:p>0.893182791324932</text:p>
          </table:table-cell>
          <table:table-cell table:style-name="ce13" office:value-type="float" office:value="0.0449410227113914" calcext:value-type="float">
            <text:p>0.044941022711391</text:p>
          </table:table-cell>
          <table:table-cell table:style-name="ce13" office:value-type="float" office:value="0.171642294224664" calcext:value-type="float">
            <text:p>0.171642294224664</text:p>
          </table:table-cell>
          <table:table-cell table:style-name="ce13" office:value-type="float" office:value="0.0124373959294491" calcext:value-type="float">
            <text:p>0.012437395929449</text:p>
          </table:table-cell>
          <table:table-cell table:style-name="ce13" office:value-type="float" office:value="0.276158662919343" calcext:value-type="float">
            <text:p>0.276158662919343</text:p>
          </table:table-cell>
          <table:table-cell table:style-name="ce13" office:value-type="float" office:value="0.265115009333136" calcext:value-type="float">
            <text:p>0.265115009333136</text:p>
          </table:table-cell>
          <table:table-cell table:style-name="ce13" office:value-type="float" office:value="-0.013304725770813" calcext:value-type="float">
            <text:p>-0.013304725770813</text:p>
          </table:table-cell>
          <table:table-cell table:style-name="ce13" office:value-type="float" office:value="-0.0508429583408" calcext:value-type="float">
            <text:p>-0.0508429583408</text:p>
          </table:table-cell>
          <table:table-cell table:style-name="ce13" office:value-type="float" office:value="-0.00254936763610406" calcext:value-type="float">
            <text:p>-0.002549367636104</text:p>
          </table:table-cell>
          <table:table-cell table:style-name="ce13" table:formula="of:= (10^(1.666)*[.B4]^(0.31))/1000" office:value-type="float" office:value="0.144287938387536" calcext:value-type="float">
            <text:p>0.144287938387536</text:p>
          </table:table-cell>
          <table:table-cell table:style-name="ce13" table:formula="of:=42.803*[.B4]^0.4066/1000" office:value-type="float" office:value="0.189845837058084" calcext:value-type="float">
            <text:p>0.189845837058084</text:p>
          </table:table-cell>
          <table:table-cell table:style-name="ce13" table:formula="of:=8.882*[.B4]^0.7294/1000" office:value-type="float" office:value="0.128538519435156" calcext:value-type="float">
            <text:p>0.128538519435156</text:p>
          </table:table-cell>
          <table:table-cell table:style-name="ce13" table:formula="of:=[.H4]" office:value-type="float" office:value="0.189457554110561" calcext:value-type="float">
            <text:p>0.189457554110561</text:p>
          </table:table-cell>
          <table:table-cell table:style-name="ce13" table:formula="of:=[.J4]+[.E4]*[.AB4]^2" office:value-type="float" office:value="0.404745246782906" calcext:value-type="float">
            <text:p>0.404745246782906</text:p>
          </table:table-cell>
          <table:table-cell table:style-name="ce13" table:number-columns-repeated="995"/>
        </table:table-row>
        <table:table-row table:style-name="ro1">
          <table:table-cell table:style-name="ce3" office:value-type="string" calcext:value-type="string">
            <text:p>Canis_familiaris</text:p>
          </table:table-cell>
          <table:table-cell table:style-name="ce3" office:value-type="float" office:value="35.5" calcext:value-type="float">
            <text:p>35.5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573571387782635" calcext:value-type="float">
            <text:p>0.573571387782635</text:p>
          </table:table-cell>
          <table:table-cell table:style-name="ce14" office:value-type="float" office:value="0.683238036660616" calcext:value-type="float">
            <text:p>0.683238036660616</text:p>
          </table:table-cell>
          <table:table-cell table:style-name="ce14" office:value-type="float" office:value="0.0765152355230325" calcext:value-type="float">
            <text:p>0.076515235523033</text:p>
          </table:table-cell>
          <table:table-cell table:style-name="ce14" office:value-type="float" office:value="0.27867298535378" calcext:value-type="float">
            <text:p>0.27867298535378</text:p>
          </table:table-cell>
          <table:table-cell table:style-name="ce14" office:value-type="float" office:value="0.0494083775470313" calcext:value-type="float">
            <text:p>0.049408377547031</text:p>
          </table:table-cell>
          <table:table-cell table:style-name="ce14" office:value-type="float" office:value="0.313692512773028" calcext:value-type="float">
            <text:p>0.313692512773028</text:p>
          </table:table-cell>
          <table:table-cell table:style-name="ce14" office:value-type="float" office:value="0.271508001206544" calcext:value-type="float">
            <text:p>0.271508001206544</text:p>
          </table:table-cell>
          <table:table-cell table:style-name="ce14" office:value-type="float" office:value="-0.0299075509843468" calcext:value-type="float">
            <text:p>-0.029907550984347</text:p>
          </table:table-cell>
          <table:table-cell table:style-name="ce14" office:value-type="float" office:value="-0.109195873600392" calcext:value-type="float">
            <text:p>-0.109195873600392</text:p>
          </table:table-cell>
          <table:table-cell table:style-name="ce14" office:value-type="float" office:value="-0.0122615967845323" calcext:value-type="float">
            <text:p>-0.012261596784532</text:p>
          </table:table-cell>
          <table:table-cell table:style-name="ce14" office:value-type="float" office:value="0.200134704637515" calcext:value-type="float">
            <text:p>0.200134704637515</text:p>
          </table:table-cell>
          <table:table-cell table:style-name="ce14" office:value-type="float" office:value="0.68162077889905" calcext:value-type="float">
            <text:p>0.68162077889905</text:p>
          </table:table-cell>
          <table:table-cell table:style-name="ce14" office:value-type="float" office:value="0.0714974946236874" calcext:value-type="float">
            <text:p>0.071497494623687</text:p>
          </table:table-cell>
          <table:table-cell table:style-name="ce14" office:value-type="float" office:value="0.285972006166163" calcext:value-type="float">
            <text:p>0.285972006166163</text:p>
          </table:table-cell>
          <table:table-cell table:style-name="ce14" office:value-type="float" office:value="0.0178693922534074" calcext:value-type="float">
            <text:p>0.017869392253407</text:p>
          </table:table-cell>
          <table:table-cell table:style-name="ce14" office:value-type="float" office:value="0.10984084868474" calcext:value-type="float">
            <text:p>0.10984084868474</text:p>
          </table:table-cell>
          <table:table-cell table:style-name="ce14" office:value-type="float" office:value="0.0940581324725701" calcext:value-type="float">
            <text:p>0.09405813247257</text:p>
          </table:table-cell>
          <table:table-cell table:style-name="ce14" office:value-type="float" office:value="-0.00976114895260504" calcext:value-type="float">
            <text:p>-0.009761148952605</text:p>
          </table:table-cell>
          <table:table-cell table:style-name="ce14" office:value-type="float" office:value="-0.0389415066940679" calcext:value-type="float">
            <text:p>-0.038941506694068</text:p>
          </table:table-cell>
          <table:table-cell table:style-name="ce14" office:value-type="float" office:value="-0.00406694831445135" calcext:value-type="float">
            <text:p>-0.004066948314451</text:p>
          </table:table-cell>
          <table:table-cell table:style-name="ce14" table:formula="of:= (10^(1.666)*[.B5]^(0.31))/1000" office:value-type="float" office:value="0.14014279973016" calcext:value-type="float">
            <text:p>0.14014279973016</text:p>
          </table:table-cell>
          <table:table-cell table:style-name="ce14" table:formula="of:=42.803*[.B5]^0.4066/1000" office:value-type="float" office:value="0.182724615841581" calcext:value-type="float">
            <text:p>0.182724615841581</text:p>
          </table:table-cell>
          <table:table-cell table:style-name="ce14" table:formula="of:=8.882*[.B5]^0.7294/1000" office:value-type="float" office:value="0.120018260937449" calcext:value-type="float">
            <text:p>0.120018260937449</text:p>
          </table:table-cell>
          <table:table-cell table:style-name="ce14" table:formula="of:=[.Y5]-[.H5]" office:value-type="float" office:value="-0.13853018562362" calcext:value-type="float">
            <text:p>-0.13853018562362</text:p>
          </table:table-cell>
          <table:table-cell table:style-name="ce14" table:formula="of:=[.J5]+[.E5]*[.AB5]^2" office:value-type="float" office:value="0.324699698918922" calcext:value-type="float">
            <text:p>0.324699698918922</text:p>
          </table:table-cell>
          <table:table-cell table:style-name="ce14" table:number-columns-repeated="995"/>
        </table:table-row>
        <table:table-row table:style-name="ro1">
          <table:table-cell table:style-name="ce3" office:value-type="string" calcext:value-type="string">
            <text:p>Canis_familiaris</text:p>
          </table:table-cell>
          <table:table-cell table:style-name="ce3" office:value-type="float" office:value="35.5" calcext:value-type="float">
            <text:p>35.5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260547007544836" calcext:value-type="float">
            <text:p>0.260547007544836</text:p>
          </table:table-cell>
          <table:table-cell table:style-name="ce14" office:value-type="float" office:value="0.670004907358898" calcext:value-type="float">
            <text:p>0.670004907358898</text:p>
          </table:table-cell>
          <table:table-cell table:style-name="ce14" office:value-type="float" office:value="0.0713806163794787" calcext:value-type="float">
            <text:p>0.071380616379479</text:p>
          </table:table-cell>
          <table:table-cell table:style-name="ce14" office:value-type="float" office:value="0.146236513210787" calcext:value-type="float">
            <text:p>0.146236513210787</text:p>
          </table:table-cell>
          <table:table-cell table:style-name="ce14" office:value-type="float" office:value="0.00752039194289079" calcext:value-type="float">
            <text:p>0.007520391942891</text:p>
          </table:table-cell>
          <table:table-cell table:style-name="ce14" office:value-type="float" office:value="0.123157168187315" calcext:value-type="float">
            <text:p>0.123157168187315</text:p>
          </table:table-cell>
          <table:table-cell table:style-name="ce14" office:value-type="float" office:value="0.118362354070173" calcext:value-type="float">
            <text:p>0.118362354070173</text:p>
          </table:table-cell>
          <table:table-cell table:style-name="ce14" office:value-type="float" office:value="-0.0124715603288874" calcext:value-type="float">
            <text:p>-0.012471560328887</text:p>
          </table:table-cell>
          <table:table-cell table:style-name="ce14" office:value-type="float" office:value="-0.0254998111833685" calcext:value-type="float">
            <text:p>-0.025499811183369</text:p>
          </table:table-cell>
          <table:table-cell table:style-name="ce14" office:value-type="float" office:value="-0.00269359414015378" calcext:value-type="float">
            <text:p>-0.002693594140154</text:p>
          </table:table-cell>
          <table:table-cell table:style-name="ce14" office:value-type="float" office:value="0.107156458785547" calcext:value-type="float">
            <text:p>0.107156458785547</text:p>
          </table:table-cell>
          <table:table-cell table:style-name="ce14" office:value-type="float" office:value="0.670235708762725" calcext:value-type="float">
            <text:p>0.670235708762725</text:p>
          </table:table-cell>
          <table:table-cell table:style-name="ce14" office:value-type="float" office:value="0.0752929660290642" calcext:value-type="float">
            <text:p>0.075292966029064</text:p>
          </table:table-cell>
          <table:table-cell table:style-name="ce14" office:value-type="float" office:value="0.148528042356504" calcext:value-type="float">
            <text:p>0.148528042356504</text:p>
          </table:table-cell>
          <table:table-cell table:style-name="ce14" office:value-type="float" office:value="0.00321097052358508" calcext:value-type="float">
            <text:p>0.003210970523585</text:p>
          </table:table-cell>
          <table:table-cell table:style-name="ce14" office:value-type="float" office:value="0.0507450956073938" calcext:value-type="float">
            <text:p>0.050745095607394</text:p>
          </table:table-cell>
          <table:table-cell table:style-name="ce14" office:value-type="float" office:value="0.0487578503763602" calcext:value-type="float">
            <text:p>0.04875785037636</text:p>
          </table:table-cell>
          <table:table-cell table:style-name="ce14" office:value-type="float" office:value="-0.00540675999581771" calcext:value-type="float">
            <text:p>-0.005406759995818</text:p>
          </table:table-cell>
          <table:table-cell table:style-name="ce14" office:value-type="float" office:value="-0.0106575647284336" calcext:value-type="float">
            <text:p>-0.010657564728434</text:p>
          </table:table-cell>
          <table:table-cell table:style-name="ce14" office:value-type="float" office:value="-0.00118638527852627" calcext:value-type="float">
            <text:p>-0.001186385278526</text:p>
          </table:table-cell>
          <table:table-cell table:style-name="ce14" table:formula="of:= (10^(1.666)*[.B6]^(0.31))/1000" office:value-type="float" office:value="0.14014279973016" calcext:value-type="float">
            <text:p>0.14014279973016</text:p>
          </table:table-cell>
          <table:table-cell table:style-name="ce14" table:formula="of:=42.803*[.B6]^0.4066/1000" office:value-type="float" office:value="0.182724615841581" calcext:value-type="float">
            <text:p>0.182724615841581</text:p>
          </table:table-cell>
          <table:table-cell table:style-name="ce14" table:formula="of:=8.882*[.B6]^0.7294/1000" office:value-type="float" office:value="0.120018260937449" calcext:value-type="float">
            <text:p>0.120018260937449</text:p>
          </table:table-cell>
          <table:table-cell table:style-name="ce14" table:formula="of:=[.H6]" office:value-type="float" office:value="0.146236513210787" calcext:value-type="float">
            <text:p>0.146236513210787</text:p>
          </table:table-cell>
          <table:table-cell table:style-name="ce14" table:formula="of:=[.J6]+[.E6]*[.AB6]^2" office:value-type="float" office:value="0.128728996635069" calcext:value-type="float">
            <text:p>0.128728996635069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169726454694745" calcext:value-type="float">
            <text:p>0.016972645469475</text:p>
          </table:table-cell>
          <table:table-cell table:style-name="ce15" office:value-type="float" office:value="0.164707743831218" calcext:value-type="float">
            <text:p>0.164707743831218</text:p>
          </table:table-cell>
          <table:table-cell table:style-name="ce15" office:value-type="float" office:value="0.0259912878618345" calcext:value-type="float">
            <text:p>0.025991287861835</text:p>
          </table:table-cell>
          <table:table-cell table:style-name="ce15" office:value-type="float" office:value="0.0675573800898967" calcext:value-type="float">
            <text:p>0.067557380089897</text:p>
          </table:table-cell>
          <table:table-cell table:style-name="ce17" office:value-type="float" office:value="0.000091558359724682" calcext:value-type="float">
            <text:p>9.16E-05</text:p>
          </table:table-cell>
          <table:table-cell table:style-name="ce15" office:value-type="float" office:value="0.000540441798351293" calcext:value-type="float">
            <text:p>0.000540441798351</text:p>
          </table:table-cell>
          <table:table-cell office:value-type="float" office:value="0.000473784279079616" calcext:value-type="float">
            <text:p>0.00047378427908</text:p>
          </table:table-cell>
          <table:table-cell table:style-name="ce18" office:value-type="float" office:value="-0.0000720700728221654" calcext:value-type="float">
            <text:p>-7.21E-05</text:p>
          </table:table-cell>
          <table:table-cell office:value-type="float" office:value="-0.000188561097199471" calcext:value-type="float">
            <text:p>-0.000188561097199</text:p>
          </table:table-cell>
          <table:table-cell table:style-name="ce18" office:value-type="float" office:value="-0.0000298779852578208" calcext:value-type="float">
            <text:p>-2.99E-05</text:p>
          </table:table-cell>
          <table:table-cell office:value-type="float" office:value="0.00350835632691184" calcext:value-type="float">
            <text:p>0.003508356326912</text:p>
          </table:table-cell>
          <table:table-cell office:value-type="float" office:value="0.164620815993777" calcext:value-type="float">
            <text:p>0.164620815993777</text:p>
          </table:table-cell>
          <table:table-cell office:value-type="float" office:value="0.0258204619281304" calcext:value-type="float">
            <text:p>0.02582046192813</text:p>
          </table:table-cell>
          <table:table-cell office:value-type="float" office:value="0.0676917918767054" calcext:value-type="float">
            <text:p>0.067691791876705</text:p>
          </table:table-cell>
          <table:table-cell table:style-name="ce18" office:value-type="float" office:value="0.0000188798018096657" calcext:value-type="float">
            <text:p>1.89E-05</text:p>
          </table:table-cell>
          <table:table-cell office:value-type="float" office:value="0.000111613585673203" calcext:value-type="float">
            <text:p>0.000111613585673</text:p>
          </table:table-cell>
          <table:table-cell table:style-name="ce18" office:value-type="float" office:value="0.0000974706136399599" calcext:value-type="float">
            <text:p>9.75E-05</text:p>
          </table:table-cell>
          <table:table-cell table:style-name="ce18" office:value-type="float" office:value="-0.0000149170215263898" calcext:value-type="float">
            <text:p>-1.49E-05</text:p>
          </table:table-cell>
          <table:table-cell table:style-name="ce18" office:value-type="float" office:value="-0.0000390747033458004" calcext:value-type="float">
            <text:p>-3.91E-05</text:p>
          </table:table-cell>
          <table:table-cell table:style-name="ce18" office:value-type="float" office:value="-0.00000615679392949212" calcext:value-type="float">
            <text:p>-6.16E-06</text:p>
          </table:table-cell>
          <table:table-cell table:formula="of:= (10^(1.666)*[.B7]^(0.31))/1000" office:value-type="float" office:value="0.0480681360774563" calcext:value-type="float">
            <text:p>0.048068136077456</text:p>
          </table:table-cell>
          <table:table-cell table:formula="of:=42.803*[.B7]^0.4066/1000" office:value-type="float" office:value="0.0449027381366249" calcext:value-type="float">
            <text:p>0.044902738136625</text:p>
          </table:table-cell>
          <table:table-cell table:formula="of:=8.882*[.B7]^0.7294/1000" office:value-type="float" office:value="0.00967879783597422" calcext:value-type="float">
            <text:p>0.009678797835974</text:p>
          </table:table-cell>
          <table:table-cell table:formula="of:=[.Y7]-[.H7]" office:value-type="float" office:value="-0.0194892440124404" calcext:value-type="float">
            <text:p>-0.019489244012441</text:p>
          </table:table-cell>
          <table:table-cell table:formula="of:=[.J7]+[.E7]*[.AB7]^2" office:value-type="float" office:value="0.00054688852900967" calcext:value-type="float">
            <text:p>0.00054688852901</text:p>
          </table:table-cell>
          <table:table-cell table:style-name="ce13" table:formula="of:=SUM([.AC7:.AC9])" office:value-type="float" office:value="0.00088528340055616" calcext:value-type="float">
            <text:p>0.000885283400556</text:p>
          </table:table-cell>
          <table:table-cell table:style-name="ce13" table:formula="of:=[.AD8]/[.AD7]" office:value-type="float" office:value="0.382244681571913" calcext:value-type="float">
            <text:p>0.382244681571913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0217243419823443" calcext:value-type="float">
            <text:p>0.002172434198234</text:p>
          </table:table-cell>
          <table:table-cell table:style-name="ce15" office:value-type="float" office:value="0.16857888844983" calcext:value-type="float">
            <text:p>0.16857888844983</text:p>
          </table:table-cell>
          <table:table-cell table:style-name="ce15" office:value-type="float" office:value="0.0287088896181259" calcext:value-type="float">
            <text:p>0.028708889618126</text:p>
          </table:table-cell>
          <table:table-cell table:style-name="ce15" office:value-type="float" office:value="0.00862378101229435" calcext:value-type="float">
            <text:p>0.008623781012294</text:p>
          </table:table-cell>
          <table:table-cell table:style-name="ce17" office:value-type="float" office:value="0.00000200211308386378" calcext:value-type="float">
            <text:p>2.00E-06</text:p>
          </table:table-cell>
          <table:table-cell table:style-name="ce17" office:value-type="float" office:value="0.0000620023924405571" calcext:value-type="float">
            <text:p>6.20E-05</text:p>
          </table:table-cell>
          <table:table-cell table:style-name="ce18" office:value-type="float" office:value="0.0000636285417505169" calcext:value-type="float">
            <text:p>6.36E-05</text:p>
          </table:table-cell>
          <table:table-cell table:style-name="ce18" office:value-type="float" office:value="-0.0000105086453904169" calcext:value-type="float">
            <text:p>-1.05E-05</text:p>
          </table:table-cell>
          <table:table-cell table:style-name="ce18" office:value-type="float" office:value="-0.00000315263934431601" calcext:value-type="float">
            <text:p>-3.15E-06</text:p>
          </table:table-cell>
          <table:table-cell table:style-name="ce18" office:value-type="float" office:value="-0.000000536359105192133" calcext:value-type="float">
            <text:p>-5.36E-07</text:p>
          </table:table-cell>
          <table:table-cell office:value-type="float" office:value="0.00276758448974741" calcext:value-type="float">
            <text:p>0.002767584489747</text:p>
          </table:table-cell>
          <table:table-cell office:value-type="float" office:value="0.172386754179761" calcext:value-type="float">
            <text:p>0.172386754179761</text:p>
          </table:table-cell>
          <table:table-cell office:value-type="float" office:value="0.0267326692207287" calcext:value-type="float">
            <text:p>0.026732669220729</text:p>
          </table:table-cell>
          <table:table-cell office:value-type="float" office:value="0.00528065804041968" calcext:value-type="float">
            <text:p>0.00528065804042</text:p>
          </table:table-cell>
          <table:table-cell table:style-name="ce18" office:value-type="float" office:value="0.00000212635936919027" calcext:value-type="float">
            <text:p>2.13E-06</text:p>
          </table:table-cell>
          <table:table-cell table:style-name="ce18" office:value-type="float" office:value="0.0000824354978040426" calcext:value-type="float">
            <text:p>8.24E-05</text:p>
          </table:table-cell>
          <table:table-cell table:style-name="ce18" office:value-type="float" office:value="0.0000843226450914234" calcext:value-type="float">
            <text:p>8.43E-05</text:p>
          </table:table-cell>
          <table:table-cell table:style-name="ce18" office:value-type="float" office:value="-0.0000127525957319972" calcext:value-type="float">
            <text:p>-1.28E-05</text:p>
          </table:table-cell>
          <table:table-cell table:style-name="ce18" office:value-type="float" office:value="-0.00000250882535416271" calcext:value-type="float">
            <text:p>-2.51E-06</text:p>
          </table:table-cell>
          <table:table-cell table:style-name="ce18" office:value-type="float" office:value="-0.000000389181364964502" calcext:value-type="float">
            <text:p>-3.89E-07</text:p>
          </table:table-cell>
          <table:table-cell table:formula="of:= (10^(1.666)*[.B8]^(0.31))/1000" office:value-type="float" office:value="0.0480681360774563" calcext:value-type="float">
            <text:p>0.048068136077456</text:p>
          </table:table-cell>
          <table:table-cell table:formula="of:=42.803*[.B8]^0.4066/1000" office:value-type="float" office:value="0.0449027381366249" calcext:value-type="float">
            <text:p>0.044902738136625</text:p>
          </table:table-cell>
          <table:table-cell table:formula="of:=8.882*[.B8]^0.7294/1000" office:value-type="float" office:value="0.00967879783597422" calcext:value-type="float">
            <text:p>0.009678797835974</text:p>
          </table:table-cell>
          <table:table-cell table:formula="of:=[.Z8]+[.H8]" office:value-type="float" office:value="0.0535265191489193" calcext:value-type="float">
            <text:p>0.053526519148919</text:p>
          </table:table-cell>
          <table:table-cell table:formula="of:=[.J8]+[.E8]*[.AB8]^2" office:value-type="float" office:value="0.0000682266081405953" calcext:value-type="float">
            <text:p>6.82266081405953E-05</text:p>
          </table:table-cell>
          <table:table-cell table:style-name="ce13" table:formula="of:=SUM([.AC8]+[.AC9])" office:value-type="float" office:value="0.00033839487154649" calcext:value-type="float">
            <text:p>0.000338394871546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095454347547307" calcext:value-type="float">
            <text:p>0.009545434754731</text:p>
          </table:table-cell>
          <table:table-cell table:style-name="ce15" office:value-type="float" office:value="0.161358280427775" calcext:value-type="float">
            <text:p>0.161358280427775</text:p>
          </table:table-cell>
          <table:table-cell table:style-name="ce15" office:value-type="float" office:value="0.025239849112978" calcext:value-type="float">
            <text:p>0.025239849112978</text:p>
          </table:table-cell>
          <table:table-cell table:style-name="ce15" office:value-type="float" office:value="0.0325847819770794" calcext:value-type="float">
            <text:p>0.032584781977079</text:p>
          </table:table-cell>
          <table:table-cell table:style-name="ce17" office:value-type="float" office:value="0.0000175540767998631" calcext:value-type="float">
            <text:p>1.76E-05</text:p>
          </table:table-cell>
          <table:table-cell table:style-name="ce15" office:value-type="float" office:value="0.000260033226079793" calcext:value-type="float">
            <text:p>0.00026003322608</text:p>
          </table:table-cell>
          <table:table-cell office:value-type="float" office:value="0.000254985162055704" calcext:value-type="float">
            <text:p>0.000254985162056</text:p>
          </table:table-cell>
          <table:table-cell table:style-name="ce18" office:value-type="float" office:value="-0.0000388934204967215" calcext:value-type="float">
            <text:p>-3.89E-05</text:p>
          </table:table-cell>
          <table:table-cell table:style-name="ce18" office:value-type="float" office:value="-0.0000501561127968278" calcext:value-type="float">
            <text:p>-5.02E-05</text:p>
          </table:table-cell>
          <table:table-cell table:style-name="ce18" office:value-type="float" office:value="-0.00000784067588328805" calcext:value-type="float">
            <text:p>-7.84E-06</text:p>
          </table:table-cell>
          <table:table-cell office:value-type="float" office:value="0.00307936500561479" calcext:value-type="float">
            <text:p>0.003079365005615</text:p>
          </table:table-cell>
          <table:table-cell office:value-type="float" office:value="0.160926407039746" calcext:value-type="float">
            <text:p>0.160926407039746</text:p>
          </table:table-cell>
          <table:table-cell office:value-type="float" office:value="0.0258262529657198" calcext:value-type="float">
            <text:p>0.02582625296572</text:p>
          </table:table-cell>
          <table:table-cell office:value-type="float" office:value="0.0335519494265005" calcext:value-type="float">
            <text:p>0.033551949426501</text:p>
          </table:table-cell>
          <table:table-cell table:style-name="ce18" office:value-type="float" office:value="0.00000603444554821153" calcext:value-type="float">
            <text:p>6.03E-06</text:p>
          </table:table-cell>
          <table:table-cell table:style-name="ce18" office:value-type="float" office:value="0.0000837313706300843" calcext:value-type="float">
            <text:p>8.37E-05</text:p>
          </table:table-cell>
          <table:table-cell table:style-name="ce18" office:value-type="float" office:value="0.0000818384463882531" calcext:value-type="float">
            <text:p>8.18E-05</text:p>
          </table:table-cell>
          <table:table-cell table:style-name="ce18" office:value-type="float" office:value="-0.0000127976403602726" calcext:value-type="float">
            <text:p>-1.28E-05</text:p>
          </table:table-cell>
          <table:table-cell table:style-name="ce18" office:value-type="float" office:value="-0.0000166086565986286" calcext:value-type="float">
            <text:p>-1.66E-05</text:p>
          </table:table-cell>
          <table:table-cell table:style-name="ce18" office:value-type="float" office:value="-0.00000263957887415185" calcext:value-type="float">
            <text:p>-2.64E-06</text:p>
          </table:table-cell>
          <table:table-cell table:formula="of:= (10^(1.666)*[.B9]^(0.31))/1000" office:value-type="float" office:value="0.0480681360774563" calcext:value-type="float">
            <text:p>0.048068136077456</text:p>
          </table:table-cell>
          <table:table-cell table:formula="of:=42.803*[.B9]^0.4066/1000" office:value-type="float" office:value="0.0449027381366249" calcext:value-type="float">
            <text:p>0.044902738136625</text:p>
          </table:table-cell>
          <table:table-cell table:formula="of:=8.882*[.B9]^0.7294/1000" office:value-type="float" office:value="0.00967879783597422" calcext:value-type="float">
            <text:p>0.009678797835974</text:p>
          </table:table-cell>
          <table:table-cell table:formula="of:=[.H9]" office:value-type="float" office:value="0.0325847819770794" calcext:value-type="float">
            <text:p>0.032584781977079</text:p>
          </table:table-cell>
          <table:table-cell table:formula="of:=[.J9]+[.E9]*[.AB9]^2" office:value-type="float" office:value="0.000270168263405894" calcext:value-type="float">
            <text:p>0.000270168263406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536029652829584" calcext:value-type="float">
            <text:p>0.053602965282958</text:p>
          </table:table-cell>
          <table:table-cell table:style-name="ce14" office:value-type="float" office:value="0.303510664357968" calcext:value-type="float">
            <text:p>0.303510664357968</text:p>
          </table:table-cell>
          <table:table-cell table:style-name="ce14" office:value-type="float" office:value="0.0284500090216922" calcext:value-type="float">
            <text:p>0.028450009021692</text:p>
          </table:table-cell>
          <table:table-cell table:style-name="ce14" office:value-type="float" office:value="0.134144487862635" calcext:value-type="float">
            <text:p>0.134144487862635</text:p>
          </table:table-cell>
          <table:table-cell table:style-name="ce14" office:value-type="float" office:value="0.00104076009477105" calcext:value-type="float">
            <text:p>0.001040760094771</text:p>
          </table:table-cell>
          <table:table-cell table:style-name="ce14" office:value-type="float" office:value="0.00593545370541366" calcext:value-type="float">
            <text:p>0.005935453705414</text:p>
          </table:table-cell>
          <table:table-cell table:style-name="ce14" office:value-type="float" office:value="0.00498715643699608" calcext:value-type="float">
            <text:p>0.004987156436996</text:p>
          </table:table-cell>
          <table:table-cell table:style-name="ce14" office:value-type="float" office:value="-0.000461885874337939" calcext:value-type="float">
            <text:p>-0.000461885874338</text:p>
          </table:table-cell>
          <table:table-cell table:style-name="ce14" office:value-type="float" office:value="-0.00218179745933131" calcext:value-type="float">
            <text:p>-0.002181797459331</text:p>
          </table:table-cell>
          <table:table-cell table:style-name="ce14" office:value-type="float" office:value="-0.000204411981948555" calcext:value-type="float">
            <text:p>-0.000204411981949</text:p>
          </table:table-cell>
          <table:table-cell table:style-name="ce14" office:value-type="float" office:value="0.0166520790114112" calcext:value-type="float">
            <text:p>0.016652079011411</text:p>
          </table:table-cell>
          <table:table-cell table:style-name="ce14" office:value-type="float" office:value="0.305782759915801" calcext:value-type="float">
            <text:p>0.305782759915801</text:p>
          </table:table-cell>
          <table:table-cell table:style-name="ce14" office:value-type="float" office:value="0.0297952032260107" calcext:value-type="float">
            <text:p>0.029795203226011</text:p>
          </table:table-cell>
          <table:table-cell table:style-name="ce14" office:value-type="float" office:value="0.134348905035429" calcext:value-type="float">
            <text:p>0.134348905035429</text:p>
          </table:table-cell>
          <table:table-cell table:style-name="ce14" office:value-type="float" office:value="0.000326493934254367" calcext:value-type="float">
            <text:p>0.000326493934254</text:p>
          </table:table-cell>
          <table:table-cell table:style-name="ce14" office:value-type="float" office:value="0.0018687433215363" calcext:value-type="float">
            <text:p>0.001868743321536</text:p>
          </table:table-cell>
          <table:table-cell table:style-name="ce14" office:value-type="float" office:value="0.00157247359999074" calcext:value-type="float">
            <text:p>0.001572473599991</text:p>
          </table:table-cell>
          <table:table-cell table:style-name="ce14" office:value-type="float" office:value="-0.000151840428175364" calcext:value-type="float">
            <text:p>-0.000151840428175</text:p>
          </table:table-cell>
          <table:table-cell table:style-name="ce14" office:value-type="float" office:value="-0.000683076694631237" calcext:value-type="float">
            <text:p>-0.000683076694631</text:p>
          </table:table-cell>
          <table:table-cell table:style-name="ce16" office:value-type="float" office:value="-0.0000658432947230447" calcext:value-type="float">
            <text:p>-6.58E-05</text:p>
          </table:table-cell>
          <table:table-cell table:style-name="ce14" table:formula="of:= (10^(1.666)*[.B10]^(0.31))/1000" office:value-type="float" office:value="0.0751233625683389" calcext:value-type="float">
            <text:p>0.075123362568339</text:p>
          </table:table-cell>
          <table:table-cell table:style-name="ce14" table:formula="of:=42.803*[.B10]^0.4066/1000" office:value-type="float" office:value="0.0806524994399566" calcext:value-type="float">
            <text:p>0.080652499439957</text:p>
          </table:table-cell>
          <table:table-cell table:style-name="ce14" table:formula="of:=8.882*[.B10]^0.7294/1000" office:value-type="float" office:value="0.0276752203680011" calcext:value-type="float">
            <text:p>0.027675220368001</text:p>
          </table:table-cell>
          <table:table-cell table:style-name="ce14" table:formula="of:=[.Y10]-[.H10]" office:value-type="float" office:value="-0.0590211252942961" calcext:value-type="float">
            <text:p>-0.059021125294296</text:p>
          </table:table-cell>
          <table:table-cell table:style-name="ce14" table:formula="of:=[.J10]+[.E10]*[.AB10]^2" office:value-type="float" office:value="0.00612217927213864" calcext:value-type="float">
            <text:p>0.006122179272139</text:p>
          </table:table-cell>
          <table:table-cell table:style-name="ce13" table:formula="of:=SUM([.AC10:.AC12])" office:value-type="float" office:value="0.0103930411318204" calcext:value-type="float">
            <text:p>0.01039304113182</text:p>
          </table:table-cell>
          <table:table-cell table:style-name="ce13" table:formula="of:=[.AD11]/[.AD10]" office:value-type="float" office:value="0.41093475966391" calcext:value-type="float">
            <text:p>0.41093475966391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107331875946081" calcext:value-type="float">
            <text:p>0.010733187594608</text:p>
          </table:table-cell>
          <table:table-cell table:style-name="ce14" office:value-type="float" office:value="0.334886860060536" calcext:value-type="float">
            <text:p>0.334886860060536</text:p>
          </table:table-cell>
          <table:table-cell table:style-name="ce14" office:value-type="float" office:value="0.0330180719446484" calcext:value-type="float">
            <text:p>0.033018071944648</text:p>
          </table:table-cell>
          <table:table-cell table:style-name="ce14" office:value-type="float" office:value="-0.00577851259929377" calcext:value-type="float">
            <text:p>-0.005778512599294</text:p>
          </table:table-cell>
          <table:table-cell table:style-name="ce16" office:value-type="float" office:value="0.0000125422472593916" calcext:value-type="float">
            <text:p>1.25E-05</text:p>
          </table:table-cell>
          <table:table-cell table:style-name="ce14" office:value-type="float" office:value="0.00120650050267192" calcext:value-type="float">
            <text:p>0.001206500502672</text:p>
          </table:table-cell>
          <table:table-cell table:style-name="ce14" office:value-type="float" office:value="0.00121809924707377" calcext:value-type="float">
            <text:p>0.001218099247074</text:p>
          </table:table-cell>
          <table:table-cell table:style-name="ce14" office:value-type="float" office:value="-0.000118700907286901" calcext:value-type="float">
            <text:p>-0.000118700907287</text:p>
          </table:table-cell>
          <table:table-cell table:style-name="ce16" office:value-type="float" office:value="0.0000208134308568786" calcext:value-type="float">
            <text:p>2.08E-05</text:p>
          </table:table-cell>
          <table:table-cell table:style-name="ce16" office:value-type="float" office:value="0.00000207916713359928" calcext:value-type="float">
            <text:p>2.08E-06</text:p>
          </table:table-cell>
          <table:table-cell table:style-name="ce14" office:value-type="float" office:value="0.0107744625966684" calcext:value-type="float">
            <text:p>0.010774462596668</text:p>
          </table:table-cell>
          <table:table-cell table:style-name="ce14" office:value-type="float" office:value="0.336881676157709" calcext:value-type="float">
            <text:p>0.336881676157709</text:p>
          </table:table-cell>
          <table:table-cell table:style-name="ce14" office:value-type="float" office:value="0.0325918848049312" calcext:value-type="float">
            <text:p>0.032591884804931</text:p>
          </table:table-cell>
          <table:table-cell table:style-name="ce14" office:value-type="float" office:value="-0.00617069088861345" calcext:value-type="float">
            <text:p>-0.006170690888613</text:p>
          </table:table-cell>
          <table:table-cell table:style-name="ce16" office:value-type="float" office:value="0.0000123255225869392" calcext:value-type="float">
            <text:p>1.23E-05</text:p>
          </table:table-cell>
          <table:table-cell table:style-name="ce14" office:value-type="float" office:value="0.00122519104936719" calcext:value-type="float">
            <text:p>0.001225191049367</text:p>
          </table:table-cell>
          <table:table-cell table:style-name="ce14" office:value-type="float" office:value="0.00123645014339573" calcext:value-type="float">
            <text:p>0.001236450143396</text:p>
          </table:table-cell>
          <table:table-cell table:style-name="ce14" office:value-type="float" office:value="-0.000118412991690696" calcext:value-type="float">
            <text:p>-0.000118412991691</text:p>
          </table:table-cell>
          <table:table-cell table:style-name="ce16" office:value-type="float" office:value="0.0000224283807957467" calcext:value-type="float">
            <text:p>2.24E-05</text:p>
          </table:table-cell>
          <table:table-cell table:style-name="ce16" office:value-type="float" office:value="0.00000221554410170817" calcext:value-type="float">
            <text:p>2.22E-06</text:p>
          </table:table-cell>
          <table:table-cell table:style-name="ce14" table:formula="of:= (10^(1.666)*[.B11]^(0.31))/1000" office:value-type="float" office:value="0.0751233625683389" calcext:value-type="float">
            <text:p>0.075123362568339</text:p>
          </table:table-cell>
          <table:table-cell table:style-name="ce14" table:formula="of:=42.803*[.B11]^0.4066/1000" office:value-type="float" office:value="0.0806524994399566" calcext:value-type="float">
            <text:p>0.080652499439957</text:p>
          </table:table-cell>
          <table:table-cell table:style-name="ce14" table:formula="of:=8.882*[.B11]^0.7294/1000" office:value-type="float" office:value="0.0276752203680011" calcext:value-type="float">
            <text:p>0.027675220368001</text:p>
          </table:table-cell>
          <table:table-cell table:style-name="ce14" table:formula="of:=[.Z11]+[.H11]" office:value-type="float" office:value="0.0748739868406628" calcext:value-type="float">
            <text:p>0.074873986840663</text:p>
          </table:table-cell>
          <table:table-cell table:style-name="ce14" table:formula="of:=[.J11]+[.E11]*[.AB11]^2" office:value-type="float" office:value="0.00126667197489549" calcext:value-type="float">
            <text:p>0.001266671974895</text:p>
          </table:table-cell>
          <table:table-cell table:style-name="ce13" table:formula="of:=SUM([.AC11]+[.AC12])" office:value-type="float" office:value="0.00427086185968174" calcext:value-type="float">
            <text:p>0.004270861859682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2960019760968" calcext:value-type="float">
            <text:p>0.02960019760968</text:p>
          </table:table-cell>
          <table:table-cell table:style-name="ce14" office:value-type="float" office:value="0.308740009974232" calcext:value-type="float">
            <text:p>0.308740009974232</text:p>
          </table:table-cell>
          <table:table-cell table:style-name="ce14" office:value-type="float" office:value="0.0309555506292782" calcext:value-type="float">
            <text:p>0.030955550629278</text:p>
          </table:table-cell>
          <table:table-cell table:style-name="ce14" office:value-type="float" office:value="0.0525713164394635" calcext:value-type="float">
            <text:p>0.052571316439464</text:p>
          </table:table-cell>
          <table:table-cell table:style-name="ce14" office:value-type="float" office:value="0.000128848836029084" calcext:value-type="float">
            <text:p>0.000128848836029</text:p>
          </table:table-cell>
          <table:table-cell table:style-name="ce14" office:value-type="float" office:value="0.00292238253660334" calcext:value-type="float">
            <text:p>0.002922382536603</text:p>
          </table:table-cell>
          <table:table-cell table:style-name="ce14" office:value-type="float" office:value="0.00285172004014001" calcext:value-type="float">
            <text:p>0.00285172004014</text:p>
          </table:table-cell>
          <table:table-cell table:style-name="ce14" office:value-type="float" office:value="-0.000283186556120426" calcext:value-type="float">
            <text:p>-0.00028318655612</text:p>
          </table:table-cell>
          <table:table-cell table:style-name="ce14" office:value-type="float" office:value="-0.000479789583778432" calcext:value-type="float">
            <text:p>-0.000479789583778</text:p>
          </table:table-cell>
          <table:table-cell table:style-name="ce16" office:value-type="float" office:value="-0.0000481598834140518" calcext:value-type="float">
            <text:p>-4.82E-05</text:p>
          </table:table-cell>
          <table:table-cell table:style-name="ce14" office:value-type="float" office:value="0.00997405812816773" calcext:value-type="float">
            <text:p>0.009974058128168</text:p>
          </table:table-cell>
          <table:table-cell table:style-name="ce14" office:value-type="float" office:value="0.308002805880624" calcext:value-type="float">
            <text:p>0.308002805880624</text:p>
          </table:table-cell>
          <table:table-cell table:style-name="ce14" office:value-type="float" office:value="0.0327956521930063" calcext:value-type="float">
            <text:p>0.032795652193006</text:p>
          </table:table-cell>
          <table:table-cell table:style-name="ce14" office:value-type="float" office:value="0.0460313930062645" calcext:value-type="float">
            <text:p>0.046031393006265</text:p>
          </table:table-cell>
          <table:table-cell table:style-name="ce16" office:value-type="float" office:value="0.0000397455100366658" calcext:value-type="float">
            <text:p>3.97E-05</text:p>
          </table:table-cell>
          <table:table-cell table:style-name="ce14" office:value-type="float" office:value="0.000975324588604909" calcext:value-type="float">
            <text:p>0.000975324588605</text:p>
          </table:table-cell>
          <table:table-cell table:style-name="ce14" office:value-type="float" office:value="0.000957134834325267" calcext:value-type="float">
            <text:p>0.000957134834325</text:p>
          </table:table-cell>
          <table:table-cell table:style-name="ce14" office:value-type="float" office:value="-0.000100736350332622" calcext:value-type="float">
            <text:p>-0.000100736350333</text:p>
          </table:table-cell>
          <table:table-cell table:style-name="ce14" office:value-type="float" office:value="-0.000140974056878823" calcext:value-type="float">
            <text:p>-0.000140974056879</text:p>
          </table:table-cell>
          <table:table-cell table:style-name="ce16" office:value-type="float" office:value="-0.0000151465398819972" calcext:value-type="float">
            <text:p>-1.51E-05</text:p>
          </table:table-cell>
          <table:table-cell table:style-name="ce14" table:formula="of:= (10^(1.666)*[.B12]^(0.31))/1000" office:value-type="float" office:value="0.0751233625683389" calcext:value-type="float">
            <text:p>0.075123362568339</text:p>
          </table:table-cell>
          <table:table-cell table:style-name="ce14" table:formula="of:=42.803*[.B12]^0.4066/1000" office:value-type="float" office:value="0.0806524994399566" calcext:value-type="float">
            <text:p>0.080652499439957</text:p>
          </table:table-cell>
          <table:table-cell table:style-name="ce14" table:formula="of:=8.882*[.B12]^0.7294/1000" office:value-type="float" office:value="0.0276752203680011" calcext:value-type="float">
            <text:p>0.027675220368001</text:p>
          </table:table-cell>
          <table:table-cell table:style-name="ce14" table:formula="of:=[.H12]" office:value-type="float" office:value="0.0525713164394635" calcext:value-type="float">
            <text:p>0.052571316439464</text:p>
          </table:table-cell>
          <table:table-cell table:style-name="ce14" table:formula="of:=[.J12]+[.E12]*[.AB12]^2" office:value-type="float" office:value="0.00300418988478625" calcext:value-type="float">
            <text:p>0.003004189884786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8" office:value-type="string" calcext:value-type="string">
            <text:p>Arm</text:p>
          </table:table-cell>
          <table:table-cell table:style-name="ce12" office:value-type="string" calcext:value-type="string">
            <text:p>Left</text:p>
          </table:table-cell>
          <table:table-cell table:style-name="ce15" office:value-type="float" office:value="0.00511621565916503" calcext:value-type="float">
            <text:p>0.005116215659165</text:p>
          </table:table-cell>
          <table:table-cell table:style-name="ce15" office:value-type="float" office:value="0.0849833494990934" calcext:value-type="float">
            <text:p>0.084983349499093</text:p>
          </table:table-cell>
          <table:table-cell table:style-name="ce15" office:value-type="float" office:value="0.0118114769241396" calcext:value-type="float">
            <text:p>0.01181147692414</text:p>
          </table:table-cell>
          <table:table-cell table:style-name="ce15" office:value-type="float" office:value="0.0290545073003424" calcext:value-type="float">
            <text:p>0.029054507300342</text:p>
          </table:table-cell>
          <table:table-cell table:style-name="ce17" office:value-type="float" office:value="0.00000549446910635404" calcext:value-type="float">
            <text:p>5.49E-06</text:p>
          </table:table-cell>
          <table:table-cell table:style-name="ce17" office:value-type="float" office:value="0.0000417118885111091" calcext:value-type="float">
            <text:p>4.17E-05</text:p>
          </table:table-cell>
          <table:table-cell table:style-name="ce18" office:value-type="float" office:value="0.0000378733477158555" calcext:value-type="float">
            <text:p>3.79E-05</text:p>
          </table:table-cell>
          <table:table-cell table:style-name="ce18" office:value-type="float" office:value="-0.00000514071327559195" calcext:value-type="float">
            <text:p>-5.14E-06</text:p>
          </table:table-cell>
          <table:table-cell table:style-name="ce18" office:value-type="float" office:value="-0.0000127358779507625" calcext:value-type="float">
            <text:p>-1.27E-05</text:p>
          </table:table-cell>
          <table:table-cell table:style-name="ce18" office:value-type="float" office:value="-0.00000183299486382517" calcext:value-type="float">
            <text:p>-1.83E-06</text:p>
          </table:table-cell>
          <table:table-cell office:value-type="float" office:value="0.000697113325346184" calcext:value-type="float">
            <text:p>0.000697113325346</text:p>
          </table:table-cell>
          <table:table-cell office:value-type="float" office:value="0.0870802286741208" calcext:value-type="float">
            <text:p>0.087080228674121</text:p>
          </table:table-cell>
          <table:table-cell office:value-type="float" office:value="0.0103729915544704" calcext:value-type="float">
            <text:p>0.01037299155447</text:p>
          </table:table-cell>
          <table:table-cell office:value-type="float" office:value="0.0322245153665269" calcext:value-type="float">
            <text:p>0.032224515366527</text:p>
          </table:table-cell>
          <table:table-cell table:style-name="ce18" office:value-type="float" office:value="0.000000825626645107618" calcext:value-type="float">
            <text:p>8.26E-07</text:p>
          </table:table-cell>
          <table:table-cell table:style-name="ce18" office:value-type="float" office:value="0.0000060345477088567" calcext:value-type="float">
            <text:p>6.03E-06</text:p>
          </table:table-cell>
          <table:table-cell table:style-name="ce18" office:value-type="float" office:value="0.0000053656727668895" calcext:value-type="float">
            <text:p>5.37E-06</text:p>
          </table:table-cell>
          <table:table-cell table:style-name="ce18" office:value-type="float" office:value="-0.000000629829768126603" calcext:value-type="float">
            <text:p>-6.30E-07</text:p>
          </table:table-cell>
          <table:table-cell table:style-name="ce18" office:value-type="float" office:value="-0.00000195632112387018" calcext:value-type="float">
            <text:p>-1.96E-06</text:p>
          </table:table-cell>
          <table:table-cell table:style-name="ce18" office:value-type="float" office:value="-0.000000232455387291612" calcext:value-type="float">
            <text:p>-2.32E-07</text:p>
          </table:table-cell>
          <table:table-cell table:formula="of:= (10^(1.666)*[.B13]^(0.31))/1000" office:value-type="float" office:value="0.0272354450612282" calcext:value-type="float">
            <text:p>0.027235445061228</text:p>
          </table:table-cell>
          <table:table-cell table:formula="of:=42.803*[.B13]^0.4066/1000" office:value-type="float" office:value="0.0213141496019633" calcext:value-type="float">
            <text:p>0.021314149601963</text:p>
          </table:table-cell>
          <table:table-cell table:formula="of:=8.882*[.B13]^0.7294/1000" office:value-type="float" office:value="0.0025427668099116" calcext:value-type="float">
            <text:p>0.002542766809912</text:p>
          </table:table-cell>
          <table:table-cell table:formula="of:=[.Y13]-[.H13]" office:value-type="float" office:value="-0.00181906223911421" calcext:value-type="float">
            <text:p>-0.001819062239114</text:p>
          </table:table-cell>
          <table:table-cell table:formula="of:=[.J13]+[.E13]*[.AB13]^2" office:value-type="float" office:value="0.0000417288180044133" calcext:value-type="float">
            <text:p>4.17288180044133E-05</text:p>
          </table:table-cell>
          <table:table-cell table:style-name="ce13" table:formula="of:=SUM([.AC13:.AC15])" office:value-type="float" office:value="0.0000615325501182914" calcext:value-type="float">
            <text:p>6.15325501182914E-05</text:p>
          </table:table-cell>
          <table:table-cell table:style-name="ce13" table:formula="of:=[.AD14]/[.AD13]" office:value-type="float" office:value="0.321841563137024" calcext:value-type="float">
            <text:p>0.321841563137024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8" office:value-type="string" calcext:value-type="string">
            <text:p>Hand</text:p>
          </table:table-cell>
          <table:table-cell table:style-name="ce12" office:value-type="string" calcext:value-type="string">
            <text:p>Left</text:p>
          </table:table-cell>
          <table:table-cell table:style-name="ce15" office:value-type="float" office:value="0.000595167406119811" calcext:value-type="float">
            <text:p>0.00059516740612</text:p>
          </table:table-cell>
          <table:table-cell table:style-name="ce15" office:value-type="float" office:value="0.0934365555785917" calcext:value-type="float">
            <text:p>0.093436555578592</text:p>
          </table:table-cell>
          <table:table-cell table:style-name="ce15" office:value-type="float" office:value="0.0116061682309302" calcext:value-type="float">
            <text:p>0.01160616823093</text:p>
          </table:table-cell>
          <table:table-cell table:style-name="ce15" office:value-type="float" office:value="0.0016929344559341" calcext:value-type="float">
            <text:p>0.001692934455934</text:p>
          </table:table-cell>
          <table:table-cell table:style-name="ce17" office:value-type="float" office:value="0.000000088294771374673" calcext:value-type="float">
            <text:p>8.83E-08</text:p>
          </table:table-cell>
          <table:table-cell table:style-name="ce17" office:value-type="float" office:value="0.00000521425681541196" calcext:value-type="float">
            <text:p>5.21E-06</text:p>
          </table:table-cell>
          <table:table-cell table:style-name="ce18" office:value-type="float" office:value="0.0000052960840414344" calcext:value-type="float">
            <text:p>5.30E-06</text:p>
          </table:table-cell>
          <table:table-cell table:style-name="ce18" office:value-type="float" office:value="-0.00000064421498716483" calcext:value-type="float">
            <text:p>-6.44E-07</text:p>
          </table:table-cell>
          <table:table-cell table:style-name="ce18" office:value-type="float" office:value="-0.0000000940840786307811" calcext:value-type="float">
            <text:p>-9.41E-08</text:p>
          </table:table-cell>
          <table:table-cell table:style-name="ce18" office:value-type="float" office:value="-0.0000000109659120441175" calcext:value-type="float">
            <text:p>-1.10E-08</text:p>
          </table:table-cell>
          <table:table-cell office:value-type="float" office:value="0.000751681303623319" calcext:value-type="float">
            <text:p>0.000751681303623</text:p>
          </table:table-cell>
          <table:table-cell office:value-type="float" office:value="0.0951177332728951" calcext:value-type="float">
            <text:p>0.095117733272895</text:p>
          </table:table-cell>
          <table:table-cell office:value-type="float" office:value="0.0108193542856388" calcext:value-type="float">
            <text:p>0.010819354285639</text:p>
          </table:table-cell>
          <table:table-cell office:value-type="float" office:value="0.00204456568883118" calcext:value-type="float">
            <text:p>0.002044565688831</text:p>
          </table:table-cell>
          <table:table-cell table:style-name="ce18" office:value-type="float" office:value="0.0000000989673319118843" calcext:value-type="float">
            <text:p>9.90E-08</text:p>
          </table:table-cell>
          <table:table-cell table:style-name="ce18" office:value-type="float" office:value="0.00000682228508388478" calcext:value-type="float">
            <text:p>6.82E-06</text:p>
          </table:table-cell>
          <table:table-cell table:style-name="ce18" office:value-type="float" office:value="0.00000691112468664414" calcext:value-type="float">
            <text:p>6.91E-06</text:p>
          </table:table-cell>
          <table:table-cell table:style-name="ce18" office:value-type="float" office:value="-0.000000770984810106647" calcext:value-type="float">
            <text:p>-7.71E-07</text:p>
          </table:table-cell>
          <table:table-cell table:style-name="ce18" office:value-type="float" office:value="-0.000000146790026747871" calcext:value-type="float">
            <text:p>-1.47E-07</text:p>
          </table:table-cell>
          <table:table-cell table:style-name="ce18" office:value-type="float" office:value="-0.0000000151268444435471" calcext:value-type="float">
            <text:p>-1.51E-08</text:p>
          </table:table-cell>
          <table:table-cell table:formula="of:= (10^(1.666)*[.B14]^(0.31))/1000" office:value-type="float" office:value="0.0272354450612282" calcext:value-type="float">
            <text:p>0.027235445061228</text:p>
          </table:table-cell>
          <table:table-cell table:formula="of:=42.803*[.B14]^0.4066/1000" office:value-type="float" office:value="0.0213141496019633" calcext:value-type="float">
            <text:p>0.021314149601963</text:p>
          </table:table-cell>
          <table:table-cell table:formula="of:=8.882*[.B14]^0.7294/1000" office:value-type="float" office:value="0.0025427668099116" calcext:value-type="float">
            <text:p>0.002542766809912</text:p>
          </table:table-cell>
          <table:table-cell table:formula="of:=[.Z14]+[.H14]" office:value-type="float" office:value="0.0230070840578974" calcext:value-type="float">
            <text:p>0.023007084057897</text:p>
          </table:table-cell>
          <table:table-cell table:formula="of:=[.J14]+[.E14]*[.AB14]^2" office:value-type="float" office:value="0.00000552929434833387" calcext:value-type="float">
            <text:p>5.52929434833387E-06</text:p>
          </table:table-cell>
          <table:table-cell table:style-name="ce13" table:formula="of:=SUM([.AC14]+[.AC15])" office:value-type="float" office:value="0.0000198037321138782" calcext:value-type="float">
            <text:p>1.98037321138782E-05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8" office:value-type="string" calcext:value-type="string">
            <text:p>Forearm</text:p>
          </table:table-cell>
          <table:table-cell table:style-name="ce12" office:value-type="string" calcext:value-type="string">
            <text:p>Left</text:p>
          </table:table-cell>
          <table:table-cell table:style-name="ce15" office:value-type="float" office:value="0.0018415326936131" calcext:value-type="float">
            <text:p>0.001841532693613</text:p>
          </table:table-cell>
          <table:table-cell table:style-name="ce15" office:value-type="float" office:value="0.08444615220771" calcext:value-type="float">
            <text:p>0.08444615220771</text:p>
          </table:table-cell>
          <table:table-cell table:style-name="ce15" office:value-type="float" office:value="0.0101976938238923" calcext:value-type="float">
            <text:p>0.010197693823892</text:p>
          </table:table-cell>
          <table:table-cell table:style-name="ce15" office:value-type="float" office:value="0.0167256203681712" calcext:value-type="float">
            <text:p>0.016725620368171</text:p>
          </table:table-cell>
          <table:table-cell table:style-name="ce17" office:value-type="float" office:value="0.000000822140325117726" calcext:value-type="float">
            <text:p>8.22E-07</text:p>
          </table:table-cell>
          <table:table-cell table:style-name="ce17" office:value-type="float" office:value="0.0000137592756669311" calcext:value-type="float">
            <text:p>1.38E-05</text:p>
          </table:table-cell>
          <table:table-cell table:style-name="ce18" office:value-type="float" office:value="0.0000133517095160289" calcext:value-type="float">
            <text:p>1.34E-05</text:p>
          </table:table-cell>
          <table:table-cell table:style-name="ce18" office:value-type="float" office:value="-0.00000159300047927641" calcext:value-type="float">
            <text:p>-1.59E-06</text:p>
          </table:table-cell>
          <table:table-cell table:style-name="ce18" office:value-type="float" office:value="-0.00000258743844389087" calcext:value-type="float">
            <text:p>-2.59E-06</text:p>
          </table:table-cell>
          <table:table-cell table:style-name="ce18" office:value-type="float" office:value="-0.000000310063850084507" calcext:value-type="float">
            <text:p>-3.10E-07</text:p>
          </table:table-cell>
          <table:table-cell office:value-type="float" office:value="0.000510902337590499" calcext:value-type="float">
            <text:p>0.00051090233759</text:p>
          </table:table-cell>
          <table:table-cell office:value-type="float" office:value="0.0853792872313698" calcext:value-type="float">
            <text:p>0.08537928723137</text:p>
          </table:table-cell>
          <table:table-cell office:value-type="float" office:value="0.0109691193653275" calcext:value-type="float">
            <text:p>0.010969119365328</text:p>
          </table:table-cell>
          <table:table-cell office:value-type="float" office:value="0.0149998504761842" calcext:value-type="float">
            <text:p>0.014999850476184</text:p>
          </table:table-cell>
          <table:table-cell table:style-name="ce18" office:value-type="float" office:value="0.000000198852114809283" calcext:value-type="float">
            <text:p>1.99E-07</text:p>
          </table:table-cell>
          <table:table-cell table:style-name="ce18" office:value-type="float" office:value="0.00000386230924979688" calcext:value-type="float">
            <text:p>3.86E-06</text:p>
          </table:table-cell>
          <table:table-cell table:style-name="ce18" office:value-type="float" office:value="0.0000037878370123097" calcext:value-type="float">
            <text:p>3.79E-06</text:p>
          </table:table-cell>
          <table:table-cell table:style-name="ce18" office:value-type="float" office:value="-0.000000478671244754927" calcext:value-type="float">
            <text:p>-4.79E-07</text:p>
          </table:table-cell>
          <table:table-cell table:style-name="ce18" office:value-type="float" office:value="-0.000000652410062236921" calcext:value-type="float">
            <text:p>-6.52E-07</text:p>
          </table:table-cell>
          <table:table-cell table:style-name="ce18" office:value-type="float" office:value="-0.000000083682671324071" calcext:value-type="float">
            <text:p>-8.37E-08</text:p>
          </table:table-cell>
          <table:table-cell table:formula="of:= (10^(1.666)*[.B15]^(0.31))/1000" office:value-type="float" office:value="0.0272354450612282" calcext:value-type="float">
            <text:p>0.027235445061228</text:p>
          </table:table-cell>
          <table:table-cell table:formula="of:=42.803*[.B15]^0.4066/1000" office:value-type="float" office:value="0.0213141496019633" calcext:value-type="float">
            <text:p>0.021314149601963</text:p>
          </table:table-cell>
          <table:table-cell table:formula="of:=8.882*[.B15]^0.7294/1000" office:value-type="float" office:value="0.0025427668099116" calcext:value-type="float">
            <text:p>0.002542766809912</text:p>
          </table:table-cell>
          <table:table-cell table:formula="of:=[.H15]" office:value-type="float" office:value="0.0167256203681712" calcext:value-type="float">
            <text:p>0.016725620368171</text:p>
          </table:table-cell>
          <table:table-cell table:formula="of:=[.J15]+[.E15]*[.AB15]^2" office:value-type="float" office:value="0.0000142744377655443" calcext:value-type="float">
            <text:p>1.42744377655443E-05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Hexaprotodon_liberiensis</text:p>
          </table:table-cell>
          <table:table-cell table:style-name="ce3" office:value-type="float" office:value="227.5" calcext:value-type="float">
            <text:p>227.5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543090601796941" calcext:value-type="float">
            <text:p>0.054309060179694</text:p>
          </table:table-cell>
          <table:table-cell table:style-name="ce14" office:value-type="float" office:value="0.283543466997623" calcext:value-type="float">
            <text:p>0.283543466997623</text:p>
          </table:table-cell>
          <table:table-cell table:style-name="ce14" office:value-type="float" office:value="0.0428144088859383" calcext:value-type="float">
            <text:p>0.042814408885938</text:p>
          </table:table-cell>
          <table:table-cell table:style-name="ce14" office:value-type="float" office:value="0.00893745981703744" calcext:value-type="float">
            <text:p>0.008937459817037</text:p>
          </table:table-cell>
          <table:table-cell table:style-name="ce14" office:value-type="float" office:value="0.000111247859858835" calcext:value-type="float">
            <text:p>0.000111247859859</text:p>
          </table:table-cell>
          <table:table-cell table:style-name="ce14" office:value-type="float" office:value="0.00439727797801226" calcext:value-type="float">
            <text:p>0.004397277978012</text:p>
          </table:table-cell>
          <table:table-cell table:style-name="ce14" office:value-type="float" office:value="0.00449364084111499" calcext:value-type="float">
            <text:p>0.004493640841115</text:p>
          </table:table-cell>
          <table:table-cell table:style-name="ce14" office:value-type="float" office:value="-0.000659219466961006" calcext:value-type="float">
            <text:p>-0.000659219466961</text:p>
          </table:table-cell>
          <table:table-cell table:style-name="ce14" office:value-type="float" office:value="-0.000136066991813459" calcext:value-type="float">
            <text:p>-0.000136066991813</text:p>
          </table:table-cell>
          <table:table-cell table:style-name="ce16" office:value-type="float" office:value="-0.0000216254894940953" calcext:value-type="float">
            <text:p>-2.16E-05</text:p>
          </table:table-cell>
          <table:table-cell table:style-name="ce14" office:value-type="float" office:value="0.032548649611554" calcext:value-type="float">
            <text:p>0.032548649611554</text:p>
          </table:table-cell>
          <table:table-cell table:style-name="ce14" office:value-type="float" office:value="0.289098709123516" calcext:value-type="float">
            <text:p>0.289098709123516</text:p>
          </table:table-cell>
          <table:table-cell table:style-name="ce14" office:value-type="float" office:value="0.0426590528594886" calcext:value-type="float">
            <text:p>0.042659052859489</text:p>
          </table:table-cell>
          <table:table-cell table:style-name="ce14" office:value-type="float" office:value="0.00935748868823197" calcext:value-type="float">
            <text:p>0.009357488688232</text:p>
          </table:table-cell>
          <table:table-cell table:style-name="ce16" office:value-type="float" office:value="0.0000650134856431644" calcext:value-type="float">
            <text:p>6.50E-05</text:p>
          </table:table-cell>
          <table:table-cell table:style-name="ce14" office:value-type="float" office:value="0.00273490802434605" calcext:value-type="float">
            <text:p>0.002734908024346</text:p>
          </table:table-cell>
          <table:table-cell table:style-name="ce14" office:value-type="float" office:value="0.00279169962525093" calcext:value-type="float">
            <text:p>0.002791699625251</text:p>
          </table:table-cell>
          <table:table-cell table:style-name="ce14" office:value-type="float" office:value="-0.000401212546386291" calcext:value-type="float">
            <text:p>-0.000401212546386</text:p>
          </table:table-cell>
          <table:table-cell table:style-name="ce16" office:value-type="float" office:value="-0.0000873708653915911" calcext:value-type="float">
            <text:p>-8.74E-05</text:p>
          </table:table-cell>
          <table:table-cell table:style-name="ce16" office:value-type="float" office:value="-0.000013298190867742" calcext:value-type="float">
            <text:p>-1.33E-05</text:p>
          </table:table-cell>
          <table:table-cell table:style-name="ce14" table:formula="of:= (10^(1.666)*[.B16]^(0.31))/1000" office:value-type="float" office:value="0.249266682857631" calcext:value-type="float">
            <text:p>0.249266682857631</text:p>
          </table:table-cell>
          <table:table-cell table:style-name="ce14" table:formula="of:=40.67*[.B16]^0.3461/1000" office:value-type="float" office:value="0.266088089482243" calcext:value-type="float">
            <text:p>0.266088089482243</text:p>
          </table:table-cell>
          <table:table-cell table:style-name="ce14" table:formula="of:=9.8864*[.B16]^0.4877/1000" office:value-type="float" office:value="0.13948837250765" calcext:value-type="float">
            <text:p>0.13948837250765</text:p>
          </table:table-cell>
          <table:table-cell table:style-name="ce14" table:formula="of:=[.Z16]+[.H16]" office:value-type="float" office:value="0.27502554929928" calcext:value-type="float">
            <text:p>0.27502554929928</text:p>
          </table:table-cell>
          <table:table-cell table:style-name="ce14" table:formula="of:=[.J16]+[.E16]*[.AB16]^2" office:value-type="float" office:value="0.00850516384669046" calcext:value-type="float">
            <text:p>0.00850516384669</text:p>
          </table:table-cell>
          <table:table-cell table:style-name="ce14" table:number-columns-repeated="995"/>
        </table:table-row>
        <table:table-row table:style-name="ro1">
          <table:table-cell table:style-name="ce3" office:value-type="string" calcext:value-type="string">
            <text:p>Hexaprotodon_liberiensis</text:p>
          </table:table-cell>
          <table:table-cell table:style-name="ce3" office:value-type="float" office:value="227.5" calcext:value-type="float">
            <text:p>227.5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6973268077536" calcext:value-type="float">
            <text:p>0.06973268077536</text:p>
          </table:table-cell>
          <table:table-cell table:style-name="ce14" office:value-type="float" office:value="0.242828916572256" calcext:value-type="float">
            <text:p>0.242828916572256</text:p>
          </table:table-cell>
          <table:table-cell table:style-name="ce14" office:value-type="float" office:value="0.044034563968105" calcext:value-type="float">
            <text:p>0.044034563968105</text:p>
          </table:table-cell>
          <table:table-cell table:style-name="ce14" office:value-type="float" office:value="0.0564757254419334" calcext:value-type="float">
            <text:p>0.056475725441933</text:p>
          </table:table-cell>
          <table:table-cell table:style-name="ce14" office:value-type="float" office:value="0.00038863651912929" calcext:value-type="float">
            <text:p>0.000388636519129</text:p>
          </table:table-cell>
          <table:table-cell table:style-name="ce14" office:value-type="float" office:value="0.00436903429812988" calcext:value-type="float">
            <text:p>0.00436903429813</text:p>
          </table:table-cell>
          <table:table-cell table:style-name="ce14" office:value-type="float" office:value="0.00426107839024328" calcext:value-type="float">
            <text:p>0.004261078390243</text:p>
          </table:table-cell>
          <table:table-cell table:style-name="ce14" office:value-type="float" office:value="-0.000747161628877196" calcext:value-type="float">
            <text:p>-0.000747161628877</text:p>
          </table:table-cell>
          <table:table-cell table:style-name="ce14" office:value-type="float" office:value="-0.000950206087863988" calcext:value-type="float">
            <text:p>-0.000950206087864</text:p>
          </table:table-cell>
          <table:table-cell table:style-name="ce14" office:value-type="float" office:value="-0.000173545599006577" calcext:value-type="float">
            <text:p>-0.000173545599007</text:p>
          </table:table-cell>
          <table:table-cell table:style-name="ce14" office:value-type="float" office:value="0.0182188916415387" calcext:value-type="float">
            <text:p>0.018218891641539</text:p>
          </table:table-cell>
          <table:table-cell table:style-name="ce14" office:value-type="float" office:value="0.241702428783117" calcext:value-type="float">
            <text:p>0.241702428783117</text:p>
          </table:table-cell>
          <table:table-cell table:style-name="ce14" office:value-type="float" office:value="0.0438045567323241" calcext:value-type="float">
            <text:p>0.043804556732324</text:p>
          </table:table-cell>
          <table:table-cell table:style-name="ce14" office:value-type="float" office:value="0.0540894122478069" calcext:value-type="float">
            <text:p>0.054089412247807</text:p>
          </table:table-cell>
          <table:table-cell table:style-name="ce16" office:value-type="float" office:value="0.0000937792108515371" calcext:value-type="float">
            <text:p>9.38E-05</text:p>
          </table:table-cell>
          <table:table-cell table:style-name="ce14" office:value-type="float" office:value="0.00112346659086175" calcext:value-type="float">
            <text:p>0.001123466590862</text:p>
          </table:table-cell>
          <table:table-cell table:style-name="ce14" office:value-type="float" office:value="0.00110037769836536" calcext:value-type="float">
            <text:p>0.001100377698365</text:p>
          </table:table-cell>
          <table:table-cell table:style-name="ce14" office:value-type="float" office:value="-0.000192867454565546" calcext:value-type="float">
            <text:p>-0.000192867454566</text:p>
          </table:table-cell>
          <table:table-cell table:style-name="ce14" office:value-type="float" office:value="-0.000237541817653438" calcext:value-type="float">
            <text:p>-0.000237541817653</text:p>
          </table:table-cell>
          <table:table-cell table:style-name="ce16" office:value-type="float" office:value="-0.0000427629839986342" calcext:value-type="float">
            <text:p>-4.28E-05</text:p>
          </table:table-cell>
          <table:table-cell table:style-name="ce14" table:formula="of:= (10^(1.666)*[.B17]^(0.31))/1000" office:value-type="float" office:value="0.249266682857631" calcext:value-type="float">
            <text:p>0.249266682857631</text:p>
          </table:table-cell>
          <table:table-cell table:style-name="ce14" table:formula="of:=40.67*[.B17]^0.3461/1000" office:value-type="float" office:value="0.266088089482243" calcext:value-type="float">
            <text:p>0.266088089482243</text:p>
          </table:table-cell>
          <table:table-cell table:style-name="ce14" table:formula="of:=9.8864*[.B17]^0.4877/1000" office:value-type="float" office:value="0.13948837250765" calcext:value-type="float">
            <text:p>0.13948837250765</text:p>
          </table:table-cell>
          <table:table-cell table:style-name="ce14" table:formula="of:=[.H17]" office:value-type="float" office:value="0.0564757254419334" calcext:value-type="float">
            <text:p>0.056475725441933</text:p>
          </table:table-cell>
          <table:table-cell table:style-name="ce14" table:formula="of:=[.J17]+[.E17]*[.AB17]^2" office:value-type="float" office:value="0.00459144721093432" calcext:value-type="float">
            <text:p>0.004591447210934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51875603004626" calcext:value-type="float">
            <text:p>0.51875603004626</text:p>
          </table:table-cell>
          <table:table-cell table:style-name="ce15" office:value-type="float" office:value="0.555174892491861" calcext:value-type="float">
            <text:p>0.555174892491861</text:p>
          </table:table-cell>
          <table:table-cell table:style-name="ce15" office:value-type="float" office:value="0.0648584474141931" calcext:value-type="float">
            <text:p>0.064858447414193</text:p>
          </table:table-cell>
          <table:table-cell table:style-name="ce15" office:value-type="float" office:value="0.268388324206741" calcext:value-type="float">
            <text:p>0.268388324206741</text:p>
          </table:table-cell>
          <table:table-cell table:style-name="ce15" office:value-type="float" office:value="0.0408499103603811" calcext:value-type="float">
            <text:p>0.040849910360381</text:p>
          </table:table-cell>
          <table:table-cell table:style-name="ce15" office:value-type="float" office:value="0.198579838682788" calcext:value-type="float">
            <text:p>0.198579838682788</text:p>
          </table:table-cell>
          <table:table-cell office:value-type="float" office:value="0.162406867970025" calcext:value-type="float">
            <text:p>0.162406867970025</text:p>
          </table:table-cell>
          <table:table-cell office:value-type="float" office:value="-0.0186390300331923" calcext:value-type="float">
            <text:p>-0.018639030033192</text:p>
          </table:table-cell>
          <table:table-cell office:value-type="float" office:value="-0.0771261303603339" calcext:value-type="float">
            <text:p>-0.077126130360334</text:p>
          </table:table-cell>
          <table:table-cell office:value-type="float" office:value="-0.00891490433549067" calcext:value-type="float">
            <text:p>-0.008914904335491</text:p>
          </table:table-cell>
          <table:table-cell office:value-type="float" office:value="0.267680009779191" calcext:value-type="float">
            <text:p>0.267680009779191</text:p>
          </table:table-cell>
          <table:table-cell office:value-type="float" office:value="0.553556622962052" calcext:value-type="float">
            <text:p>0.553556622962052</text:p>
          </table:table-cell>
          <table:table-cell office:value-type="float" office:value="0.0603173061845212" calcext:value-type="float">
            <text:p>0.060317306184521</text:p>
          </table:table-cell>
          <table:table-cell office:value-type="float" office:value="0.251776332987902" calcext:value-type="float">
            <text:p>0.251776332987902</text:p>
          </table:table-cell>
          <table:table-cell office:value-type="float" office:value="0.0186206309208645" calcext:value-type="float">
            <text:p>0.018620630920865</text:p>
          </table:table-cell>
          <table:table-cell office:value-type="float" office:value="0.0996822223010355" calcext:value-type="float">
            <text:p>0.099682222301036</text:p>
          </table:table-cell>
          <table:table-cell office:value-type="float" office:value="0.0830711617820028" calcext:value-type="float">
            <text:p>0.083071161782003</text:p>
          </table:table-cell>
          <table:table-cell office:value-type="float" office:value="-0.00893971192910085" calcext:value-type="float">
            <text:p>-0.008939711929101</text:p>
          </table:table-cell>
          <table:table-cell office:value-type="float" office:value="-0.0372416830428172" calcext:value-type="float">
            <text:p>-0.037241683042817</text:p>
          </table:table-cell>
          <table:table-cell office:value-type="float" office:value="-0.00405087534163137" calcext:value-type="float">
            <text:p>-0.004050875341631</text:p>
          </table:table-cell>
          <table:table-cell table:formula="of:= (10^(1.666)*[.B18]^(0.31))/1000" office:value-type="float" office:value="0.156322080770737" calcext:value-type="float">
            <text:p>0.156322080770737</text:p>
          </table:table-cell>
          <table:table-cell table:formula="of:=42.803*[.B18]^0.4066/1000" office:value-type="float" office:value="0.210878587278934" calcext:value-type="float">
            <text:p>0.210878587278934</text:p>
          </table:table-cell>
          <table:table-cell table:formula="of:=8.882*[.B18]^0.7294/1000" office:value-type="float" office:value="0.15519992249382" calcext:value-type="float">
            <text:p>0.15519992249382</text:p>
          </table:table-cell>
          <table:table-cell table:formula="of:=[.Y18]-[.H18]" office:value-type="float" office:value="-0.112066243436004" calcext:value-type="float">
            <text:p>-0.112066243436004</text:p>
          </table:table-cell>
          <table:table-cell table:formula="of:=[.J18]+[.E18]*[.AB18]^2" office:value-type="float" office:value="0.20509481417683" calcext:value-type="float">
            <text:p>0.20509481417683</text:p>
          </table:table-cell>
          <table:table-cell table:style-name="ce13" table:formula="of:=SUM([.AC18:.AC20])" office:value-type="float" office:value="0.406239467082536" calcext:value-type="float">
            <text:p>0.406239467082536</text:p>
          </table:table-cell>
          <table:table-cell table:style-name="ce13" table:formula="of:=[.AD19]/[.AD18]" office:value-type="float" office:value="0.495138136996519" calcext:value-type="float">
            <text:p>0.495138136996519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199878389183524" calcext:value-type="float">
            <text:p>0.199878389183524</text:p>
          </table:table-cell>
          <table:table-cell table:style-name="ce15" office:value-type="float" office:value="0.600652336547228" calcext:value-type="float">
            <text:p>0.600652336547228</text:p>
          </table:table-cell>
          <table:table-cell table:style-name="ce15" office:value-type="float" office:value="0.0617367408178795" calcext:value-type="float">
            <text:p>0.06173674081788</text:p>
          </table:table-cell>
          <table:table-cell table:style-name="ce15" office:value-type="float" office:value="0.0164732804158465" calcext:value-type="float">
            <text:p>0.016473280415847</text:p>
          </table:table-cell>
          <table:table-cell table:style-name="ce15" office:value-type="float" office:value="0.000876638455061313" calcext:value-type="float">
            <text:p>0.000876638455061</text:p>
          </table:table-cell>
          <table:table-cell table:style-name="ce15" office:value-type="float" office:value="0.0723949151815133" calcext:value-type="float">
            <text:p>0.072394915181513</text:p>
          </table:table-cell>
          <table:table-cell office:value-type="float" office:value="0.0731107321333802" calcext:value-type="float">
            <text:p>0.07311073213338</text:p>
          </table:table-cell>
          <table:table-cell office:value-type="float" office:value="-0.00740328433242824" calcext:value-type="float">
            <text:p>-0.007403284332428</text:p>
          </table:table-cell>
          <table:table-cell office:value-type="float" office:value="-0.00196062341237683" calcext:value-type="float">
            <text:p>-0.001960623412377</text:p>
          </table:table-cell>
          <table:table-cell office:value-type="float" office:value="-0.000201651998161436" calcext:value-type="float">
            <text:p>-0.000201651998161</text:p>
          </table:table-cell>
          <table:table-cell office:value-type="float" office:value="0.153164857839511" calcext:value-type="float">
            <text:p>0.153164857839511</text:p>
          </table:table-cell>
          <table:table-cell office:value-type="float" office:value="0.605249425188342" calcext:value-type="float">
            <text:p>0.605249425188342</text:p>
          </table:table-cell>
          <table:table-cell office:value-type="float" office:value="0.0628638734352395" calcext:value-type="float">
            <text:p>0.06286387343524</text:p>
          </table:table-cell>
          <table:table-cell office:value-type="float" office:value="0.0159095488717928" calcext:value-type="float">
            <text:p>0.015909548871793</text:p>
          </table:table-cell>
          <table:table-cell office:value-type="float" office:value="0.000680256330551066" calcext:value-type="float">
            <text:p>0.000680256330551</text:p>
          </table:table-cell>
          <table:table-cell office:value-type="float" office:value="0.0563115756882085" calcext:value-type="float">
            <text:p>0.056311575688209</text:p>
          </table:table-cell>
          <table:table-cell office:value-type="float" office:value="0.0568869007790503" calcext:value-type="float">
            <text:p>0.05688690077905</text:p>
          </table:table-cell>
          <table:table-cell office:value-type="float" office:value="-0.00582330562942044" calcext:value-type="float">
            <text:p>-0.00582330562942</text:p>
          </table:table-cell>
          <table:table-cell office:value-type="float" office:value="-0.0014623007458318" calcext:value-type="float">
            <text:p>-0.001462300745832</text:p>
          </table:table-cell>
          <table:table-cell office:value-type="float" office:value="-0.000151428043235317" calcext:value-type="float">
            <text:p>-0.000151428043235</text:p>
          </table:table-cell>
          <table:table-cell table:formula="of:= (10^(1.666)*[.B19]^(0.31))/1000" office:value-type="float" office:value="0.156322080770737" calcext:value-type="float">
            <text:p>0.156322080770737</text:p>
          </table:table-cell>
          <table:table-cell table:formula="of:=42.803*[.B19]^0.4066/1000" office:value-type="float" office:value="0.210878587278934" calcext:value-type="float">
            <text:p>0.210878587278934</text:p>
          </table:table-cell>
          <table:table-cell table:formula="of:=8.882*[.B19]^0.7294/1000" office:value-type="float" office:value="0.15519992249382" calcext:value-type="float">
            <text:p>0.15519992249382</text:p>
          </table:table-cell>
          <table:table-cell table:formula="of:=[.Z19]+[.H19]" office:value-type="float" office:value="0.22735186769478" calcext:value-type="float">
            <text:p>0.22735186769478</text:p>
          </table:table-cell>
          <table:table-cell table:formula="of:=[.J19]+[.E19]*[.AB19]^2" office:value-type="float" office:value="0.0827264036044788" calcext:value-type="float">
            <text:p>0.082726403604479</text:p>
          </table:table-cell>
          <table:table-cell table:style-name="ce13" table:formula="of:=SUM([.AC19]+[.AC20])" office:value-type="float" office:value="0.201144652905706" calcext:value-type="float">
            <text:p>0.201144652905706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357434626541657" calcext:value-type="float">
            <text:p>0.357434626541657</text:p>
          </table:table-cell>
          <table:table-cell table:style-name="ce15" office:value-type="float" office:value="0.551294557733833" calcext:value-type="float">
            <text:p>0.551294557733833</text:p>
          </table:table-cell>
          <table:table-cell table:style-name="ce15" office:value-type="float" office:value="0.0631725769340299" calcext:value-type="float">
            <text:p>0.06317257693403</text:p>
          </table:table-cell>
          <table:table-cell table:style-name="ce15" office:value-type="float" office:value="0.112538840753214" calcext:value-type="float">
            <text:p>0.112538840753214</text:p>
          </table:table-cell>
          <table:table-cell table:style-name="ce15" office:value-type="float" office:value="0.00662596978010199" calcext:value-type="float">
            <text:p>0.006625969780102</text:p>
          </table:table-cell>
          <table:table-cell table:style-name="ce15" office:value-type="float" office:value="0.113891343088055" calcext:value-type="float">
            <text:p>0.113891343088055</text:p>
          </table:table-cell>
          <table:table-cell office:value-type="float" office:value="0.110220720470467" calcext:value-type="float">
            <text:p>0.110220720470467</text:p>
          </table:table-cell>
          <table:table-cell office:value-type="float" office:value="-0.0124514503231371" calcext:value-type="float">
            <text:p>-0.012451450323137</text:p>
          </table:table-cell>
          <table:table-cell office:value-type="float" office:value="-0.0222279395579126" calcext:value-type="float">
            <text:p>-0.022227939557913</text:p>
          </table:table-cell>
          <table:table-cell office:value-type="float" office:value="-0.00253885016213272" calcext:value-type="float">
            <text:p>-0.002538850162133</text:p>
          </table:table-cell>
          <table:table-cell office:value-type="float" office:value="0.16052125922115" calcext:value-type="float">
            <text:p>0.16052125922115</text:p>
          </table:table-cell>
          <table:table-cell office:value-type="float" office:value="0.544760705419428" calcext:value-type="float">
            <text:p>0.544760705419428</text:p>
          </table:table-cell>
          <table:table-cell office:value-type="float" office:value="0.0625232133395127" calcext:value-type="float">
            <text:p>0.062523213339513</text:p>
          </table:table-cell>
          <table:table-cell office:value-type="float" office:value="0.109919871120362" calcext:value-type="float">
            <text:p>0.109919871120362</text:p>
          </table:table-cell>
          <table:table-cell office:value-type="float" office:value="0.00289777099757178" calcext:value-type="float">
            <text:p>0.002897770997572</text:p>
          </table:table-cell>
          <table:table-cell office:value-type="float" office:value="0.0499135971665959" calcext:value-type="float">
            <text:p>0.049913597166596</text:p>
          </table:table-cell>
          <table:table-cell office:value-type="float" office:value="0.0482937795946104" calcext:value-type="float">
            <text:p>0.04829377959461</text:p>
          </table:table-cell>
          <table:table-cell office:value-type="float" office:value="-0.0054654882032476" calcext:value-type="float">
            <text:p>-0.005465488203248</text:p>
          </table:table-cell>
          <table:table-cell office:value-type="float" office:value="-0.00958816259853674" calcext:value-type="float">
            <text:p>-0.009588162598537</text:p>
          </table:table-cell>
          <table:table-cell office:value-type="float" office:value="-0.00110401589973009" calcext:value-type="float">
            <text:p>-0.00110401589973</text:p>
          </table:table-cell>
          <table:table-cell table:formula="of:= (10^(1.666)*[.B20]^(0.31))/1000" office:value-type="float" office:value="0.156322080770737" calcext:value-type="float">
            <text:p>0.156322080770737</text:p>
          </table:table-cell>
          <table:table-cell table:formula="of:=42.803*[.B20]^0.4066/1000" office:value-type="float" office:value="0.210878587278934" calcext:value-type="float">
            <text:p>0.210878587278934</text:p>
          </table:table-cell>
          <table:table-cell table:formula="of:=8.882*[.B20]^0.7294/1000" office:value-type="float" office:value="0.15519992249382" calcext:value-type="float">
            <text:p>0.15519992249382</text:p>
          </table:table-cell>
          <table:table-cell table:formula="of:=[.H20]" office:value-type="float" office:value="0.112538840753214" calcext:value-type="float">
            <text:p>0.112538840753214</text:p>
          </table:table-cell>
          <table:table-cell table:formula="of:=[.J20]+[.E20]*[.AB20]^2" office:value-type="float" office:value="0.118418249301227" calcext:value-type="float">
            <text:p>0.118418249301227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733145471022708" calcext:value-type="float">
            <text:p>0.073314547102271</text:p>
          </table:table-cell>
          <table:table-cell table:style-name="ce14" office:value-type="float" office:value="0.188292039002642" calcext:value-type="float">
            <text:p>0.188292039002642</text:p>
          </table:table-cell>
          <table:table-cell table:style-name="ce14" office:value-type="float" office:value="0.0404463421558992" calcext:value-type="float">
            <text:p>0.040446342155899</text:p>
          </table:table-cell>
          <table:table-cell table:style-name="ce14" office:value-type="float" office:value="0.11679324581584" calcext:value-type="float">
            <text:p>0.11679324581584</text:p>
          </table:table-cell>
          <table:table-cell table:style-name="ce14" office:value-type="float" office:value="0.00115911761954105" calcext:value-type="float">
            <text:p>0.001159117619541</text:p>
          </table:table-cell>
          <table:table-cell table:style-name="ce14" office:value-type="float" office:value="0.00364635479070901" calcext:value-type="float">
            <text:p>0.003646354790709</text:p>
          </table:table-cell>
          <table:table-cell table:style-name="ce14" office:value-type="float" office:value="0.00273605078999114" calcext:value-type="float">
            <text:p>0.002736050789991</text:p>
          </table:table-cell>
          <table:table-cell table:style-name="ce14" office:value-type="float" office:value="-0.000555128101465241" calcext:value-type="float">
            <text:p>-0.000555128101465</text:p>
          </table:table-cell>
          <table:table-cell table:style-name="ce14" office:value-type="float" office:value="-0.00161390906720036" calcext:value-type="float">
            <text:p>-0.0016139090672</text:p>
          </table:table-cell>
          <table:table-cell table:style-name="ce14" office:value-type="float" office:value="-0.000349829944781711" calcext:value-type="float">
            <text:p>-0.000349829944782</text:p>
          </table:table-cell>
          <table:table-cell table:style-name="ce14" office:value-type="float" office:value="0.0205226461527442" calcext:value-type="float">
            <text:p>0.020522646152744</text:p>
          </table:table-cell>
          <table:table-cell table:style-name="ce14" office:value-type="float" office:value="0.191425778748528" calcext:value-type="float">
            <text:p>0.191425778748528</text:p>
          </table:table-cell>
          <table:table-cell table:style-name="ce14" office:value-type="float" office:value="0.0384826872300294" calcext:value-type="float">
            <text:p>0.038482687230029</text:p>
          </table:table-cell>
          <table:table-cell table:style-name="ce14" office:value-type="float" office:value="0.123522715149529" calcext:value-type="float">
            <text:p>0.123522715149529</text:p>
          </table:table-cell>
          <table:table-cell table:style-name="ce14" office:value-type="float" office:value="0.000356545189825219" calcext:value-type="float">
            <text:p>0.000356545189825</text:p>
          </table:table-cell>
          <table:table-cell table:style-name="ce14" office:value-type="float" office:value="0.00107829411721389" calcext:value-type="float">
            <text:p>0.001078294117214</text:p>
          </table:table-cell>
          <table:table-cell table:style-name="ce14" office:value-type="float" office:value="0.000783301455345153" calcext:value-type="float">
            <text:p>0.000783301455345</text:p>
          </table:table-cell>
          <table:table-cell table:style-name="ce14" office:value-type="float" office:value="-0.00015126577738542" calcext:value-type="float">
            <text:p>-0.000151265777385</text:p>
          </table:table-cell>
          <table:table-cell table:style-name="ce14" office:value-type="float" office:value="-0.000484252046903272" calcext:value-type="float">
            <text:p>-0.000484252046903</text:p>
          </table:table-cell>
          <table:table-cell table:style-name="ce16" office:value-type="float" office:value="-0.0000972550347742568" calcext:value-type="float">
            <text:p>-9.73E-05</text:p>
          </table:table-cell>
          <table:table-cell table:style-name="ce14" table:formula="of:= (10^(1.666)*[.B21]^(0.31))/1000" office:value-type="float" office:value="0.0728408862573579" calcext:value-type="float">
            <text:p>0.072840886257358</text:p>
          </table:table-cell>
          <table:table-cell table:style-name="ce14" table:formula="of:=42.803*[.B21]^0.4066/1000" office:value-type="float" office:value="0.0774537560254163" calcext:value-type="float">
            <text:p>0.077453756025416</text:p>
          </table:table-cell>
          <table:table-cell table:style-name="ce14" table:formula="of:=8.882*[.B21]^0.7294/1000" office:value-type="float" office:value="0.0257372807707883" calcext:value-type="float">
            <text:p>0.025737280770788</text:p>
          </table:table-cell>
          <table:table-cell table:style-name="ce14" table:formula="of:=[.Y21]-[.H21]" office:value-type="float" office:value="-0.0439523595584821" calcext:value-type="float">
            <text:p>-0.043952359558482</text:p>
          </table:table-cell>
          <table:table-cell table:style-name="ce14" table:formula="of:=[.J21]+[.E21]*[.AB21]^2" office:value-type="float" office:value="0.00378798455940392" calcext:value-type="float">
            <text:p>0.003787984559404</text:p>
          </table:table-cell>
          <table:table-cell table:style-name="ce13" table:formula="of:=SUM([.AC21:.AC23])" office:value-type="float" office:value="0.00640779709316664" calcext:value-type="float">
            <text:p>0.006407797093167</text:p>
          </table:table-cell>
          <table:table-cell table:style-name="ce13" table:formula="of:=[.AD22]/[.AD21]" office:value-type="float" office:value="0.408847611070039" calcext:value-type="float">
            <text:p>0.408847611070039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177864939292799" calcext:value-type="float">
            <text:p>0.01778649392928</text:p>
          </table:table-cell>
          <table:table-cell table:style-name="ce14" office:value-type="float" office:value="0.207602374349111" calcext:value-type="float">
            <text:p>0.207602374349111</text:p>
          </table:table-cell>
          <table:table-cell table:style-name="ce14" office:value-type="float" office:value="0.0372483756477193" calcext:value-type="float">
            <text:p>0.037248375647719</text:p>
          </table:table-cell>
          <table:table-cell table:style-name="ce14" office:value-type="float" office:value="0.00210264099236265" calcext:value-type="float">
            <text:p>0.002102640992363</text:p>
          </table:table-cell>
          <table:table-cell table:style-name="ce16" office:value-type="float" office:value="0.000025736852935004" calcext:value-type="float">
            <text:p>2.57E-05</text:p>
          </table:table-cell>
          <table:table-cell table:style-name="ce14" office:value-type="float" office:value="0.00077132932329898" calcext:value-type="float">
            <text:p>0.000771329323299</text:p>
          </table:table-cell>
          <table:table-cell table:style-name="ce14" office:value-type="float" office:value="0.000796169981989542" calcext:value-type="float">
            <text:p>0.00079616998199</text:p>
          </table:table-cell>
          <table:table-cell table:style-name="ce14" office:value-type="float" office:value="-0.000136926334375647" calcext:value-type="float">
            <text:p>-0.000136926334376</text:p>
          </table:table-cell>
          <table:table-cell table:style-name="ce16" office:value-type="float" office:value="-0.0000074045691217767" calcext:value-type="float">
            <text:p>-7.40E-06</text:p>
          </table:table-cell>
          <table:table-cell table:style-name="ce16" office:value-type="float" office:value="-0.00000139553221150006" calcext:value-type="float">
            <text:p>-1.40E-06</text:p>
          </table:table-cell>
          <table:table-cell table:style-name="ce14" office:value-type="float" office:value="0.0135960437198294" calcext:value-type="float">
            <text:p>0.013596043719829</text:p>
          </table:table-cell>
          <table:table-cell table:style-name="ce14" office:value-type="float" office:value="0.209002262120775" calcext:value-type="float">
            <text:p>0.209002262120775</text:p>
          </table:table-cell>
          <table:table-cell table:style-name="ce14" office:value-type="float" office:value="0.0371997876467295" calcext:value-type="float">
            <text:p>0.03719978764673</text:p>
          </table:table-cell>
          <table:table-cell table:style-name="ce14" office:value-type="float" office:value="0.000636380753675423" calcext:value-type="float">
            <text:p>0.000636380753675</text:p>
          </table:table-cell>
          <table:table-cell table:style-name="ce16" office:value-type="float" office:value="0.0000195238840814215" calcext:value-type="float">
            <text:p>1.95E-05</text:p>
          </table:table-cell>
          <table:table-cell table:style-name="ce14" office:value-type="float" office:value="0.000596580734134032" calcext:value-type="float">
            <text:p>0.000596580734134</text:p>
          </table:table-cell>
          <table:table-cell table:style-name="ce14" office:value-type="float" office:value="0.000615487450118036" calcext:value-type="float">
            <text:p>0.000615487450118</text:p>
          </table:table-cell>
          <table:table-cell table:style-name="ce14" office:value-type="float" office:value="-0.000105368806974951" calcext:value-type="float">
            <text:p>-0.000105368806975</text:p>
          </table:table-cell>
          <table:table-cell table:style-name="ce16" office:value-type="float" office:value="-0.00000156295348638472" calcext:value-type="float">
            <text:p>-1.56E-06</text:p>
          </table:table-cell>
          <table:table-cell table:style-name="ce16" office:value-type="float" office:value="-0.00000031920807701701" calcext:value-type="float">
            <text:p>-3.19E-07</text:p>
          </table:table-cell>
          <table:table-cell table:style-name="ce14" table:formula="of:= (10^(1.666)*[.B22]^(0.31))/1000" office:value-type="float" office:value="0.0728408862573579" calcext:value-type="float">
            <text:p>0.072840886257358</text:p>
          </table:table-cell>
          <table:table-cell table:style-name="ce14" table:formula="of:=42.803*[.B22]^0.4066/1000" office:value-type="float" office:value="0.0774537560254163" calcext:value-type="float">
            <text:p>0.077453756025416</text:p>
          </table:table-cell>
          <table:table-cell table:style-name="ce14" table:formula="of:=8.882*[.B22]^0.7294/1000" office:value-type="float" office:value="0.0257372807707883" calcext:value-type="float">
            <text:p>0.025737280770788</text:p>
          </table:table-cell>
          <table:table-cell table:style-name="ce14" table:formula="of:=[.Z22]+[.H22]" office:value-type="float" office:value="0.079556397017779" calcext:value-type="float">
            <text:p>0.079556397017779</text:p>
          </table:table-cell>
          <table:table-cell table:style-name="ce14" table:formula="of:=[.J22]+[.E22]*[.AB22]^2" office:value-type="float" office:value="0.000883903961856736" calcext:value-type="float">
            <text:p>0.000883903961857</text:p>
          </table:table-cell>
          <table:table-cell table:style-name="ce13" table:formula="of:=SUM([.AC22]+[.AC23])" office:value-type="float" office:value="0.00261981253376272" calcext:value-type="float">
            <text:p>0.002619812533763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415240424111773" calcext:value-type="float">
            <text:p>0.041524042411177</text:p>
          </table:table-cell>
          <table:table-cell table:style-name="ce14" office:value-type="float" office:value="0.188443198666186" calcext:value-type="float">
            <text:p>0.188443198666186</text:p>
          </table:table-cell>
          <table:table-cell table:style-name="ce14" office:value-type="float" office:value="0.0386177585365913" calcext:value-type="float">
            <text:p>0.038617758536591</text:p>
          </table:table-cell>
          <table:table-cell table:style-name="ce14" office:value-type="float" office:value="0.0534131757988939" calcext:value-type="float">
            <text:p>0.053413175798894</text:p>
          </table:table-cell>
          <table:table-cell table:style-name="ce14" office:value-type="float" office:value="0.000204530248234598" calcext:value-type="float">
            <text:p>0.000204530248235</text:p>
          </table:table-cell>
          <table:table-cell table:style-name="ce14" office:value-type="float" office:value="0.00161744183471158" calcext:value-type="float">
            <text:p>0.001617441834712</text:p>
          </table:table-cell>
          <table:table-cell table:style-name="ce14" office:value-type="float" office:value="0.00153995689174387" calcext:value-type="float">
            <text:p>0.001539956891744</text:p>
          </table:table-cell>
          <table:table-cell table:style-name="ce14" office:value-type="float" office:value="-0.000302532117143419" calcext:value-type="float">
            <text:p>-0.000302532117143</text:p>
          </table:table-cell>
          <table:table-cell table:style-name="ce14" office:value-type="float" office:value="-0.00041836821785738" calcext:value-type="float">
            <text:p>-0.000418368217857</text:p>
          </table:table-cell>
          <table:table-cell table:style-name="ce16" office:value-type="float" office:value="-0.0000848407616311512" calcext:value-type="float">
            <text:p>-8.48E-05</text:p>
          </table:table-cell>
          <table:table-cell table:style-name="ce14" office:value-type="float" office:value="0.0133255617884416" calcext:value-type="float">
            <text:p>0.013325561788442</text:p>
          </table:table-cell>
          <table:table-cell table:style-name="ce14" office:value-type="float" office:value="0.186395366222928" calcext:value-type="float">
            <text:p>0.186395366222928</text:p>
          </table:table-cell>
          <table:table-cell table:style-name="ce14" office:value-type="float" office:value="0.040832575211972" calcext:value-type="float">
            <text:p>0.040832575211972</text:p>
          </table:table-cell>
          <table:table-cell table:style-name="ce14" office:value-type="float" office:value="0.0512933877384637" calcext:value-type="float">
            <text:p>0.051293387738464</text:p>
          </table:table-cell>
          <table:table-cell table:style-name="ce16" office:value-type="float" office:value="0.0000657301873682768" calcext:value-type="float">
            <text:p>6.57E-05</text:p>
          </table:table-cell>
          <table:table-cell table:style-name="ce14" office:value-type="float" office:value="0.00050659166481794" calcext:value-type="float">
            <text:p>0.000506591664818</text:p>
          </table:table-cell>
          <table:table-cell table:style-name="ce14" office:value-type="float" office:value="0.000485544703043676" calcext:value-type="float">
            <text:p>0.000485544703044</text:p>
          </table:table-cell>
          <table:table-cell table:style-name="ce14" office:value-type="float" office:value="-0.000101413728469794" calcext:value-type="float">
            <text:p>-0.00010141372847</text:p>
          </table:table-cell>
          <table:table-cell table:style-name="ce14" office:value-type="float" office:value="-0.000127246313801862" calcext:value-type="float">
            <text:p>-0.000127246313802</text:p>
          </table:table-cell>
          <table:table-cell table:style-name="ce16" office:value-type="float" office:value="-0.0000277910160036573" calcext:value-type="float">
            <text:p>-2.78E-05</text:p>
          </table:table-cell>
          <table:table-cell table:style-name="ce14" table:formula="of:= (10^(1.666)*[.B23]^(0.31))/1000" office:value-type="float" office:value="0.0728408862573579" calcext:value-type="float">
            <text:p>0.072840886257358</text:p>
          </table:table-cell>
          <table:table-cell table:style-name="ce14" table:formula="of:=42.803*[.B23]^0.4066/1000" office:value-type="float" office:value="0.0774537560254163" calcext:value-type="float">
            <text:p>0.077453756025416</text:p>
          </table:table-cell>
          <table:table-cell table:style-name="ce14" table:formula="of:=8.882*[.B23]^0.7294/1000" office:value-type="float" office:value="0.0257372807707883" calcext:value-type="float">
            <text:p>0.025737280770788</text:p>
          </table:table-cell>
          <table:table-cell table:style-name="ce14" table:formula="of:=[.H23]" office:value-type="float" office:value="0.0534131757988939" calcext:value-type="float">
            <text:p>0.053413175798894</text:p>
          </table:table-cell>
          <table:table-cell table:style-name="ce14" table:formula="of:=[.J23]+[.E23]*[.AB23]^2" office:value-type="float" office:value="0.00173590857190599" calcext:value-type="float">
            <text:p>0.001735908571906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Lutra_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175424118051571" calcext:value-type="float">
            <text:p>0.017542411805157</text:p>
          </table:table-cell>
          <table:table-cell table:style-name="ce15" office:value-type="float" office:value="0.408056549061332" calcext:value-type="float">
            <text:p>0.408056549061332</text:p>
          </table:table-cell>
          <table:table-cell table:style-name="ce15" office:value-type="float" office:value="0.0568909495642333" calcext:value-type="float">
            <text:p>0.056890949564233</text:p>
          </table:table-cell>
          <table:table-cell table:style-name="ce15" office:value-type="float" office:value="0.0149954716465068" calcext:value-type="float">
            <text:p>0.014995471646507</text:p>
          </table:table-cell>
          <table:table-cell table:style-name="ce17" office:value-type="float" office:value="0.0000623540779916695" calcext:value-type="float">
            <text:p>6.24E-05</text:p>
          </table:table-cell>
          <table:table-cell table:style-name="ce15" office:value-type="float" office:value="0.00292918858390828" calcext:value-type="float">
            <text:p>0.002929188583908</text:p>
          </table:table-cell>
          <table:table-cell office:value-type="float" office:value="0.00298226703383746" calcext:value-type="float">
            <text:p>0.002982267033837</text:p>
          </table:table-cell>
          <table:table-cell office:value-type="float" office:value="-0.000406894528642823" calcext:value-type="float">
            <text:p>-0.000406894528643</text:p>
          </table:table-cell>
          <table:table-cell office:value-type="float" office:value="-0.000106836156546006" calcext:value-type="float">
            <text:p>-0.000106836156546</text:p>
          </table:table-cell>
          <table:table-cell table:style-name="ce18" office:value-type="float" office:value="-0.0000149059082245831" calcext:value-type="float">
            <text:p>-1.49E-05</text:p>
          </table:table-cell>
          <table:table-cell office:value-type="float" office:value="0.0201955885968484" calcext:value-type="float">
            <text:p>0.020195588596848</text:p>
          </table:table-cell>
          <table:table-cell office:value-type="float" office:value="0.411276973533373" calcext:value-type="float">
            <text:p>0.411276973533373</text:p>
          </table:table-cell>
          <table:table-cell office:value-type="float" office:value="0.05645312897168" calcext:value-type="float">
            <text:p>0.05645312897168</text:p>
          </table:table-cell>
          <table:table-cell office:value-type="float" office:value="0.0126037346763422" calcext:value-type="float">
            <text:p>0.012603734676342</text:p>
          </table:table-cell>
          <table:table-cell table:style-name="ce18" office:value-type="float" office:value="0.0000691451062592054" calcext:value-type="float">
            <text:p>6.91E-05</text:p>
          </table:table-cell>
          <table:table-cell office:value-type="float" office:value="0.00342327384192797" calcext:value-type="float">
            <text:p>0.003423273841928</text:p>
          </table:table-cell>
          <table:table-cell office:value-type="float" office:value="0.00348454520181698" calcext:value-type="float">
            <text:p>0.003484545201817</text:p>
          </table:table-cell>
          <table:table-cell office:value-type="float" office:value="-0.000468738073122739" calcext:value-type="float">
            <text:p>-0.000468738073123</text:p>
          </table:table-cell>
          <table:table-cell office:value-type="float" office:value="-0.000104149330441069" calcext:value-type="float">
            <text:p>-0.000104149330441</text:p>
          </table:table-cell>
          <table:table-cell table:style-name="ce18" office:value-type="float" office:value="-0.0000142952048164447" calcext:value-type="float">
            <text:p>-1.43E-05</text:p>
          </table:table-cell>
          <table:table-cell table:formula="of:= (10^(1.666)*[.B24]^(0.31))/1000" office:value-type="float" office:value="0.0835763092799052" calcext:value-type="float">
            <text:p>0.083576309279905</text:p>
          </table:table-cell>
          <table:table-cell table:formula="of:=42.803*[.B24]^0.4066/1000" office:value-type="float" office:value="0.0927590354341183" calcext:value-type="float">
            <text:p>0.092759035434118</text:p>
          </table:table-cell>
          <table:table-cell table:formula="of:=8.882*[.B24]^0.7294/1000" office:value-type="float" office:value="0.0355672043314696" calcext:value-type="float">
            <text:p>0.03556720433147</text:p>
          </table:table-cell>
          <table:table-cell table:formula="of:=[.Z24]+[.H24]" office:value-type="float" office:value="0.107754507080625" calcext:value-type="float">
            <text:p>0.107754507080625</text:p>
          </table:table-cell>
          <table:table-cell table:formula="of:=[.J24]+[.E24]*[.AB24]^2" office:value-type="float" office:value="0.00313287412024461" calcext:value-type="float">
            <text:p>0.003132874120245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Lutra_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635738035027514" calcext:value-type="float">
            <text:p>0.063573803502751</text:p>
          </table:table-cell>
          <table:table-cell table:style-name="ce15" office:value-type="float" office:value="0.392166970785105" calcext:value-type="float">
            <text:p>0.392166970785105</text:p>
          </table:table-cell>
          <table:table-cell table:style-name="ce15" office:value-type="float" office:value="0.047526944874583" calcext:value-type="float">
            <text:p>0.047526944874583</text:p>
          </table:table-cell>
          <table:table-cell table:style-name="ce15" office:value-type="float" office:value="0.065856975038824" calcext:value-type="float">
            <text:p>0.065856975038824</text:p>
          </table:table-cell>
          <table:table-cell table:style-name="ce15" office:value-type="float" office:value="0.000443915152816582" calcext:value-type="float">
            <text:p>0.000443915152817</text:p>
          </table:table-cell>
          <table:table-cell table:style-name="ce15" office:value-type="float" office:value="0.0100875290417838" calcext:value-type="float">
            <text:p>0.010087529041784</text:p>
          </table:table-cell>
          <table:table-cell office:value-type="float" office:value="0.00993822416358349" calcext:value-type="float">
            <text:p>0.009938224163583</text:p>
          </table:table-cell>
          <table:table-cell office:value-type="float" office:value="-0.00118624827205118" calcext:value-type="float">
            <text:p>-0.001186248272051</text:p>
          </table:table-cell>
          <table:table-cell office:value-type="float" office:value="-0.00164776101148256" calcext:value-type="float">
            <text:p>-0.001647761011483</text:p>
          </table:table-cell>
          <table:table-cell office:value-type="float" office:value="-0.000196183023909264" calcext:value-type="float">
            <text:p>-0.000196183023909</text:p>
          </table:table-cell>
          <table:table-cell office:value-type="float" office:value="0.0138913944645714" calcext:value-type="float">
            <text:p>0.013891394464571</text:p>
          </table:table-cell>
          <table:table-cell office:value-type="float" office:value="0.386085957850939" calcext:value-type="float">
            <text:p>0.386085957850939</text:p>
          </table:table-cell>
          <table:table-cell office:value-type="float" office:value="0.0497472064712745" calcext:value-type="float">
            <text:p>0.049747206471275</text:p>
          </table:table-cell>
          <table:table-cell office:value-type="float" office:value="0.0568344129991889" calcext:value-type="float">
            <text:p>0.056834412999189</text:p>
          </table:table-cell>
          <table:table-cell table:style-name="ce18" office:value-type="float" office:value="0.000084279532840053" calcext:value-type="float">
            <text:p>8.43E-05</text:p>
          </table:table-cell>
          <table:table-cell office:value-type="float" office:value="0.00212065387486275" calcext:value-type="float">
            <text:p>0.002120653874863</text:p>
          </table:table-cell>
          <table:table-cell office:value-type="float" office:value="0.00210561860796771" calcext:value-type="float">
            <text:p>0.002105618607968</text:p>
          </table:table-cell>
          <table:table-cell office:value-type="float" office:value="-0.000266840025197734" calcext:value-type="float">
            <text:p>-0.000266840025198</text:p>
          </table:table-cell>
          <table:table-cell office:value-type="float" office:value="-0.000304489263961761" calcext:value-type="float">
            <text:p>-0.000304489263962</text:p>
          </table:table-cell>
          <table:table-cell table:style-name="ce18" office:value-type="float" office:value="-0.0000388531517994167" calcext:value-type="float">
            <text:p>-3.89E-05</text:p>
          </table:table-cell>
          <table:table-cell table:formula="of:= (10^(1.666)*[.B25]^(0.31))/1000" office:value-type="float" office:value="0.0835763092799052" calcext:value-type="float">
            <text:p>0.083576309279905</text:p>
          </table:table-cell>
          <table:table-cell table:formula="of:=42.803*[.B25]^0.4066/1000" office:value-type="float" office:value="0.0927590354341183" calcext:value-type="float">
            <text:p>0.092759035434118</text:p>
          </table:table-cell>
          <table:table-cell table:formula="of:=8.882*[.B25]^0.7294/1000" office:value-type="float" office:value="0.0355672043314696" calcext:value-type="float">
            <text:p>0.03556720433147</text:p>
          </table:table-cell>
          <table:table-cell table:formula="of:=[.H25]" office:value-type="float" office:value="0.065856975038824" calcext:value-type="float">
            <text:p>0.065856975038824</text:p>
          </table:table-cell>
          <table:table-cell table:formula="of:=[.J25]+[.E25]*[.AB25]^2" office:value-type="float" office:value="0.0103632576017337" calcext:value-type="float">
            <text:p>0.010363257601734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410669286703084" calcext:value-type="float">
            <text:p>0.041066928670308</text:p>
          </table:table-cell>
          <table:table-cell table:style-name="ce14" office:value-type="float" office:value="0.277299995725884" calcext:value-type="float">
            <text:p>0.277299995725884</text:p>
          </table:table-cell>
          <table:table-cell table:style-name="ce14" office:value-type="float" office:value="0.0173649782707738" calcext:value-type="float">
            <text:p>0.017364978270774</text:p>
          </table:table-cell>
          <table:table-cell table:style-name="ce14" office:value-type="float" office:value="0.0866987193180041" calcext:value-type="float">
            <text:p>0.086698719318004</text:p>
          </table:table-cell>
          <table:table-cell table:style-name="ce14" office:value-type="float" office:value="0.000334468639635538" calcext:value-type="float">
            <text:p>0.000334468639636</text:p>
          </table:table-cell>
          <table:table-cell table:style-name="ce14" office:value-type="float" office:value="0.00348131627783528" calcext:value-type="float">
            <text:p>0.003481316277835</text:p>
          </table:table-cell>
          <table:table-cell table:style-name="ce14" office:value-type="float" office:value="0.00317570714557589" calcext:value-type="float">
            <text:p>0.003175707145576</text:p>
          </table:table-cell>
          <table:table-cell table:style-name="ce14" office:value-type="float" office:value="-0.000196772489611396" calcext:value-type="float">
            <text:p>-0.000196772489611</text:p>
          </table:table-cell>
          <table:table-cell table:style-name="ce14" office:value-type="float" office:value="-0.000987266504099416" calcext:value-type="float">
            <text:p>-0.000987266504099</text:p>
          </table:table-cell>
          <table:table-cell table:style-name="ce16" office:value-type="float" office:value="-0.0000619032997336258" calcext:value-type="float">
            <text:p>-6.19E-05</text:p>
          </table:table-cell>
          <table:table-cell table:style-name="ce14" office:value-type="float" office:value="0.0094877465325844" calcext:value-type="float">
            <text:p>0.009487746532584</text:p>
          </table:table-cell>
          <table:table-cell table:style-name="ce14" office:value-type="float" office:value="0.276927967987695" calcext:value-type="float">
            <text:p>0.276927967987695</text:p>
          </table:table-cell>
          <table:table-cell table:style-name="ce14" office:value-type="float" office:value="0.0179192527774488" calcext:value-type="float">
            <text:p>0.017919252777449</text:p>
          </table:table-cell>
          <table:table-cell table:style-name="ce14" office:value-type="float" office:value="0.0857917450376286" calcext:value-type="float">
            <text:p>0.085791745037629</text:p>
          </table:table-cell>
          <table:table-cell table:style-name="ce16" office:value-type="float" office:value="0.0000764215549488531" calcext:value-type="float">
            <text:p>7.64E-05</text:p>
          </table:table-cell>
          <table:table-cell table:style-name="ce14" office:value-type="float" office:value="0.000800984055795491" calcext:value-type="float">
            <text:p>0.000800984055795</text:p>
          </table:table-cell>
          <table:table-cell table:style-name="ce14" office:value-type="float" office:value="0.000730883355265266" calcext:value-type="float">
            <text:p>0.000730883355265</text:p>
          </table:table-cell>
          <table:table-cell table:style-name="ce16" office:value-type="float" office:value="-0.0000471003504003776" calcext:value-type="float">
            <text:p>-4.71E-05</text:p>
          </table:table-cell>
          <table:table-cell table:style-name="ce14" office:value-type="float" office:value="-0.000225253115519521" calcext:value-type="float">
            <text:p>-0.00022525311552</text:p>
          </table:table-cell>
          <table:table-cell table:style-name="ce16" office:value-type="float" office:value="-0.0000146165691302799" calcext:value-type="float">
            <text:p>-1.46E-05</text:p>
          </table:table-cell>
          <table:table-cell table:style-name="ce14" table:formula="of:= (10^(1.666)*[.B26]^(0.31))/1000" office:value-type="float" office:value="0.0496640467474903" calcext:value-type="float">
            <text:p>0.04966404674749</text:p>
          </table:table-cell>
          <table:table-cell table:style-name="ce14" table:formula="of:=42.803*[.B26]^0.4066/1000" office:value-type="float" office:value="0.046868150997115" calcext:value-type="float">
            <text:p>0.046868150997115</text:p>
          </table:table-cell>
          <table:table-cell table:style-name="ce14" table:formula="of:=8.882*[.B26]^0.7294/1000" office:value-type="float" office:value="0.0104519405861943" calcext:value-type="float">
            <text:p>0.010451940586194</text:p>
          </table:table-cell>
          <table:table-cell table:style-name="ce14" table:formula="of:=[.Y26]-[.H26]" office:value-type="float" office:value="-0.0370346725705138" calcext:value-type="float">
            <text:p>-0.037034672570514</text:p>
          </table:table-cell>
          <table:table-cell table:style-name="ce14" table:formula="of:=[.J26]+[.E26]*[.AB26]^2" office:value-type="float" office:value="0.00353764232085759" calcext:value-type="float">
            <text:p>0.003537642320858</text:p>
          </table:table-cell>
          <table:table-cell table:style-name="ce13" table:formula="of:=SUM([.AC26:.AC28])" office:value-type="float" office:value="0.0059123659158442" calcext:value-type="float">
            <text:p>0.005912365915844</text:p>
          </table:table-cell>
          <table:table-cell table:style-name="ce13" table:formula="of:=[.AD27]/[.AD26]" office:value-type="float" office:value="0.401653691396658" calcext:value-type="float">
            <text:p>0.401653691396658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944035758416852" calcext:value-type="float">
            <text:p>0.009440357584169</text:p>
          </table:table-cell>
          <table:table-cell table:style-name="ce14" office:value-type="float" office:value="0.295868371682818" calcext:value-type="float">
            <text:p>0.295868371682818</text:p>
          </table:table-cell>
          <table:table-cell table:style-name="ce14" office:value-type="float" office:value="0.0192046045183133" calcext:value-type="float">
            <text:p>0.019204604518313</text:p>
          </table:table-cell>
          <table:table-cell table:style-name="ce14" office:value-type="float" office:value="-0.00445573276004706" calcext:value-type="float">
            <text:p>-0.004455732760047</text:p>
          </table:table-cell>
          <table:table-cell table:style-name="ce16" office:value-type="float" office:value="0.00000420845831194197" calcext:value-type="float">
            <text:p>4.21E-06</text:p>
          </table:table-cell>
          <table:table-cell table:style-name="ce14" office:value-type="float" office:value="0.000828557903019378" calcext:value-type="float">
            <text:p>0.000828557903019</text:p>
          </table:table-cell>
          <table:table-cell table:style-name="ce14" office:value-type="float" office:value="0.000832007455677916" calcext:value-type="float">
            <text:p>0.000832007455678</text:p>
          </table:table-cell>
          <table:table-cell table:style-name="ce16" office:value-type="float" office:value="-0.0000536388640160661" calcext:value-type="float">
            <text:p>-5.36E-05</text:p>
          </table:table-cell>
          <table:table-cell table:style-name="ce16" office:value-type="float" office:value="0.0000126585987611113" calcext:value-type="float">
            <text:p>1.27E-05</text:p>
          </table:table-cell>
          <table:table-cell table:style-name="ce16" office:value-type="float" office:value="0.000000828178688510604" calcext:value-type="float">
            <text:p>8.28E-07</text:p>
          </table:table-cell>
          <table:table-cell table:style-name="ce14" office:value-type="float" office:value="0.0112161686529553" calcext:value-type="float">
            <text:p>0.011216168652955</text:p>
          </table:table-cell>
          <table:table-cell table:style-name="ce14" office:value-type="float" office:value="0.297881728083092" calcext:value-type="float">
            <text:p>0.297881728083092</text:p>
          </table:table-cell>
          <table:table-cell table:style-name="ce14" office:value-type="float" office:value="0.0186873491657263" calcext:value-type="float">
            <text:p>0.018687349165726</text:p>
          </table:table-cell>
          <table:table-cell table:style-name="ce14" office:value-type="float" office:value="-0.00560200185439323" calcext:value-type="float">
            <text:p>-0.005602001854393</text:p>
          </table:table-cell>
          <table:table-cell table:style-name="ce16" office:value-type="float" office:value="0.00000480205623901627" calcext:value-type="float">
            <text:p>4.80E-06</text:p>
          </table:table-cell>
          <table:table-cell table:style-name="ce14" office:value-type="float" office:value="0.000997350999339232" calcext:value-type="float">
            <text:p>0.000997350999339</text:p>
          </table:table-cell>
          <table:table-cell table:style-name="ce14" office:value-type="float" office:value="0.00100105901837325" calcext:value-type="float">
            <text:p>0.001001059018373</text:p>
          </table:table-cell>
          <table:table-cell table:style-name="ce16" office:value-type="float" office:value="-0.0000624428519473006" calcext:value-type="float">
            <text:p>-6.24E-05</text:p>
          </table:table-cell>
          <table:table-cell table:style-name="ce16" office:value-type="float" office:value="0.0000188972004646578" calcext:value-type="float">
            <text:p>1.89E-05</text:p>
          </table:table-cell>
          <table:table-cell table:style-name="ce16" office:value-type="float" office:value="0.00000120162354537925" calcext:value-type="float">
            <text:p>1.20E-06</text:p>
          </table:table-cell>
          <table:table-cell table:style-name="ce14" table:formula="of:= (10^(1.666)*[.B27]^(0.31))/1000" office:value-type="float" office:value="0.0496640467474903" calcext:value-type="float">
            <text:p>0.04966404674749</text:p>
          </table:table-cell>
          <table:table-cell table:style-name="ce14" table:formula="of:=42.803*[.B27]^0.4066/1000" office:value-type="float" office:value="0.046868150997115" calcext:value-type="float">
            <text:p>0.046868150997115</text:p>
          </table:table-cell>
          <table:table-cell table:style-name="ce14" table:formula="of:=8.882*[.B27]^0.7294/1000" office:value-type="float" office:value="0.0104519405861943" calcext:value-type="float">
            <text:p>0.010451940586194</text:p>
          </table:table-cell>
          <table:table-cell table:style-name="ce14" table:formula="of:=[.Z27]+[.H27]" office:value-type="float" office:value="0.0424124182370679" calcext:value-type="float">
            <text:p>0.042412418237068</text:p>
          </table:table-cell>
          <table:table-cell table:style-name="ce14" table:formula="of:=[.J27]+[.E27]*[.AB27]^2" office:value-type="float" office:value="0.000845539343050067" calcext:value-type="float">
            <text:p>0.00084553934305</text:p>
          </table:table-cell>
          <table:table-cell table:style-name="ce13" table:formula="of:=SUM([.AC27]+[.AC28])" office:value-type="float" office:value="0.00237472359498661" calcext:value-type="float">
            <text:p>0.002374723594987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1948648152574" calcext:value-type="float">
            <text:p>0.01948648152574</text:p>
          </table:table-cell>
          <table:table-cell table:style-name="ce14" office:value-type="float" office:value="0.27650153086573" calcext:value-type="float">
            <text:p>0.27650153086573</text:p>
          </table:table-cell>
          <table:table-cell table:style-name="ce14" office:value-type="float" office:value="0.0172953598009439" calcext:value-type="float">
            <text:p>0.017295359800944</text:p>
          </table:table-cell>
          <table:table-cell table:style-name="ce14" office:value-type="float" office:value="0.0293916411525301" calcext:value-type="float">
            <text:p>0.02939164115253</text:p>
          </table:table-cell>
          <table:table-cell table:style-name="ce16" office:value-type="float" office:value="0.0000283028712687054" calcext:value-type="float">
            <text:p>2.83E-05</text:p>
          </table:table-cell>
          <table:table-cell table:style-name="ce14" office:value-type="float" office:value="0.0015123504930136" calcext:value-type="float">
            <text:p>0.001512350493014</text:p>
          </table:table-cell>
          <table:table-cell table:style-name="ce14" office:value-type="float" office:value="0.00149673397591895" calcext:value-type="float">
            <text:p>0.001496733975919</text:p>
          </table:table-cell>
          <table:table-cell table:style-name="ce16" office:value-type="float" office:value="-0.0000932827103897172" calcext:value-type="float">
            <text:p>-9.33E-05</text:p>
          </table:table-cell>
          <table:table-cell table:style-name="ce14" office:value-type="float" office:value="-0.000158569205927128" calcext:value-type="float">
            <text:p>-0.000158569205927</text:p>
          </table:table-cell>
          <table:table-cell table:style-name="ce16" office:value-type="float" office:value="-0.00000965952041711739" calcext:value-type="float">
            <text:p>-9.66E-06</text:p>
          </table:table-cell>
          <table:table-cell table:style-name="ce14" office:value-type="float" office:value="0.0065464883310289" calcext:value-type="float">
            <text:p>0.006546488331029</text:p>
          </table:table-cell>
          <table:table-cell table:style-name="ce14" office:value-type="float" office:value="0.27557062182134" calcext:value-type="float">
            <text:p>0.27557062182134</text:p>
          </table:table-cell>
          <table:table-cell table:style-name="ce14" office:value-type="float" office:value="0.0178755398827847" calcext:value-type="float">
            <text:p>0.017875539882785</text:p>
          </table:table-cell>
          <table:table-cell table:style-name="ce14" office:value-type="float" office:value="0.0289183301590453" calcext:value-type="float">
            <text:p>0.028918330159045</text:p>
          </table:table-cell>
          <table:table-cell table:style-name="ce16" office:value-type="float" office:value="0.00000955709578611298" calcext:value-type="float">
            <text:p>9.56E-06</text:p>
          </table:table-cell>
          <table:table-cell table:style-name="ce14" office:value-type="float" office:value="0.000504602094046524" calcext:value-type="float">
            <text:p>0.000504602094047</text:p>
          </table:table-cell>
          <table:table-cell table:style-name="ce14" office:value-type="float" office:value="0.000499359325768396" calcext:value-type="float">
            <text:p>0.000499359325768</text:p>
          </table:table-cell>
          <table:table-cell table:style-name="ce16" office:value-type="float" office:value="-0.0000322426704848485" calcext:value-type="float">
            <text:p>-3.22E-05</text:p>
          </table:table-cell>
          <table:table-cell table:style-name="ce16" office:value-type="float" office:value="-0.0000521163271131212" calcext:value-type="float">
            <text:p>-5.21E-05</text:p>
          </table:table-cell>
          <table:table-cell table:style-name="ce16" office:value-type="float" office:value="-0.00000323609281565457" calcext:value-type="float">
            <text:p>-3.24E-06</text:p>
          </table:table-cell>
          <table:table-cell table:style-name="ce14" table:formula="of:= (10^(1.666)*[.B28]^(0.31))/1000" office:value-type="float" office:value="0.0496640467474903" calcext:value-type="float">
            <text:p>0.04966404674749</text:p>
          </table:table-cell>
          <table:table-cell table:style-name="ce14" table:formula="of:=42.803*[.B28]^0.4066/1000" office:value-type="float" office:value="0.046868150997115" calcext:value-type="float">
            <text:p>0.046868150997115</text:p>
          </table:table-cell>
          <table:table-cell table:style-name="ce14" table:formula="of:=8.882*[.B28]^0.7294/1000" office:value-type="float" office:value="0.0104519405861943" calcext:value-type="float">
            <text:p>0.010451940586194</text:p>
          </table:table-cell>
          <table:table-cell table:style-name="ce14" table:formula="of:=[.H28]" office:value-type="float" office:value="0.0293916411525301" calcext:value-type="float">
            <text:p>0.02939164115253</text:p>
          </table:table-cell>
          <table:table-cell table:style-name="ce14" table:formula="of:=[.J28]+[.E28]*[.AB28]^2" office:value-type="float" office:value="0.00152918425193654" calcext:value-type="float">
            <text:p>0.001529184251937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203242897303812" calcext:value-type="float">
            <text:p>0.203242897303812</text:p>
          </table:table-cell>
          <table:table-cell table:style-name="ce15" office:value-type="float" office:value="0.34815978881732" calcext:value-type="float">
            <text:p>0.34815978881732</text:p>
          </table:table-cell>
          <table:table-cell table:style-name="ce15" office:value-type="float" office:value="0.0541374627632495" calcext:value-type="float">
            <text:p>0.05413746276325</text:p>
          </table:table-cell>
          <table:table-cell table:style-name="ce15" office:value-type="float" office:value="0.130249032170872" calcext:value-type="float">
            <text:p>0.130249032170872</text:p>
          </table:table-cell>
          <table:table-cell table:style-name="ce15" office:value-type="float" office:value="0.00420237493334146" calcext:value-type="float">
            <text:p>0.004202374933341</text:p>
          </table:table-cell>
          <table:table-cell table:style-name="ce15" office:value-type="float" office:value="0.0282813750214699" calcext:value-type="float">
            <text:p>0.02828137502147</text:p>
          </table:table-cell>
          <table:table-cell office:value-type="float" office:value="0.0253208979859635" calcext:value-type="float">
            <text:p>0.025320897985964</text:p>
          </table:table-cell>
          <table:table-cell office:value-type="float" office:value="-0.00383935628399452" calcext:value-type="float">
            <text:p>-0.003839356283995</text:p>
          </table:table-cell>
          <table:table-cell office:value-type="float" office:value="-0.009201681217279" calcext:value-type="float">
            <text:p>-0.009201681217279</text:p>
          </table:table-cell>
          <table:table-cell office:value-type="float" office:value="-0.00144766185589654" calcext:value-type="float">
            <text:p>-0.001447661855897</text:p>
          </table:table-cell>
          <table:table-cell office:value-type="float" office:value="0.0330392129361619" calcext:value-type="float">
            <text:p>0.033039212936162</text:p>
          </table:table-cell>
          <table:table-cell office:value-type="float" office:value="0.354612489322396" calcext:value-type="float">
            <text:p>0.354612489322396</text:p>
          </table:table-cell>
          <table:table-cell office:value-type="float" office:value="0.0540851362829081" calcext:value-type="float">
            <text:p>0.054085136282908</text:p>
          </table:table-cell>
          <table:table-cell office:value-type="float" office:value="0.128913687359681" calcext:value-type="float">
            <text:p>0.128913687359681</text:p>
          </table:table-cell>
          <table:table-cell office:value-type="float" office:value="0.00066746801193698" calcext:value-type="float">
            <text:p>0.000667468011937</text:p>
          </table:table-cell>
          <table:table-cell office:value-type="float" office:value="0.00472532866446481" calcext:value-type="float">
            <text:p>0.004725328664465</text:p>
          </table:table-cell>
          <table:table-cell office:value-type="float" office:value="0.00425346161890418" calcext:value-type="float">
            <text:p>0.004253461618904</text:p>
          </table:table-cell>
          <table:table-cell office:value-type="float" office:value="-0.000633848092037184" calcext:value-type="float">
            <text:p>-0.000633848092037</text:p>
          </table:table-cell>
          <table:table-cell office:value-type="float" office:value="-0.00150904642215614" calcext:value-type="float">
            <text:p>-0.001509046422156</text:p>
          </table:table-cell>
          <table:table-cell office:value-type="float" office:value="-0.00023006138502994" calcext:value-type="float">
            <text:p>-0.00023006138503</text:p>
          </table:table-cell>
          <table:table-cell table:formula="of:= (10^(1.666)*[.B29]^(0.31))/1000" office:value-type="float" office:value="0.0863710987782524" calcext:value-type="float">
            <text:p>0.086371098778253</text:p>
          </table:table-cell>
          <table:table-cell table:formula="of:=42.803*[.B29]^0.4066/1000" office:value-type="float" office:value="0.0968485113597878" calcext:value-type="float">
            <text:p>0.096848511359788</text:p>
          </table:table-cell>
          <table:table-cell table:formula="of:=8.882*[.B29]^0.7294/1000" office:value-type="float" office:value="0.0384292186307178" calcext:value-type="float">
            <text:p>0.038429218630718</text:p>
          </table:table-cell>
          <table:table-cell table:formula="of:=[.Y29]-[.H29]" office:value-type="float" office:value="-0.0438779333926196" calcext:value-type="float">
            <text:p>-0.04387793339262</text:p>
          </table:table-cell>
          <table:table-cell table:formula="of:=[.J29]+[.E29]*[.AB29]^2" office:value-type="float" office:value="0.028672673091978" calcext:value-type="float">
            <text:p>0.028672673091978</text:p>
          </table:table-cell>
          <table:table-cell table:style-name="ce13" table:formula="of:=SUM([.AC29:.AC31])" office:value-type="float" office:value="0.0456400558851766" calcext:value-type="float">
            <text:p>0.045640055885177</text:p>
          </table:table-cell>
          <table:table-cell table:style-name="ce13" table:formula="of:=[.AD30]/[.AD29]" office:value-type="float" office:value="0.371765162511762" calcext:value-type="float">
            <text:p>0.371765162511762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297605623130025" calcext:value-type="float">
            <text:p>0.029760562313003</text:p>
          </table:table-cell>
          <table:table-cell table:style-name="ce15" office:value-type="float" office:value="0.367355393564365" calcext:value-type="float">
            <text:p>0.367355393564365</text:p>
          </table:table-cell>
          <table:table-cell table:style-name="ce15" office:value-type="float" office:value="0.0542545271183348" calcext:value-type="float">
            <text:p>0.054254527118335</text:p>
          </table:table-cell>
          <table:table-cell table:style-name="ce15" office:value-type="float" office:value="0.00387564487334452" calcext:value-type="float">
            <text:p>0.003875644873345</text:p>
          </table:table-cell>
          <table:table-cell table:style-name="ce17" office:value-type="float" office:value="0.0000912758866372567" calcext:value-type="float">
            <text:p>9.13E-05</text:p>
          </table:table-cell>
          <table:table-cell table:style-name="ce15" office:value-type="float" office:value="0.00402479456251213" calcext:value-type="float">
            <text:p>0.004024794562512</text:p>
          </table:table-cell>
          <table:table-cell office:value-type="float" office:value="0.00411311883928748" calcext:value-type="float">
            <text:p>0.004113118839287</text:p>
          </table:table-cell>
          <table:table-cell office:value-type="float" office:value="-0.000593222360123158" calcext:value-type="float">
            <text:p>-0.000593222360123</text:p>
          </table:table-cell>
          <table:table-cell table:style-name="ce18" office:value-type="float" office:value="-0.0000424912231991756" calcext:value-type="float">
            <text:p>-4.25E-05</text:p>
          </table:table-cell>
          <table:table-cell table:style-name="ce18" office:value-type="float" office:value="-0.00000590356031691117" calcext:value-type="float">
            <text:p>-5.90E-06</text:p>
          </table:table-cell>
          <table:table-cell office:value-type="float" office:value="0.0233411996101923" calcext:value-type="float">
            <text:p>0.023341199610192</text:p>
          </table:table-cell>
          <table:table-cell office:value-type="float" office:value="0.373006261436796" calcext:value-type="float">
            <text:p>0.373006261436796</text:p>
          </table:table-cell>
          <table:table-cell office:value-type="float" office:value="0.0543743326669614" calcext:value-type="float">
            <text:p>0.054374332666961</text:p>
          </table:table-cell>
          <table:table-cell office:value-type="float" office:value="0.0046054389030509" calcext:value-type="float">
            <text:p>0.004605438903051</text:p>
          </table:table-cell>
          <table:table-cell table:style-name="ce18" office:value-type="float" office:value="0.000071423947594479" calcext:value-type="float">
            <text:p>7.14E-05</text:p>
          </table:table-cell>
          <table:table-cell office:value-type="float" office:value="0.00325490297983322" calcext:value-type="float">
            <text:p>0.003254902979833</text:p>
          </table:table-cell>
          <table:table-cell office:value-type="float" office:value="0.00332425362924629" calcext:value-type="float">
            <text:p>0.003324253629246</text:p>
          </table:table-cell>
          <table:table-cell office:value-type="float" office:value="-0.000473343709904082" calcext:value-type="float">
            <text:p>-0.000473343709904</text:p>
          </table:table-cell>
          <table:table-cell table:style-name="ce18" office:value-type="float" office:value="-0.0000406538936950575" calcext:value-type="float">
            <text:p>-4.07E-05</text:p>
          </table:table-cell>
          <table:table-cell table:style-name="ce18" office:value-type="float" office:value="-0.00000550180662215619" calcext:value-type="float">
            <text:p>-5.50E-06</text:p>
          </table:table-cell>
          <table:table-cell table:formula="of:= (10^(1.666)*[.B30]^(0.31))/1000" office:value-type="float" office:value="0.0863710987782524" calcext:value-type="float">
            <text:p>0.086371098778253</text:p>
          </table:table-cell>
          <table:table-cell table:formula="of:=42.803*[.B30]^0.4066/1000" office:value-type="float" office:value="0.0968485113597878" calcext:value-type="float">
            <text:p>0.096848511359788</text:p>
          </table:table-cell>
          <table:table-cell table:formula="of:=8.882*[.B30]^0.7294/1000" office:value-type="float" office:value="0.0384292186307178" calcext:value-type="float">
            <text:p>0.038429218630718</text:p>
          </table:table-cell>
          <table:table-cell table:formula="of:=[.Z30]+[.H30]" office:value-type="float" office:value="0.100724156233132" calcext:value-type="float">
            <text:p>0.100724156233132</text:p>
          </table:table-cell>
          <table:table-cell table:formula="of:=[.J30]+[.E30]*[.AB30]^2" office:value-type="float" office:value="0.00432672605148809" calcext:value-type="float">
            <text:p>0.004326726051488</text:p>
          </table:table-cell>
          <table:table-cell table:style-name="ce13" table:formula="of:=SUM([.AC30]+[.AC31])" office:value-type="float" office:value="0.0169673827931986" calcext:value-type="float">
            <text:p>0.016967382793199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974523595175446" calcext:value-type="float">
            <text:p>0.097452359517545</text:p>
          </table:table-cell>
          <table:table-cell table:style-name="ce15" office:value-type="float" office:value="0.349060056819836" calcext:value-type="float">
            <text:p>0.349060056819836</text:p>
          </table:table-cell>
          <table:table-cell table:style-name="ce15" office:value-type="float" office:value="0.0520365230259266" calcext:value-type="float">
            <text:p>0.052036523025927</text:p>
          </table:table-cell>
          <table:table-cell table:style-name="ce15" office:value-type="float" office:value="0.0599632473955698" calcext:value-type="float">
            <text:p>0.05996324739557</text:p>
          </table:table-cell>
          <table:table-cell table:style-name="ce15" office:value-type="float" office:value="0.000676692404661573" calcext:value-type="float">
            <text:p>0.000676692404662</text:p>
          </table:table-cell>
          <table:table-cell table:style-name="ce15" office:value-type="float" office:value="0.0122902579111756" calcext:value-type="float">
            <text:p>0.012290257911176</text:p>
          </table:table-cell>
          <table:table-cell office:value-type="float" office:value="0.012156709690511" calcext:value-type="float">
            <text:p>0.012156709690511</text:p>
          </table:table-cell>
          <table:table-cell office:value-type="float" office:value="-0.00177041790922688" calcext:value-type="float">
            <text:p>-0.001770417909227</text:p>
          </table:table-cell>
          <table:table-cell office:value-type="float" office:value="-0.00203779639469995" calcext:value-type="float">
            <text:p>-0.0020377963947</text:p>
          </table:table-cell>
          <table:table-cell office:value-type="float" office:value="-0.000299544796236252" calcext:value-type="float">
            <text:p>-0.000299544796236</text:p>
          </table:table-cell>
          <table:table-cell office:value-type="float" office:value="0.0242114352541171" calcext:value-type="float">
            <text:p>0.024211435254117</text:p>
          </table:table-cell>
          <table:table-cell office:value-type="float" office:value="0.348583703671694" calcext:value-type="float">
            <text:p>0.348583703671694</text:p>
          </table:table-cell>
          <table:table-cell office:value-type="float" office:value="0.053932481674693" calcext:value-type="float">
            <text:p>0.053932481674693</text:p>
          </table:table-cell>
          <table:table-cell office:value-type="float" office:value="0.0574731437262199" calcext:value-type="float">
            <text:p>0.05747314372622</text:p>
          </table:table-cell>
          <table:table-cell office:value-type="float" office:value="0.000165171471875431" calcext:value-type="float">
            <text:p>0.000165171471875</text:p>
          </table:table-cell>
          <table:table-cell office:value-type="float" office:value="0.00303658993239989" calcext:value-type="float">
            <text:p>0.0030365899324</text:p>
          </table:table-cell>
          <table:table-cell office:value-type="float" office:value="0.00301353127222465" calcext:value-type="float">
            <text:p>0.003013531272225</text:p>
          </table:table-cell>
          <table:table-cell office:value-type="float" office:value="-0.000455133029205813" calcext:value-type="float">
            <text:p>-0.000455133029206</text:p>
          </table:table-cell>
          <table:table-cell office:value-type="float" office:value="-0.000484637210959033" calcext:value-type="float">
            <text:p>-0.000484637210959</text:p>
          </table:table-cell>
          <table:table-cell table:style-name="ce18" office:value-type="float" office:value="-0.0000750014663080993" calcext:value-type="float">
            <text:p>-7.50E-05</text:p>
          </table:table-cell>
          <table:table-cell table:formula="of:= (10^(1.666)*[.B31]^(0.31))/1000" office:value-type="float" office:value="0.0863710987782524" calcext:value-type="float">
            <text:p>0.086371098778253</text:p>
          </table:table-cell>
          <table:table-cell table:formula="of:=42.803*[.B31]^0.4066/1000" office:value-type="float" office:value="0.0968485113597878" calcext:value-type="float">
            <text:p>0.096848511359788</text:p>
          </table:table-cell>
          <table:table-cell table:formula="of:=8.882*[.B31]^0.7294/1000" office:value-type="float" office:value="0.0384292186307178" calcext:value-type="float">
            <text:p>0.038429218630718</text:p>
          </table:table-cell>
          <table:table-cell table:formula="of:=[.H31]" office:value-type="float" office:value="0.0599632473955698" calcext:value-type="float">
            <text:p>0.05996324739557</text:p>
          </table:table-cell>
          <table:table-cell table:formula="of:=[.J31]+[.E31]*[.AB31]^2" office:value-type="float" office:value="0.0126406567417105" calcext:value-type="float">
            <text:p>0.012640656741711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0370804692171327" calcext:value-type="float">
            <text:p>0.000370804692171</text:p>
          </table:table-cell>
          <table:table-cell table:style-name="ce14" office:value-type="float" office:value="0.052614660672233" calcext:value-type="float">
            <text:p>0.052614660672233</text:p>
          </table:table-cell>
          <table:table-cell table:style-name="ce14" office:value-type="float" office:value="0.00968419587214829" calcext:value-type="float">
            <text:p>0.009684195872148</text:p>
          </table:table-cell>
          <table:table-cell table:style-name="ce14" office:value-type="float" office:value="0.0264790138230084" calcext:value-type="float">
            <text:p>0.026479013823008</text:p>
          </table:table-cell>
          <table:table-cell table:style-name="ce16" office:value-type="float" office:value="0.000000301027484494603" calcext:value-type="float">
            <text:p>3.01E-07</text:p>
          </table:table-cell>
          <table:table-cell table:style-name="ce16" office:value-type="float" office:value="0.00000129604540022143" calcext:value-type="float">
            <text:p>1.30E-06</text:p>
          </table:table-cell>
          <table:table-cell table:style-name="ce16" office:value-type="float" office:value="0.00000106603509072972" calcext:value-type="float">
            <text:p>1.07E-06</text:p>
          </table:table-cell>
          <table:table-cell table:style-name="ce16" office:value-type="float" office:value="-0.000000187775624332431" calcext:value-type="float">
            <text:p>-1.88E-07</text:p>
          </table:table-cell>
          <table:table-cell table:style-name="ce16" office:value-type="float" office:value="-0.000000518171753992517" calcext:value-type="float">
            <text:p>-5.18E-07</text:p>
          </table:table-cell>
          <table:table-cell table:style-name="ce16" office:value-type="float" office:value="-0.000000095439589947601" calcext:value-type="float">
            <text:p>-9.54E-08</text:p>
          </table:table-cell>
          <table:table-cell table:style-name="ce14" office:value-type="float" office:value="0.000117226951224498" calcext:value-type="float">
            <text:p>0.000117226951224</text:p>
          </table:table-cell>
          <table:table-cell table:style-name="ce14" office:value-type="float" office:value="0.050886315775102" calcext:value-type="float">
            <text:p>0.050886315775102</text:p>
          </table:table-cell>
          <table:table-cell table:style-name="ce14" office:value-type="float" office:value="0.00731102557035393" calcext:value-type="float">
            <text:p>0.007311025570354</text:p>
          </table:table-cell>
          <table:table-cell table:style-name="ce14" office:value-type="float" office:value="0.0242821356568977" calcext:value-type="float">
            <text:p>0.024282135656898</text:p>
          </table:table-cell>
          <table:table-cell table:style-name="ce16" office:value-type="float" office:value="0.0000000772799107969582" calcext:value-type="float">
            <text:p>7.73E-08</text:p>
          </table:table-cell>
          <table:table-cell table:style-name="ce16" office:value-type="float" office:value="0.000000374501952839787" calcext:value-type="float">
            <text:p>3.75E-07</text:p>
          </table:table-cell>
          <table:table-cell table:style-name="ce16" office:value-type="float" office:value="0.000000309998750579861" calcext:value-type="float">
            <text:p>3.10E-07</text:p>
          </table:table-cell>
          <table:table-cell table:style-name="ce16" office:value-type="float" office:value="-0.0000000436235290577101" calcext:value-type="float">
            <text:p>-4.36E-08</text:p>
          </table:table-cell>
          <table:table-cell table:style-name="ce16" office:value-type="float" office:value="-0.000000144832168843382" calcext:value-type="float">
            <text:p>-1.45E-07</text:p>
          </table:table-cell>
          <table:table-cell table:style-name="ce16" office:value-type="float" office:value="-0.0000000208212985187003" calcext:value-type="float">
            <text:p>-2.08E-08</text:p>
          </table:table-cell>
          <table:table-cell table:style-name="ce14" table:formula="of:= (10^(1.666)*[.B32]^(0.31))/1000" office:value-type="float" office:value="0.0235427549372584" calcext:value-type="float">
            <text:p>0.023542754937258</text:p>
          </table:table-cell>
          <table:table-cell table:style-name="ce14" table:formula="of:=42.803*[.B32]^0.4066/1000" office:value-type="float" office:value="0.0176064916374606" calcext:value-type="float">
            <text:p>0.017606491637461</text:p>
          </table:table-cell>
          <table:table-cell table:style-name="ce14" table:formula="of:=8.882*[.B32]^0.7294/1000" office:value-type="float" office:value="0.00180476815264703" calcext:value-type="float">
            <text:p>0.001804768152647</text:p>
          </table:table-cell>
          <table:table-cell table:style-name="ce14" table:formula="of:=[.Y32]-[.H32]" office:value-type="float" office:value="-0.00293625888575005" calcext:value-type="float">
            <text:p>-0.00293625888575</text:p>
          </table:table-cell>
          <table:table-cell table:style-name="ce14" table:formula="of:=[.J32]+[.E32]*[.AB32]^2" office:value-type="float" office:value="0.00000129924233597886" calcext:value-type="float">
            <text:p>1.29924233597886E-06</text:p>
          </table:table-cell>
          <table:table-cell table:style-name="ce13" table:formula="of:=SUM([.AC32:.AC34])" office:value-type="float" office:value="0.00000221800423816122" calcext:value-type="float">
            <text:p>2.21800423816122E-06</text:p>
          </table:table-cell>
          <table:table-cell table:style-name="ce13" table:formula="of:=[.AD33]/[.AD32]" office:value-type="float" office:value="0.414229101268102" calcext:value-type="float">
            <text:p>0.414229101268102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6" office:value-type="float" office:value="0.0000681431056671668" calcext:value-type="float">
            <text:p>6.81E-05</text:p>
          </table:table-cell>
          <table:table-cell table:style-name="ce14" office:value-type="float" office:value="0.05284996953215" calcext:value-type="float">
            <text:p>0.05284996953215</text:p>
          </table:table-cell>
          <table:table-cell table:style-name="ce14" office:value-type="float" office:value="0.00747707950458802" calcext:value-type="float">
            <text:p>0.007477079504588</text:p>
          </table:table-cell>
          <table:table-cell table:style-name="ce14" office:value-type="float" office:value="0.00099028518930957" calcext:value-type="float">
            <text:p>0.00099028518931</text:p>
          </table:table-cell>
          <table:table-cell table:style-name="ce16" office:value-type="float" office:value="0.0000000039946453487051" calcext:value-type="float">
            <text:p>3.99E-09</text:p>
          </table:table-cell>
          <table:table-cell table:style-name="ce16" office:value-type="float" office:value="0.000000190690638937869" calcext:value-type="float">
            <text:p>1.91E-07</text:p>
          </table:table-cell>
          <table:table-cell table:style-name="ce16" office:value-type="float" office:value="0.000000194461019088068" calcext:value-type="float">
            <text:p>1.94E-07</text:p>
          </table:table-cell>
          <table:table-cell table:style-name="ce16" office:value-type="float" office:value="-0.0000000269294709314399" calcext:value-type="float">
            <text:p>-2.69E-08</text:p>
          </table:table-cell>
          <table:table-cell table:style-name="ce16" office:value-type="float" office:value="-0.00000000357893926612376" calcext:value-type="float">
            <text:p>-3.58E-09</text:p>
          </table:table-cell>
          <table:table-cell table:style-name="ce16" office:value-type="float" office:value="-0.000000000505336053172211" calcext:value-type="float">
            <text:p>-5.05E-10</text:p>
          </table:table-cell>
          <table:table-cell table:style-name="ce16" office:value-type="float" office:value="0.0000665510336716657" calcext:value-type="float">
            <text:p>6.66E-05</text:p>
          </table:table-cell>
          <table:table-cell table:style-name="ce14" office:value-type="float" office:value="0.0545000082427032" calcext:value-type="float">
            <text:p>0.054500008242703</text:p>
          </table:table-cell>
          <table:table-cell table:style-name="ce14" office:value-type="float" office:value="0.00731002288697659" calcext:value-type="float">
            <text:p>0.007310022886977</text:p>
          </table:table-cell>
          <table:table-cell table:style-name="ce14" office:value-type="float" office:value="0.000905401135513694" calcext:value-type="float">
            <text:p>0.000905401135514</text:p>
          </table:table-cell>
          <table:table-cell table:style-name="ce16" office:value-type="float" office:value="0.00000000372464194973309" calcext:value-type="float">
            <text:p>3.72E-09</text:p>
          </table:table-cell>
          <table:table-cell table:style-name="ce16" office:value-type="float" office:value="0.000000198012419782929" calcext:value-type="float">
            <text:p>1.98E-07</text:p>
          </table:table-cell>
          <table:table-cell table:style-name="ce16" office:value-type="float" office:value="0.000000201567105081446" calcext:value-type="float">
            <text:p>2.02E-07</text:p>
          </table:table-cell>
          <table:table-cell table:style-name="ce16" office:value-type="float" office:value="-0.0000000265136241523179" calcext:value-type="float">
            <text:p>-2.65E-08</text:p>
          </table:table-cell>
          <table:table-cell table:style-name="ce16" office:value-type="float" office:value="-0.00000000328988416976426" calcext:value-type="float">
            <text:p>-3.29E-09</text:p>
          </table:table-cell>
          <table:table-cell table:style-name="ce16" office:value-type="float" office:value="-0.000000000447261524187341" calcext:value-type="float">
            <text:p>-4.47E-10</text:p>
          </table:table-cell>
          <table:table-cell table:style-name="ce14" table:formula="of:= (10^(1.666)*[.B33]^(0.31))/1000" office:value-type="float" office:value="0.0235427549372584" calcext:value-type="float">
            <text:p>0.023542754937258</text:p>
          </table:table-cell>
          <table:table-cell table:style-name="ce14" table:formula="of:=42.803*[.B33]^0.4066/1000" office:value-type="float" office:value="0.0176064916374606" calcext:value-type="float">
            <text:p>0.017606491637461</text:p>
          </table:table-cell>
          <table:table-cell table:style-name="ce14" table:formula="of:=8.882*[.B33]^0.7294/1000" office:value-type="float" office:value="0.00180476815264703" calcext:value-type="float">
            <text:p>0.001804768152647</text:p>
          </table:table-cell>
          <table:table-cell table:style-name="ce14" table:formula="of:=[.Z33]+[.H33]" office:value-type="float" office:value="0.0185967768267702" calcext:value-type="float">
            <text:p>0.01859677682677</text:p>
          </table:table-cell>
          <table:table-cell table:style-name="ce14" table:formula="of:=[.J33]+[.E33]*[.AB33]^2" office:value-type="float" office:value="0.000000214257257984746" calcext:value-type="float">
            <text:p>2.14257257984746E-07</text:p>
          </table:table-cell>
          <table:table-cell table:style-name="ce13" table:formula="of:=SUM([.AC33]+[.AC34])" office:value-type="float" office:value="0.000000918761902182365" calcext:value-type="float">
            <text:p>9.18761902182365E-07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0250353603114334" calcext:value-type="float">
            <text:p>0.000250353603114</text:p>
          </table:table-cell>
          <table:table-cell table:style-name="ce14" office:value-type="float" office:value="0.0506783289343874" calcext:value-type="float">
            <text:p>0.050678328934387</text:p>
          </table:table-cell>
          <table:table-cell table:style-name="ce14" office:value-type="float" office:value="0.00793493398386025" calcext:value-type="float">
            <text:p>0.00793493398386</text:p>
          </table:table-cell>
          <table:table-cell table:style-name="ce14" office:value-type="float" office:value="0.0106263505657411" calcext:value-type="float">
            <text:p>0.010626350565741</text:p>
          </table:table-cell>
          <table:table-cell table:style-name="ce16" office:value-type="float" office:value="0.0000000485398481909285" calcext:value-type="float">
            <text:p>4.85E-08</text:p>
          </table:table-cell>
          <table:table-cell table:style-name="ce16" office:value-type="float" office:value="0.000000676234883985648" calcext:value-type="float">
            <text:p>6.76E-07</text:p>
          </table:table-cell>
          <table:table-cell table:style-name="ce16" office:value-type="float" office:value="0.000000659781672903138" calcext:value-type="float">
            <text:p>6.60E-07</text:p>
          </table:table-cell>
          <table:table-cell table:style-name="ce16" office:value-type="float" office:value="-0.000000100660379240476" calcext:value-type="float">
            <text:p>-1.01E-07</text:p>
          </table:table-cell>
          <table:table-cell table:style-name="ce16" office:value-type="float" office:value="-0.000000134941478392992" calcext:value-type="float">
            <text:p>-1.35E-07</text:p>
          </table:table-cell>
          <table:table-cell table:style-name="ce16" office:value-type="float" office:value="-0.0000000216130781114835" calcext:value-type="float">
            <text:p>-2.16E-08</text:p>
          </table:table-cell>
          <table:table-cell table:style-name="ce14" office:value-type="float" office:value="0.000115847371545831" calcext:value-type="float">
            <text:p>0.000115847371546</text:p>
          </table:table-cell>
          <table:table-cell table:style-name="ce14" office:value-type="float" office:value="0.0503832526804006" calcext:value-type="float">
            <text:p>0.050383252680401</text:p>
          </table:table-cell>
          <table:table-cell table:style-name="ce14" office:value-type="float" office:value="0.00755933174070015" calcext:value-type="float">
            <text:p>0.0075593317407</text:p>
          </table:table-cell>
          <table:table-cell table:style-name="ce14" office:value-type="float" office:value="0.0105379730682006" calcext:value-type="float">
            <text:p>0.010537973068201</text:p>
          </table:table-cell>
          <table:table-cell table:style-name="ce16" office:value-type="float" office:value="0.0000000223682230535187" calcext:value-type="float">
            <text:p>2.24E-08</text:p>
          </table:table-cell>
          <table:table-cell table:style-name="ce16" office:value-type="float" office:value="0.000000309830634298426" calcext:value-type="float">
            <text:p>3.10E-07</text:p>
          </table:table-cell>
          <table:table-cell table:style-name="ce16" office:value-type="float" office:value="0.000000300825981924263" calcext:value-type="float">
            <text:p>3.01E-07</text:p>
          </table:table-cell>
          <table:table-cell table:style-name="ce16" office:value-type="float" office:value="-0.000000044116436885914" calcext:value-type="float">
            <text:p>-4.41E-08</text:p>
          </table:table-cell>
          <table:table-cell table:style-name="ce16" office:value-type="float" office:value="-0.0000000614510105140287" calcext:value-type="float">
            <text:p>-6.15E-08</text:p>
          </table:table-cell>
          <table:table-cell table:style-name="ce16" office:value-type="float" office:value="-0.0000000091890561222271" calcext:value-type="float">
            <text:p>-9.19E-09</text:p>
          </table:table-cell>
          <table:table-cell table:style-name="ce14" table:formula="of:= (10^(1.666)*[.B34]^(0.31))/1000" office:value-type="float" office:value="0.0235427549372584" calcext:value-type="float">
            <text:p>0.023542754937258</text:p>
          </table:table-cell>
          <table:table-cell table:style-name="ce14" table:formula="of:=42.803*[.B34]^0.4066/1000" office:value-type="float" office:value="0.0176064916374606" calcext:value-type="float">
            <text:p>0.017606491637461</text:p>
          </table:table-cell>
          <table:table-cell table:style-name="ce14" table:formula="of:=8.882*[.B34]^0.7294/1000" office:value-type="float" office:value="0.00180476815264703" calcext:value-type="float">
            <text:p>0.001804768152647</text:p>
          </table:table-cell>
          <table:table-cell table:style-name="ce14" table:formula="of:=[.H34]" office:value-type="float" office:value="0.0106263505657411" calcext:value-type="float">
            <text:p>0.010626350565741</text:p>
          </table:table-cell>
          <table:table-cell table:style-name="ce14" table:formula="of:=[.J34]+[.E34]*[.AB34]^2" office:value-type="float" office:value="0.000000704504644197619" calcext:value-type="float">
            <text:p>7.04504644197619E-07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00378520822466488" calcext:value-type="float">
            <text:p>0.000378520822466</text:p>
          </table:table-cell>
          <table:table-cell table:style-name="ce15" office:value-type="float" office:value="0.051039335847126" calcext:value-type="float">
            <text:p>0.051039335847126</text:p>
          </table:table-cell>
          <table:table-cell table:style-name="ce15" office:value-type="float" office:value="0.0101834395866438" calcext:value-type="float">
            <text:p>0.010183439586644</text:p>
          </table:table-cell>
          <table:table-cell table:style-name="ce15" office:value-type="float" office:value="0.0174864715884611" calcext:value-type="float">
            <text:p>0.017486471588461</text:p>
          </table:table-cell>
          <table:table-cell table:style-name="ce17" office:value-type="float" office:value="0.0000001621195461517" calcext:value-type="float">
            <text:p>1.62E-07</text:p>
          </table:table-cell>
          <table:table-cell table:style-name="ce17" office:value-type="float" office:value="0.00000111023301103147" calcext:value-type="float">
            <text:p>1.11E-06</text:p>
          </table:table-cell>
          <table:table-cell table:style-name="ce18" office:value-type="float" office:value="0.00000102844213788769" calcext:value-type="float">
            <text:p>1.03E-06</text:p>
          </table:table-cell>
          <table:table-cell table:style-name="ce18" office:value-type="float" office:value="-0.000000195729362823147" calcext:value-type="float">
            <text:p>-1.96E-07</text:p>
          </table:table-cell>
          <table:table-cell table:style-name="ce18" office:value-type="float" office:value="-0.000000339386537681406" calcext:value-type="float">
            <text:p>-3.39E-07</text:p>
          </table:table-cell>
          <table:table-cell table:style-name="ce18" office:value-type="float" office:value="-0.0000000669494132773104" calcext:value-type="float">
            <text:p>-6.69E-08</text:p>
          </table:table-cell>
          <table:table-cell table:style-name="ce18" office:value-type="float" office:value="0.0000499092985056693" calcext:value-type="float">
            <text:p>4.99E-05</text:p>
          </table:table-cell>
          <table:table-cell office:value-type="float" office:value="0.051407559844662" calcext:value-type="float">
            <text:p>0.051407559844662</text:p>
          </table:table-cell>
          <table:table-cell office:value-type="float" office:value="0.00873580799551411" calcext:value-type="float">
            <text:p>0.008735807995514</text:p>
          </table:table-cell>
          <table:table-cell office:value-type="float" office:value="0.0169645065429388" calcext:value-type="float">
            <text:p>0.016964506542939</text:p>
          </table:table-cell>
          <table:table-cell table:style-name="ce18" office:value-type="float" office:value="0.0000000186769796742254" calcext:value-type="float">
            <text:p>1.87E-08</text:p>
          </table:table-cell>
          <table:table-cell table:style-name="ce18" office:value-type="float" office:value="0.000000146762583759007" calcext:value-type="float">
            <text:p>1.47E-07</text:p>
          </table:table-cell>
          <table:table-cell table:style-name="ce18" office:value-type="float" office:value="0.000000135744940413041" calcext:value-type="float">
            <text:p>1.36E-07</text:p>
          </table:table-cell>
          <table:table-cell table:style-name="ce18" office:value-type="float" office:value="-0.0000000224180052915598" calcext:value-type="float">
            <text:p>-2.24E-08</text:p>
          </table:table-cell>
          <table:table-cell table:style-name="ce18" office:value-type="float" office:value="-0.000000043521450430385" calcext:value-type="float">
            <text:p>-4.35E-08</text:p>
          </table:table-cell>
          <table:table-cell table:style-name="ce18" office:value-type="float" office:value="-0.00000000739374305225732" calcext:value-type="float">
            <text:p>-7.39E-09</text:p>
          </table:table-cell>
          <table:table-cell table:formula="of:= (10^(1.666)*[.B35]^(0.31))/1000" office:value-type="float" office:value="0.0139922637016156" calcext:value-type="float">
            <text:p>0.013992263701616</text:p>
          </table:table-cell>
          <table:table-cell table:formula="of:=42.803*[.B35]^0.4066/1000" office:value-type="float" office:value="0.00889792159072119" calcext:value-type="float">
            <text:p>0.008897921590721</text:p>
          </table:table-cell>
          <table:table-cell table:formula="of:=8.882*[.B35]^0.7294/1000" office:value-type="float" office:value="0.000530563686837676" calcext:value-type="float">
            <text:p>0.000530563686838</text:p>
          </table:table-cell>
          <table:table-cell table:formula="of:=[.Y35]-[.H35]" office:value-type="float" office:value="-0.00349420788684548" calcext:value-type="float">
            <text:p>-0.003494207886845</text:p>
          </table:table-cell>
          <table:table-cell table:formula="of:=[.J35]+[.E35]*[.AB35]^2" office:value-type="float" office:value="0.00000111485455675747" calcext:value-type="float">
            <text:p>1.11485455675747E-06</text:p>
          </table:table-cell>
          <table:table-cell table:style-name="ce13" table:formula="of:=SUM([.AC35:.AC37])" office:value-type="float" office:value="0.00000175458071326062" calcext:value-type="float">
            <text:p>1.75458071326062E-06</text:p>
          </table:table-cell>
          <table:table-cell table:style-name="ce13" table:formula="of:=[.AD36]/[.AD35]" office:value-type="float" office:value="0.364603435834145" calcext:value-type="float">
            <text:p>0.364603435834145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7" office:value-type="float" office:value="0.0000478995155065012" calcext:value-type="float">
            <text:p>4.79E-05</text:p>
          </table:table-cell>
          <table:table-cell table:style-name="ce15" office:value-type="float" office:value="0.0553213572895336" calcext:value-type="float">
            <text:p>0.055321357289534</text:p>
          </table:table-cell>
          <table:table-cell table:style-name="ce15" office:value-type="float" office:value="0.00817620215219713" calcext:value-type="float">
            <text:p>0.008176202152197</text:p>
          </table:table-cell>
          <table:table-cell table:style-name="ce17" office:value-type="float" office:value="0.0000221752507195894" calcext:value-type="float">
            <text:p>2.22E-05</text:p>
          </table:table-cell>
          <table:table-cell table:style-name="ce17" office:value-type="float" office:value="0.00000000326601436426249" calcext:value-type="float">
            <text:p>3.27E-09</text:p>
          </table:table-cell>
          <table:table-cell table:style-name="ce17" office:value-type="float" office:value="0.000000146851086346561" calcext:value-type="float">
            <text:p>1.47E-07</text:p>
          </table:table-cell>
          <table:table-cell table:style-name="ce18" office:value-type="float" office:value="0.000000150065026282891" calcext:value-type="float">
            <text:p>1.50E-07</text:p>
          </table:table-cell>
          <table:table-cell table:style-name="ce18" office:value-type="float" office:value="-0.0000000216320754870398" calcext:value-type="float">
            <text:p>-2.16E-08</text:p>
          </table:table-cell>
          <table:table-cell table:style-name="ce18" office:value-type="float" office:value="-0.0000000000667853770121963" calcext:value-type="float">
            <text:p>-6.68E-11</text:p>
          </table:table-cell>
          <table:table-cell table:style-name="ce18" office:value-type="float" office:value="0.00000000000151514307387358" calcext:value-type="float">
            <text:p>1.52E-12</text:p>
          </table:table-cell>
          <table:table-cell table:style-name="ce18" office:value-type="float" office:value="0.0000314880172406676" calcext:value-type="float">
            <text:p>3.15E-05</text:p>
          </table:table-cell>
          <table:table-cell office:value-type="float" office:value="0.0560410849560038" calcext:value-type="float">
            <text:p>0.056041084956004</text:p>
          </table:table-cell>
          <table:table-cell office:value-type="float" office:value="0.00806944228129538" calcext:value-type="float">
            <text:p>0.008069442281295</text:p>
          </table:table-cell>
          <table:table-cell table:style-name="ce18" office:value-type="float" office:value="0.0000281138630357389" calcext:value-type="float">
            <text:p>2.81E-05</text:p>
          </table:table-cell>
          <table:table-cell table:style-name="ce18" office:value-type="float" office:value="0.00000000207791871233102" calcext:value-type="float">
            <text:p>2.08E-09</text:p>
          </table:table-cell>
          <table:table-cell table:style-name="ce18" office:value-type="float" office:value="0.0000000990178063209249" calcext:value-type="float">
            <text:p>9.90E-08</text:p>
          </table:table-cell>
          <table:table-cell table:style-name="ce18" office:value-type="float" office:value="0.000000101074129968724" calcext:value-type="float">
            <text:p>1.01E-07</text:p>
          </table:table-cell>
          <table:table-cell table:style-name="ce18" office:value-type="float" office:value="-0.0000000142235075080269" calcext:value-type="float">
            <text:p>-1.42E-08</text:p>
          </table:table-cell>
          <table:table-cell table:style-name="ce18" office:value-type="float" office:value="-0.0000000000438567390224085" calcext:value-type="float">
            <text:p>-4.39E-11</text:p>
          </table:table-cell>
          <table:table-cell table:style-name="ce18" office:value-type="float" office:value="-0.00000000000448694493753466" calcext:value-type="float">
            <text:p>-4.49E-12</text:p>
          </table:table-cell>
          <table:table-cell table:formula="of:= (10^(1.666)*[.B36]^(0.31))/1000" office:value-type="float" office:value="0.0139922637016156" calcext:value-type="float">
            <text:p>0.013992263701616</text:p>
          </table:table-cell>
          <table:table-cell table:formula="of:=42.803*[.B36]^0.4066/1000" office:value-type="float" office:value="0.00889792159072119" calcext:value-type="float">
            <text:p>0.008897921590721</text:p>
          </table:table-cell>
          <table:table-cell table:formula="of:=8.882*[.B36]^0.7294/1000" office:value-type="float" office:value="0.000530563686837676" calcext:value-type="float">
            <text:p>0.000530563686838</text:p>
          </table:table-cell>
          <table:table-cell table:formula="of:=[.Z36]+[.H36]" office:value-type="float" office:value="0.00892009684144078" calcext:value-type="float">
            <text:p>0.008920096841441</text:p>
          </table:table-cell>
          <table:table-cell table:formula="of:=[.J36]+[.E36]*[.AB36]^2" office:value-type="float" office:value="0.000000150662361111267" calcext:value-type="float">
            <text:p>1.50662361111267E-07</text:p>
          </table:table-cell>
          <table:table-cell table:style-name="ce13" table:formula="of:=SUM([.AC36]+[.AC37])" office:value-type="float" office:value="0.000000639726156503147" calcext:value-type="float">
            <text:p>6.39726156503147E-07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00175772260374" calcext:value-type="float">
            <text:p>0.000175772260374</text:p>
          </table:table-cell>
          <table:table-cell table:style-name="ce15" office:value-type="float" office:value="0.0518863871390463" calcext:value-type="float">
            <text:p>0.051886387139046</text:p>
          </table:table-cell>
          <table:table-cell table:style-name="ce15" office:value-type="float" office:value="0.00938330793664243" calcext:value-type="float">
            <text:p>0.009383307936642</text:p>
          </table:table-cell>
          <table:table-cell table:style-name="ce15" office:value-type="float" office:value="0.00615284203745673" calcext:value-type="float">
            <text:p>0.006152842037457</text:p>
          </table:table-cell>
          <table:table-cell table:style-name="ce17" office:value-type="float" office:value="0.000000024185523719424" calcext:value-type="float">
            <text:p>2.42E-08</text:p>
          </table:table-cell>
          <table:table-cell table:style-name="ce17" office:value-type="float" office:value="0.000000482409503172562" calcext:value-type="float">
            <text:p>4.82E-07</text:p>
          </table:table-cell>
          <table:table-cell table:style-name="ce18" office:value-type="float" office:value="0.000000489465246601188" calcext:value-type="float">
            <text:p>4.89E-07</text:p>
          </table:table-cell>
          <table:table-cell table:style-name="ce18" office:value-type="float" office:value="-0.00000008567412623008" calcext:value-type="float">
            <text:p>-8.57E-08</text:p>
          </table:table-cell>
          <table:table-cell table:style-name="ce18" office:value-type="float" office:value="-0.0000000559428726530072" calcext:value-type="float">
            <text:p>-5.59E-08</text:p>
          </table:table-cell>
          <table:table-cell table:style-name="ce18" office:value-type="float" office:value="-0.0000000104192184124101" calcext:value-type="float">
            <text:p>-1.04E-08</text:p>
          </table:table-cell>
          <table:table-cell table:style-name="ce18" office:value-type="float" office:value="0.000036958960685502" calcext:value-type="float">
            <text:p>3.70E-05</text:p>
          </table:table-cell>
          <table:table-cell office:value-type="float" office:value="0.0512507227382252" calcext:value-type="float">
            <text:p>0.051250722738225</text:p>
          </table:table-cell>
          <table:table-cell office:value-type="float" office:value="0.00884485430666739" calcext:value-type="float">
            <text:p>0.008844854306667</text:p>
          </table:table-cell>
          <table:table-cell office:value-type="float" office:value="0.00696287375600956" calcext:value-type="float">
            <text:p>0.00696287375601</text:p>
          </table:table-cell>
          <table:table-cell table:style-name="ce18" office:value-type="float" office:value="0.00000000510580076166845" calcext:value-type="float">
            <text:p>5.11E-09</text:p>
          </table:table-cell>
          <table:table-cell table:style-name="ce18" office:value-type="float" office:value="0.00000009930089449957" calcext:value-type="float">
            <text:p>9.93E-08</text:p>
          </table:table-cell>
          <table:table-cell table:style-name="ce18" office:value-type="float" office:value="0.0000000999921272747749" calcext:value-type="float">
            <text:p>1.00E-07</text:p>
          </table:table-cell>
          <table:table-cell table:style-name="ce18" office:value-type="float" office:value="-0.0000000167535951238008" calcext:value-type="float">
            <text:p>-1.68E-08</text:p>
          </table:table-cell>
          <table:table-cell table:style-name="ce18" office:value-type="float" office:value="-0.0000000131514151161017" calcext:value-type="float">
            <text:p>-1.32E-08</text:p>
          </table:table-cell>
          <table:table-cell table:style-name="ce18" office:value-type="float" office:value="-0.00000000227955369167881" calcext:value-type="float">
            <text:p>-2.28E-09</text:p>
          </table:table-cell>
          <table:table-cell table:formula="of:= (10^(1.666)*[.B37]^(0.31))/1000" office:value-type="float" office:value="0.0139922637016156" calcext:value-type="float">
            <text:p>0.013992263701616</text:p>
          </table:table-cell>
          <table:table-cell table:formula="of:=42.803*[.B37]^0.4066/1000" office:value-type="float" office:value="0.00889792159072119" calcext:value-type="float">
            <text:p>0.008897921590721</text:p>
          </table:table-cell>
          <table:table-cell table:formula="of:=8.882*[.B37]^0.7294/1000" office:value-type="float" office:value="0.000530563686837676" calcext:value-type="float">
            <text:p>0.000530563686838</text:p>
          </table:table-cell>
          <table:table-cell table:formula="of:=[.H37]" office:value-type="float" office:value="0.00615284203745673" calcext:value-type="float">
            <text:p>0.006152842037457</text:p>
          </table:table-cell>
          <table:table-cell table:formula="of:=[.J37]+[.E37]*[.AB37]^2" office:value-type="float" office:value="0.00000048906379539188" calcext:value-type="float">
            <text:p>4.8906379539188E-07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803869086500935" calcext:value-type="float">
            <text:p>0.080386908650094</text:p>
          </table:table-cell>
          <table:table-cell table:style-name="ce14" office:value-type="float" office:value="0.315474208823496" calcext:value-type="float">
            <text:p>0.315474208823496</text:p>
          </table:table-cell>
          <table:table-cell table:style-name="ce14" office:value-type="float" office:value="0.0310904100575643" calcext:value-type="float">
            <text:p>0.031090410057564</text:p>
          </table:table-cell>
          <table:table-cell table:style-name="ce14" office:value-type="float" office:value="0.132716710117387" calcext:value-type="float">
            <text:p>0.132716710117387</text:p>
          </table:table-cell>
          <table:table-cell table:style-name="ce14" office:value-type="float" office:value="0.00154972906862026" calcext:value-type="float">
            <text:p>0.00154972906862</text:p>
          </table:table-cell>
          <table:table-cell table:style-name="ce14" office:value-type="float" office:value="0.00948671546054508" calcext:value-type="float">
            <text:p>0.009486715460545</text:p>
          </table:table-cell>
          <table:table-cell table:style-name="ce14" office:value-type="float" office:value="0.00809752677507894" calcext:value-type="float">
            <text:p>0.008097526775079</text:p>
          </table:table-cell>
          <table:table-cell table:style-name="ce14" office:value-type="float" office:value="-0.000788700902220296" calcext:value-type="float">
            <text:p>-0.00078870090222</text:p>
          </table:table-cell>
          <table:table-cell table:style-name="ce14" office:value-type="float" office:value="-0.00336933989415394" calcext:value-type="float">
            <text:p>-0.003369339894154</text:p>
          </table:table-cell>
          <table:table-cell table:style-name="ce14" office:value-type="float" office:value="-0.000335939759671212" calcext:value-type="float">
            <text:p>-0.000335939759671</text:p>
          </table:table-cell>
          <table:table-cell table:style-name="ce14" office:value-type="float" office:value="0.0267896419813719" calcext:value-type="float">
            <text:p>0.026789641981372</text:p>
          </table:table-cell>
          <table:table-cell table:style-name="ce14" office:value-type="float" office:value="0.320125314941845" calcext:value-type="float">
            <text:p>0.320125314941845</text:p>
          </table:table-cell>
          <table:table-cell table:style-name="ce14" office:value-type="float" office:value="0.030701608763778" calcext:value-type="float">
            <text:p>0.030701608763778</text:p>
          </table:table-cell>
          <table:table-cell table:style-name="ce14" office:value-type="float" office:value="0.134091703822086" calcext:value-type="float">
            <text:p>0.134091703822086</text:p>
          </table:table-cell>
          <table:table-cell table:style-name="ce14" office:value-type="float" office:value="0.000525613752314931" calcext:value-type="float">
            <text:p>0.000525613752315</text:p>
          </table:table-cell>
          <table:table-cell table:style-name="ce14" office:value-type="float" office:value="0.00324580551644038" calcext:value-type="float">
            <text:p>0.00324580551644</text:p>
          </table:table-cell>
          <table:table-cell table:style-name="ce14" office:value-type="float" office:value="0.00277196719612227" calcext:value-type="float">
            <text:p>0.002771967196122</text:p>
          </table:table-cell>
          <table:table-cell table:style-name="ce14" office:value-type="float" office:value="-0.000263423681190613" calcext:value-type="float">
            <text:p>-0.000263423681191</text:p>
          </table:table-cell>
          <table:table-cell table:style-name="ce14" office:value-type="float" office:value="-0.00114948818448336" calcext:value-type="float">
            <text:p>-0.001149488184483</text:p>
          </table:table-cell>
          <table:table-cell table:style-name="ce14" office:value-type="float" office:value="-0.000109985559724278" calcext:value-type="float">
            <text:p>-0.000109985559724</text:p>
          </table:table-cell>
          <table:table-cell table:style-name="ce14" table:formula="of:= (10^(1.666)*[.B38]^(0.31))/1000" office:value-type="float" office:value="0.0773990309995688" calcext:value-type="float">
            <text:p>0.077399030999569</text:p>
          </table:table-cell>
          <table:table-cell table:style-name="ce14" table:formula="of:=42.803*[.B38]^0.4066/1000" office:value-type="float" office:value="0.0838719993386112" calcext:value-type="float">
            <text:p>0.083871999338611</text:p>
          </table:table-cell>
          <table:table-cell table:style-name="ce14" table:formula="of:=8.882*[.B38]^0.7294/1000" office:value-type="float" office:value="0.029688339019327" calcext:value-type="float">
            <text:p>0.029688339019327</text:p>
          </table:table-cell>
          <table:table-cell table:style-name="ce14" table:formula="of:=[.Y38]-[.H38]" office:value-type="float" office:value="-0.0553176791178182" calcext:value-type="float">
            <text:p>-0.055317679117818</text:p>
          </table:table-cell>
          <table:table-cell table:style-name="ce14" table:formula="of:=[.J38]+[.E38]*[.AB38]^2" office:value-type="float" office:value="0.00973270306850485" calcext:value-type="float">
            <text:p>0.009732703068505</text:p>
          </table:table-cell>
          <table:table-cell table:style-name="ce13" table:formula="of:=SUM([.AC38:.AC40])" office:value-type="float" office:value="0.0162911900350686" calcext:value-type="float">
            <text:p>0.016291190035069</text:p>
          </table:table-cell>
          <table:table-cell table:style-name="ce13" table:formula="of:=[.AD39]/[.AD38]" office:value-type="float" office:value="0.402578752837936" calcext:value-type="float">
            <text:p>0.402578752837936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205150332915165" calcext:value-type="float">
            <text:p>0.020515033291517</text:p>
          </table:table-cell>
          <table:table-cell table:style-name="ce14" office:value-type="float" office:value="0.344511700956724" calcext:value-type="float">
            <text:p>0.344511700956724</text:p>
          </table:table-cell>
          <table:table-cell table:style-name="ce14" office:value-type="float" office:value="0.0302061029563373" calcext:value-type="float">
            <text:p>0.030206102956337</text:p>
          </table:table-cell>
          <table:table-cell table:style-name="ce14" office:value-type="float" office:value="0.00615128188244677" calcext:value-type="float">
            <text:p>0.006151281882447</text:p>
          </table:table-cell>
          <table:table-cell table:style-name="ce16" office:value-type="float" office:value="0.0000212723418779201" calcext:value-type="float">
            <text:p>2.13E-05</text:p>
          </table:table-cell>
          <table:table-cell table:style-name="ce14" office:value-type="float" office:value="0.00244077742243328" calcext:value-type="float">
            <text:p>0.002440777422433</text:p>
          </table:table-cell>
          <table:table-cell table:style-name="ce14" office:value-type="float" office:value="0.00245837760299129" calcext:value-type="float">
            <text:p>0.002458377602991</text:p>
          </table:table-cell>
          <table:table-cell table:style-name="ce14" office:value-type="float" office:value="-0.000213398420927013" calcext:value-type="float">
            <text:p>-0.000213398420927</text:p>
          </table:table-cell>
          <table:table-cell table:style-name="ce16" office:value-type="float" office:value="-0.0000423765839048409" calcext:value-type="float">
            <text:p>-4.24E-05</text:p>
          </table:table-cell>
          <table:table-cell table:style-name="ce16" office:value-type="float" office:value="-0.00000374060242110491" calcext:value-type="float">
            <text:p>-3.74E-06</text:p>
          </table:table-cell>
          <table:table-cell table:style-name="ce14" office:value-type="float" office:value="0.0203602603294123" calcext:value-type="float">
            <text:p>0.020360260329412</text:p>
          </table:table-cell>
          <table:table-cell table:style-name="ce14" office:value-type="float" office:value="0.344836338171394" calcext:value-type="float">
            <text:p>0.344836338171394</text:p>
          </table:table-cell>
          <table:table-cell table:style-name="ce14" office:value-type="float" office:value="0.0290980723183642" calcext:value-type="float">
            <text:p>0.029098072318364</text:p>
          </table:table-cell>
          <table:table-cell table:style-name="ce14" office:value-type="float" office:value="0.00545833154506018" calcext:value-type="float">
            <text:p>0.00545833154506</text:p>
          </table:table-cell>
          <table:table-cell table:style-name="ce16" office:value-type="float" office:value="0.0000193355400860827" calcext:value-type="float">
            <text:p>1.93E-05</text:p>
          </table:table-cell>
          <table:table-cell table:style-name="ce14" office:value-type="float" office:value="0.00242681786886777" calcext:value-type="float">
            <text:p>0.002426817868868</text:p>
          </table:table-cell>
          <table:table-cell table:style-name="ce14" office:value-type="float" office:value="0.00244323384554115" calcext:value-type="float">
            <text:p>0.002443233845541</text:p>
          </table:table-cell>
          <table:table-cell table:style-name="ce14" office:value-type="float" office:value="-0.000204452074185979" calcext:value-type="float">
            <text:p>-0.000204452074186</text:p>
          </table:table-cell>
          <table:table-cell table:style-name="ce16" office:value-type="float" office:value="-0.0000374679998937142" calcext:value-type="float">
            <text:p>-3.75E-05</text:p>
          </table:table-cell>
          <table:table-cell table:style-name="ce16" office:value-type="float" office:value="-0.0000032086961954978" calcext:value-type="float">
            <text:p>-3.21E-06</text:p>
          </table:table-cell>
          <table:table-cell table:style-name="ce14" table:formula="of:= (10^(1.666)*[.B39]^(0.31))/1000" office:value-type="float" office:value="0.0773990309995688" calcext:value-type="float">
            <text:p>0.077399030999569</text:p>
          </table:table-cell>
          <table:table-cell table:style-name="ce14" table:formula="of:=42.803*[.B39]^0.4066/1000" office:value-type="float" office:value="0.0838719993386112" calcext:value-type="float">
            <text:p>0.083871999338611</text:p>
          </table:table-cell>
          <table:table-cell table:style-name="ce14" table:formula="of:=8.882*[.B39]^0.7294/1000" office:value-type="float" office:value="0.029688339019327" calcext:value-type="float">
            <text:p>0.029688339019327</text:p>
          </table:table-cell>
          <table:table-cell table:style-name="ce14" table:formula="of:=[.Z39]+[.H39]" office:value-type="float" office:value="0.0900232812210579" calcext:value-type="float">
            <text:p>0.090023281221058</text:p>
          </table:table-cell>
          <table:table-cell table:style-name="ce14" table:formula="of:=[.J39]+[.E39]*[.AB39]^2" office:value-type="float" office:value="0.00260703517391854" calcext:value-type="float">
            <text:p>0.002607035173919</text:p>
          </table:table-cell>
          <table:table-cell table:style-name="ce13" table:formula="of:=SUM([.AC39]+[.AC40])" office:value-type="float" office:value="0.00655848696656371" calcext:value-type="float">
            <text:p>0.006558486966564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371023229596593" calcext:value-type="float">
            <text:p>0.037102322959659</text:p>
          </table:table-cell>
          <table:table-cell table:style-name="ce14" office:value-type="float" office:value="0.314361887089657" calcext:value-type="float">
            <text:p>0.314361887089657</text:p>
          </table:table-cell>
          <table:table-cell table:style-name="ce14" office:value-type="float" office:value="0.0293043854410726" calcext:value-type="float">
            <text:p>0.029304385441073</text:p>
          </table:table-cell>
          <table:table-cell table:style-name="ce14" office:value-type="float" office:value="0.0596525788938844" calcext:value-type="float">
            <text:p>0.059652578893884</text:p>
          </table:table-cell>
          <table:table-cell table:style-name="ce14" office:value-type="float" office:value="0.000183705043449673" calcext:value-type="float">
            <text:p>0.00018370504345</text:p>
          </table:table-cell>
          <table:table-cell table:style-name="ce14" office:value-type="float" office:value="0.003819425767297" calcext:value-type="float">
            <text:p>0.003819425767297</text:p>
          </table:table-cell>
          <table:table-cell table:style-name="ce14" office:value-type="float" office:value="0.00370158869418747" calcext:value-type="float">
            <text:p>0.003701588694187</text:p>
          </table:table-cell>
          <table:table-cell table:style-name="ce14" office:value-type="float" office:value="-0.000341952617918098" calcext:value-type="float">
            <text:p>-0.000341952617918</text:p>
          </table:table-cell>
          <table:table-cell table:style-name="ce14" office:value-type="float" office:value="-0.000695913470551515" calcext:value-type="float">
            <text:p>-0.000695913470552</text:p>
          </table:table-cell>
          <table:table-cell table:style-name="ce16" office:value-type="float" office:value="-0.0000638890080700016" calcext:value-type="float">
            <text:p>-6.39E-05</text:p>
          </table:table-cell>
          <table:table-cell table:style-name="ce14" office:value-type="float" office:value="0.0165386987790489" calcext:value-type="float">
            <text:p>0.016538698779049</text:p>
          </table:table-cell>
          <table:table-cell table:style-name="ce14" office:value-type="float" office:value="0.313547123655082" calcext:value-type="float">
            <text:p>0.313547123655082</text:p>
          </table:table-cell>
          <table:table-cell table:style-name="ce14" office:value-type="float" office:value="0.0307397219590375" calcext:value-type="float">
            <text:p>0.030739721959038</text:p>
          </table:table-cell>
          <table:table-cell table:style-name="ce14" office:value-type="float" office:value="0.0564065666513161" calcext:value-type="float">
            <text:p>0.056406566651316</text:p>
          </table:table-cell>
          <table:table-cell table:style-name="ce16" office:value-type="float" office:value="0.0000788818425840755" calcext:value-type="float">
            <text:p>7.89E-05</text:p>
          </table:table-cell>
          <table:table-cell table:style-name="ce14" office:value-type="float" office:value="0.00168924694961887" calcext:value-type="float">
            <text:p>0.001689246949619</text:p>
          </table:table-cell>
          <table:table-cell table:style-name="ce14" office:value-type="float" office:value="0.00164212319134306" calcext:value-type="float">
            <text:p>0.001642123191343</text:p>
          </table:table-cell>
          <table:table-cell table:style-name="ce14" office:value-type="float" office:value="-0.000159426656980904" calcext:value-type="float">
            <text:p>-0.000159426656981</text:p>
          </table:table-cell>
          <table:table-cell table:style-name="ce14" office:value-type="float" office:value="-0.000292291303679602" calcext:value-type="float">
            <text:p>-0.00029229130368</text:p>
          </table:table-cell>
          <table:table-cell table:style-name="ce16" office:value-type="float" office:value="-0.0000283330822989099" calcext:value-type="float">
            <text:p>-2.83E-05</text:p>
          </table:table-cell>
          <table:table-cell table:style-name="ce14" table:formula="of:= (10^(1.666)*[.B40]^(0.31))/1000" office:value-type="float" office:value="0.0773990309995688" calcext:value-type="float">
            <text:p>0.077399030999569</text:p>
          </table:table-cell>
          <table:table-cell table:style-name="ce14" table:formula="of:=42.803*[.B40]^0.4066/1000" office:value-type="float" office:value="0.0838719993386112" calcext:value-type="float">
            <text:p>0.083871999338611</text:p>
          </table:table-cell>
          <table:table-cell table:style-name="ce14" table:formula="of:=8.882*[.B40]^0.7294/1000" office:value-type="float" office:value="0.029688339019327" calcext:value-type="float">
            <text:p>0.029688339019327</text:p>
          </table:table-cell>
          <table:table-cell table:style-name="ce14" table:formula="of:=[.H40]" office:value-type="float" office:value="0.0596525788938844" calcext:value-type="float">
            <text:p>0.059652578893884</text:p>
          </table:table-cell>
          <table:table-cell table:style-name="ce14" table:formula="of:=[.J40]+[.E40]*[.AB40]^2" office:value-type="float" office:value="0.00395145179264517" calcext:value-type="float">
            <text:p>0.003951451792645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435157585612076" calcext:value-type="float">
            <text:p>0.043515758561208</text:p>
          </table:table-cell>
          <table:table-cell table:style-name="ce15" office:value-type="float" office:value="0.274035109801636" calcext:value-type="float">
            <text:p>0.274035109801636</text:p>
          </table:table-cell>
          <table:table-cell table:style-name="ce15" office:value-type="float" office:value="0.037034405777165" calcext:value-type="float">
            <text:p>0.037034405777165</text:p>
          </table:table-cell>
          <table:table-cell table:style-name="ce15" office:value-type="float" office:value="0.100466914127207" calcext:value-type="float">
            <text:p>0.100466914127207</text:p>
          </table:table-cell>
          <table:table-cell table:style-name="ce15" office:value-type="float" office:value="0.000516361449254787" calcext:value-type="float">
            <text:p>0.000516361449255</text:p>
          </table:table-cell>
          <table:table-cell table:style-name="ce15" office:value-type="float" office:value="0.00372846051037817" calcext:value-type="float">
            <text:p>0.003728460510378</text:p>
          </table:table-cell>
          <table:table-cell office:value-type="float" office:value="0.0033338053983258" calcext:value-type="float">
            <text:p>0.003333805398326</text:p>
          </table:table-cell>
          <table:table-cell office:value-type="float" office:value="-0.000441413228788606" calcext:value-type="float">
            <text:p>-0.000441413228789</text:p>
          </table:table-cell>
          <table:table-cell office:value-type="float" office:value="-0.00119892937148644" calcext:value-type="float">
            <text:p>-0.001198929371486</text:p>
          </table:table-cell>
          <table:table-cell office:value-type="float" office:value="-0.000162713846123213" calcext:value-type="float">
            <text:p>-0.000162713846123</text:p>
          </table:table-cell>
          <table:table-cell office:value-type="float" office:value="0.0154596483086898" calcext:value-type="float">
            <text:p>0.01545964830869</text:p>
          </table:table-cell>
          <table:table-cell office:value-type="float" office:value="0.272956014125543" calcext:value-type="float">
            <text:p>0.272956014125543</text:p>
          </table:table-cell>
          <table:table-cell office:value-type="float" office:value="0.0353712454622003" calcext:value-type="float">
            <text:p>0.0353712454622</text:p>
          </table:table-cell>
          <table:table-cell office:value-type="float" office:value="0.100232598770207" calcext:value-type="float">
            <text:p>0.100232598770207</text:p>
          </table:table-cell>
          <table:table-cell office:value-type="float" office:value="0.000181258623168349" calcext:value-type="float">
            <text:p>0.000181258623168</text:p>
          </table:table-cell>
          <table:table-cell office:value-type="float" office:value="0.00131365074955964" calcext:value-type="float">
            <text:p>0.00131365074956</text:p>
          </table:table-cell>
          <table:table-cell office:value-type="float" office:value="0.00117172728818527" calcext:value-type="float">
            <text:p>0.001171727288185</text:p>
          </table:table-cell>
          <table:table-cell office:value-type="float" office:value="-0.000149286908051187" calcext:value-type="float">
            <text:p>-0.000149286908051</text:p>
          </table:table-cell>
          <table:table-cell office:value-type="float" office:value="-0.000422800743377892" calcext:value-type="float">
            <text:p>-0.000422800743378</text:p>
          </table:table-cell>
          <table:table-cell table:style-name="ce18" office:value-type="float" office:value="-0.0000547444176790091" calcext:value-type="float">
            <text:p>-5.47E-05</text:p>
          </table:table-cell>
          <table:table-cell table:formula="of:= (10^(1.666)*[.B41]^(0.31))/1000" office:value-type="float" office:value="0.0728408862573579" calcext:value-type="float">
            <text:p>0.072840886257358</text:p>
          </table:table-cell>
          <table:table-cell table:formula="of:=42.803*[.B41]^0.4066/1000" office:value-type="float" office:value="0.0774537560254163" calcext:value-type="float">
            <text:p>0.077453756025416</text:p>
          </table:table-cell>
          <table:table-cell table:formula="of:=8.882*[.B41]^0.7294/1000" office:value-type="float" office:value="0.0257372807707883" calcext:value-type="float">
            <text:p>0.025737280770788</text:p>
          </table:table-cell>
          <table:table-cell table:formula="of:=[.Y41]-[.H41]" office:value-type="float" office:value="-0.0276260278698491" calcext:value-type="float">
            <text:p>-0.027626027869849</text:p>
          </table:table-cell>
          <table:table-cell table:formula="of:=[.J41]+[.E41]*[.AB41]^2" office:value-type="float" office:value="0.00376167162486152" calcext:value-type="float">
            <text:p>0.003761671624862</text:p>
          </table:table-cell>
          <table:table-cell table:style-name="ce13" table:formula="of:=SUM([.AC41:.AC43])" office:value-type="float" office:value="0.00699727277200984" calcext:value-type="float">
            <text:p>0.00699727277201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11816489520467" calcext:value-type="float">
            <text:p>0.011816489520467</text:p>
          </table:table-cell>
          <table:table-cell table:style-name="ce15" office:value-type="float" office:value="0.290857190729017" calcext:value-type="float">
            <text:p>0.290857190729017</text:p>
          </table:table-cell>
          <table:table-cell table:style-name="ce15" office:value-type="float" office:value="0.0363903358692187" calcext:value-type="float">
            <text:p>0.036390335869219</text:p>
          </table:table-cell>
          <table:table-cell table:style-name="ce15" office:value-type="float" office:value="0.00155699007304167" calcext:value-type="float">
            <text:p>0.001556990073042</text:p>
          </table:table-cell>
          <table:table-cell table:style-name="ce17" office:value-type="float" office:value="0.0000163637226252881" calcext:value-type="float">
            <text:p>1.64E-05</text:p>
          </table:table-cell>
          <table:table-cell table:style-name="ce15" office:value-type="float" office:value="0.00100180550098757" calcext:value-type="float">
            <text:p>0.001001805500988</text:p>
          </table:table-cell>
          <table:table-cell office:value-type="float" office:value="0.00101770716996327" calcext:value-type="float">
            <text:p>0.001017707169963</text:p>
          </table:table-cell>
          <table:table-cell office:value-type="float" office:value="-0.000124962976849471" calcext:value-type="float">
            <text:p>-0.000124962976849</text:p>
          </table:table-cell>
          <table:table-cell table:style-name="ce18" office:value-type="float" office:value="-0.00000547545196881031" calcext:value-type="float">
            <text:p>-5.48E-06</text:p>
          </table:table-cell>
          <table:table-cell table:style-name="ce18" office:value-type="float" office:value="-0.000000611124433054598" calcext:value-type="float">
            <text:p>-6.11E-07</text:p>
          </table:table-cell>
          <table:table-cell office:value-type="float" office:value="0.0098193481607767" calcext:value-type="float">
            <text:p>0.009819348160777</text:p>
          </table:table-cell>
          <table:table-cell office:value-type="float" office:value="0.293410247023614" calcext:value-type="float">
            <text:p>0.293410247023614</text:p>
          </table:table-cell>
          <table:table-cell office:value-type="float" office:value="0.0361486448305406" calcext:value-type="float">
            <text:p>0.036148644830541</text:p>
          </table:table-cell>
          <table:table-cell office:value-type="float" office:value="0.00175729657395543" calcext:value-type="float">
            <text:p>0.001757296573955</text:p>
          </table:table-cell>
          <table:table-cell table:style-name="ce18" office:value-type="float" office:value="0.0000132854042483459" calcext:value-type="float">
            <text:p>1.33E-05</text:p>
          </table:table-cell>
          <table:table-cell office:value-type="float" office:value="0.000846971256743881" calcext:value-type="float">
            <text:p>0.000846971256744</text:p>
          </table:table-cell>
          <table:table-cell office:value-type="float" office:value="0.000859983402110863" calcext:value-type="float">
            <text:p>0.000859983402111</text:p>
          </table:table-cell>
          <table:table-cell office:value-type="float" office:value="-0.000104076223350909" calcext:value-type="float">
            <text:p>-0.000104076223351</text:p>
          </table:table-cell>
          <table:table-cell table:style-name="ce18" office:value-type="float" office:value="-0.00000511529871911604" calcext:value-type="float">
            <text:p>-5.12E-06</text:p>
          </table:table-cell>
          <table:table-cell table:style-name="ce18" office:value-type="float" office:value="-0.000000603606529222609" calcext:value-type="float">
            <text:p>-6.04E-07</text:p>
          </table:table-cell>
          <table:table-cell table:formula="of:= (10^(1.666)*[.B42]^(0.31))/1000" office:value-type="float" office:value="0.0728408862573579" calcext:value-type="float">
            <text:p>0.072840886257358</text:p>
          </table:table-cell>
          <table:table-cell table:formula="of:=42.803*[.B42]^0.4066/1000" office:value-type="float" office:value="0.0774537560254163" calcext:value-type="float">
            <text:p>0.077453756025416</text:p>
          </table:table-cell>
          <table:table-cell table:formula="of:=8.882*[.B42]^0.7294/1000" office:value-type="float" office:value="0.0257372807707883" calcext:value-type="float">
            <text:p>0.025737280770788</text:p>
          </table:table-cell>
          <table:table-cell table:formula="of:=[.Z42]+[.H42]" office:value-type="float" office:value="0.079010746098458" calcext:value-type="float">
            <text:p>0.079010746098458</text:p>
          </table:table-cell>
          <table:table-cell table:formula="of:=[.J42]+[.E42]*[.AB42]^2" office:value-type="float" office:value="0.00107557227647261" calcext:value-type="float">
            <text:p>0.001075572276473</text:p>
          </table:table-cell>
          <table:table-cell table:style-name="ce13" table:formula="of:=SUM([.AC42]+[.AC43])" office:value-type="float" office:value="0.00323560114714832" calcext:value-type="float">
            <text:p>0.003235601147148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2838878628564" calcext:value-type="float">
            <text:p>0.02838878628564</text:p>
          </table:table-cell>
          <table:table-cell table:style-name="ce15" office:value-type="float" office:value="0.268456884759739" calcext:value-type="float">
            <text:p>0.268456884759739</text:p>
          </table:table-cell>
          <table:table-cell table:style-name="ce15" office:value-type="float" office:value="0.0342849455964083" calcext:value-type="float">
            <text:p>0.034284945596408</text:p>
          </table:table-cell>
          <table:table-cell table:style-name="ce15" office:value-type="float" office:value="0.0426816120273859" calcext:value-type="float">
            <text:p>0.042681612027386</text:p>
          </table:table-cell>
          <table:table-cell table:style-name="ce17" office:value-type="float" office:value="0.0000952370435873654" calcext:value-type="float">
            <text:p>9.52E-05</text:p>
          </table:table-cell>
          <table:table-cell table:style-name="ce15" office:value-type="float" office:value="0.00210831245077422" calcext:value-type="float">
            <text:p>0.002108312450774</text:p>
          </table:table-cell>
          <table:table-cell office:value-type="float" office:value="0.0020814997377161" calcext:value-type="float">
            <text:p>0.002081499737716</text:p>
          </table:table-cell>
          <table:table-cell office:value-type="float" office:value="-0.000261456574128576" calcext:value-type="float">
            <text:p>-0.000261456574129</text:p>
          </table:table-cell>
          <table:table-cell office:value-type="float" office:value="-0.000325082642828841" calcext:value-type="float">
            <text:p>-0.000325082642829</text:p>
          </table:table-cell>
          <table:table-cell table:style-name="ce18" office:value-type="float" office:value="-0.0000408335647701759" calcext:value-type="float">
            <text:p>-4.08E-05</text:p>
          </table:table-cell>
          <table:table-cell office:value-type="float" office:value="0.00980178363654024" calcext:value-type="float">
            <text:p>0.00980178363654</text:p>
          </table:table-cell>
          <table:table-cell office:value-type="float" office:value="0.268239159847848" calcext:value-type="float">
            <text:p>0.268239159847848</text:p>
          </table:table-cell>
          <table:table-cell office:value-type="float" office:value="0.0353679617964117" calcext:value-type="float">
            <text:p>0.035367961796412</text:p>
          </table:table-cell>
          <table:table-cell office:value-type="float" office:value="0.0424176880275269" calcext:value-type="float">
            <text:p>0.042417688027527</text:p>
          </table:table-cell>
          <table:table-cell table:style-name="ce18" office:value-type="float" office:value="0.0000336682732506462" calcext:value-type="float">
            <text:p>3.37E-05</text:p>
          </table:table-cell>
          <table:table-cell office:value-type="float" office:value="0.00072668737082273" calcext:value-type="float">
            <text:p>0.000726687370823</text:p>
          </table:table-cell>
          <table:table-cell office:value-type="float" office:value="0.00071778624852974" calcext:value-type="float">
            <text:p>0.00071778624853</text:p>
          </table:table-cell>
          <table:table-cell table:style-name="ce18" office:value-type="float" office:value="-0.0000929918892203066" calcext:value-type="float">
            <text:p>-9.30E-05</text:p>
          </table:table-cell>
          <table:table-cell office:value-type="float" office:value="-0.000111349972896644" calcext:value-type="float">
            <text:p>-0.000111349972897</text:p>
          </table:table-cell>
          <table:table-cell table:style-name="ce18" office:value-type="float" office:value="-0.0000144420755883645" calcext:value-type="float">
            <text:p>-1.44E-05</text:p>
          </table:table-cell>
          <table:table-cell table:formula="of:= (10^(1.666)*[.B43]^(0.31))/1000" office:value-type="float" office:value="0.0728408862573579" calcext:value-type="float">
            <text:p>0.072840886257358</text:p>
          </table:table-cell>
          <table:table-cell table:formula="of:=42.803*[.B43]^0.4066/1000" office:value-type="float" office:value="0.0774537560254163" calcext:value-type="float">
            <text:p>0.077453756025416</text:p>
          </table:table-cell>
          <table:table-cell table:formula="of:=8.882*[.B43]^0.7294/1000" office:value-type="float" office:value="0.0257372807707883" calcext:value-type="float">
            <text:p>0.025737280770788</text:p>
          </table:table-cell>
          <table:table-cell table:formula="of:=[.H43]" office:value-type="float" office:value="0.0426816120273859" calcext:value-type="float">
            <text:p>0.042681612027386</text:p>
          </table:table-cell>
          <table:table-cell table:formula="of:=[.J43]+[.E43]*[.AB43]^2" office:value-type="float" office:value="0.00216002887067572" calcext:value-type="float">
            <text:p>0.002160028870676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Panthera_onca</text:p>
          </table:table-cell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1.46980337563832" calcext:value-type="float">
            <text:p>1.46980337563832</text:p>
          </table:table-cell>
          <table:table-cell table:style-name="ce14" office:value-type="float" office:value="0.772633141365808" calcext:value-type="float">
            <text:p>0.772633141365808</text:p>
          </table:table-cell>
          <table:table-cell table:style-name="ce14" office:value-type="float" office:value="0.0625035828059301" calcext:value-type="float">
            <text:p>0.06250358280593</text:p>
          </table:table-cell>
          <table:table-cell table:style-name="ce14" office:value-type="float" office:value="0.362324205194193" calcext:value-type="float">
            <text:p>0.362324205194193</text:p>
          </table:table-cell>
          <table:table-cell table:style-name="ce14" office:value-type="float" office:value="0.202794593966141" calcext:value-type="float">
            <text:p>0.202794593966141</text:p>
          </table:table-cell>
          <table:table-cell table:style-name="ce14" office:value-type="float" office:value="1.07532540555585" calcext:value-type="float">
            <text:p>1.07532540555585</text:p>
          </table:table-cell>
          <table:table-cell table:style-name="ce14" office:value-type="float" office:value="0.886186381207248" calcext:value-type="float">
            <text:p>0.886186381207248</text:p>
          </table:table-cell>
          <table:table-cell table:style-name="ce14" office:value-type="float" office:value="-0.0710419087325846" calcext:value-type="float">
            <text:p>-0.071041908732585</text:p>
          </table:table-cell>
          <table:table-cell table:style-name="ce14" office:value-type="float" office:value="-0.411228078328936" calcext:value-type="float">
            <text:p>-0.411228078328936</text:p>
          </table:table-cell>
          <table:table-cell table:style-name="ce14" office:value-type="float" office:value="-0.034105239017341" calcext:value-type="float">
            <text:p>-0.034105239017341</text:p>
          </table:table-cell>
          <table:table-cell table:style-name="ce14" office:value-type="float" office:value="0.346811589469623" calcext:value-type="float">
            <text:p>0.346811589469623</text:p>
          </table:table-cell>
          <table:table-cell table:style-name="ce14" office:value-type="float" office:value="0.780258977171717" calcext:value-type="float">
            <text:p>0.780258977171717</text:p>
          </table:table-cell>
          <table:table-cell table:style-name="ce14" office:value-type="float" office:value="0.0655957475632789" calcext:value-type="float">
            <text:p>0.065595747563279</text:p>
          </table:table-cell>
          <table:table-cell table:style-name="ce14" office:value-type="float" office:value="0.377473333298556" calcext:value-type="float">
            <text:p>0.377473333298556</text:p>
          </table:table-cell>
          <table:table-cell table:style-name="ce14" office:value-type="float" office:value="0.0521059303156483" calcext:value-type="float">
            <text:p>0.052105930315648</text:p>
          </table:table-cell>
          <table:table-cell table:style-name="ce14" office:value-type="float" office:value="0.261769321299103" calcext:value-type="float">
            <text:p>0.261769321299103</text:p>
          </table:table-cell>
          <table:table-cell table:style-name="ce14" office:value-type="float" office:value="0.212742800878513" calcext:value-type="float">
            <text:p>0.212742800878513</text:p>
          </table:table-cell>
          <table:table-cell table:style-name="ce14" office:value-type="float" office:value="-0.0177590520013441" calcext:value-type="float">
            <text:p>-0.017759052001344</text:p>
          </table:table-cell>
          <table:table-cell table:style-name="ce14" office:value-type="float" office:value="-0.102024517118946" calcext:value-type="float">
            <text:p>-0.102024517118946</text:p>
          </table:table-cell>
          <table:table-cell table:style-name="ce14" office:value-type="float" office:value="-0.00858559813175402" calcext:value-type="float">
            <text:p>-0.008585598131754</text:p>
          </table:table-cell>
          <table:table-cell table:style-name="ce14" table:formula="of:= (10^(1.666)*[.B44]^(0.31))/1000" office:value-type="float" office:value="0.194386478982094" calcext:value-type="float">
            <text:p>0.194386478982094</text:p>
          </table:table-cell>
          <table:table-cell table:style-name="ce14" table:formula="of:=42.803*[.B44]^0.4066/1000" office:value-type="float" office:value="0.280653872458553" calcext:value-type="float">
            <text:p>0.280653872458553</text:p>
          </table:table-cell>
          <table:table-cell table:style-name="ce14" table:formula="of:=8.882*[.B44]^0.7294/1000" office:value-type="float" office:value="0.259169406460056" calcext:value-type="float">
            <text:p>0.259169406460056</text:p>
          </table:table-cell>
          <table:table-cell table:style-name="ce14" table:formula="of:=[.Y44]-[.H44]" office:value-type="float" office:value="-0.167937726212099" calcext:value-type="float">
            <text:p>-0.167937726212099</text:p>
          </table:table-cell>
          <table:table-cell table:style-name="ce14" table:formula="of:=[.J44]+[.E44]*[.AB44]^2" office:value-type="float" office:value="1.11677838757465" calcext:value-type="float">
            <text:p>1.11677838757465</text:p>
          </table:table-cell>
          <table:table-cell table:style-name="ce13"/>
          <table:table-cell table:style-name="ce13" table:formula="of:=[.AD45]/[.AD44]" office:value-type="string" office:string-value="" calcext:value-type="error">
            <text:p>#DIV/0!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Panthera_onca</text:p>
          </table:table-cell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847890013756244" calcext:value-type="float">
            <text:p>0.847890013756244</text:p>
          </table:table-cell>
          <table:table-cell table:style-name="ce14" office:value-type="float" office:value="0.778430455600798" calcext:value-type="float">
            <text:p>0.778430455600798</text:p>
          </table:table-cell>
          <table:table-cell table:style-name="ce14" office:value-type="float" office:value="0.0611925465874444" calcext:value-type="float">
            <text:p>0.061192546587444</text:p>
          </table:table-cell>
          <table:table-cell table:style-name="ce14" office:value-type="float" office:value="0.221463555451389" calcext:value-type="float">
            <text:p>0.221463555451389</text:p>
          </table:table-cell>
          <table:table-cell table:style-name="ce14" office:value-type="float" office:value="0.0474437930174747" calcext:value-type="float">
            <text:p>0.047443793017475</text:p>
          </table:table-cell>
          <table:table-cell table:style-name="ce14" office:value-type="float" office:value="0.558083400689991" calcext:value-type="float">
            <text:p>0.558083400689991</text:p>
          </table:table-cell>
          <table:table-cell table:style-name="ce14" office:value-type="float" office:value="0.517593442299665" calcext:value-type="float">
            <text:p>0.517593442299665</text:p>
          </table:table-cell>
          <table:table-cell table:style-name="ce14" office:value-type="float" office:value="-0.040410014723137" calcext:value-type="float">
            <text:p>-0.040410014723137</text:p>
          </table:table-cell>
          <table:table-cell table:style-name="ce14" office:value-type="float" office:value="-0.14625160964172" calcext:value-type="float">
            <text:p>-0.14625160964172</text:p>
          </table:table-cell>
          <table:table-cell table:style-name="ce14" office:value-type="float" office:value="-0.0114526194935938" calcext:value-type="float">
            <text:p>-0.011452619493594</text:p>
          </table:table-cell>
          <table:table-cell table:style-name="ce14" office:value-type="float" office:value="0.209014811828026" calcext:value-type="float">
            <text:p>0.209014811828026</text:p>
          </table:table-cell>
          <table:table-cell table:style-name="ce14" office:value-type="float" office:value="0.772916586304547" calcext:value-type="float">
            <text:p>0.772916586304547</text:p>
          </table:table-cell>
          <table:table-cell table:style-name="ce14" office:value-type="float" office:value="0.0690248403102339" calcext:value-type="float">
            <text:p>0.069024840310234</text:p>
          </table:table-cell>
          <table:table-cell table:style-name="ce14" office:value-type="float" office:value="0.208909807047105" calcext:value-type="float">
            <text:p>0.208909807047105</text:p>
          </table:table-cell>
          <table:table-cell table:style-name="ce14" office:value-type="float" office:value="0.0107791361061494" calcext:value-type="float">
            <text:p>0.010779136106149</text:p>
          </table:table-cell>
          <table:table-cell table:style-name="ce14" office:value-type="float" office:value="0.134653191095686" calcext:value-type="float">
            <text:p>0.134653191095686</text:p>
          </table:table-cell>
          <table:table-cell table:style-name="ce14" office:value-type="float" office:value="0.125900943412851" calcext:value-type="float">
            <text:p>0.125900943412851</text:p>
          </table:table-cell>
          <table:table-cell table:style-name="ce14" office:value-type="float" office:value="-0.0111478151797027" calcext:value-type="float">
            <text:p>-0.011147815179703</text:p>
          </table:table-cell>
          <table:table-cell table:style-name="ce14" office:value-type="float" office:value="-0.0337233987532187" calcext:value-type="float">
            <text:p>-0.033723398753219</text:p>
          </table:table-cell>
          <table:table-cell table:style-name="ce14" office:value-type="float" office:value="-0.00303127418728772" calcext:value-type="float">
            <text:p>-0.003031274187288</text:p>
          </table:table-cell>
          <table:table-cell table:style-name="ce14" table:formula="of:= (10^(1.666)*[.B45]^(0.31))/1000" office:value-type="float" office:value="0.194386478982094" calcext:value-type="float">
            <text:p>0.194386478982094</text:p>
          </table:table-cell>
          <table:table-cell table:style-name="ce14" table:formula="of:=42.803*[.B45]^0.4066/1000" office:value-type="float" office:value="0.280653872458553" calcext:value-type="float">
            <text:p>0.280653872458553</text:p>
          </table:table-cell>
          <table:table-cell table:style-name="ce14" table:formula="of:=8.882*[.B45]^0.7294/1000" office:value-type="float" office:value="0.259169406460056" calcext:value-type="float">
            <text:p>0.259169406460056</text:p>
          </table:table-cell>
          <table:table-cell table:style-name="ce14" table:formula="of:=[.H45]" office:value-type="float" office:value="0.221463555451389" calcext:value-type="float">
            <text:p>0.221463555451389</text:p>
          </table:table-cell>
          <table:table-cell table:style-name="ce14" table:formula="of:=[.J45]+[.E45]*[.AB45]^2" office:value-type="float" office:value="0.599669104514387" calcext:value-type="float">
            <text:p>0.599669104514387</text:p>
          </table:table-cell>
          <table:table-cell table:style-name="ce13"/>
          <table:table-cell table:style-name="ce14" table:number-columns-repeated="994"/>
        </table:table-row>
        <table:table-row table:style-name="ro1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14769754525087" calcext:value-type="float">
            <text:p>0.14769754525087</text:p>
          </table:table-cell>
          <table:table-cell table:style-name="ce15" office:value-type="float" office:value="0.246578195039493" calcext:value-type="float">
            <text:p>0.246578195039493</text:p>
          </table:table-cell>
          <table:table-cell table:style-name="ce15" office:value-type="float" office:value="0.0444061466801711" calcext:value-type="float">
            <text:p>0.044406146680171</text:p>
          </table:table-cell>
          <table:table-cell table:style-name="ce15" office:value-type="float" office:value="0.160873501908755" calcext:value-type="float">
            <text:p>0.160873501908755</text:p>
          </table:table-cell>
          <table:table-cell table:style-name="ce15" office:value-type="float" office:value="0.00425088787141178" calcext:value-type="float">
            <text:p>0.004250887871412</text:p>
          </table:table-cell>
          <table:table-cell table:style-name="ce15" office:value-type="float" office:value="0.0129439920609326" calcext:value-type="float">
            <text:p>0.012943992060933</text:p>
          </table:table-cell>
          <table:table-cell office:value-type="float" office:value="0.00932042838770235" calcext:value-type="float">
            <text:p>0.009320428387702</text:p>
          </table:table-cell>
          <table:table-cell office:value-type="float" office:value="-0.00163216331106333" calcext:value-type="float">
            <text:p>-0.001632163311063</text:p>
          </table:table-cell>
          <table:table-cell office:value-type="float" office:value="-0.00584527799321134" calcext:value-type="float">
            <text:p>-0.005845277993211</text:p>
          </table:table-cell>
          <table:table-cell office:value-type="float" office:value="-0.00104728286540048" calcext:value-type="float">
            <text:p>-0.0010472828654</text:p>
          </table:table-cell>
          <table:table-cell office:value-type="float" office:value="0.0352281119277229" calcext:value-type="float">
            <text:p>0.035228111927723</text:p>
          </table:table-cell>
          <table:table-cell office:value-type="float" office:value="0.252570828736573" calcext:value-type="float">
            <text:p>0.252570828736573</text:p>
          </table:table-cell>
          <table:table-cell office:value-type="float" office:value="0.048045466265154" calcext:value-type="float">
            <text:p>0.048045466265154</text:p>
          </table:table-cell>
          <table:table-cell office:value-type="float" office:value="0.161211982417892" calcext:value-type="float">
            <text:p>0.161211982417892</text:p>
          </table:table-cell>
          <table:table-cell office:value-type="float" office:value="0.001024215748165" calcext:value-type="float">
            <text:p>0.001024215748165</text:p>
          </table:table-cell>
          <table:table-cell office:value-type="float" office:value="0.00319000914727477" calcext:value-type="float">
            <text:p>0.003190009147275</text:p>
          </table:table-cell>
          <table:table-cell office:value-type="float" office:value="0.00233072112751125" calcext:value-type="float">
            <text:p>0.002330721127511</text:p>
          </table:table-cell>
          <table:table-cell office:value-type="float" office:value="-0.000427591373527136" calcext:value-type="float">
            <text:p>-0.000427591373527</text:p>
          </table:table-cell>
          <table:table-cell office:value-type="float" office:value="-0.00143383714656656" calcext:value-type="float">
            <text:p>-0.001433837146567</text:p>
          </table:table-cell>
          <table:table-cell office:value-type="float" office:value="-0.000272439877152948" calcext:value-type="float">
            <text:p>-0.000272439877153</text:p>
          </table:table-cell>
          <table:table-cell table:formula="of:= (10^(1.666)*[.B46]^(0.31))/1000" office:value-type="float" office:value="0.0865503825236269" calcext:value-type="float">
            <text:p>0.086550382523627</text:p>
          </table:table-cell>
          <table:table-cell table:formula="of:=42.803*[.B46]^0.4066/1000" office:value-type="float" office:value="0.0971122728993057" calcext:value-type="float">
            <text:p>0.097112272899306</text:p>
          </table:table-cell>
          <table:table-cell table:formula="of:=8.882*[.B46]^0.7294/1000" office:value-type="float" office:value="0.0386171709203357" calcext:value-type="float">
            <text:p>0.038617170920336</text:p>
          </table:table-cell>
          <table:table-cell table:formula="of:=[.Y46]-[.H46]" office:value-type="float" office:value="-0.0743231193851282" calcext:value-type="float">
            <text:p>-0.074323119385128</text:p>
          </table:table-cell>
          <table:table-cell table:formula="of:=[.J46]+[.E46]*[.AB46]^2" office:value-type="float" office:value="0.0137598623823775" calcext:value-type="float">
            <text:p>0.013759862382378</text:p>
          </table:table-cell>
          <table:table-cell table:style-name="ce13" table:formula="of:=SUM([.AC46:.AC48])" office:value-type="float" office:value="0.0207377317297292" calcext:value-type="float">
            <text:p>0.020737731729729</text:p>
          </table:table-cell>
          <table:table-cell table:style-name="ce13" table:formula="of:=[.AD47]/[.AD46]" office:value-type="float" office:value="0.336481802267139" calcext:value-type="float">
            <text:p>0.336481802267139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224383629997659" calcext:value-type="float">
            <text:p>0.022438362999766</text:p>
          </table:table-cell>
          <table:table-cell table:style-name="ce15" office:value-type="float" office:value="0.271913491540091" calcext:value-type="float">
            <text:p>0.271913491540091</text:p>
          </table:table-cell>
          <table:table-cell table:style-name="ce15" office:value-type="float" office:value="0.0435447613571874" calcext:value-type="float">
            <text:p>0.043544761357187</text:p>
          </table:table-cell>
          <table:table-cell table:style-name="ce15" office:value-type="float" office:value="0.00519826349166223" calcext:value-type="float">
            <text:p>0.005198263491662</text:p>
          </table:table-cell>
          <table:table-cell table:style-name="ce17" office:value-type="float" office:value="0.0000451216186520894" calcext:value-type="float">
            <text:p>4.51E-05</text:p>
          </table:table-cell>
          <table:table-cell table:style-name="ce15" office:value-type="float" office:value="0.00166659311609507" calcext:value-type="float">
            <text:p>0.001666593116095</text:p>
          </table:table-cell>
          <table:table-cell office:value-type="float" office:value="0.00170921621410661" calcext:value-type="float">
            <text:p>0.001709216214107</text:p>
          </table:table-cell>
          <table:table-cell office:value-type="float" office:value="-0.000264853039906888" calcext:value-type="float">
            <text:p>-0.000264853039907</text:p>
          </table:table-cell>
          <table:table-cell table:style-name="ce18" office:value-type="float" office:value="-0.0000321256873112091" calcext:value-type="float">
            <text:p>-3.21E-05</text:p>
          </table:table-cell>
          <table:table-cell table:style-name="ce18" office:value-type="float" office:value="-0.0000048589070305421" calcext:value-type="float">
            <text:p>-4.86E-06</text:p>
          </table:table-cell>
          <table:table-cell office:value-type="float" office:value="0.0214509251674456" calcext:value-type="float">
            <text:p>0.021450925167446</text:p>
          </table:table-cell>
          <table:table-cell office:value-type="float" office:value="0.27674244494208" calcext:value-type="float">
            <text:p>0.27674244494208</text:p>
          </table:table-cell>
          <table:table-cell office:value-type="float" office:value="0.0419967386442874" calcext:value-type="float">
            <text:p>0.041996738644287</text:p>
          </table:table-cell>
          <table:table-cell office:value-type="float" office:value="0.00829873924180244" calcext:value-type="float">
            <text:p>0.008298739241802</text:p>
          </table:table-cell>
          <table:table-cell table:style-name="ce18" office:value-type="float" office:value="0.0000409280610530669" calcext:value-type="float">
            <text:p>4.09E-05</text:p>
          </table:table-cell>
          <table:table-cell office:value-type="float" office:value="0.00165004221090324" calcext:value-type="float">
            <text:p>0.001650042210903</text:p>
          </table:table-cell>
          <table:table-cell office:value-type="float" office:value="0.00168692946741236" calcext:value-type="float">
            <text:p>0.001686929467412</text:p>
          </table:table-cell>
          <table:table-cell office:value-type="float" office:value="-0.000248720083950815" calcext:value-type="float">
            <text:p>-0.000248720083951</text:p>
          </table:table-cell>
          <table:table-cell table:style-name="ce18" office:value-type="float" office:value="-0.000049764776489986" calcext:value-type="float">
            <text:p>-4.98E-05</text:p>
          </table:table-cell>
          <table:table-cell table:style-name="ce18" office:value-type="float" office:value="-0.00000727504189285696" calcext:value-type="float">
            <text:p>-7.28E-06</text:p>
          </table:table-cell>
          <table:table-cell table:formula="of:= (10^(1.666)*[.B47]^(0.31))/1000" office:value-type="float" office:value="0.0865503825236269" calcext:value-type="float">
            <text:p>0.086550382523627</text:p>
          </table:table-cell>
          <table:table-cell table:formula="of:=42.803*[.B47]^0.4066/1000" office:value-type="float" office:value="0.0971122728993057" calcext:value-type="float">
            <text:p>0.097112272899306</text:p>
          </table:table-cell>
          <table:table-cell table:formula="of:=8.882*[.B47]^0.7294/1000" office:value-type="float" office:value="0.0386171709203357" calcext:value-type="float">
            <text:p>0.038617170920336</text:p>
          </table:table-cell>
          <table:table-cell table:formula="of:=[.Z47]+[.H47]" office:value-type="float" office:value="0.102310536390968" calcext:value-type="float">
            <text:p>0.102310536390968</text:p>
          </table:table-cell>
          <table:table-cell table:formula="of:=[.J47]+[.E47]*[.AB47]^2" office:value-type="float" office:value="0.00190146546590603" calcext:value-type="float">
            <text:p>0.001901465465906</text:p>
          </table:table-cell>
          <table:table-cell table:style-name="ce13" table:formula="of:=SUM([.AC47]+[.AC48])" office:value-type="float" office:value="0.00697786934735171" calcext:value-type="float">
            <text:p>0.006977869347352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674564774696063" calcext:value-type="float">
            <text:p>0.067456477469606</text:p>
          </table:table-cell>
          <table:table-cell table:style-name="ce15" office:value-type="float" office:value="0.249339816146082" calcext:value-type="float">
            <text:p>0.249339816146082</text:p>
          </table:table-cell>
          <table:table-cell table:style-name="ce15" office:value-type="float" office:value="0.0477144932955757" calcext:value-type="float">
            <text:p>0.047714493295576</text:p>
          </table:table-cell>
          <table:table-cell table:style-name="ce15" office:value-type="float" office:value="0.0781434123229912" calcext:value-type="float">
            <text:p>0.078143412322991</text:p>
          </table:table-cell>
          <table:table-cell table:style-name="ce15" office:value-type="float" office:value="0.000625381365102963" calcext:value-type="float">
            <text:p>0.000625381365103</text:p>
          </table:table-cell>
          <table:table-cell table:style-name="ce15" office:value-type="float" office:value="0.00466448812707584" calcext:value-type="float">
            <text:p>0.004664488127076</text:p>
          </table:table-cell>
          <table:table-cell office:value-type="float" office:value="0.00435568266958451" calcext:value-type="float">
            <text:p>0.004355682669585</text:p>
          </table:table-cell>
          <table:table-cell office:value-type="float" office:value="-0.000803563290612227" calcext:value-type="float">
            <text:p>-0.000803563290612</text:p>
          </table:table-cell>
          <table:table-cell office:value-type="float" office:value="-0.0013161993059613" calcext:value-type="float">
            <text:p>-0.001316199305961</text:p>
          </table:table-cell>
          <table:table-cell office:value-type="float" office:value="-0.00025144932822511" calcext:value-type="float">
            <text:p>-0.000251449328225</text:p>
          </table:table-cell>
          <table:table-cell office:value-type="float" office:value="0.0245126823659853" calcext:value-type="float">
            <text:p>0.024512682365985</text:p>
          </table:table-cell>
          <table:table-cell office:value-type="float" office:value="0.249172582328874" calcext:value-type="float">
            <text:p>0.249172582328874</text:p>
          </table:table-cell>
          <table:table-cell office:value-type="float" office:value="0.0479853898469167" calcext:value-type="float">
            <text:p>0.047985389846917</text:p>
          </table:table-cell>
          <table:table-cell office:value-type="float" office:value="0.0708046418949226" calcext:value-type="float">
            <text:p>0.070804641894923</text:p>
          </table:table-cell>
          <table:table-cell office:value-type="float" office:value="0.000203739302708312" calcext:value-type="float">
            <text:p>0.000203739302708</text:p>
          </table:table-cell>
          <table:table-cell office:value-type="float" office:value="0.00166926143880899" calcext:value-type="float">
            <text:p>0.001669261438809</text:p>
          </table:table-cell>
          <table:table-cell office:value-type="float" office:value="0.00157930217268143" calcext:value-type="float">
            <text:p>0.001579302172681</text:p>
          </table:table-cell>
          <table:table-cell office:value-type="float" office:value="-0.000293051190043618" calcext:value-type="float">
            <text:p>-0.000293051190044</text:p>
          </table:table-cell>
          <table:table-cell office:value-type="float" office:value="-0.000431550749827663" calcext:value-type="float">
            <text:p>-0.000431550749828</text:p>
          </table:table-cell>
          <table:table-cell table:style-name="ce18" office:value-type="float" office:value="-0.0000835883674755426" calcext:value-type="float">
            <text:p>-8.36E-05</text:p>
          </table:table-cell>
          <table:table-cell table:formula="of:= (10^(1.666)*[.B48]^(0.31))/1000" office:value-type="float" office:value="0.0865503825236269" calcext:value-type="float">
            <text:p>0.086550382523627</text:p>
          </table:table-cell>
          <table:table-cell table:formula="of:=42.803*[.B48]^0.4066/1000" office:value-type="float" office:value="0.0971122728993057" calcext:value-type="float">
            <text:p>0.097112272899306</text:p>
          </table:table-cell>
          <table:table-cell table:formula="of:=8.882*[.B48]^0.7294/1000" office:value-type="float" office:value="0.0386171709203357" calcext:value-type="float">
            <text:p>0.038617170920336</text:p>
          </table:table-cell>
          <table:table-cell table:formula="of:=[.H48]" office:value-type="float" office:value="0.0781434123229912" calcext:value-type="float">
            <text:p>0.078143412322991</text:p>
          </table:table-cell>
          <table:table-cell table:formula="of:=[.J48]+[.E48]*[.AB48]^2" office:value-type="float" office:value="0.00507640388144568" calcext:value-type="float">
            <text:p>0.005076403881446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62708539844625" calcext:value-type="float">
            <text:p>0.006270853984463</text:p>
          </table:table-cell>
          <table:table-cell table:style-name="ce14" office:value-type="float" office:value="0.126414908965441" calcext:value-type="float">
            <text:p>0.126414908965441</text:p>
          </table:table-cell>
          <table:table-cell table:style-name="ce14" office:value-type="float" office:value="0.0125108075795635" calcext:value-type="float">
            <text:p>0.012510807579564</text:p>
          </table:table-cell>
          <table:table-cell table:style-name="ce14" office:value-type="float" office:value="0.0419239831899474" calcext:value-type="float">
            <text:p>0.041923983189947</text:p>
          </table:table-cell>
          <table:table-cell table:style-name="ce16" office:value-type="float" office:value="0.0000126863277880397" calcext:value-type="float">
            <text:p>1.27E-05</text:p>
          </table:table-cell>
          <table:table-cell table:style-name="ce14" office:value-type="float" office:value="0.000111911151538611" calcext:value-type="float">
            <text:p>0.000111911151539</text:p>
          </table:table-cell>
          <table:table-cell table:style-name="ce14" office:value-type="float" office:value="0.000101505204431803" calcext:value-type="float">
            <text:p>0.000101505204432</text:p>
          </table:table-cell>
          <table:table-cell table:style-name="ce16" office:value-type="float" office:value="-0.00000982616154017833" calcext:value-type="float">
            <text:p>-9.83E-06</text:p>
          </table:table-cell>
          <table:table-cell table:style-name="ce16" office:value-type="float" office:value="-0.000033324048240658" calcext:value-type="float">
            <text:p>-3.33E-05</text:p>
          </table:table-cell>
          <table:table-cell table:style-name="ce16" office:value-type="float" office:value="-0.00000334155287035365" calcext:value-type="float">
            <text:p>-3.34E-06</text:p>
          </table:table-cell>
          <table:table-cell table:style-name="ce14" office:value-type="float" office:value="0.000904157683541183" calcext:value-type="float">
            <text:p>0.000904157683541</text:p>
          </table:table-cell>
          <table:table-cell table:style-name="ce14" office:value-type="float" office:value="0.124491077465386" calcext:value-type="float">
            <text:p>0.124491077465386</text:p>
          </table:table-cell>
          <table:table-cell table:style-name="ce14" office:value-type="float" office:value="0.0124041422588232" calcext:value-type="float">
            <text:p>0.012404142258823</text:p>
          </table:table-cell>
          <table:table-cell table:style-name="ce14" office:value-type="float" office:value="0.0476503130718312" calcext:value-type="float">
            <text:p>0.047650313071831</text:p>
          </table:table-cell>
          <table:table-cell table:style-name="ce16" office:value-type="float" office:value="0.00000225184255135988" calcext:value-type="float">
            <text:p>2.25E-06</text:p>
          </table:table-cell>
          <table:table-cell table:style-name="ce16" office:value-type="float" office:value="0.0000161255193614767" calcext:value-type="float">
            <text:p>1.61E-05</text:p>
          </table:table-cell>
          <table:table-cell table:style-name="ce16" office:value-type="float" office:value="0.000014156754489074" calcext:value-type="float">
            <text:p>1.42E-05</text:p>
          </table:table-cell>
          <table:table-cell table:style-name="ce16" office:value-type="float" office:value="-0.00000139672278709396" calcext:value-type="float">
            <text:p>-1.40E-06</text:p>
          </table:table-cell>
          <table:table-cell table:style-name="ce16" office:value-type="float" office:value="-0.00000536233121202315" calcext:value-type="float">
            <text:p>-5.36E-06</text:p>
          </table:table-cell>
          <table:table-cell table:style-name="ce16" office:value-type="float" office:value="-0.000000534249640114589" calcext:value-type="float">
            <text:p>-5.34E-07</text:p>
          </table:table-cell>
          <table:table-cell table:style-name="ce14" table:formula="of:= (10^(1.666)*[.B49]^(0.31))/1000" office:value-type="float" office:value="0.032553410392838" calcext:value-type="float">
            <text:p>0.032553410392838</text:p>
          </table:table-cell>
          <table:table-cell table:style-name="ce14" table:formula="of:=42.803*[.B49]^0.4066/1000" office:value-type="float" office:value="0.0269319742358334" calcext:value-type="float">
            <text:p>0.026931974235833</text:p>
          </table:table-cell>
          <table:table-cell table:style-name="ce14" table:formula="of:=8.882*[.B49]^0.7294/1000" office:value-type="float" office:value="0.00386871879193149" calcext:value-type="float">
            <text:p>0.003868718791931</text:p>
          </table:table-cell>
          <table:table-cell table:style-name="ce14" table:formula="of:=[.Y49]-[.H49]" office:value-type="float" office:value="-0.00937057279710939" calcext:value-type="float">
            <text:p>-0.009370572797109</text:p>
          </table:table-cell>
          <table:table-cell table:style-name="ce14" table:formula="of:=[.J49]+[.E49]*[.AB49]^2" office:value-type="float" office:value="0.00011246178039357" calcext:value-type="float">
            <text:p>0.000112461780394</text:p>
          </table:table-cell>
          <table:table-cell table:style-name="ce13" table:formula="of:=SUM([.AC49:.AC51])" office:value-type="float" office:value="0.000165489503231273" calcext:value-type="float">
            <text:p>0.000165489503231</text:p>
          </table:table-cell>
          <table:table-cell table:style-name="ce13" table:formula="of:=[.AD50]/[.AD49]" office:value-type="float" office:value="0.320429524545715" calcext:value-type="float">
            <text:p>0.320429524545715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0666653765354699" calcext:value-type="float">
            <text:p>0.000666653765355</text:p>
          </table:table-cell>
          <table:table-cell table:style-name="ce14" office:value-type="float" office:value="0.129042184249371" calcext:value-type="float">
            <text:p>0.129042184249371</text:p>
          </table:table-cell>
          <table:table-cell table:style-name="ce14" office:value-type="float" office:value="0.0123648423173464" calcext:value-type="float">
            <text:p>0.012364842317346</text:p>
          </table:table-cell>
          <table:table-cell table:style-name="ce14" office:value-type="float" office:value="0.0024687935431606" calcext:value-type="float">
            <text:p>0.002468793543161</text:p>
          </table:table-cell>
          <table:table-cell table:style-name="ce16" office:value-type="float" office:value="0.000000111388153177687" calcext:value-type="float">
            <text:p>1.11E-07</text:p>
          </table:table-cell>
          <table:table-cell table:style-name="ce16" office:value-type="float" office:value="0.0000111233068228545" calcext:value-type="float">
            <text:p>1.11E-05</text:p>
          </table:table-cell>
          <table:table-cell table:style-name="ce16" office:value-type="float" office:value="0.0000112220686961346" calcext:value-type="float">
            <text:p>1.12E-05</text:p>
          </table:table-cell>
          <table:table-cell table:style-name="ce16" office:value-type="float" office:value="-0.00000106370640902444" calcext:value-type="float">
            <text:p>-1.06E-06</text:p>
          </table:table-cell>
          <table:table-cell table:style-name="ce16" office:value-type="float" office:value="-0.000000210725693731092" calcext:value-type="float">
            <text:p>-2.11E-07</text:p>
          </table:table-cell>
          <table:table-cell table:style-name="ce16" office:value-type="float" office:value="-0.0000000193593620154138" calcext:value-type="float">
            <text:p>-1.94E-08</text:p>
          </table:table-cell>
          <table:table-cell table:style-name="ce14" office:value-type="float" office:value="0.000364704477441155" calcext:value-type="float">
            <text:p>0.000364704477441</text:p>
          </table:table-cell>
          <table:table-cell table:style-name="ce14" office:value-type="float" office:value="0.129955316650052" calcext:value-type="float">
            <text:p>0.129955316650052</text:p>
          </table:table-cell>
          <table:table-cell table:style-name="ce14" office:value-type="float" office:value="0.0123142291420347" calcext:value-type="float">
            <text:p>0.012314229142035</text:p>
          </table:table-cell>
          <table:table-cell table:style-name="ce14" office:value-type="float" office:value="0.00239168690678279" calcext:value-type="float">
            <text:p>0.002391686906783</text:p>
          </table:table-cell>
          <table:table-cell table:style-name="ce16" office:value-type="float" office:value="0.0000000591330650021821" calcext:value-type="float">
            <text:p>5.91E-08</text:p>
          </table:table-cell>
          <table:table-cell table:style-name="ce16" office:value-type="float" office:value="0.00000616861840554336" calcext:value-type="float">
            <text:p>6.17E-06</text:p>
          </table:table-cell>
          <table:table-cell table:style-name="ce16" office:value-type="float" office:value="0.00000622218869059189" calcext:value-type="float">
            <text:p>6.22E-06</text:p>
          </table:table-cell>
          <table:table-cell table:style-name="ce16" office:value-type="float" office:value="-0.000000583634906081221" calcext:value-type="float">
            <text:p>-5.84E-07</text:p>
          </table:table-cell>
          <table:table-cell table:style-name="ce16" office:value-type="float" office:value="-0.000000112426453392624" calcext:value-type="float">
            <text:p>-1.12E-07</text:p>
          </table:table-cell>
          <table:table-cell table:style-name="ce16" office:value-type="float" office:value="-0.0000000104475716483518" calcext:value-type="float">
            <text:p>-1.04E-08</text:p>
          </table:table-cell>
          <table:table-cell table:style-name="ce14" table:formula="of:= (10^(1.666)*[.B50]^(0.31))/1000" office:value-type="float" office:value="0.032553410392838" calcext:value-type="float">
            <text:p>0.032553410392838</text:p>
          </table:table-cell>
          <table:table-cell table:style-name="ce14" table:formula="of:=42.803*[.B50]^0.4066/1000" office:value-type="float" office:value="0.0269319742358334" calcext:value-type="float">
            <text:p>0.026931974235833</text:p>
          </table:table-cell>
          <table:table-cell table:style-name="ce14" table:formula="of:=8.882*[.B50]^0.7294/1000" office:value-type="float" office:value="0.00386871879193149" calcext:value-type="float">
            <text:p>0.003868718791931</text:p>
          </table:table-cell>
          <table:table-cell table:style-name="ce14" table:formula="of:=[.Z50]+[.H50]" office:value-type="float" office:value="0.029400767778994" calcext:value-type="float">
            <text:p>0.029400767778994</text:p>
          </table:table-cell>
          <table:table-cell table:style-name="ce14" table:formula="of:=[.J50]+[.E50]*[.AB50]^2" office:value-type="float" office:value="0.0000116995657682236" calcext:value-type="float">
            <text:p>1.16995657682236E-05</text:p>
          </table:table-cell>
          <table:table-cell table:style-name="ce13" table:formula="of:=SUM([.AC50]+[.AC51])" office:value-type="float" office:value="0.0000530277228377034" calcext:value-type="float">
            <text:p>5.30277228377034E-05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0263915644914292" calcext:value-type="float">
            <text:p>0.002639156449143</text:p>
          </table:table-cell>
          <table:table-cell table:style-name="ce14" office:value-type="float" office:value="0.121105080000079" calcext:value-type="float">
            <text:p>0.121105080000079</text:p>
          </table:table-cell>
          <table:table-cell table:style-name="ce14" office:value-type="float" office:value="0.013031736367322" calcext:value-type="float">
            <text:p>0.013031736367322</text:p>
          </table:table-cell>
          <table:table-cell table:style-name="ce14" office:value-type="float" office:value="0.0213906928450991" calcext:value-type="float">
            <text:p>0.021390692845099</text:p>
          </table:table-cell>
          <table:table-cell table:style-name="ce16" office:value-type="float" office:value="0.00000186504611412133" calcext:value-type="float">
            <text:p>1.87E-06</text:p>
          </table:table-cell>
          <table:table-cell table:style-name="ce16" office:value-type="float" office:value="0.0000401205800514396" calcext:value-type="float">
            <text:p>4.01E-05</text:p>
          </table:table-cell>
          <table:table-cell table:style-name="ce16" office:value-type="float" office:value="0.0000391999900520349" calcext:value-type="float">
            <text:p>3.92E-05</text:p>
          </table:table-cell>
          <table:table-cell table:style-name="ce16" office:value-type="float" office:value="-0.00000417689725927803" calcext:value-type="float">
            <text:p>-4.18E-06</text:p>
          </table:table-cell>
          <table:table-cell table:style-name="ce16" office:value-type="float" office:value="-0.00000682744487121349" calcext:value-type="float">
            <text:p>-6.83E-06</text:p>
          </table:table-cell>
          <table:table-cell table:style-name="ce16" office:value-type="float" office:value="-0.000000733079818695051" calcext:value-type="float">
            <text:p>-7.33E-07</text:p>
          </table:table-cell>
          <table:table-cell table:style-name="ce14" office:value-type="float" office:value="0.000661647258798257" calcext:value-type="float">
            <text:p>0.000661647258798</text:p>
          </table:table-cell>
          <table:table-cell table:style-name="ce14" office:value-type="float" office:value="0.122116255486856" calcext:value-type="float">
            <text:p>0.122116255486856</text:p>
          </table:table-cell>
          <table:table-cell table:style-name="ce14" office:value-type="float" office:value="0.0125075597965499" calcext:value-type="float">
            <text:p>0.01250755979655</text:p>
          </table:table-cell>
          <table:table-cell table:style-name="ce14" office:value-type="float" office:value="0.02167594839564" calcext:value-type="float">
            <text:p>0.02167594839564</text:p>
          </table:table-cell>
          <table:table-cell table:style-name="ce16" office:value-type="float" office:value="0.000000465145063360612" calcext:value-type="float">
            <text:p>4.65E-07</text:p>
          </table:table-cell>
          <table:table-cell table:style-name="ce16" office:value-type="float" office:value="0.0000102286257364395" calcext:value-type="float">
            <text:p>1.02E-05</text:p>
          </table:table-cell>
          <table:table-cell table:style-name="ce16" office:value-type="float" office:value="0.0000099727161610485" calcext:value-type="float">
            <text:p>9.97E-06</text:p>
          </table:table-cell>
          <table:table-cell table:style-name="ce16" office:value-type="float" office:value="-0.00000101073544848502" calcext:value-type="float">
            <text:p>-1.01E-06</text:p>
          </table:table-cell>
          <table:table-cell table:style-name="ce16" office:value-type="float" office:value="-0.00000175118971367461" calcext:value-type="float">
            <text:p>-1.75E-06</text:p>
          </table:table-cell>
          <table:table-cell table:style-name="ce16" office:value-type="float" office:value="-0.000000177331933731889" calcext:value-type="float">
            <text:p>-1.77E-07</text:p>
          </table:table-cell>
          <table:table-cell table:style-name="ce14" table:formula="of:= (10^(1.666)*[.B51]^(0.31))/1000" office:value-type="float" office:value="0.032553410392838" calcext:value-type="float">
            <text:p>0.032553410392838</text:p>
          </table:table-cell>
          <table:table-cell table:style-name="ce14" table:formula="of:=42.803*[.B51]^0.4066/1000" office:value-type="float" office:value="0.0269319742358334" calcext:value-type="float">
            <text:p>0.026931974235833</text:p>
          </table:table-cell>
          <table:table-cell table:style-name="ce14" table:formula="of:=8.882*[.B51]^0.7294/1000" office:value-type="float" office:value="0.00386871879193149" calcext:value-type="float">
            <text:p>0.003868718791931</text:p>
          </table:table-cell>
          <table:table-cell table:style-name="ce14" table:formula="of:=[.H51]" office:value-type="float" office:value="0.0213906928450991" calcext:value-type="float">
            <text:p>0.021390692845099</text:p>
          </table:table-cell>
          <table:table-cell table:style-name="ce14" table:formula="of:=[.J51]+[.E51]*[.AB51]^2" office:value-type="float" office:value="0.0000413281570694798" calcext:value-type="float">
            <text:p>4.13281570694798E-05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13674851132417" calcext:value-type="float">
            <text:p>0.013674851132417</text:p>
          </table:table-cell>
          <table:table-cell table:style-name="ce15" office:value-type="float" office:value="0.191932389126769" calcext:value-type="float">
            <text:p>0.191932389126769</text:p>
          </table:table-cell>
          <table:table-cell table:style-name="ce15" office:value-type="float" office:value="0.0196740373662539" calcext:value-type="float">
            <text:p>0.019674037366254</text:p>
          </table:table-cell>
          <table:table-cell table:style-name="ce15" office:value-type="float" office:value="0.0787421069286974" calcext:value-type="float">
            <text:p>0.078742106928697</text:p>
          </table:table-cell>
          <table:table-cell table:style-name="ce17" office:value-type="float" office:value="0.0000932754456347675" calcext:value-type="float">
            <text:p>9.33E-05</text:p>
          </table:table-cell>
          <table:table-cell table:style-name="ce15" office:value-type="float" office:value="0.000592008294747803" calcext:value-type="float">
            <text:p>0.000592008294748</text:p>
          </table:table-cell>
          <table:table-cell office:value-type="float" office:value="0.000509916404030383" calcext:value-type="float">
            <text:p>0.00050991640403</text:p>
          </table:table-cell>
          <table:table-cell table:style-name="ce18" office:value-type="float" office:value="-0.0000513861777456565" calcext:value-type="float">
            <text:p>-5.14E-05</text:p>
          </table:table-cell>
          <table:table-cell office:value-type="float" office:value="-0.000206427340237523" calcext:value-type="float">
            <text:p>-0.000206427340238</text:p>
          </table:table-cell>
          <table:table-cell table:style-name="ce18" office:value-type="float" office:value="-0.0000211814367703224" calcext:value-type="float">
            <text:p>-2.12E-05</text:p>
          </table:table-cell>
          <table:table-cell office:value-type="float" office:value="0.00639340834579082" calcext:value-type="float">
            <text:p>0.006393408345791</text:p>
          </table:table-cell>
          <table:table-cell office:value-type="float" office:value="0.192684620457502" calcext:value-type="float">
            <text:p>0.192684620457502</text:p>
          </table:table-cell>
          <table:table-cell office:value-type="float" office:value="0.0182960763681422" calcext:value-type="float">
            <text:p>0.018296076368142</text:p>
          </table:table-cell>
          <table:table-cell office:value-type="float" office:value="0.0743794781497003" calcext:value-type="float">
            <text:p>0.0743794781497</text:p>
          </table:table-cell>
          <table:table-cell table:style-name="ce18" office:value-type="float" office:value="0.0000391316339836349" calcext:value-type="float">
            <text:p>3.91E-05</text:p>
          </table:table-cell>
          <table:table-cell office:value-type="float" office:value="0.000274356251132704" calcext:value-type="float">
            <text:p>0.000274356251133</text:p>
          </table:table-cell>
          <table:table-cell office:value-type="float" office:value="0.000239644365268175" calcext:value-type="float">
            <text:p>0.000239644365268</text:p>
          </table:table-cell>
          <table:table-cell table:style-name="ce18" office:value-type="float" office:value="-0.0000225376716676551" calcext:value-type="float">
            <text:p>-2.25E-05</text:p>
          </table:table-cell>
          <table:table-cell table:style-name="ce18" office:value-type="float" office:value="-0.000091491261096318" calcext:value-type="float">
            <text:p>-9.15E-05</text:p>
          </table:table-cell>
          <table:table-cell table:style-name="ce18" office:value-type="float" office:value="-0.00000868750939957724" calcext:value-type="float">
            <text:p>-8.69E-06</text:p>
          </table:table-cell>
          <table:table-cell table:formula="of:= (10^(1.666)*[.B52]^(0.31))/1000" office:value-type="float" office:value="0.0428407567376215" calcext:value-type="float">
            <text:p>0.042840756737622</text:p>
          </table:table-cell>
          <table:table-cell table:formula="of:=42.803*[.B52]^0.4066/1000" office:value-type="float" office:value="0.038609305087469" calcext:value-type="float">
            <text:p>0.038609305087469</text:p>
          </table:table-cell>
          <table:table-cell table:formula="of:=8.882*[.B52]^0.7294/1000" office:value-type="float" office:value="0.00738203174262523" calcext:value-type="float">
            <text:p>0.007382031742625</text:p>
          </table:table-cell>
          <table:table-cell table:formula="of:=[.Y52]-[.H52]" office:value-type="float" office:value="-0.0359013501910759" calcext:value-type="float">
            <text:p>-0.035901350191076</text:p>
          </table:table-cell>
          <table:table-cell table:formula="of:=[.J52]+[.E52]*[.AB52]^2" office:value-type="float" office:value="0.000609633905351632" calcext:value-type="float">
            <text:p>0.000609633905352</text:p>
          </table:table-cell>
          <table:table-cell table:style-name="ce13" table:formula="of:=SUM([.AC52:.AC54])" office:value-type="float" office:value="0.0012924380877425" calcext:value-type="float">
            <text:p>0.001292438087743</text:p>
          </table:table-cell>
          <table:table-cell table:style-name="ce13" table:formula="of:=[.AD53]/[.AD52]" office:value-type="float" office:value="0.528307072397969" calcext:value-type="float">
            <text:p>0.528307072397969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0425390646537471" calcext:value-type="float">
            <text:p>0.004253906465375</text:p>
          </table:table-cell>
          <table:table-cell table:style-name="ce15" office:value-type="float" office:value="0.211369830740802" calcext:value-type="float">
            <text:p>0.211369830740802</text:p>
          </table:table-cell>
          <table:table-cell table:style-name="ce15" office:value-type="float" office:value="0.0191931287268215" calcext:value-type="float">
            <text:p>0.019193128726822</text:p>
          </table:table-cell>
          <table:table-cell table:style-name="ce15" office:value-type="float" office:value="-0.00490095981029318" calcext:value-type="float">
            <text:p>-0.004900959810293</text:p>
          </table:table-cell>
          <table:table-cell table:style-name="ce17" office:value-type="float" office:value="0.00000183935587438016" calcext:value-type="float">
            <text:p>1.84E-06</text:p>
          </table:table-cell>
          <table:table-cell table:style-name="ce15" office:value-type="float" office:value="0.000190799796709452" calcext:value-type="float">
            <text:p>0.000190799796709</text:p>
          </table:table-cell>
          <table:table-cell office:value-type="float" office:value="0.000192220738105308" calcext:value-type="float">
            <text:p>0.000192220738105</text:p>
          </table:table-cell>
          <table:table-cell table:style-name="ce18" office:value-type="float" office:value="-0.0000172367438897698" calcext:value-type="float">
            <text:p>-1.72E-05</text:p>
          </table:table-cell>
          <table:table-cell table:style-name="ce18" office:value-type="float" office:value="0.0000045802316584735" calcext:value-type="float">
            <text:p>4.58E-06</text:p>
          </table:table-cell>
          <table:table-cell table:style-name="ce18" office:value-type="float" office:value="0.000000397834510352714" calcext:value-type="float">
            <text:p>3.98E-07</text:p>
          </table:table-cell>
          <table:table-cell office:value-type="float" office:value="0.00472790811314183" calcext:value-type="float">
            <text:p>0.004727908113142</text:p>
          </table:table-cell>
          <table:table-cell office:value-type="float" office:value="0.213092417171305" calcext:value-type="float">
            <text:p>0.213092417171305</text:p>
          </table:table-cell>
          <table:table-cell office:value-type="float" office:value="0.0189785196843841" calcext:value-type="float">
            <text:p>0.018978519684384</text:p>
          </table:table-cell>
          <table:table-cell office:value-type="float" office:value="-0.00652807174639853" calcext:value-type="float">
            <text:p>-0.006528071746399</text:p>
          </table:table-cell>
          <table:table-cell table:style-name="ce18" office:value-type="float" office:value="0.00000206015237503934" calcext:value-type="float">
            <text:p>2.06E-06</text:p>
          </table:table-cell>
          <table:table-cell office:value-type="float" office:value="0.000215443353804348" calcext:value-type="float">
            <text:p>0.000215443353804</text:p>
          </table:table-cell>
          <table:table-cell office:value-type="float" office:value="0.000216903799246712" calcext:value-type="float">
            <text:p>0.000216903799247</text:p>
          </table:table-cell>
          <table:table-cell table:style-name="ce18" office:value-type="float" office:value="-0.0000191201027849666" calcext:value-type="float">
            <text:p>-1.91E-05</text:p>
          </table:table-cell>
          <table:table-cell table:style-name="ce18" office:value-type="float" office:value="0.00000672696290140779" calcext:value-type="float">
            <text:p>6.73E-06</text:p>
          </table:table-cell>
          <table:table-cell table:style-name="ce18" office:value-type="float" office:value="0.000000587179823616435" calcext:value-type="float">
            <text:p>5.87E-07</text:p>
          </table:table-cell>
          <table:table-cell table:formula="of:= (10^(1.666)*[.B53]^(0.31))/1000" office:value-type="float" office:value="0.0428407567376215" calcext:value-type="float">
            <text:p>0.042840756737622</text:p>
          </table:table-cell>
          <table:table-cell table:formula="of:=42.803*[.B53]^0.4066/1000" office:value-type="float" office:value="0.038609305087469" calcext:value-type="float">
            <text:p>0.038609305087469</text:p>
          </table:table-cell>
          <table:table-cell table:formula="of:=8.882*[.B53]^0.7294/1000" office:value-type="float" office:value="0.00738203174262523" calcext:value-type="float">
            <text:p>0.007382031742625</text:p>
          </table:table-cell>
          <table:table-cell table:formula="of:=[.Z53]+[.H53]" office:value-type="float" office:value="0.0337083452771758" calcext:value-type="float">
            <text:p>0.033708345277176</text:p>
          </table:table-cell>
          <table:table-cell table:formula="of:=[.J53]+[.E53]*[.AB53]^2" office:value-type="float" office:value="0.000195633308741294" calcext:value-type="float">
            <text:p>0.000195633308741</text:p>
          </table:table-cell>
          <table:table-cell table:style-name="ce13" table:formula="of:=SUM([.AC53]+[.AC54])" office:value-type="float" office:value="0.000682804182390872" calcext:value-type="float">
            <text:p>0.000682804182391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0123667463765406" calcext:value-type="float">
            <text:p>0.012366746376541</text:p>
          </table:table-cell>
          <table:table-cell table:style-name="ce15" office:value-type="float" office:value="0.191876048085445" calcext:value-type="float">
            <text:p>0.191876048085445</text:p>
          </table:table-cell>
          <table:table-cell table:style-name="ce15" office:value-type="float" office:value="0.0169089590105156" calcext:value-type="float">
            <text:p>0.016908959010516</text:p>
          </table:table-cell>
          <table:table-cell table:style-name="ce15" office:value-type="float" office:value="0.0334283412474803" calcext:value-type="float">
            <text:p>0.03342834124748</text:p>
          </table:table-cell>
          <table:table-cell table:style-name="ce17" office:value-type="float" office:value="0.0000212421597223436" calcext:value-type="float">
            <text:p>2.12E-05</text:p>
          </table:table-cell>
          <table:table-cell table:style-name="ce15" office:value-type="float" office:value="0.00047335160346196" calcext:value-type="float">
            <text:p>0.000473351603462</text:p>
          </table:table-cell>
          <table:table-cell office:value-type="float" office:value="0.000459558927070033" calcext:value-type="float">
            <text:p>0.00045955892707</text:p>
          </table:table-cell>
          <table:table-cell table:style-name="ce18" office:value-type="float" office:value="-0.0000402154171043517" calcext:value-type="float">
            <text:p>-4.02E-05</text:p>
          </table:table-cell>
          <table:table-cell table:style-name="ce18" office:value-type="float" office:value="-0.0000794415121417481" calcext:value-type="float">
            <text:p>-7.94E-05</text:p>
          </table:table-cell>
          <table:table-cell table:style-name="ce18" office:value-type="float" office:value="-0.00000689872537029731" calcext:value-type="float">
            <text:p>-6.90E-06</text:p>
          </table:table-cell>
          <table:table-cell office:value-type="float" office:value="0.00494964620126983" calcext:value-type="float">
            <text:p>0.00494964620127</text:p>
          </table:table-cell>
          <table:table-cell office:value-type="float" office:value="0.191399141730837" calcext:value-type="float">
            <text:p>0.191399141730837</text:p>
          </table:table-cell>
          <table:table-cell office:value-type="float" office:value="0.0176905237102193" calcext:value-type="float">
            <text:p>0.017690523710219</text:p>
          </table:table-cell>
          <table:table-cell office:value-type="float" office:value="0.0305401277885611" calcext:value-type="float">
            <text:p>0.030540127788561</text:p>
          </table:table-cell>
          <table:table-cell table:style-name="ce18" office:value-type="float" office:value="0.00000746683024095211" calcext:value-type="float">
            <text:p>7.47E-06</text:p>
          </table:table-cell>
          <table:table-cell office:value-type="float" office:value="0.000187247923744808" calcext:value-type="float">
            <text:p>0.000187247923745</text:p>
          </table:table-cell>
          <table:table-cell office:value-type="float" office:value="0.000182944404717982" calcext:value-type="float">
            <text:p>0.000182944404718</text:p>
          </table:table-cell>
          <table:table-cell table:style-name="ce18" office:value-type="float" office:value="-0.000016761326585566" calcext:value-type="float">
            <text:p>-1.68E-05</text:p>
          </table:table-cell>
          <table:table-cell table:style-name="ce18" office:value-type="float" office:value="-0.0000289176842545416" calcext:value-type="float">
            <text:p>-2.89E-05</text:p>
          </table:table-cell>
          <table:table-cell table:style-name="ce18" office:value-type="float" office:value="-0.0000026627802588959" calcext:value-type="float">
            <text:p>-2.66E-06</text:p>
          </table:table-cell>
          <table:table-cell table:formula="of:= (10^(1.666)*[.B54]^(0.31))/1000" office:value-type="float" office:value="0.0428407567376215" calcext:value-type="float">
            <text:p>0.042840756737622</text:p>
          </table:table-cell>
          <table:table-cell table:formula="of:=42.803*[.B54]^0.4066/1000" office:value-type="float" office:value="0.038609305087469" calcext:value-type="float">
            <text:p>0.038609305087469</text:p>
          </table:table-cell>
          <table:table-cell table:formula="of:=8.882*[.B54]^0.7294/1000" office:value-type="float" office:value="0.00738203174262523" calcext:value-type="float">
            <text:p>0.007382031742625</text:p>
          </table:table-cell>
          <table:table-cell table:formula="of:=[.H54]" office:value-type="float" office:value="0.0334283412474803" calcext:value-type="float">
            <text:p>0.03342834124748</text:p>
          </table:table-cell>
          <table:table-cell table:formula="of:=[.J54]+[.E54]*[.AB54]^2" office:value-type="float" office:value="0.000487170873649578" calcext:value-type="float">
            <text:p>0.00048717087365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12826076106218" calcext:value-type="float">
            <text:p>0.12826076106218</text:p>
          </table:table-cell>
          <table:table-cell table:style-name="ce14" office:value-type="float" office:value="0.329430913368336" calcext:value-type="float">
            <text:p>0.329430913368336</text:p>
          </table:table-cell>
          <table:table-cell table:style-name="ce14" office:value-type="float" office:value="0.0599082350746399" calcext:value-type="float">
            <text:p>0.05990823507464</text:p>
          </table:table-cell>
          <table:table-cell table:style-name="ce14" office:value-type="float" office:value="0.129154420444266" calcext:value-type="float">
            <text:p>0.129154420444266</text:p>
          </table:table-cell>
          <table:table-cell table:style-name="ce14" office:value-type="float" office:value="0.00268926750787312" calcext:value-type="float">
            <text:p>0.002689267507873</text:p>
          </table:table-cell>
          <table:table-cell table:style-name="ce14" office:value-type="float" office:value="0.0161823508743683" calcext:value-type="float">
            <text:p>0.016182350874368</text:p>
          </table:table-cell>
          <table:table-cell table:style-name="ce14" office:value-type="float" office:value="0.0144388250067646" calcext:value-type="float">
            <text:p>0.014438825006765</text:p>
          </table:table-cell>
          <table:table-cell table:style-name="ce14" office:value-type="float" office:value="-0.00254810581477896" calcext:value-type="float">
            <text:p>-0.002548105814779</text:p>
          </table:table-cell>
          <table:table-cell table:style-name="ce14" office:value-type="float" office:value="-0.00545721413471081" calcext:value-type="float">
            <text:p>-0.005457214134711</text:p>
          </table:table-cell>
          <table:table-cell table:style-name="ce14" office:value-type="float" office:value="-0.000997076629341204" calcext:value-type="float">
            <text:p>-0.000997076629341</text:p>
          </table:table-cell>
          <table:table-cell table:style-name="ce14" office:value-type="float" office:value="0.060035317992417" calcext:value-type="float">
            <text:p>0.060035317992417</text:p>
          </table:table-cell>
          <table:table-cell table:style-name="ce14" office:value-type="float" office:value="0.340048415978639" calcext:value-type="float">
            <text:p>0.340048415978639</text:p>
          </table:table-cell>
          <table:table-cell table:style-name="ce14" office:value-type="float" office:value="0.0623037634154199" calcext:value-type="float">
            <text:p>0.06230376341542</text:p>
          </table:table-cell>
          <table:table-cell table:style-name="ce14" office:value-type="float" office:value="0.132273093505275" calcext:value-type="float">
            <text:p>0.132273093505275</text:p>
          </table:table-cell>
          <table:table-cell table:style-name="ce14" office:value-type="float" office:value="0.00133054192929939" calcext:value-type="float">
            <text:p>0.001330541929299</text:p>
          </table:table-cell>
          <table:table-cell table:style-name="ce14" office:value-type="float" office:value="0.00804098688793557" calcext:value-type="float">
            <text:p>0.008040986887936</text:p>
          </table:table-cell>
          <table:table-cell table:style-name="ce14" office:value-type="float" office:value="0.0071822901698341" calcext:value-type="float">
            <text:p>0.007182290169834</text:p>
          </table:table-cell>
          <table:table-cell table:style-name="ce14" office:value-type="float" office:value="-0.0012729473787387" calcext:value-type="float">
            <text:p>-0.001272947378739</text:p>
          </table:table-cell>
          <table:table-cell table:style-name="ce14" office:value-type="float" office:value="-0.00269451975978045" calcext:value-type="float">
            <text:p>-0.00269451975978</text:p>
          </table:table-cell>
          <table:table-cell table:style-name="ce14" office:value-type="float" office:value="-0.000491820819721702" calcext:value-type="float">
            <text:p>-0.000491820819722</text:p>
          </table:table-cell>
          <table:table-cell table:style-name="ce14" table:formula="of:= (10^(1.666)*[.B55]^(0.31))/1000" office:value-type="float" office:value="0.227323784937996" calcext:value-type="float">
            <text:p>0.227323784937996</text:p>
          </table:table-cell>
          <table:table-cell table:style-name="ce14" table:formula="of:=40.67*[.B55]^0.3461/1000" office:value-type="float" office:value="0.240074349548872" calcext:value-type="float">
            <text:p>0.240074349548872</text:p>
          </table:table-cell>
          <table:table-cell table:style-name="ce14" table:formula="of:=9.8864*[.B55]^0.4877/1000" office:value-type="float" office:value="0.120664223847205" calcext:value-type="float">
            <text:p>0.120664223847205</text:p>
          </table:table-cell>
          <table:table-cell table:style-name="ce14" table:formula="of:=[.Y55]-[.H55]" office:value-type="float" office:value="0.0981693644937296" calcext:value-type="float">
            <text:p>0.09816936449373</text:p>
          </table:table-cell>
          <table:table-cell table:style-name="ce14" table:formula="of:=[.J55]+[.E55]*[.AB55]^2" office:value-type="float" office:value="0.0174184285751808" calcext:value-type="float">
            <text:p>0.017418428575181</text:p>
          </table:table-cell>
          <table:table-cell table:style-name="ce13" table:formula="of:=SUM([.AC55:.AC57])" office:value-type="float" office:value="0.0395795734313954" calcext:value-type="float">
            <text:p>0.039579573431395</text:p>
          </table:table-cell>
          <table:table-cell table:style-name="ce13" table:formula="of:=[.AD56]/[.AD55]" office:value-type="float" office:value="0.559913686149935" calcext:value-type="float">
            <text:p>0.559913686149935</text:p>
          </table:table-cell>
          <table:table-cell table:style-name="ce14" table:number-columns-repeated="993"/>
        </table:table-row>
        <table:table-row table:style-name="ro1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Hand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515914330065346" calcext:value-type="float">
            <text:p>0.051591433006535</text:p>
          </table:table-cell>
          <table:table-cell table:style-name="ce14" office:value-type="float" office:value="0.38955044691016" calcext:value-type="float">
            <text:p>0.38955044691016</text:p>
          </table:table-cell>
          <table:table-cell table:style-name="ce14" office:value-type="float" office:value="0.0635560418764243" calcext:value-type="float">
            <text:p>0.063556041876424</text:p>
          </table:table-cell>
          <table:table-cell table:style-name="ce14" office:value-type="float" office:value="0.0130522677119495" calcext:value-type="float">
            <text:p>0.01305226771195</text:p>
          </table:table-cell>
          <table:table-cell table:style-name="ce14" office:value-type="float" office:value="0.000222693540908279" calcext:value-type="float">
            <text:p>0.000222693540908</text:p>
          </table:table-cell>
          <table:table-cell table:style-name="ce14" office:value-type="float" office:value="0.00787768936915599" calcext:value-type="float">
            <text:p>0.007877689369156</text:p>
          </table:table-cell>
          <table:table-cell table:style-name="ce14" office:value-type="float" office:value="0.00807691310343192" calcext:value-type="float">
            <text:p>0.008076913103432</text:p>
          </table:table-cell>
          <table:table-cell table:style-name="ce14" office:value-type="float" office:value="-0.00127950839928259" calcext:value-type="float">
            <text:p>-0.001279508399283</text:p>
          </table:table-cell>
          <table:table-cell table:style-name="ce14" office:value-type="float" office:value="-0.00025812174776687" calcext:value-type="float">
            <text:p>-0.000258121747767</text:p>
          </table:table-cell>
          <table:table-cell table:style-name="ce16" office:value-type="float" office:value="-0.0000422025259289337" calcext:value-type="float">
            <text:p>-4.22E-05</text:p>
          </table:table-cell>
          <table:table-cell table:style-name="ce14" office:value-type="float" office:value="0.0434528535443131" calcext:value-type="float">
            <text:p>0.043452853544313</text:p>
          </table:table-cell>
          <table:table-cell table:style-name="ce14" office:value-type="float" office:value="0.392412012284298" calcext:value-type="float">
            <text:p>0.392412012284298</text:p>
          </table:table-cell>
          <table:table-cell table:style-name="ce14" office:value-type="float" office:value="0.0628659135048104" calcext:value-type="float">
            <text:p>0.06286591350481</text:p>
          </table:table-cell>
          <table:table-cell table:style-name="ce14" office:value-type="float" office:value="0.00997741909164064" calcext:value-type="float">
            <text:p>0.009977419091641</text:p>
          </table:table-cell>
          <table:table-cell table:style-name="ce14" office:value-type="float" office:value="0.000179745608290198" calcext:value-type="float">
            <text:p>0.00017974560829</text:p>
          </table:table-cell>
          <table:table-cell table:style-name="ce14" office:value-type="float" office:value="0.00672277110378504" calcext:value-type="float">
            <text:p>0.006722771103785</text:p>
          </table:table-cell>
          <table:table-cell table:style-name="ce14" office:value-type="float" office:value="0.00689026285847372" calcext:value-type="float">
            <text:p>0.006890262858474</text:p>
          </table:table-cell>
          <table:table-cell table:style-name="ce14" office:value-type="float" office:value="-0.00107270570001852" calcext:value-type="float">
            <text:p>-0.001072705700019</text:p>
          </table:table-cell>
          <table:table-cell table:style-name="ce14" office:value-type="float" office:value="-0.000168499279703239" calcext:value-type="float">
            <text:p>-0.000168499279703</text:p>
          </table:table-cell>
          <table:table-cell table:style-name="ce16" office:value-type="float" office:value="-0.000026890736628824" calcext:value-type="float">
            <text:p>-2.69E-05</text:p>
          </table:table-cell>
          <table:table-cell table:style-name="ce14" table:formula="of:= (10^(1.666)*[.B56]^(0.31))/1000" office:value-type="float" office:value="0.227323784937996" calcext:value-type="float">
            <text:p>0.227323784937996</text:p>
          </table:table-cell>
          <table:table-cell table:style-name="ce14" table:formula="of:=40.67*[.B56]^0.3461/1000" office:value-type="float" office:value="0.240074349548872" calcext:value-type="float">
            <text:p>0.240074349548872</text:p>
          </table:table-cell>
          <table:table-cell table:style-name="ce14" table:formula="of:=9.8864*[.B56]^0.4877/1000" office:value-type="float" office:value="0.120664223847205" calcext:value-type="float">
            <text:p>0.120664223847205</text:p>
          </table:table-cell>
          <table:table-cell table:style-name="ce14" table:formula="of:=[.Z56]+[.H56]" office:value-type="float" office:value="0.253126617260821" calcext:value-type="float">
            <text:p>0.253126617260821</text:p>
          </table:table-cell>
          <table:table-cell table:style-name="ce14" table:formula="of:=[.J56]+[.E56]*[.AB56]^2" office:value-type="float" office:value="0.0111833116087417" calcext:value-type="float">
            <text:p>0.011183311608742</text:p>
          </table:table-cell>
          <table:table-cell table:style-name="ce13" table:formula="of:=SUM([.AC56]+[.AC57])" office:value-type="float" office:value="0.0221611448562146" calcext:value-type="float">
            <text:p>0.022161144856215</text:p>
          </table:table-cell>
          <table:table-cell table:style-name="ce14" table:number-columns-repeated="994"/>
        </table:table-row>
        <table:table-row table:style-name="ro1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Forearm</text:p>
          </table:table-cell>
          <table:table-cell table:style-name="ce10" office:value-type="string" calcext:value-type="string">
            <text:p>Left</text:p>
          </table:table-cell>
          <table:table-cell table:style-name="ce14" office:value-type="float" office:value="0.0896177840283942" calcext:value-type="float">
            <text:p>0.089617784028394</text:p>
          </table:table-cell>
          <table:table-cell table:style-name="ce14" office:value-type="float" office:value="0.337022111675224" calcext:value-type="float">
            <text:p>0.337022111675224</text:p>
          </table:table-cell>
          <table:table-cell table:style-name="ce14" office:value-type="float" office:value="0.0633450690584303" calcext:value-type="float">
            <text:p>0.06334506905843</text:p>
          </table:table-cell>
          <table:table-cell table:style-name="ce14" office:value-type="float" office:value="0.0630095847637928" calcext:value-type="float">
            <text:p>0.063009584763793</text:p>
          </table:table-cell>
          <table:table-cell table:style-name="ce14" office:value-type="float" office:value="0.000801435918063915" calcext:value-type="float">
            <text:p>0.000801435918064</text:p>
          </table:table-cell>
          <table:table-cell table:style-name="ce14" office:value-type="float" office:value="0.0106220320248045" calcext:value-type="float">
            <text:p>0.010622032024805</text:p>
          </table:table-cell>
          <table:table-cell table:style-name="ce14" office:value-type="float" office:value="0.0105541832265076" calcext:value-type="float">
            <text:p>0.010554183226508</text:p>
          </table:table-cell>
          <table:table-cell table:style-name="ce14" office:value-type="float" office:value="-0.00191757297935619" calcext:value-type="float">
            <text:p>-0.001917572979356</text:p>
          </table:table-cell>
          <table:table-cell table:style-name="ce14" office:value-type="float" office:value="-0.00190562601675005" calcext:value-type="float">
            <text:p>-0.00190562601675</text:p>
          </table:table-cell>
          <table:table-cell table:style-name="ce14" office:value-type="float" office:value="-0.00035649725367553" calcext:value-type="float">
            <text:p>-0.000356497253676</text:p>
          </table:table-cell>
          <table:table-cell table:style-name="ce14" office:value-type="float" office:value="0.0342916251728438" calcext:value-type="float">
            <text:p>0.034291625172844</text:p>
          </table:table-cell>
          <table:table-cell table:style-name="ce14" office:value-type="float" office:value="0.335580255749441" calcext:value-type="float">
            <text:p>0.335580255749441</text:p>
          </table:table-cell>
          <table:table-cell table:style-name="ce14" office:value-type="float" office:value="0.062719772081411" calcext:value-type="float">
            <text:p>0.062719772081411</text:p>
          </table:table-cell>
          <table:table-cell table:style-name="ce14" office:value-type="float" office:value="0.0573645317020475" calcext:value-type="float">
            <text:p>0.057364531702048</text:p>
          </table:table-cell>
          <table:table-cell table:style-name="ce14" office:value-type="float" office:value="0.000271658968220902" calcext:value-type="float">
            <text:p>0.000271658968221</text:p>
          </table:table-cell>
          <table:table-cell table:style-name="ce14" office:value-type="float" office:value="0.00399907560038251" calcext:value-type="float">
            <text:p>0.003999075600383</text:p>
          </table:table-cell>
          <table:table-cell table:style-name="ce14" office:value-type="float" office:value="0.00399885792512398" calcext:value-type="float">
            <text:p>0.003998857925124</text:p>
          </table:table-cell>
          <table:table-cell table:style-name="ce14" office:value-type="float" office:value="-0.000721776439953448" calcext:value-type="float">
            <text:p>-0.000721776439953</text:p>
          </table:table-cell>
          <table:table-cell table:style-name="ce14" office:value-type="float" office:value="-0.000658865736414421" calcext:value-type="float">
            <text:p>-0.000658865736414</text:p>
          </table:table-cell>
          <table:table-cell table:style-name="ce14" office:value-type="float" office:value="-0.00012282878571686" calcext:value-type="float">
            <text:p>-0.000122828785717</text:p>
          </table:table-cell>
          <table:table-cell table:style-name="ce14" table:formula="of:= (10^(1.666)*[.B57]^(0.31))/1000" office:value-type="float" office:value="0.227323784937996" calcext:value-type="float">
            <text:p>0.227323784937996</text:p>
          </table:table-cell>
          <table:table-cell table:style-name="ce14" table:formula="of:=40.67*[.B57]^0.3461/1000" office:value-type="float" office:value="0.240074349548872" calcext:value-type="float">
            <text:p>0.240074349548872</text:p>
          </table:table-cell>
          <table:table-cell table:style-name="ce14" table:formula="of:=9.8864*[.B57]^0.4877/1000" office:value-type="float" office:value="0.120664223847205" calcext:value-type="float">
            <text:p>0.120664223847205</text:p>
          </table:table-cell>
          <table:table-cell table:style-name="ce14" table:formula="of:=[.H57]" office:value-type="float" office:value="0.0630095847637928" calcext:value-type="float">
            <text:p>0.063009584763793</text:p>
          </table:table-cell>
          <table:table-cell table:style-name="ce14" table:formula="of:=[.J57]+[.E57]*[.AB57]^2" office:value-type="float" office:value="0.0109778332474729" calcext:value-type="float">
            <text:p>0.010977833247473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7" office:value-type="string" calcext:value-type="string">
            <text:p>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2.55705692149976" calcext:value-type="float">
            <text:p>2.55705692149976</text:p>
          </table:table-cell>
          <table:table-cell table:style-name="ce15" office:value-type="float" office:value="1.01533255580837" calcext:value-type="float">
            <text:p>1.01533255580837</text:p>
          </table:table-cell>
          <table:table-cell table:style-name="ce15" office:value-type="float" office:value="0.0959190277766967" calcext:value-type="float">
            <text:p>0.095919027776697</text:p>
          </table:table-cell>
          <table:table-cell table:style-name="ce15" office:value-type="float" office:value="0.451396698835542" calcext:value-type="float">
            <text:p>0.451396698835542</text:p>
          </table:table-cell>
          <table:table-cell table:style-name="ce15" office:value-type="float" office:value="0.562330860106368" calcext:value-type="float">
            <text:p>0.562330860106368</text:p>
          </table:table-cell>
          <table:table-cell table:style-name="ce15" office:value-type="float" office:value="3.1780406433847" calcext:value-type="float">
            <text:p>3.1780406433847</text:p>
          </table:table-cell>
          <table:table-cell office:value-type="float" office:value="2.66537277502602" calcext:value-type="float">
            <text:p>2.66537277502602</text:p>
          </table:table-cell>
          <table:table-cell office:value-type="float" office:value="-0.247942351374915" calcext:value-type="float">
            <text:p>-0.247942351374915</text:p>
          </table:table-cell>
          <table:table-cell office:value-type="float" office:value="-1.17158451363572" calcext:value-type="float">
            <text:p>-1.17158451363572</text:p>
          </table:table-cell>
          <table:table-cell office:value-type="float" office:value="-0.109766268158764" calcext:value-type="float">
            <text:p>-0.109766268158764</text:p>
          </table:table-cell>
          <table:table-cell office:value-type="float" office:value="1.43324549129865" calcext:value-type="float">
            <text:p>1.43324549129865</text:p>
          </table:table-cell>
          <table:table-cell office:value-type="float" office:value="1.03636658877272" calcext:value-type="float">
            <text:p>1.03636658877272</text:p>
          </table:table-cell>
          <table:table-cell office:value-type="float" office:value="0.0925911392222734" calcext:value-type="float">
            <text:p>0.092591139222273</text:p>
          </table:table-cell>
          <table:table-cell office:value-type="float" office:value="0.447139048761994" calcext:value-type="float">
            <text:p>0.447139048761994</text:p>
          </table:table-cell>
          <table:table-cell office:value-type="float" office:value="0.310267082123962" calcext:value-type="float">
            <text:p>0.310267082123962</text:p>
          </table:table-cell>
          <table:table-cell office:value-type="float" office:value="1.83715211464485" calcext:value-type="float">
            <text:p>1.83715211464485</text:p>
          </table:table-cell>
          <table:table-cell office:value-type="float" office:value="1.55280786969055" calcext:value-type="float">
            <text:p>1.55280786969055</text:p>
          </table:table-cell>
          <table:table-cell office:value-type="float" office:value="-0.13751333407024" calcext:value-type="float">
            <text:p>-0.13751333407024</text:p>
          </table:table-cell>
          <table:table-cell office:value-type="float" office:value="-0.664191892085181" calcext:value-type="float">
            <text:p>-0.664191892085181</text:p>
          </table:table-cell>
          <table:table-cell office:value-type="float" office:value="-0.0587483677576857" calcext:value-type="float">
            <text:p>-0.058748367757686</text:p>
          </table:table-cell>
          <table:table-cell table:formula="of:= (10^(1.666)*[.B58]^(0.31))/1000" office:value-type="float" office:value="0.261340201081034" calcext:value-type="float">
            <text:p>0.261340201081034</text:p>
          </table:table-cell>
          <table:table-cell table:formula="of:=40.67*[.B58]^0.3461/1000" office:value-type="float" office:value="0.280517247838585" calcext:value-type="float">
            <text:p>0.280517247838585</text:p>
          </table:table-cell>
          <table:table-cell table:formula="of:=9.8864*[.B58]^0.4877/1000" office:value-type="float" office:value="0.150264084801052" calcext:value-type="float">
            <text:p>0.150264084801052</text:p>
          </table:table-cell>
          <table:table-cell table:formula="of:=[.Y58]-[.H58]" office:value-type="float" office:value="-0.190056497754508" calcext:value-type="float">
            <text:p>-0.190056497754508</text:p>
          </table:table-cell>
          <table:table-cell table:formula="of:=[.J58]+[.E58]*[.AB58]^2" office:value-type="float" office:value="3.27040530424316" calcext:value-type="float">
            <text:p>3.27040530424316</text:p>
          </table:table-cell>
          <table:table-cell table:style-name="ce13" table:formula="of:=SUM([.AC58:.AC60])" office:value-type="float" office:value="6.67497906592894" calcext:value-type="float">
            <text:p>6.67497906592894</text:p>
          </table:table-cell>
          <table:table-cell table:style-name="ce13" table:formula="of:=[.AD59]/[.AD58]" office:value-type="float" office:value="0.510050103237586" calcext:value-type="float">
            <text:p>0.510050103237586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7" office:value-type="string" calcext:value-type="string">
            <text:p>Hand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0.660808606150927" calcext:value-type="float">
            <text:p>0.660808606150927</text:p>
          </table:table-cell>
          <table:table-cell table:style-name="ce15" office:value-type="float" office:value="1.0929311913288" calcext:value-type="float">
            <text:p>1.0929311913288</text:p>
          </table:table-cell>
          <table:table-cell table:style-name="ce15" office:value-type="float" office:value="0.082855591264569" calcext:value-type="float">
            <text:p>0.082855591264569</text:p>
          </table:table-cell>
          <table:table-cell table:style-name="ce15" office:value-type="float" office:value="-0.00413987661523477" calcext:value-type="float">
            <text:p>-0.004139876615235</text:p>
          </table:table-cell>
          <table:table-cell table:style-name="ce15" office:value-type="float" office:value="0.00522102882491825" calcext:value-type="float">
            <text:p>0.005221028824918</text:p>
          </table:table-cell>
          <table:table-cell table:style-name="ce15" office:value-type="float" office:value="0.791223643273764" calcext:value-type="float">
            <text:p>0.791223643273764</text:p>
          </table:table-cell>
          <table:table-cell office:value-type="float" office:value="0.796103597976036" calcext:value-type="float">
            <text:p>0.796103597976036</text:p>
          </table:table-cell>
          <table:table-cell office:value-type="float" office:value="-0.05992664065284" calcext:value-type="float">
            <text:p>-0.05992664065284</text:p>
          </table:table-cell>
          <table:table-cell office:value-type="float" office:value="0.00313261711820842" calcext:value-type="float">
            <text:p>0.003132617118208</text:p>
          </table:table-cell>
          <table:table-cell office:value-type="float" office:value="0.000204563566822506" calcext:value-type="float">
            <text:p>0.000204563566823</text:p>
          </table:table-cell>
          <table:table-cell office:value-type="float" office:value="0.827490690678119" calcext:value-type="float">
            <text:p>0.827490690678119</text:p>
          </table:table-cell>
          <table:table-cell office:value-type="float" office:value="1.11373367521658" calcext:value-type="float">
            <text:p>1.11373367521658</text:p>
          </table:table-cell>
          <table:table-cell office:value-type="float" office:value="0.0840093155254407" calcext:value-type="float">
            <text:p>0.084009315525441</text:p>
          </table:table-cell>
          <table:table-cell office:value-type="float" office:value="-0.00451534706963297" calcext:value-type="float">
            <text:p>-0.004515347069633</text:p>
          </table:table-cell>
          <table:table-cell office:value-type="float" office:value="0.00660186633947259" calcext:value-type="float">
            <text:p>0.006601866339473</text:p>
          </table:table-cell>
          <table:table-cell office:value-type="float" office:value="1.0287624894032" calcext:value-type="float">
            <text:p>1.0287624894032</text:p>
          </table:table-cell>
          <table:table-cell office:value-type="float" office:value="1.03494763168488" calcext:value-type="float">
            <text:p>1.03494763168488</text:p>
          </table:table-cell>
          <table:table-cell office:value-type="float" office:value="-0.0774315113221857" calcext:value-type="float">
            <text:p>-0.077431511322186</text:p>
          </table:table-cell>
          <table:table-cell office:value-type="float" office:value="0.00437603201462191" calcext:value-type="float">
            <text:p>0.004376032014622</text:p>
          </table:table-cell>
          <table:table-cell office:value-type="float" office:value="0.000287440254613544" calcext:value-type="float">
            <text:p>0.000287440254614</text:p>
          </table:table-cell>
          <table:table-cell table:formula="of:= (10^(1.666)*[.B59]^(0.31))/1000" office:value-type="float" office:value="0.261340201081034" calcext:value-type="float">
            <text:p>0.261340201081034</text:p>
          </table:table-cell>
          <table:table-cell table:formula="of:=40.67*[.B59]^0.3461/1000" office:value-type="float" office:value="0.280517247838585" calcext:value-type="float">
            <text:p>0.280517247838585</text:p>
          </table:table-cell>
          <table:table-cell table:formula="of:=9.8864*[.B59]^0.4877/1000" office:value-type="float" office:value="0.150264084801052" calcext:value-type="float">
            <text:p>0.150264084801052</text:p>
          </table:table-cell>
          <table:table-cell table:formula="of:=[.Z59]+[.H59]" office:value-type="float" office:value="0.27637737122335" calcext:value-type="float">
            <text:p>0.27637737122335</text:p>
          </table:table-cell>
          <table:table-cell table:formula="of:=[.J59]+[.E59]*[.AB59]^2" office:value-type="float" office:value="0.841699146084997" calcext:value-type="float">
            <text:p>0.841699146084997</text:p>
          </table:table-cell>
          <table:table-cell table:style-name="ce13" table:formula="of:=SUM([.AC59]+[.AC60])" office:value-type="float" office:value="3.40457376168579" calcext:value-type="float">
            <text:p>3.40457376168579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7" office:value-type="string" calcext:value-type="string">
            <text:p>Forearm</text:p>
          </table:table-cell>
          <table:table-cell table:style-name="ce11" office:value-type="string" calcext:value-type="string">
            <text:p>Left</text:p>
          </table:table-cell>
          <table:table-cell table:style-name="ce15" office:value-type="float" office:value="2.28914763447812" calcext:value-type="float">
            <text:p>2.28914763447812</text:p>
          </table:table-cell>
          <table:table-cell table:style-name="ce15" office:value-type="float" office:value="1.01096976512891" calcext:value-type="float">
            <text:p>1.01096976512891</text:p>
          </table:table-cell>
          <table:table-cell table:style-name="ce15" office:value-type="float" office:value="0.100858490395225" calcext:value-type="float">
            <text:p>0.100858490395225</text:p>
          </table:table-cell>
          <table:table-cell table:style-name="ce15" office:value-type="float" office:value="0.212162060433897" calcext:value-type="float">
            <text:p>0.212162060433897</text:p>
          </table:table-cell>
          <table:table-cell table:style-name="ce15" office:value-type="float" office:value="0.143337350787041" calcext:value-type="float">
            <text:p>0.143337350787041</text:p>
          </table:table-cell>
          <table:table-cell table:style-name="ce15" office:value-type="float" office:value="2.45983380856581" calcext:value-type="float">
            <text:p>2.45983380856581</text:p>
          </table:table-cell>
          <table:table-cell office:value-type="float" office:value="2.36596241650141" calcext:value-type="float">
            <text:p>2.36596241650141</text:p>
          </table:table-cell>
          <table:table-cell office:value-type="float" office:value="-0.233195541093276" calcext:value-type="float">
            <text:p>-0.233195541093276</text:p>
          </table:table-cell>
          <table:table-cell office:value-type="float" office:value="-0.491175818485425" calcext:value-type="float">
            <text:p>-0.491175818485425</text:p>
          </table:table-cell>
          <table:table-cell office:value-type="float" office:value="-0.0487696714277976" calcext:value-type="float">
            <text:p>-0.048769671427798</text:p>
          </table:table-cell>
          <table:table-cell office:value-type="float" office:value="1.06520759344283" calcext:value-type="float">
            <text:p>1.06520759344283</text:p>
          </table:table-cell>
          <table:table-cell office:value-type="float" office:value="1.0088841853457" calcext:value-type="float">
            <text:p>1.0088841853457</text:p>
          </table:table-cell>
          <table:table-cell office:value-type="float" office:value="0.0919306865388752" calcext:value-type="float">
            <text:p>0.091930686538875</text:p>
          </table:table-cell>
          <table:table-cell office:value-type="float" office:value="0.190730334591779" calcext:value-type="float">
            <text:p>0.190730334591779</text:p>
          </table:table-cell>
          <table:table-cell office:value-type="float" office:value="0.0551304644132974" calcext:value-type="float">
            <text:p>0.055130464413297</text:p>
          </table:table-cell>
          <table:table-cell office:value-type="float" office:value="1.13054794127827" calcext:value-type="float">
            <text:p>1.13054794127827</text:p>
          </table:table-cell>
          <table:table-cell office:value-type="float" office:value="1.09392925887771" calcext:value-type="float">
            <text:p>1.09392925887771</text:p>
          </table:table-cell>
          <table:table-cell office:value-type="float" office:value="-0.0987929899113483" calcext:value-type="float">
            <text:p>-0.098792989911348</text:p>
          </table:table-cell>
          <table:table-cell office:value-type="float" office:value="-0.204733138829008" calcext:value-type="float">
            <text:p>-0.204733138829008</text:p>
          </table:table-cell>
          <table:table-cell office:value-type="float" office:value="-0.0187910664560614" calcext:value-type="float">
            <text:p>-0.018791066456061</text:p>
          </table:table-cell>
          <table:table-cell table:formula="of:= (10^(1.666)*[.B60]^(0.31))/1000" office:value-type="float" office:value="0.261340201081034" calcext:value-type="float">
            <text:p>0.261340201081034</text:p>
          </table:table-cell>
          <table:table-cell table:formula="of:=40.67*[.B60]^0.3461/1000" office:value-type="float" office:value="0.280517247838585" calcext:value-type="float">
            <text:p>0.280517247838585</text:p>
          </table:table-cell>
          <table:table-cell table:formula="of:=9.8864*[.B60]^0.4877/1000" office:value-type="float" office:value="0.150264084801052" calcext:value-type="float">
            <text:p>0.150264084801052</text:p>
          </table:table-cell>
          <table:table-cell table:formula="of:=[.H60]" office:value-type="float" office:value="0.212162060433897" calcext:value-type="float">
            <text:p>0.212162060433897</text:p>
          </table:table-cell>
          <table:table-cell table:formula="of:=[.J60]+[.E60]*[.AB60]^2" office:value-type="float" office:value="2.56287461560079" calcext:value-type="float">
            <text:p>2.56287461560079</text:p>
          </table:table-cell>
          <table:table-cell table:number-columns-repeated="99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6:Sheet1.C60 Sheet1.C2:Sheet1.C12">
            <calcext:condition calcext:apply-style-name="Good" calcext:value="contains-text(&quot;Arm&quot;)" calcext:base-cell-address="Sheet1.C2"/>
          </calcext:conditional-format>
          <calcext:conditional-format calcext:target-range-address="Sheet1.C16:Sheet1.C60 Sheet1.C2:Sheet1.C12">
            <calcext:condition calcext:apply-style-name="Good" calcext:value="=&quot;Hand&quot;" calcext:base-cell-address="Sheet1.C2"/>
          </calcext:conditional-format>
          <calcext:conditional-format calcext:target-range-address="Sheet1.C16:Sheet1.C60 Sheet1.C2:Sheet1.C12">
            <calcext:condition calcext:apply-style-name="Good" calcext:value="=&quot;Forearm&quot;" calcext:base-cell-address="Sheet1.C2"/>
          </calcext:conditional-format>
          <calcext:conditional-format calcext:target-range-address="Sheet1.D16:Sheet1.D60 Sheet1.D2:Sheet1.D12">
            <calcext:condition calcext:apply-style-name="Bad" calcext:value="=&quot;Left&quot;" calcext:base-cell-address="Sheet1.D2"/>
          </calcext:conditional-format>
          <calcext:conditional-format calcext:target-range-address="Sheet1.C13:Sheet1.C15">
            <calcext:condition calcext:apply-style-name="Good" calcext:value="contains-text(&quot;Arm&quot;)" calcext:base-cell-address="Sheet1.C13"/>
          </calcext:conditional-format>
          <calcext:conditional-format calcext:target-range-address="Sheet1.C13:Sheet1.C15">
            <calcext:condition calcext:apply-style-name="Good" calcext:value="=&quot;Hand&quot;" calcext:base-cell-address="Sheet1.C13"/>
          </calcext:conditional-format>
          <calcext:conditional-format calcext:target-range-address="Sheet1.C13:Sheet1.C15">
            <calcext:condition calcext:apply-style-name="Good" calcext:value="=&quot;Forearm&quot;" calcext:base-cell-address="Sheet1.C13"/>
          </calcext:conditional-format>
          <calcext:conditional-format calcext:target-range-address="Sheet1.D13:Sheet1.D15">
            <calcext:condition calcext:apply-style-name="Bad" calcext:value="=&quot;Left&quot;" calcext:base-cell-address="Sheet1.D13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7" table:number-columns-repeated="15" table:default-cell-style-name="Default"/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Body mass</text:p>
          </table:table-cell>
          <table:table-cell table:style-name="ce20" office:value-type="string" calcext:value-type="string">
            <text:p>Body_Segment</text:p>
          </table:table-cell>
          <table:table-cell table:style-name="ce20" office:value-type="string" calcext:value-type="string">
            <text:p>Side</text:p>
          </table:table-cell>
          <table:table-cell table:style-name="ce20" office:value-type="string" calcext:value-type="string">
            <text:p>Skin_Mass</text:p>
          </table:table-cell>
          <table:table-cell table:style-name="ce20" office:value-type="string" calcext:value-type="string">
            <text:p>Skin_CMz</text:p>
          </table:table-cell>
          <table:table-cell table:style-name="ce20" office:value-type="string" calcext:value-type="string">
            <text:p>Skin_Iyy</text:p>
          </table:table-cell>
          <table:table-cell table:style-name="ce20" office:value-type="string" calcext:value-type="string">
            <text:p>Skin_Izz</text:p>
          </table:table-cell>
          <table:table-cell table:style-name="ce45" office:value-type="string" calcext:value-type="string">
            <text:p>L Hum</text:p>
          </table:table-cell>
          <table:table-cell table:style-name="ce45" office:value-type="string" calcext:value-type="string">
            <text:p>Lrad</text:p>
          </table:table-cell>
          <table:table-cell table:style-name="ce45" office:value-type="string" calcext:value-type="string">
            <text:p>L metacap</text:p>
          </table:table-cell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Ihh</text:p>
          </table:table-cell>
          <table:table-cell table:style-name="ce45" office:value-type="string" calcext:value-type="string">
            <text:p>LowerIyy</text:p>
          </table:table-cell>
          <table:table-cell table:style-name="ce45" office:value-type="string" calcext:value-type="string">
            <text:p>AllIyy</text:p>
          </table:table-cell>
          <table:table-cell table:style-name="ce45" office:value-type="string" calcext:value-type="string">
            <text:p>Per</text:p>
          </table:table-cell>
        </table:table-row>
        <table:table-row table:style-name="ro1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47" office:value-type="string" calcext:value-type="string">
            <text:p>Arm</text:p>
          </table:table-cell>
          <table:table-cell table:style-name="ce51" office:value-type="string" calcext:value-type="string">
            <text:p>Left</text:p>
          </table:table-cell>
          <table:table-cell table:style-name="ce13" office:value-type="float" office:value="1.31348716694282" calcext:value-type="float">
            <text:p>1.31348716694282</text:p>
          </table:table-cell>
          <table:table-cell table:style-name="ce13" office:value-type="float" office:value="0.406599478869566" calcext:value-type="float">
            <text:p>0.406599478869566</text:p>
          </table:table-cell>
          <table:table-cell table:style-name="ce13" office:value-type="float" office:value="1.31003556004163" calcext:value-type="float">
            <text:p>1.31003556004163</text:p>
          </table:table-cell>
          <table:table-cell table:style-name="ce13" office:value-type="float" office:value="1.09149022070277" calcext:value-type="float">
            <text:p>1.09149022070277</text:p>
          </table:table-cell>
          <table:table-cell table:style-name="ce13" office:value-type="float" office:value="0.144287938387536" calcext:value-type="float">
            <text:p>0.144287938387536</text:p>
          </table:table-cell>
          <table:table-cell table:style-name="ce13" office:value-type="float" office:value="0.189845837058084" calcext:value-type="float">
            <text:p>0.189845837058084</text:p>
          </table:table-cell>
          <table:table-cell table:style-name="ce13" office:value-type="float" office:value="0.128538519435156" calcext:value-type="float">
            <text:p>0.128538519435156</text:p>
          </table:table-cell>
          <table:table-cell table:style-name="ce13" office:value-type="float" office:value="-0.26231154048203" calcext:value-type="float">
            <text:p>-0.26231154048203</text:p>
          </table:table-cell>
          <table:table-cell table:style-name="ce13" office:value-type="float" office:value="1.40041312373176" calcext:value-type="float">
            <text:p>1.40041312373176</text:p>
          </table:table-cell>
          <table:table-cell table:style-name="ce13" office:value-type="float" office:value="0.604981277733405" calcext:value-type="float">
            <text:p>0.604981277733405</text:p>
          </table:table-cell>
          <table:table-cell table:style-name="ce13" office:value-type="float" office:value="2.00539440146517" calcext:value-type="float">
            <text:p>2.00539440146517</text:p>
          </table:table-cell>
          <table:table-cell table:style-name="ce13" office:value-type="float" office:value="0.301676955561159" calcext:value-type="float">
            <text:p>0.301676955561159</text:p>
          </table:table-cell>
        </table:table-row>
        <table:table-row table:style-name="ro1">
          <table:table-cell table:style-name="ce3" office:value-type="string" calcext:value-type="string">
            <text:p>Canis_familiaris</text:p>
          </table:table-cell>
          <table:table-cell table:style-name="ce3" office:value-type="float" office:value="35.5" calcext:value-type="float">
            <text:p>35.5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573571387782635" calcext:value-type="float">
            <text:p>0.573571387782635</text:p>
          </table:table-cell>
          <table:table-cell table:style-name="ce14" office:value-type="float" office:value="0.27867298535378" calcext:value-type="float">
            <text:p>0.27867298535378</text:p>
          </table:table-cell>
          <table:table-cell table:style-name="ce14" office:value-type="float" office:value="0.313692512773028" calcext:value-type="float">
            <text:p>0.313692512773028</text:p>
          </table:table-cell>
          <table:table-cell table:style-name="ce14" office:value-type="float" office:value="0.271508001206544" calcext:value-type="float">
            <text:p>0.271508001206544</text:p>
          </table:table-cell>
          <table:table-cell table:style-name="ce14" office:value-type="float" office:value="0.14014279973016" calcext:value-type="float">
            <text:p>0.14014279973016</text:p>
          </table:table-cell>
          <table:table-cell table:style-name="ce14" office:value-type="float" office:value="0.182724615841581" calcext:value-type="float">
            <text:p>0.182724615841581</text:p>
          </table:table-cell>
          <table:table-cell table:style-name="ce14" office:value-type="float" office:value="0.120018260937449" calcext:value-type="float">
            <text:p>0.120018260937449</text:p>
          </table:table-cell>
          <table:table-cell table:style-name="ce14" office:value-type="float" office:value="-0.13853018562362" calcext:value-type="float">
            <text:p>-0.13853018562362</text:p>
          </table:table-cell>
          <table:table-cell table:style-name="ce14" office:value-type="float" office:value="0.324699698918922" calcext:value-type="float">
            <text:p>0.324699698918922</text:p>
          </table:table-cell>
          <table:table-cell table:style-name="ce14" office:value-type="float" office:value="0.128728996635069" calcext:value-type="float">
            <text:p>0.128728996635069</text:p>
          </table:table-cell>
          <table:table-cell table:style-name="ce14" office:value-type="float" office:value="0.453428695553991" calcext:value-type="float">
            <text:p>0.453428695553991</text:p>
          </table:table-cell>
          <table:table-cell table:style-name="ce14" office:value-type="float" office:value="0.283901301124735" calcext:value-type="float">
            <text:p>0.283901301124735</text:p>
          </table:table-cell>
        </table:table-row>
        <table:table-row table:style-name="ro1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0169726454694745" calcext:value-type="float">
            <text:p>0.016972645469475</text:p>
          </table:table-cell>
          <table:table-cell table:style-name="ce15" office:value-type="float" office:value="0.0675573800898967" calcext:value-type="float">
            <text:p>0.067557380089897</text:p>
          </table:table-cell>
          <table:table-cell table:style-name="ce15" office:value-type="float" office:value="0.000540441798351293" calcext:value-type="float">
            <text:p>0.000540441798351</text:p>
          </table:table-cell>
          <table:table-cell office:value-type="float" office:value="0.000473784279079616" calcext:value-type="float">
            <text:p>0.00047378427908</text:p>
          </table:table-cell>
          <table:table-cell office:value-type="float" office:value="0.0480681360774563" calcext:value-type="float">
            <text:p>0.048068136077456</text:p>
          </table:table-cell>
          <table:table-cell office:value-type="float" office:value="0.0449027381366249" calcext:value-type="float">
            <text:p>0.044902738136625</text:p>
          </table:table-cell>
          <table:table-cell office:value-type="float" office:value="0.00967879783597422" calcext:value-type="float">
            <text:p>0.009678797835974</text:p>
          </table:table-cell>
          <table:table-cell office:value-type="float" office:value="-0.0194892440124404" calcext:value-type="float">
            <text:p>-0.01948924401244</text:p>
          </table:table-cell>
          <table:table-cell office:value-type="float" office:value="0.00054688852900967" calcext:value-type="float">
            <text:p>0.00054688852901</text:p>
          </table:table-cell>
          <table:table-cell table:style-name="ce13" office:value-type="float" office:value="0.00033839487154649" calcext:value-type="float">
            <text:p>0.000338394871546</text:p>
          </table:table-cell>
          <table:table-cell table:style-name="ce13" office:value-type="float" office:value="0.00088528340055616" calcext:value-type="float">
            <text:p>0.000885283400556</text:p>
          </table:table-cell>
          <table:table-cell table:style-name="ce13" office:value-type="float" office:value="0.382244681571913" calcext:value-type="float">
            <text:p>0.382244681571913</text:p>
          </table:table-cell>
        </table:table-row>
        <table:table-row table:style-name="ro1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536029652829584" calcext:value-type="float">
            <text:p>0.053602965282958</text:p>
          </table:table-cell>
          <table:table-cell table:style-name="ce14" office:value-type="float" office:value="0.134144487862635" calcext:value-type="float">
            <text:p>0.134144487862635</text:p>
          </table:table-cell>
          <table:table-cell table:style-name="ce14" office:value-type="float" office:value="0.00593545370541366" calcext:value-type="float">
            <text:p>0.005935453705414</text:p>
          </table:table-cell>
          <table:table-cell table:style-name="ce14" office:value-type="float" office:value="0.00498715643699608" calcext:value-type="float">
            <text:p>0.004987156436996</text:p>
          </table:table-cell>
          <table:table-cell table:style-name="ce14" office:value-type="float" office:value="0.0751233625683389" calcext:value-type="float">
            <text:p>0.075123362568339</text:p>
          </table:table-cell>
          <table:table-cell table:style-name="ce14" office:value-type="float" office:value="0.0806524994399566" calcext:value-type="float">
            <text:p>0.080652499439957</text:p>
          </table:table-cell>
          <table:table-cell table:style-name="ce14" office:value-type="float" office:value="0.0276752203680011" calcext:value-type="float">
            <text:p>0.027675220368001</text:p>
          </table:table-cell>
          <table:table-cell table:style-name="ce14" office:value-type="float" office:value="-0.0590211252942961" calcext:value-type="float">
            <text:p>-0.059021125294296</text:p>
          </table:table-cell>
          <table:table-cell table:style-name="ce14" office:value-type="float" office:value="0.00612217927213864" calcext:value-type="float">
            <text:p>0.006122179272139</text:p>
          </table:table-cell>
          <table:table-cell table:style-name="ce13" office:value-type="float" office:value="0.00427086185968174" calcext:value-type="float">
            <text:p>0.004270861859682</text:p>
          </table:table-cell>
          <table:table-cell table:style-name="ce13" office:value-type="float" office:value="0.0103930411318204" calcext:value-type="float">
            <text:p>0.01039304113182</text:p>
          </table:table-cell>
          <table:table-cell table:style-name="ce13" office:value-type="float" office:value="0.41093475966391" calcext:value-type="float">
            <text:p>0.41093475966391</text:p>
          </table:table-cell>
        </table:table-row>
        <table:table-row table:style-name="ro1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50" office:value-type="string" calcext:value-type="string">
            <text:p>Arm</text:p>
          </table:table-cell>
          <table:table-cell table:style-name="ce54" office:value-type="string" calcext:value-type="string">
            <text:p>Left</text:p>
          </table:table-cell>
          <table:table-cell table:style-name="ce15" office:value-type="float" office:value="0.00511621565916503" calcext:value-type="float">
            <text:p>0.005116215659165</text:p>
          </table:table-cell>
          <table:table-cell table:style-name="ce15" office:value-type="float" office:value="0.0290545073003424" calcext:value-type="float">
            <text:p>0.029054507300342</text:p>
          </table:table-cell>
          <table:table-cell table:style-name="ce17" office:value-type="float" office:value="0.0000417118885111091" calcext:value-type="float">
            <text:p>4.17E-05</text:p>
          </table:table-cell>
          <table:table-cell table:style-name="ce18" office:value-type="float" office:value="0.0000378733477158555" calcext:value-type="float">
            <text:p>3.79E-05</text:p>
          </table:table-cell>
          <table:table-cell office:value-type="float" office:value="0.0272354450612282" calcext:value-type="float">
            <text:p>0.027235445061228</text:p>
          </table:table-cell>
          <table:table-cell office:value-type="float" office:value="0.0213141496019633" calcext:value-type="float">
            <text:p>0.021314149601963</text:p>
          </table:table-cell>
          <table:table-cell office:value-type="float" office:value="0.0025427668099116" calcext:value-type="float">
            <text:p>0.002542766809912</text:p>
          </table:table-cell>
          <table:table-cell office:value-type="float" office:value="-0.00181906223911421" calcext:value-type="float">
            <text:p>-0.001819062239114</text:p>
          </table:table-cell>
          <table:table-cell office:value-type="float" office:value="0.0000417288180044133" calcext:value-type="float">
            <text:p>4.17288180044133E-05</text:p>
          </table:table-cell>
          <table:table-cell table:style-name="ce13" office:value-type="float" office:value="0.0000198037321138782" calcext:value-type="float">
            <text:p>1.98037321138782E-05</text:p>
          </table:table-cell>
          <table:table-cell table:style-name="ce13" office:value-type="float" office:value="0.0000615325501182915" calcext:value-type="float">
            <text:p>6.15325501182915E-05</text:p>
          </table:table-cell>
          <table:table-cell table:style-name="ce13" office:value-type="float" office:value="0.321841563137024" calcext:value-type="float">
            <text:p>0.321841563137024</text:p>
          </table:table-cell>
        </table:table-row>
        <table:table-row table:style-name="ro1">
          <table:table-cell table:style-name="ce3" office:value-type="string" calcext:value-type="string">
            <text:p>Hexaprotodon_liberiensis</text:p>
          </table:table-cell>
          <table:table-cell table:style-name="ce3" office:value-type="float" office:value="227.5" calcext:value-type="float">
            <text:p>227.5</text:p>
          </table:table-cell>
          <table:table-cell table:style-name="ce48" office:value-type="string" calcext:value-type="string">
            <text:p>Hand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543090601796941" calcext:value-type="float">
            <text:p>0.054309060179694</text:p>
          </table:table-cell>
          <table:table-cell table:style-name="ce14" office:value-type="float" office:value="0.00893745981703744" calcext:value-type="float">
            <text:p>0.008937459817037</text:p>
          </table:table-cell>
          <table:table-cell table:style-name="ce14" office:value-type="float" office:value="0.00439727797801226" calcext:value-type="float">
            <text:p>0.004397277978012</text:p>
          </table:table-cell>
          <table:table-cell table:style-name="ce14" office:value-type="float" office:value="0.00449364084111499" calcext:value-type="float">
            <text:p>0.004493640841115</text:p>
          </table:table-cell>
          <table:table-cell table:style-name="ce14" office:value-type="float" office:value="0.249266682857631" calcext:value-type="float">
            <text:p>0.249266682857631</text:p>
          </table:table-cell>
          <table:table-cell table:style-name="ce14" office:value-type="float" office:value="0.266088089482243" calcext:value-type="float">
            <text:p>0.266088089482243</text:p>
          </table:table-cell>
          <table:table-cell table:style-name="ce14" office:value-type="float" office:value="0.13948837250765" calcext:value-type="float">
            <text:p>0.13948837250765</text:p>
          </table:table-cell>
          <table:table-cell table:style-name="ce14" office:value-type="float" office:value="0.27502554929928" calcext:value-type="float">
            <text:p>0.27502554929928</text:p>
          </table:table-cell>
          <table:table-cell table:style-name="ce14" office:value-type="float" office:value="0.00850516384669047" calcext:value-type="float">
            <text:p>0.00850516384669</text:p>
          </table:table-cell>
          <table:table-cell table:style-name="ce14" office:value-type="float" office:value="0.00459144721093432" calcext:value-type="float">
            <text:p>0.004591447210934</text:p>
          </table:table-cell>
          <table:table-cell table:style-name="ce14" office:value-type="float" office:value="0.0130966110576248" calcext:value-type="float">
            <text:p>0.013096611057625</text:p>
          </table:table-cell>
          <table:table-cell table:style-name="ce14" office:value-type="float" office:value="0.350582848550061" calcext:value-type="float">
            <text:p>0.350582848550061</text:p>
          </table:table-cell>
        </table:table-row>
        <table:table-row table:style-name="ro1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51875603004626" calcext:value-type="float">
            <text:p>0.51875603004626</text:p>
          </table:table-cell>
          <table:table-cell table:style-name="ce15" office:value-type="float" office:value="0.268388324206741" calcext:value-type="float">
            <text:p>0.268388324206741</text:p>
          </table:table-cell>
          <table:table-cell table:style-name="ce15" office:value-type="float" office:value="0.198579838682788" calcext:value-type="float">
            <text:p>0.198579838682788</text:p>
          </table:table-cell>
          <table:table-cell office:value-type="float" office:value="0.162406867970025" calcext:value-type="float">
            <text:p>0.162406867970025</text:p>
          </table:table-cell>
          <table:table-cell office:value-type="float" office:value="0.156322080770737" calcext:value-type="float">
            <text:p>0.156322080770737</text:p>
          </table:table-cell>
          <table:table-cell office:value-type="float" office:value="0.210878587278934" calcext:value-type="float">
            <text:p>0.210878587278934</text:p>
          </table:table-cell>
          <table:table-cell office:value-type="float" office:value="0.15519992249382" calcext:value-type="float">
            <text:p>0.15519992249382</text:p>
          </table:table-cell>
          <table:table-cell office:value-type="float" office:value="-0.112066243436004" calcext:value-type="float">
            <text:p>-0.112066243436004</text:p>
          </table:table-cell>
          <table:table-cell office:value-type="float" office:value="0.20509481417683" calcext:value-type="float">
            <text:p>0.20509481417683</text:p>
          </table:table-cell>
          <table:table-cell table:style-name="ce13" office:value-type="float" office:value="0.201144652905706" calcext:value-type="float">
            <text:p>0.201144652905706</text:p>
          </table:table-cell>
          <table:table-cell table:style-name="ce13" office:value-type="float" office:value="0.406239467082536" calcext:value-type="float">
            <text:p>0.406239467082536</text:p>
          </table:table-cell>
          <table:table-cell table:style-name="ce13" office:value-type="float" office:value="0.495138136996519" calcext:value-type="float">
            <text:p>0.495138136996519</text:p>
          </table:table-cell>
        </table:table-row>
        <table:table-row table:style-name="ro1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733145471022708" calcext:value-type="float">
            <text:p>0.073314547102271</text:p>
          </table:table-cell>
          <table:table-cell table:style-name="ce14" office:value-type="float" office:value="0.11679324581584" calcext:value-type="float">
            <text:p>0.11679324581584</text:p>
          </table:table-cell>
          <table:table-cell table:style-name="ce14" office:value-type="float" office:value="0.00364635479070901" calcext:value-type="float">
            <text:p>0.003646354790709</text:p>
          </table:table-cell>
          <table:table-cell table:style-name="ce14" office:value-type="float" office:value="0.00273605078999114" calcext:value-type="float">
            <text:p>0.002736050789991</text:p>
          </table:table-cell>
          <table:table-cell table:style-name="ce14" office:value-type="float" office:value="0.0728408862573579" calcext:value-type="float">
            <text:p>0.072840886257358</text:p>
          </table:table-cell>
          <table:table-cell table:style-name="ce14" office:value-type="float" office:value="0.0774537560254163" calcext:value-type="float">
            <text:p>0.077453756025416</text:p>
          </table:table-cell>
          <table:table-cell table:style-name="ce14" office:value-type="float" office:value="0.0257372807707883" calcext:value-type="float">
            <text:p>0.025737280770788</text:p>
          </table:table-cell>
          <table:table-cell table:style-name="ce14" office:value-type="float" office:value="-0.0439523595584821" calcext:value-type="float">
            <text:p>-0.043952359558482</text:p>
          </table:table-cell>
          <table:table-cell table:style-name="ce14" office:value-type="float" office:value="0.00378798455940392" calcext:value-type="float">
            <text:p>0.003787984559404</text:p>
          </table:table-cell>
          <table:table-cell table:style-name="ce13" office:value-type="float" office:value="0.00261981253376272" calcext:value-type="float">
            <text:p>0.002619812533763</text:p>
          </table:table-cell>
          <table:table-cell table:style-name="ce13" office:value-type="float" office:value="0.00640779709316664" calcext:value-type="float">
            <text:p>0.006407797093167</text:p>
          </table:table-cell>
          <table:table-cell table:style-name="ce13" office:value-type="float" office:value="0.408847611070039" calcext:value-type="float">
            <text:p>0.408847611070039</text:p>
          </table:table-cell>
        </table:table-row>
        <table:table-row table:style-name="ro1">
          <table:table-cell table:style-name="ce4" office:value-type="string" calcext:value-type="string">
            <text:p>Lutra_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49" office:value-type="string" calcext:value-type="string">
            <text:p>Hand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0175424118051571" calcext:value-type="float">
            <text:p>0.017542411805157</text:p>
          </table:table-cell>
          <table:table-cell table:style-name="ce15" office:value-type="float" office:value="0.0149954716465068" calcext:value-type="float">
            <text:p>0.014995471646507</text:p>
          </table:table-cell>
          <table:table-cell table:style-name="ce15" office:value-type="float" office:value="0.00292918858390828" calcext:value-type="float">
            <text:p>0.002929188583908</text:p>
          </table:table-cell>
          <table:table-cell office:value-type="float" office:value="0.00298226703383746" calcext:value-type="float">
            <text:p>0.002982267033837</text:p>
          </table:table-cell>
          <table:table-cell office:value-type="float" office:value="0.0835763092799052" calcext:value-type="float">
            <text:p>0.083576309279905</text:p>
          </table:table-cell>
          <table:table-cell office:value-type="float" office:value="0.0927590354341183" calcext:value-type="float">
            <text:p>0.092759035434118</text:p>
          </table:table-cell>
          <table:table-cell office:value-type="float" office:value="0.0355672043314696" calcext:value-type="float">
            <text:p>0.03556720433147</text:p>
          </table:table-cell>
          <table:table-cell office:value-type="float" office:value="0.107754507080625" calcext:value-type="float">
            <text:p>0.107754507080625</text:p>
          </table:table-cell>
          <table:table-cell office:value-type="float" office:value="0.00313287412024461" calcext:value-type="float">
            <text:p>0.003132874120245</text:p>
          </table:table-cell>
          <table:table-cell table:style-name="ce13" office:value-type="float" office:value="0.0103632576017337" calcext:value-type="float">
            <text:p>0.010363257601734</text:p>
          </table:table-cell>
          <table:table-cell table:style-name="ce13" office:value-type="float" office:value="0.0134961317219783" calcext:value-type="float">
            <text:p>0.013496131721978</text:p>
          </table:table-cell>
          <table:table-cell table:style-name="ce13" office:value-type="float" office:value="0.767868735665735" calcext:value-type="float">
            <text:p>0.767868735665735</text:p>
          </table:table-cell>
        </table:table-row>
        <table:table-row table:style-name="ro1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410669286703084" calcext:value-type="float">
            <text:p>0.041066928670308</text:p>
          </table:table-cell>
          <table:table-cell table:style-name="ce14" office:value-type="float" office:value="0.0866987193180041" calcext:value-type="float">
            <text:p>0.086698719318004</text:p>
          </table:table-cell>
          <table:table-cell table:style-name="ce14" office:value-type="float" office:value="0.00348131627783528" calcext:value-type="float">
            <text:p>0.003481316277835</text:p>
          </table:table-cell>
          <table:table-cell table:style-name="ce14" office:value-type="float" office:value="0.00317570714557589" calcext:value-type="float">
            <text:p>0.003175707145576</text:p>
          </table:table-cell>
          <table:table-cell table:style-name="ce14" office:value-type="float" office:value="0.0496640467474903" calcext:value-type="float">
            <text:p>0.04966404674749</text:p>
          </table:table-cell>
          <table:table-cell table:style-name="ce14" office:value-type="float" office:value="0.046868150997115" calcext:value-type="float">
            <text:p>0.046868150997115</text:p>
          </table:table-cell>
          <table:table-cell table:style-name="ce14" office:value-type="float" office:value="0.0104519405861943" calcext:value-type="float">
            <text:p>0.010451940586194</text:p>
          </table:table-cell>
          <table:table-cell table:style-name="ce14" office:value-type="float" office:value="-0.0370346725705138" calcext:value-type="float">
            <text:p>-0.037034672570514</text:p>
          </table:table-cell>
          <table:table-cell table:style-name="ce14" office:value-type="float" office:value="0.00353764232085759" calcext:value-type="float">
            <text:p>0.003537642320858</text:p>
          </table:table-cell>
          <table:table-cell table:style-name="ce13" office:value-type="float" office:value="0.00237472359498661" calcext:value-type="float">
            <text:p>0.002374723594987</text:p>
          </table:table-cell>
          <table:table-cell table:style-name="ce13" office:value-type="float" office:value="0.0059123659158442" calcext:value-type="float">
            <text:p>0.005912365915844</text:p>
          </table:table-cell>
          <table:table-cell table:style-name="ce13" office:value-type="float" office:value="0.401653691396658" calcext:value-type="float">
            <text:p>0.401653691396658</text:p>
          </table:table-cell>
        </table:table-row>
        <table:table-row table:style-name="ro1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203242897303812" calcext:value-type="float">
            <text:p>0.203242897303812</text:p>
          </table:table-cell>
          <table:table-cell table:style-name="ce15" office:value-type="float" office:value="0.130249032170872" calcext:value-type="float">
            <text:p>0.130249032170872</text:p>
          </table:table-cell>
          <table:table-cell table:style-name="ce15" office:value-type="float" office:value="0.0282813750214699" calcext:value-type="float">
            <text:p>0.02828137502147</text:p>
          </table:table-cell>
          <table:table-cell office:value-type="float" office:value="0.0253208979859635" calcext:value-type="float">
            <text:p>0.025320897985964</text:p>
          </table:table-cell>
          <table:table-cell office:value-type="float" office:value="0.0863710987782524" calcext:value-type="float">
            <text:p>0.086371098778252</text:p>
          </table:table-cell>
          <table:table-cell office:value-type="float" office:value="0.0968485113597878" calcext:value-type="float">
            <text:p>0.096848511359788</text:p>
          </table:table-cell>
          <table:table-cell office:value-type="float" office:value="0.0384292186307178" calcext:value-type="float">
            <text:p>0.038429218630718</text:p>
          </table:table-cell>
          <table:table-cell office:value-type="float" office:value="-0.0438779333926196" calcext:value-type="float">
            <text:p>-0.04387793339262</text:p>
          </table:table-cell>
          <table:table-cell office:value-type="float" office:value="0.028672673091978" calcext:value-type="float">
            <text:p>0.028672673091978</text:p>
          </table:table-cell>
          <table:table-cell table:style-name="ce13" office:value-type="float" office:value="0.0169673827931986" calcext:value-type="float">
            <text:p>0.016967382793199</text:p>
          </table:table-cell>
          <table:table-cell table:style-name="ce13" office:value-type="float" office:value="0.0456400558851766" calcext:value-type="float">
            <text:p>0.045640055885177</text:p>
          </table:table-cell>
          <table:table-cell table:style-name="ce13" office:value-type="float" office:value="0.371765162511762" calcext:value-type="float">
            <text:p>0.371765162511762</text:p>
          </table:table-cell>
        </table:table-row>
        <table:table-row table:style-name="ro1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00370804692171327" calcext:value-type="float">
            <text:p>0.000370804692171</text:p>
          </table:table-cell>
          <table:table-cell table:style-name="ce14" office:value-type="float" office:value="0.0264790138230084" calcext:value-type="float">
            <text:p>0.026479013823008</text:p>
          </table:table-cell>
          <table:table-cell table:style-name="ce16" office:value-type="float" office:value="0.00000129604540022143" calcext:value-type="float">
            <text:p>1.30E-06</text:p>
          </table:table-cell>
          <table:table-cell table:style-name="ce16" office:value-type="float" office:value="0.00000106603509072972" calcext:value-type="float">
            <text:p>1.07E-06</text:p>
          </table:table-cell>
          <table:table-cell table:style-name="ce14" office:value-type="float" office:value="0.0235427549372584" calcext:value-type="float">
            <text:p>0.023542754937258</text:p>
          </table:table-cell>
          <table:table-cell table:style-name="ce14" office:value-type="float" office:value="0.0176064916374606" calcext:value-type="float">
            <text:p>0.017606491637461</text:p>
          </table:table-cell>
          <table:table-cell table:style-name="ce14" office:value-type="float" office:value="0.00180476815264703" calcext:value-type="float">
            <text:p>0.001804768152647</text:p>
          </table:table-cell>
          <table:table-cell table:style-name="ce14" office:value-type="float" office:value="-0.00293625888575005" calcext:value-type="float">
            <text:p>-0.00293625888575</text:p>
          </table:table-cell>
          <table:table-cell table:style-name="ce14" office:value-type="float" office:value="0.00000129924233597886" calcext:value-type="float">
            <text:p>1.29924233597886E-06</text:p>
          </table:table-cell>
          <table:table-cell table:style-name="ce13" office:value-type="float" office:value="0.000000918761902182365" calcext:value-type="float">
            <text:p>9.18761902182365E-07</text:p>
          </table:table-cell>
          <table:table-cell table:style-name="ce13" office:value-type="float" office:value="0.00000221800423816122" calcext:value-type="float">
            <text:p>2.21800423816122E-06</text:p>
          </table:table-cell>
          <table:table-cell table:style-name="ce13" office:value-type="float" office:value="0.414229101268102" calcext:value-type="float">
            <text:p>0.414229101268102</text:p>
          </table:table-cell>
        </table:table-row>
        <table:table-row table:style-name="ro1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000378520822466488" calcext:value-type="float">
            <text:p>0.000378520822466</text:p>
          </table:table-cell>
          <table:table-cell table:style-name="ce15" office:value-type="float" office:value="0.0174864715884611" calcext:value-type="float">
            <text:p>0.017486471588461</text:p>
          </table:table-cell>
          <table:table-cell table:style-name="ce17" office:value-type="float" office:value="0.00000111023301103147" calcext:value-type="float">
            <text:p>1.11E-06</text:p>
          </table:table-cell>
          <table:table-cell table:style-name="ce18" office:value-type="float" office:value="0.00000102844213788769" calcext:value-type="float">
            <text:p>1.03E-06</text:p>
          </table:table-cell>
          <table:table-cell office:value-type="float" office:value="0.0139922637016156" calcext:value-type="float">
            <text:p>0.013992263701616</text:p>
          </table:table-cell>
          <table:table-cell office:value-type="float" office:value="0.00889792159072119" calcext:value-type="float">
            <text:p>0.008897921590721</text:p>
          </table:table-cell>
          <table:table-cell office:value-type="float" office:value="0.000530563686837676" calcext:value-type="float">
            <text:p>0.000530563686838</text:p>
          </table:table-cell>
          <table:table-cell office:value-type="float" office:value="-0.00349420788684548" calcext:value-type="float">
            <text:p>-0.003494207886845</text:p>
          </table:table-cell>
          <table:table-cell office:value-type="float" office:value="0.00000111485455675747" calcext:value-type="float">
            <text:p>1.11485455675747E-06</text:p>
          </table:table-cell>
          <table:table-cell table:style-name="ce13" office:value-type="float" office:value="0.000000639726156503147" calcext:value-type="float">
            <text:p>6.39726156503147E-07</text:p>
          </table:table-cell>
          <table:table-cell table:style-name="ce13" office:value-type="float" office:value="0.00000175458071326062" calcext:value-type="float">
            <text:p>1.75458071326062E-06</text:p>
          </table:table-cell>
          <table:table-cell table:style-name="ce13" office:value-type="float" office:value="0.364603435834145" calcext:value-type="float">
            <text:p>0.364603435834145</text:p>
          </table:table-cell>
        </table:table-row>
        <table:table-row table:style-name="ro1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803869086500935" calcext:value-type="float">
            <text:p>0.080386908650094</text:p>
          </table:table-cell>
          <table:table-cell table:style-name="ce14" office:value-type="float" office:value="0.132716710117387" calcext:value-type="float">
            <text:p>0.132716710117387</text:p>
          </table:table-cell>
          <table:table-cell table:style-name="ce14" office:value-type="float" office:value="0.00948671546054508" calcext:value-type="float">
            <text:p>0.009486715460545</text:p>
          </table:table-cell>
          <table:table-cell table:style-name="ce14" office:value-type="float" office:value="0.00809752677507894" calcext:value-type="float">
            <text:p>0.008097526775079</text:p>
          </table:table-cell>
          <table:table-cell table:style-name="ce14" office:value-type="float" office:value="0.0773990309995688" calcext:value-type="float">
            <text:p>0.077399030999569</text:p>
          </table:table-cell>
          <table:table-cell table:style-name="ce14" office:value-type="float" office:value="0.0838719993386112" calcext:value-type="float">
            <text:p>0.083871999338611</text:p>
          </table:table-cell>
          <table:table-cell table:style-name="ce14" office:value-type="float" office:value="0.029688339019327" calcext:value-type="float">
            <text:p>0.029688339019327</text:p>
          </table:table-cell>
          <table:table-cell table:style-name="ce14" office:value-type="float" office:value="-0.0553176791178182" calcext:value-type="float">
            <text:p>-0.055317679117818</text:p>
          </table:table-cell>
          <table:table-cell table:style-name="ce14" office:value-type="float" office:value="0.00973270306850484" calcext:value-type="float">
            <text:p>0.009732703068505</text:p>
          </table:table-cell>
          <table:table-cell table:style-name="ce13" office:value-type="float" office:value="0.00655848696656371" calcext:value-type="float">
            <text:p>0.006558486966564</text:p>
          </table:table-cell>
          <table:table-cell table:style-name="ce13" office:value-type="float" office:value="0.0162911900350686" calcext:value-type="float">
            <text:p>0.016291190035069</text:p>
          </table:table-cell>
          <table:table-cell table:style-name="ce13" office:value-type="float" office:value="0.402578752837936" calcext:value-type="float">
            <text:p>0.402578752837936</text:p>
          </table:table-cell>
        </table:table-row>
        <table:table-row table:style-name="ro1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0435157585612076" calcext:value-type="float">
            <text:p>0.043515758561208</text:p>
          </table:table-cell>
          <table:table-cell table:style-name="ce15" office:value-type="float" office:value="0.100466914127207" calcext:value-type="float">
            <text:p>0.100466914127207</text:p>
          </table:table-cell>
          <table:table-cell table:style-name="ce15" office:value-type="float" office:value="0.00372846051037817" calcext:value-type="float">
            <text:p>0.003728460510378</text:p>
          </table:table-cell>
          <table:table-cell office:value-type="float" office:value="0.0033338053983258" calcext:value-type="float">
            <text:p>0.003333805398326</text:p>
          </table:table-cell>
          <table:table-cell office:value-type="float" office:value="0.0728408862573579" calcext:value-type="float">
            <text:p>0.072840886257358</text:p>
          </table:table-cell>
          <table:table-cell office:value-type="float" office:value="0.0774537560254163" calcext:value-type="float">
            <text:p>0.077453756025416</text:p>
          </table:table-cell>
          <table:table-cell office:value-type="float" office:value="0.0257372807707883" calcext:value-type="float">
            <text:p>0.025737280770788</text:p>
          </table:table-cell>
          <table:table-cell office:value-type="float" office:value="-0.0276260278698491" calcext:value-type="float">
            <text:p>-0.027626027869849</text:p>
          </table:table-cell>
          <table:table-cell office:value-type="float" office:value="0.00376167162486152" calcext:value-type="float">
            <text:p>0.003761671624862</text:p>
          </table:table-cell>
          <table:table-cell table:style-name="ce13" office:value-type="float" office:value="0.00323560114714832" calcext:value-type="float">
            <text:p>0.003235601147148</text:p>
          </table:table-cell>
          <table:table-cell table:style-name="ce13" office:value-type="float" office:value="0.00699727277200984" calcext:value-type="float">
            <text:p>0.00699727277201</text:p>
          </table:table-cell>
          <table:table-cell table:style-name="ce13" office:value-type="float" office:value="0.46240889166008" calcext:value-type="float">
            <text:p>0.46240889166008</text:p>
          </table:table-cell>
        </table:table-row>
        <table:table-row table:style-name="ro1">
          <table:table-cell table:style-name="ce3" office:value-type="string" calcext:value-type="string">
            <text:p>Panthera_onca</text:p>
          </table:table-cell>
          <table:table-cell table:style-name="ce3" office:value-type="float" office:value="102" calcext:value-type="float">
            <text:p>102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1.46980337563832" calcext:value-type="float">
            <text:p>1.46980337563832</text:p>
          </table:table-cell>
          <table:table-cell table:style-name="ce14" office:value-type="float" office:value="0.362324205194193" calcext:value-type="float">
            <text:p>0.362324205194193</text:p>
          </table:table-cell>
          <table:table-cell table:style-name="ce14" office:value-type="float" office:value="1.07532540555585" calcext:value-type="float">
            <text:p>1.07532540555585</text:p>
          </table:table-cell>
          <table:table-cell table:style-name="ce14" office:value-type="float" office:value="0.886186381207248" calcext:value-type="float">
            <text:p>0.886186381207248</text:p>
          </table:table-cell>
          <table:table-cell table:style-name="ce14" office:value-type="float" office:value="0.194386478982094" calcext:value-type="float">
            <text:p>0.194386478982094</text:p>
          </table:table-cell>
          <table:table-cell table:style-name="ce14" office:value-type="float" office:value="0.280653872458553" calcext:value-type="float">
            <text:p>0.280653872458553</text:p>
          </table:table-cell>
          <table:table-cell table:style-name="ce14" office:value-type="float" office:value="0.259169406460056" calcext:value-type="float">
            <text:p>0.259169406460056</text:p>
          </table:table-cell>
          <table:table-cell table:style-name="ce14" office:value-type="float" office:value="-0.167937726212099" calcext:value-type="float">
            <text:p>-0.167937726212099</text:p>
          </table:table-cell>
          <table:table-cell table:style-name="ce14" office:value-type="float" office:value="1.11677838757465" calcext:value-type="float">
            <text:p>1.11677838757465</text:p>
          </table:table-cell>
          <table:table-cell table:style-name="ce14" office:value-type="float" office:value="0.599669104514387" calcext:value-type="float">
            <text:p>0.599669104514387</text:p>
          </table:table-cell>
          <table:table-cell table:style-name="ce14" office:value-type="float" office:value="1.71644749208903" calcext:value-type="float">
            <text:p>1.71644749208903</text:p>
          </table:table-cell>
          <table:table-cell table:style-name="ce14" office:value-type="float" office:value="0.349366413641089" calcext:value-type="float">
            <text:p>0.349366413641089</text:p>
          </table:table-cell>
        </table:table-row>
        <table:table-row table:style-name="ro1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14769754525087" calcext:value-type="float">
            <text:p>0.14769754525087</text:p>
          </table:table-cell>
          <table:table-cell table:style-name="ce15" office:value-type="float" office:value="0.160873501908755" calcext:value-type="float">
            <text:p>0.160873501908755</text:p>
          </table:table-cell>
          <table:table-cell table:style-name="ce15" office:value-type="float" office:value="0.0129439920609326" calcext:value-type="float">
            <text:p>0.012943992060933</text:p>
          </table:table-cell>
          <table:table-cell office:value-type="float" office:value="0.00932042838770235" calcext:value-type="float">
            <text:p>0.009320428387702</text:p>
          </table:table-cell>
          <table:table-cell office:value-type="float" office:value="0.0865503825236269" calcext:value-type="float">
            <text:p>0.086550382523627</text:p>
          </table:table-cell>
          <table:table-cell office:value-type="float" office:value="0.0971122728993057" calcext:value-type="float">
            <text:p>0.097112272899306</text:p>
          </table:table-cell>
          <table:table-cell office:value-type="float" office:value="0.0386171709203357" calcext:value-type="float">
            <text:p>0.038617170920336</text:p>
          </table:table-cell>
          <table:table-cell office:value-type="float" office:value="-0.0743231193851282" calcext:value-type="float">
            <text:p>-0.074323119385128</text:p>
          </table:table-cell>
          <table:table-cell office:value-type="float" office:value="0.0137598623823775" calcext:value-type="float">
            <text:p>0.013759862382378</text:p>
          </table:table-cell>
          <table:table-cell table:style-name="ce13" office:value-type="float" office:value="0.00697786934735171" calcext:value-type="float">
            <text:p>0.006977869347352</text:p>
          </table:table-cell>
          <table:table-cell table:style-name="ce13" office:value-type="float" office:value="0.0207377317297292" calcext:value-type="float">
            <text:p>0.020737731729729</text:p>
          </table:table-cell>
          <table:table-cell table:style-name="ce13" office:value-type="float" office:value="0.336481802267139" calcext:value-type="float">
            <text:p>0.336481802267139</text:p>
          </table:table-cell>
        </table:table-row>
        <table:table-row table:style-name="ro1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0062708539844625" calcext:value-type="float">
            <text:p>0.006270853984463</text:p>
          </table:table-cell>
          <table:table-cell table:style-name="ce14" office:value-type="float" office:value="0.0419239831899474" calcext:value-type="float">
            <text:p>0.041923983189947</text:p>
          </table:table-cell>
          <table:table-cell table:style-name="ce14" office:value-type="float" office:value="0.000111911151538611" calcext:value-type="float">
            <text:p>0.000111911151539</text:p>
          </table:table-cell>
          <table:table-cell table:style-name="ce14" office:value-type="float" office:value="0.000101505204431803" calcext:value-type="float">
            <text:p>0.000101505204432</text:p>
          </table:table-cell>
          <table:table-cell table:style-name="ce14" office:value-type="float" office:value="0.032553410392838" calcext:value-type="float">
            <text:p>0.032553410392838</text:p>
          </table:table-cell>
          <table:table-cell table:style-name="ce14" office:value-type="float" office:value="0.0269319742358334" calcext:value-type="float">
            <text:p>0.026931974235833</text:p>
          </table:table-cell>
          <table:table-cell table:style-name="ce14" office:value-type="float" office:value="0.00386871879193149" calcext:value-type="float">
            <text:p>0.003868718791931</text:p>
          </table:table-cell>
          <table:table-cell table:style-name="ce14" office:value-type="float" office:value="-0.0093705727971094" calcext:value-type="float">
            <text:p>-0.009370572797109</text:p>
          </table:table-cell>
          <table:table-cell table:style-name="ce14" office:value-type="float" office:value="0.00011246178039357" calcext:value-type="float">
            <text:p>0.000112461780394</text:p>
          </table:table-cell>
          <table:table-cell table:style-name="ce13" office:value-type="float" office:value="0.0000530277228377034" calcext:value-type="float">
            <text:p>5.30277228377034E-05</text:p>
          </table:table-cell>
          <table:table-cell table:style-name="ce13" office:value-type="float" office:value="0.000165489503231273" calcext:value-type="float">
            <text:p>0.000165489503231</text:p>
          </table:table-cell>
          <table:table-cell table:style-name="ce13" office:value-type="float" office:value="0.320429524545715" calcext:value-type="float">
            <text:p>0.320429524545715</text:p>
          </table:table-cell>
        </table:table-row>
        <table:table-row table:style-name="ro1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0.013674851132417" calcext:value-type="float">
            <text:p>0.013674851132417</text:p>
          </table:table-cell>
          <table:table-cell table:style-name="ce15" office:value-type="float" office:value="0.0787421069286974" calcext:value-type="float">
            <text:p>0.078742106928697</text:p>
          </table:table-cell>
          <table:table-cell table:style-name="ce15" office:value-type="float" office:value="0.000592008294747803" calcext:value-type="float">
            <text:p>0.000592008294748</text:p>
          </table:table-cell>
          <table:table-cell office:value-type="float" office:value="0.000509916404030383" calcext:value-type="float">
            <text:p>0.00050991640403</text:p>
          </table:table-cell>
          <table:table-cell office:value-type="float" office:value="0.0428407567376215" calcext:value-type="float">
            <text:p>0.042840756737622</text:p>
          </table:table-cell>
          <table:table-cell office:value-type="float" office:value="0.038609305087469" calcext:value-type="float">
            <text:p>0.038609305087469</text:p>
          </table:table-cell>
          <table:table-cell office:value-type="float" office:value="0.00738203174262523" calcext:value-type="float">
            <text:p>0.007382031742625</text:p>
          </table:table-cell>
          <table:table-cell office:value-type="float" office:value="-0.0359013501910759" calcext:value-type="float">
            <text:p>-0.035901350191076</text:p>
          </table:table-cell>
          <table:table-cell office:value-type="float" office:value="0.000609633905351632" calcext:value-type="float">
            <text:p>0.000609633905352</text:p>
          </table:table-cell>
          <table:table-cell table:style-name="ce13" office:value-type="float" office:value="0.000682804182390872" calcext:value-type="float">
            <text:p>0.000682804182391</text:p>
          </table:table-cell>
          <table:table-cell table:style-name="ce13" office:value-type="float" office:value="0.0012924380877425" calcext:value-type="float">
            <text:p>0.001292438087743</text:p>
          </table:table-cell>
          <table:table-cell table:style-name="ce13" office:value-type="float" office:value="0.528307072397969" calcext:value-type="float">
            <text:p>0.528307072397969</text:p>
          </table:table-cell>
        </table:table-row>
        <table:table-row table:style-name="ro1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48" office:value-type="string" calcext:value-type="string">
            <text:p>Arm</text:p>
          </table:table-cell>
          <table:table-cell table:style-name="ce52" office:value-type="string" calcext:value-type="string">
            <text:p>Left</text:p>
          </table:table-cell>
          <table:table-cell table:style-name="ce14" office:value-type="float" office:value="0.12826076106218" calcext:value-type="float">
            <text:p>0.12826076106218</text:p>
          </table:table-cell>
          <table:table-cell table:style-name="ce14" office:value-type="float" office:value="0.129154420444266" calcext:value-type="float">
            <text:p>0.129154420444266</text:p>
          </table:table-cell>
          <table:table-cell table:style-name="ce14" office:value-type="float" office:value="0.0161823508743683" calcext:value-type="float">
            <text:p>0.016182350874368</text:p>
          </table:table-cell>
          <table:table-cell table:style-name="ce14" office:value-type="float" office:value="0.0144388250067646" calcext:value-type="float">
            <text:p>0.014438825006765</text:p>
          </table:table-cell>
          <table:table-cell table:style-name="ce14" office:value-type="float" office:value="0.227323784937996" calcext:value-type="float">
            <text:p>0.227323784937996</text:p>
          </table:table-cell>
          <table:table-cell table:style-name="ce14" office:value-type="float" office:value="0.240074349548872" calcext:value-type="float">
            <text:p>0.240074349548872</text:p>
          </table:table-cell>
          <table:table-cell table:style-name="ce14" office:value-type="float" office:value="0.120664223847205" calcext:value-type="float">
            <text:p>0.120664223847205</text:p>
          </table:table-cell>
          <table:table-cell table:style-name="ce14" office:value-type="float" office:value="0.0981693644937296" calcext:value-type="float">
            <text:p>0.09816936449373</text:p>
          </table:table-cell>
          <table:table-cell table:style-name="ce14" office:value-type="float" office:value="0.0174184285751808" calcext:value-type="float">
            <text:p>0.017418428575181</text:p>
          </table:table-cell>
          <table:table-cell table:style-name="ce13" office:value-type="float" office:value="0.0221611448562146" calcext:value-type="float">
            <text:p>0.022161144856215</text:p>
          </table:table-cell>
          <table:table-cell table:style-name="ce13" office:value-type="float" office:value="0.0395795734313954" calcext:value-type="float">
            <text:p>0.039579573431395</text:p>
          </table:table-cell>
          <table:table-cell table:style-name="ce13" office:value-type="float" office:value="0.559913686149934" calcext:value-type="float">
            <text:p>0.559913686149934</text:p>
          </table:table-cell>
        </table:table-row>
        <table:table-row table:style-name="ro1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49" office:value-type="string" calcext:value-type="string">
            <text:p>Arm</text:p>
          </table:table-cell>
          <table:table-cell table:style-name="ce53" office:value-type="string" calcext:value-type="string">
            <text:p>Left</text:p>
          </table:table-cell>
          <table:table-cell table:style-name="ce15" office:value-type="float" office:value="2.55705692149976" calcext:value-type="float">
            <text:p>2.55705692149976</text:p>
          </table:table-cell>
          <table:table-cell table:style-name="ce15" office:value-type="float" office:value="0.451396698835542" calcext:value-type="float">
            <text:p>0.451396698835542</text:p>
          </table:table-cell>
          <table:table-cell table:style-name="ce15" office:value-type="float" office:value="3.1780406433847" calcext:value-type="float">
            <text:p>3.1780406433847</text:p>
          </table:table-cell>
          <table:table-cell office:value-type="float" office:value="2.66537277502602" calcext:value-type="float">
            <text:p>2.66537277502602</text:p>
          </table:table-cell>
          <table:table-cell office:value-type="float" office:value="0.261340201081034" calcext:value-type="float">
            <text:p>0.261340201081034</text:p>
          </table:table-cell>
          <table:table-cell office:value-type="float" office:value="0.280517247838585" calcext:value-type="float">
            <text:p>0.280517247838585</text:p>
          </table:table-cell>
          <table:table-cell office:value-type="float" office:value="0.150264084801052" calcext:value-type="float">
            <text:p>0.150264084801052</text:p>
          </table:table-cell>
          <table:table-cell office:value-type="float" office:value="-0.190056497754508" calcext:value-type="float">
            <text:p>-0.190056497754508</text:p>
          </table:table-cell>
          <table:table-cell office:value-type="float" office:value="3.27040530424316" calcext:value-type="float">
            <text:p>3.27040530424316</text:p>
          </table:table-cell>
          <table:table-cell table:style-name="ce13" office:value-type="float" office:value="3.40457376168579" calcext:value-type="float">
            <text:p>3.40457376168579</text:p>
          </table:table-cell>
          <table:table-cell table:style-name="ce13" office:value-type="float" office:value="6.67497906592894" calcext:value-type="float">
            <text:p>6.67497906592894</text:p>
          </table:table-cell>
          <table:table-cell table:style-name="ce13" office:value-type="float" office:value="0.510050103237586" calcext:value-type="float">
            <text:p>0.510050103237586</text:p>
          </table:table-cell>
        </table:table-row>
        <table:table-row table:style-name="ro1">
          <table:table-cell table:number-columns-repeated="15"/>
          <table:table-cell table:formula="of:=AVERAGE([.P2:.P22])" office:value-type="float" office:value="0.416420201480439" calcext:value-type="float">
            <text:p>0.416420201480439</text:p>
          </table:table-cell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2.C7:Sheet2.C22 Sheet2.C2:Sheet2.C5">
            <calcext:condition calcext:apply-style-name="Good" calcext:value="contains-text(&quot;Arm&quot;)" calcext:base-cell-address="Sheet2.C2"/>
          </calcext:conditional-format>
          <calcext:conditional-format calcext:target-range-address="Sheet2.C7:Sheet2.C22 Sheet2.C2:Sheet2.C5">
            <calcext:condition calcext:apply-style-name="Good" calcext:value="=&quot;Hand&quot;" calcext:base-cell-address="Sheet2.C2"/>
          </calcext:conditional-format>
          <calcext:conditional-format calcext:target-range-address="Sheet2.C7:Sheet2.C22 Sheet2.C2:Sheet2.C5">
            <calcext:condition calcext:apply-style-name="Good" calcext:value="=&quot;Forearm&quot;" calcext:base-cell-address="Sheet2.C2"/>
          </calcext:conditional-format>
          <calcext:conditional-format calcext:target-range-address="Sheet2.D7:Sheet2.D22 Sheet2.D2:Sheet2.D5">
            <calcext:condition calcext:apply-style-name="Bad" calcext:value="=&quot;Left&quot;" calcext:base-cell-address="Sheet2.D2"/>
          </calcext:conditional-format>
          <calcext:conditional-format calcext:target-range-address="Sheet2.C6:Sheet2.C6">
            <calcext:condition calcext:apply-style-name="Good" calcext:value="contains-text(&quot;Arm&quot;)" calcext:base-cell-address="Sheet2.C6"/>
          </calcext:conditional-format>
          <calcext:conditional-format calcext:target-range-address="Sheet2.C6:Sheet2.C6">
            <calcext:condition calcext:apply-style-name="Good" calcext:value="=&quot;Hand&quot;" calcext:base-cell-address="Sheet2.C6"/>
          </calcext:conditional-format>
          <calcext:conditional-format calcext:target-range-address="Sheet2.C6:Sheet2.C6">
            <calcext:condition calcext:apply-style-name="Good" calcext:value="=&quot;Forearm&quot;" calcext:base-cell-address="Sheet2.C6"/>
          </calcext:conditional-format>
          <calcext:conditional-format calcext:target-range-address="Sheet2.D6:Sheet2.D6">
            <calcext:condition calcext:apply-style-name="Bad" calcext:value="=&quot;Left&quot;" calcext:base-cell-address="Sheet2.D6"/>
          </calcext:conditional-format>
        </calcext:conditional-formats>
      </table:table>
      <table:table table:name="Sheet1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5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4" table:visibility="collapse" table:default-cell-style-name="Default"/>
        <table:table-column table:style-name="co5" table:visibility="collapse" table:number-columns-repeated="3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ody mass</text:p>
          </table:table-cell>
          <table:table-cell table:style-name="ce1" office:value-type="string" calcext:value-type="string">
            <text:p>Body_Segmen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Skin_Mass</text:p>
          </table:table-cell>
          <table:table-cell table:style-name="ce1" office:value-type="string" calcext:value-type="string">
            <text:p>Skin_CMx</text:p>
          </table:table-cell>
          <table:table-cell table:style-name="ce1" office:value-type="string" calcext:value-type="string">
            <text:p>Skin_CMy</text:p>
          </table:table-cell>
          <table:table-cell table:style-name="ce1" office:value-type="string" calcext:value-type="string">
            <text:p>Skin_CMz</text:p>
          </table:table-cell>
          <table:table-cell table:style-name="ce1" office:value-type="string" calcext:value-type="string">
            <text:p>Skin_Ixx</text:p>
          </table:table-cell>
          <table:table-cell table:style-name="ce1" office:value-type="string" calcext:value-type="string">
            <text:p>Skin_Iyy</text:p>
          </table:table-cell>
          <table:table-cell table:style-name="ce1" office:value-type="string" calcext:value-type="string">
            <text:p>Skin_Izz</text:p>
          </table:table-cell>
          <table:table-cell table:style-name="ce1" office:value-type="string" calcext:value-type="string">
            <text:p>Skin_Ixy</text:p>
          </table:table-cell>
          <table:table-cell table:style-name="ce1" office:value-type="string" calcext:value-type="string">
            <text:p>Skin_Ixz</text:p>
          </table:table-cell>
          <table:table-cell table:style-name="ce1" office:value-type="string" calcext:value-type="string">
            <text:p>Skin_Iyz</text:p>
          </table:table-cell>
          <table:table-cell table:style-name="ce1" office:value-type="string" calcext:value-type="string">
            <text:p>Hull_Mass</text:p>
          </table:table-cell>
          <table:table-cell table:style-name="ce1" office:value-type="string" calcext:value-type="string">
            <text:p>Hull_CMx</text:p>
          </table:table-cell>
          <table:table-cell table:style-name="ce1" office:value-type="string" calcext:value-type="string">
            <text:p>Hull_CMy</text:p>
          </table:table-cell>
          <table:table-cell table:style-name="ce1" office:value-type="string" calcext:value-type="string">
            <text:p>Hull_CMz</text:p>
          </table:table-cell>
          <table:table-cell table:style-name="ce1" office:value-type="string" calcext:value-type="string">
            <text:p>Hull_Ixx</text:p>
          </table:table-cell>
          <table:table-cell table:style-name="ce1" office:value-type="string" calcext:value-type="string">
            <text:p>Hull_Iyy</text:p>
          </table:table-cell>
          <table:table-cell table:style-name="ce1" office:value-type="string" calcext:value-type="string">
            <text:p>Hull_Izz</text:p>
          </table:table-cell>
          <table:table-cell table:style-name="ce1" office:value-type="string" calcext:value-type="string">
            <text:p>Hull_Ixy</text:p>
          </table:table-cell>
          <table:table-cell table:style-name="ce1" office:value-type="string" calcext:value-type="string">
            <text:p>Hull_Ixz</text:p>
          </table:table-cell>
          <table:table-cell table:style-name="ce1" office:value-type="string" calcext:value-type="string">
            <text:p>Hull_Iyz</text:p>
          </table:table-cell>
          <table:table-cell table:style-name="ce44" office:value-type="string" calcext:value-type="string">
            <text:p>L Hum</text:p>
          </table:table-cell>
          <table:table-cell table:style-name="ce44" office:value-type="string" calcext:value-type="string">
            <text:p>Lrad</text:p>
          </table:table-cell>
          <table:table-cell table:style-name="ce44" office:value-type="string" calcext:value-type="string">
            <text:p>L metacap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Ihh</text:p>
          </table:table-cell>
          <table:table-cell table:style-name="ce44" office:value-type="string" calcext:value-type="string">
            <text:p>LowerIyy</text:p>
          </table:table-cell>
          <table:table-cell table:style-name="ce44" office:value-type="string" calcext:value-type="string">
            <text:p>AllIyy</text:p>
          </table:table-cell>
          <table:table-cell table:style-name="ce44" office:value-type="string" calcext:value-type="string">
            <text:p>Per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6" office:value-type="string" calcext:value-type="string">
            <text:p>Arm</text:p>
          </table:table-cell>
          <table:table-cell table:style-name="ce60" office:value-type="string" calcext:value-type="string">
            <text:p>Left</text:p>
          </table:table-cell>
          <table:table-cell table:style-name="ce13" office:value-type="float" office:value="1.31348716694282" calcext:value-type="float">
            <text:p>1.31348716694282</text:p>
          </table:table-cell>
          <table:table-cell table:style-name="ce13" office:value-type="float" office:value="0.909884567711015" calcext:value-type="float">
            <text:p>0.909884567711015</text:p>
          </table:table-cell>
          <table:table-cell table:style-name="ce13" office:value-type="float" office:value="0.0434552482198578" calcext:value-type="float">
            <text:p>0.043455248219858</text:p>
          </table:table-cell>
          <table:table-cell table:style-name="ce13" office:value-type="float" office:value="0.406599478869566" calcext:value-type="float">
            <text:p>0.406599478869566</text:p>
          </table:table-cell>
          <table:table-cell table:style-name="ce13" office:value-type="float" office:value="0.225042568769952" calcext:value-type="float">
            <text:p>0.225042568769952</text:p>
          </table:table-cell>
          <table:table-cell table:style-name="ce13" office:value-type="float" office:value="1.31003556004163" calcext:value-type="float">
            <text:p>1.31003556004163</text:p>
          </table:table-cell>
          <table:table-cell table:style-name="ce13" office:value-type="float" office:value="1.09149022070277" calcext:value-type="float">
            <text:p>1.09149022070277</text:p>
          </table:table-cell>
          <table:table-cell table:style-name="ce13" office:value-type="float" office:value="-0.0515611049226572" calcext:value-type="float">
            <text:p>-0.051561104922657</text:p>
          </table:table-cell>
          <table:table-cell table:style-name="ce13" office:value-type="float" office:value="-0.486072757420087" calcext:value-type="float">
            <text:p>-0.486072757420087</text:p>
          </table:table-cell>
          <table:table-cell table:style-name="ce13" office:value-type="float" office:value="-0.0230126994068757" calcext:value-type="float">
            <text:p>-0.023012699406876</text:p>
          </table:table-cell>
          <table:table-cell table:style-name="ce13" office:value-type="float" office:value="0.436746984689634" calcext:value-type="float">
            <text:p>0.436746984689634</text:p>
          </table:table-cell>
          <table:table-cell table:style-name="ce13" office:value-type="float" office:value="0.910420093009501" calcext:value-type="float">
            <text:p>0.910420093009501</text:p>
          </table:table-cell>
          <table:table-cell table:style-name="ce13" office:value-type="float" office:value="0.0401496305086637" calcext:value-type="float">
            <text:p>0.040149630508664</text:p>
          </table:table-cell>
          <table:table-cell table:style-name="ce13" office:value-type="float" office:value="0.40074231526001" calcext:value-type="float">
            <text:p>0.40074231526001</text:p>
          </table:table-cell>
          <table:table-cell table:style-name="ce13" office:value-type="float" office:value="0.0730042679622444" calcext:value-type="float">
            <text:p>0.073004267962244</text:p>
          </table:table-cell>
          <table:table-cell table:style-name="ce13" office:value-type="float" office:value="0.434321688927373" calcext:value-type="float">
            <text:p>0.434321688927373</text:p>
          </table:table-cell>
          <table:table-cell table:style-name="ce13" office:value-type="float" office:value="0.362846013214872" calcext:value-type="float">
            <text:p>0.362846013214872</text:p>
          </table:table-cell>
          <table:table-cell table:style-name="ce13" office:value-type="float" office:value="-0.0159814554017592" calcext:value-type="float">
            <text:p>-0.015981455401759</text:p>
          </table:table-cell>
          <table:table-cell table:style-name="ce13" office:value-type="float" office:value="-0.159241919274095" calcext:value-type="float">
            <text:p>-0.159241919274095</text:p>
          </table:table-cell>
          <table:table-cell table:style-name="ce13" office:value-type="float" office:value="-0.00694192760585996" calcext:value-type="float">
            <text:p>-0.00694192760586</text:p>
          </table:table-cell>
          <table:table-cell table:style-name="ce13" table:formula="of:= (10^(1.666)*[.B2]^(0.31))/1000" office:value-type="float" office:value="0.144287938387536" calcext:value-type="float">
            <text:p>0.144287938387536</text:p>
          </table:table-cell>
          <table:table-cell table:style-name="ce13" table:formula="of:=(42.803*[.B2]^0.4066)/1000" office:value-type="float" office:value="0.189845837058084" calcext:value-type="float">
            <text:p>0.189845837058084</text:p>
          </table:table-cell>
          <table:table-cell table:style-name="ce13" table:formula="of:=8.882*[.B2]^0.7294/1000" office:value-type="float" office:value="0.128538519435156" calcext:value-type="float">
            <text:p>0.128538519435156</text:p>
          </table:table-cell>
          <table:table-cell table:style-name="ce13" table:formula="of:=[.Y2]-[.H2]" office:value-type="float" office:value="-0.26231154048203" calcext:value-type="float">
            <text:p>-0.26231154048203</text:p>
          </table:table-cell>
          <table:table-cell table:style-name="ce13" table:formula="of:=[.J2]+[.E2]*[.AB2]^2" office:value-type="float" office:value="1.40041312373176" calcext:value-type="float">
            <text:p>1.40041312373176</text:p>
          </table:table-cell>
          <table:table-cell table:style-name="ce13" table:formula="of:=SUM([.AC3]+[.AC4])" office:value-type="float" office:value="0.604981277733405" calcext:value-type="float">
            <text:p>0.604981277733405</text:p>
          </table:table-cell>
          <table:table-cell table:style-name="ce13" table:formula="of:=SUM([.AC2:.AC4])" office:value-type="float" office:value="2.00539440146517" calcext:value-type="float">
            <text:p>2.00539440146517</text:p>
          </table:table-cell>
          <table:table-cell table:style-name="ce13" table:formula="of:=[.AD2]/[.AE2]" office:value-type="float" office:value="0.301676955561159" calcext:value-type="float">
            <text:p>0.301676955561159</text:p>
          </table:table-cell>
          <table:table-cell table:style-name="ce13" table:number-columns-repeated="992"/>
        </table:table-row>
        <table:table-row table:style-name="ro1" table:visibility="collapse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6" office:value-type="string" calcext:value-type="string">
            <text:p>Hand</text:p>
          </table:table-cell>
          <table:table-cell table:style-name="ce60" office:value-type="string" calcext:value-type="string">
            <text:p>Left</text:p>
          </table:table-cell>
          <table:table-cell table:style-name="ce13" office:value-type="float" office:value="0.206538787174983" calcext:value-type="float">
            <text:p>0.206538787174983</text:p>
          </table:table-cell>
          <table:table-cell table:style-name="ce13" office:value-type="float" office:value="0.962463672747606" calcext:value-type="float">
            <text:p>0.962463672747606</text:p>
          </table:table-cell>
          <table:table-cell table:style-name="ce13" office:value-type="float" office:value="0.0419966485831591" calcext:value-type="float">
            <text:p>0.041996648583159</text:p>
          </table:table-cell>
          <table:table-cell table:style-name="ce13" office:value-type="float" office:value="0.0121855159799739" calcext:value-type="float">
            <text:p>0.012185515979974</text:p>
          </table:table-cell>
          <table:table-cell table:style-name="ce13" office:value-type="float" office:value="0.000459196321515168" calcext:value-type="float">
            <text:p>0.000459196321515</text:p>
          </table:table-cell>
          <table:table-cell table:style-name="ce13" office:value-type="float" office:value="0.191805805925725" calcext:value-type="float">
            <text:p>0.191805805925725</text:p>
          </table:table-cell>
          <table:table-cell table:style-name="ce13" office:value-type="float" office:value="0.19214119014155" calcext:value-type="float">
            <text:p>0.19214119014155</text:p>
          </table:table-cell>
          <table:table-cell table:style-name="ce13" office:value-type="float" office:value="-0.00835039065800755" calcext:value-type="float">
            <text:p>-0.008350390658008</text:p>
          </table:table-cell>
          <table:table-cell table:style-name="ce13" office:value-type="float" office:value="-0.00238118316333992" calcext:value-type="float">
            <text:p>-0.00238118316334</text:p>
          </table:table-cell>
          <table:table-cell table:style-name="ce13" office:value-type="float" office:value="-0.000100817643856431" calcext:value-type="float">
            <text:p>-0.000100817643856</text:p>
          </table:table-cell>
          <table:table-cell table:style-name="ce13" office:value-type="float" office:value="0.269542917482267" calcext:value-type="float">
            <text:p>0.269542917482267</text:p>
          </table:table-cell>
          <table:table-cell table:style-name="ce13" office:value-type="float" office:value="0.961708231662911" calcext:value-type="float">
            <text:p>0.961708231662911</text:p>
          </table:table-cell>
          <table:table-cell table:style-name="ce13" office:value-type="float" office:value="0.042253155183781" calcext:value-type="float">
            <text:p>0.042253155183781</text:p>
          </table:table-cell>
          <table:table-cell table:style-name="ce13" office:value-type="float" office:value="0.00814900505958311" calcext:value-type="float">
            <text:p>0.008149005059583</text:p>
          </table:table-cell>
          <table:table-cell table:style-name="ce13" office:value-type="float" office:value="0.000585784238973603" calcext:value-type="float">
            <text:p>0.000585784238974</text:p>
          </table:table-cell>
          <table:table-cell table:style-name="ce13" office:value-type="float" office:value="0.249777832740876" calcext:value-type="float">
            <text:p>0.249777832740876</text:p>
          </table:table-cell>
          <table:table-cell table:style-name="ce13" office:value-type="float" office:value="0.250241464470364" calcext:value-type="float">
            <text:p>0.250241464470364</text:p>
          </table:table-cell>
          <table:table-cell table:style-name="ce13" office:value-type="float" office:value="-0.0109548087703256" calcext:value-type="float">
            <text:p>-0.010954808770326</text:p>
          </table:table-cell>
          <table:table-cell table:style-name="ce13" office:value-type="float" office:value="-0.00207988062978614" calcext:value-type="float">
            <text:p>-0.002079880629786</text:p>
          </table:table-cell>
          <table:table-cell table:style-name="ce19" office:value-type="float" office:value="-0.0000840967770312891" calcext:value-type="float">
            <text:p>-8.41E-05</text:p>
          </table:table-cell>
          <table:table-cell table:style-name="ce13" table:formula="of:= (10^(1.666)*[.B3]^(0.31))/1000" office:value-type="float" office:value="0.144287938387536" calcext:value-type="float">
            <text:p>0.144287938387536</text:p>
          </table:table-cell>
          <table:table-cell table:style-name="ce13" table:formula="of:=42.803*[.B3]^0.4066/1000" office:value-type="float" office:value="0.189845837058084" calcext:value-type="float">
            <text:p>0.189845837058084</text:p>
          </table:table-cell>
          <table:table-cell table:style-name="ce13" table:formula="of:=8.882*[.B3]^0.7294/1000" office:value-type="float" office:value="0.128538519435156" calcext:value-type="float">
            <text:p>0.128538519435156</text:p>
          </table:table-cell>
          <table:table-cell table:style-name="ce13" table:formula="of:=[.Z3]+[.H3]" office:value-type="float" office:value="0.202031353038057" calcext:value-type="float">
            <text:p>0.202031353038057</text:p>
          </table:table-cell>
          <table:table-cell table:style-name="ce13" table:formula="of:=[.J3]+[.E3]*[.AB3]^2" office:value-type="float" office:value="0.200236030950499" calcext:value-type="float">
            <text:p>0.200236030950499</text:p>
          </table:table-cell>
          <table:table-cell table:style-name="ce13" table:number-columns-repeated="995"/>
        </table:table-row>
        <table:table-row table:style-name="ro1" table:visibility="collapse">
          <table:table-cell table:style-name="ce2" office:value-type="string" calcext:value-type="string">
            <text:p>Acinonyx_jubatus</text:p>
          </table:table-cell>
          <table:table-cell table:style-name="ce2" office:value-type="float" office:value="39" calcext:value-type="float">
            <text:p>39</text:p>
          </table:table-cell>
          <table:table-cell table:style-name="ce56" office:value-type="string" calcext:value-type="string">
            <text:p>Forearm</text:p>
          </table:table-cell>
          <table:table-cell table:style-name="ce60" office:value-type="string" calcext:value-type="string">
            <text:p>Left</text:p>
          </table:table-cell>
          <table:table-cell table:style-name="ce13" office:value-type="float" office:value="0.460223551413136" calcext:value-type="float">
            <text:p>0.460223551413136</text:p>
          </table:table-cell>
          <table:table-cell table:style-name="ce13" office:value-type="float" office:value="0.895602291053379" calcext:value-type="float">
            <text:p>0.895602291053379</text:p>
          </table:table-cell>
          <table:table-cell table:style-name="ce13" office:value-type="float" office:value="0.0419160480569668" calcext:value-type="float">
            <text:p>0.041916048056967</text:p>
          </table:table-cell>
          <table:table-cell table:style-name="ce13" office:value-type="float" office:value="0.189457554110561" calcext:value-type="float">
            <text:p>0.189457554110561</text:p>
          </table:table-cell>
          <table:table-cell table:style-name="ce13" office:value-type="float" office:value="0.0199194620887907" calcext:value-type="float">
            <text:p>0.019919462088791</text:p>
          </table:table-cell>
          <table:table-cell table:style-name="ce13" office:value-type="float" office:value="0.388225906779244" calcext:value-type="float">
            <text:p>0.388225906779244</text:p>
          </table:table-cell>
          <table:table-cell table:style-name="ce13" office:value-type="float" office:value="0.370114398984598" calcext:value-type="float">
            <text:p>0.370114398984598</text:p>
          </table:table-cell>
          <table:table-cell table:style-name="ce13" office:value-type="float" office:value="-0.0172935499106459" calcext:value-type="float">
            <text:p>-0.017293549910646</text:p>
          </table:table-cell>
          <table:table-cell table:style-name="ce13" office:value-type="float" office:value="-0.0781568467009159" calcext:value-type="float">
            <text:p>-0.078156846700916</text:p>
          </table:table-cell>
          <table:table-cell table:style-name="ce13" office:value-type="float" office:value="-0.00364978041051174" calcext:value-type="float">
            <text:p>-0.003649780410512</text:p>
          </table:table-cell>
          <table:table-cell table:style-name="ce13" office:value-type="float" office:value="0.331391264361864" calcext:value-type="float">
            <text:p>0.331391264361864</text:p>
          </table:table-cell>
          <table:table-cell table:style-name="ce13" office:value-type="float" office:value="0.893182791324932" calcext:value-type="float">
            <text:p>0.893182791324932</text:p>
          </table:table-cell>
          <table:table-cell table:style-name="ce13" office:value-type="float" office:value="0.0449410227113914" calcext:value-type="float">
            <text:p>0.044941022711391</text:p>
          </table:table-cell>
          <table:table-cell table:style-name="ce13" office:value-type="float" office:value="0.171642294224664" calcext:value-type="float">
            <text:p>0.171642294224664</text:p>
          </table:table-cell>
          <table:table-cell table:style-name="ce13" office:value-type="float" office:value="0.0124373959294491" calcext:value-type="float">
            <text:p>0.012437395929449</text:p>
          </table:table-cell>
          <table:table-cell table:style-name="ce13" office:value-type="float" office:value="0.276158662919343" calcext:value-type="float">
            <text:p>0.276158662919343</text:p>
          </table:table-cell>
          <table:table-cell table:style-name="ce13" office:value-type="float" office:value="0.265115009333136" calcext:value-type="float">
            <text:p>0.265115009333136</text:p>
          </table:table-cell>
          <table:table-cell table:style-name="ce13" office:value-type="float" office:value="-0.013304725770813" calcext:value-type="float">
            <text:p>-0.013304725770813</text:p>
          </table:table-cell>
          <table:table-cell table:style-name="ce13" office:value-type="float" office:value="-0.0508429583408" calcext:value-type="float">
            <text:p>-0.0508429583408</text:p>
          </table:table-cell>
          <table:table-cell table:style-name="ce13" office:value-type="float" office:value="-0.00254936763610406" calcext:value-type="float">
            <text:p>-0.002549367636104</text:p>
          </table:table-cell>
          <table:table-cell table:style-name="ce13" table:formula="of:= (10^(1.666)*[.B4]^(0.31))/1000" office:value-type="float" office:value="0.144287938387536" calcext:value-type="float">
            <text:p>0.144287938387536</text:p>
          </table:table-cell>
          <table:table-cell table:style-name="ce13" table:formula="of:=42.803*[.B4]^0.4066/1000" office:value-type="float" office:value="0.189845837058084" calcext:value-type="float">
            <text:p>0.189845837058084</text:p>
          </table:table-cell>
          <table:table-cell table:style-name="ce13" table:formula="of:=8.882*[.B4]^0.7294/1000" office:value-type="float" office:value="0.128538519435156" calcext:value-type="float">
            <text:p>0.128538519435156</text:p>
          </table:table-cell>
          <table:table-cell table:style-name="ce13" table:formula="of:=[.H4]" office:value-type="float" office:value="0.189457554110561" calcext:value-type="float">
            <text:p>0.189457554110561</text:p>
          </table:table-cell>
          <table:table-cell table:style-name="ce13" table:formula="of:=[.J4]+[.E4]*[.AB4]^2" office:value-type="float" office:value="0.404745246782906" calcext:value-type="float">
            <text:p>0.404745246782906</text:p>
          </table:table-cell>
          <table:table-cell table:style-name="ce13" table:number-columns-repeated="995"/>
        </table:table-row>
        <table:table-row table:style-name="ro1">
          <table:table-cell table:style-name="ce3" office:value-type="string" calcext:value-type="string">
            <text:p>Canis_familiaris</text:p>
          </table:table-cell>
          <table:table-cell table:style-name="ce3" office:value-type="float" office:value="35.5" calcext:value-type="float">
            <text:p>35.5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573571387782635" calcext:value-type="float">
            <text:p>0.573571387782635</text:p>
          </table:table-cell>
          <table:table-cell table:style-name="ce14" office:value-type="float" office:value="0.683238036660616" calcext:value-type="float">
            <text:p>0.683238036660616</text:p>
          </table:table-cell>
          <table:table-cell table:style-name="ce14" office:value-type="float" office:value="0.0765152355230325" calcext:value-type="float">
            <text:p>0.076515235523033</text:p>
          </table:table-cell>
          <table:table-cell table:style-name="ce14" office:value-type="float" office:value="0.27867298535378" calcext:value-type="float">
            <text:p>0.27867298535378</text:p>
          </table:table-cell>
          <table:table-cell table:style-name="ce14" office:value-type="float" office:value="0.0494083775470313" calcext:value-type="float">
            <text:p>0.049408377547031</text:p>
          </table:table-cell>
          <table:table-cell table:style-name="ce14" office:value-type="float" office:value="0.313692512773028" calcext:value-type="float">
            <text:p>0.313692512773028</text:p>
          </table:table-cell>
          <table:table-cell table:style-name="ce14" office:value-type="float" office:value="0.271508001206544" calcext:value-type="float">
            <text:p>0.271508001206544</text:p>
          </table:table-cell>
          <table:table-cell table:style-name="ce14" office:value-type="float" office:value="-0.0299075509843468" calcext:value-type="float">
            <text:p>-0.029907550984347</text:p>
          </table:table-cell>
          <table:table-cell table:style-name="ce14" office:value-type="float" office:value="-0.109195873600392" calcext:value-type="float">
            <text:p>-0.109195873600392</text:p>
          </table:table-cell>
          <table:table-cell table:style-name="ce14" office:value-type="float" office:value="-0.0122615967845323" calcext:value-type="float">
            <text:p>-0.012261596784532</text:p>
          </table:table-cell>
          <table:table-cell table:style-name="ce14" office:value-type="float" office:value="0.200134704637515" calcext:value-type="float">
            <text:p>0.200134704637515</text:p>
          </table:table-cell>
          <table:table-cell table:style-name="ce14" office:value-type="float" office:value="0.68162077889905" calcext:value-type="float">
            <text:p>0.68162077889905</text:p>
          </table:table-cell>
          <table:table-cell table:style-name="ce14" office:value-type="float" office:value="0.0714974946236874" calcext:value-type="float">
            <text:p>0.071497494623687</text:p>
          </table:table-cell>
          <table:table-cell table:style-name="ce14" office:value-type="float" office:value="0.285972006166163" calcext:value-type="float">
            <text:p>0.285972006166163</text:p>
          </table:table-cell>
          <table:table-cell table:style-name="ce14" office:value-type="float" office:value="0.0178693922534074" calcext:value-type="float">
            <text:p>0.017869392253407</text:p>
          </table:table-cell>
          <table:table-cell table:style-name="ce14" office:value-type="float" office:value="0.10984084868474" calcext:value-type="float">
            <text:p>0.10984084868474</text:p>
          </table:table-cell>
          <table:table-cell table:style-name="ce14" office:value-type="float" office:value="0.0940581324725701" calcext:value-type="float">
            <text:p>0.09405813247257</text:p>
          </table:table-cell>
          <table:table-cell table:style-name="ce14" office:value-type="float" office:value="-0.00976114895260504" calcext:value-type="float">
            <text:p>-0.009761148952605</text:p>
          </table:table-cell>
          <table:table-cell table:style-name="ce14" office:value-type="float" office:value="-0.0389415066940679" calcext:value-type="float">
            <text:p>-0.038941506694068</text:p>
          </table:table-cell>
          <table:table-cell table:style-name="ce14" office:value-type="float" office:value="-0.00406694831445135" calcext:value-type="float">
            <text:p>-0.004066948314451</text:p>
          </table:table-cell>
          <table:table-cell table:style-name="ce14" table:formula="of:= (10^(1.666)*[.B5]^(0.31))/1000" office:value-type="float" office:value="0.14014279973016" calcext:value-type="float">
            <text:p>0.14014279973016</text:p>
          </table:table-cell>
          <table:table-cell table:style-name="ce14" table:formula="of:=42.803*[.B5]^0.4066/1000" office:value-type="float" office:value="0.182724615841581" calcext:value-type="float">
            <text:p>0.182724615841581</text:p>
          </table:table-cell>
          <table:table-cell table:style-name="ce14" table:formula="of:=8.882*[.B5]^0.7294/1000" office:value-type="float" office:value="0.120018260937449" calcext:value-type="float">
            <text:p>0.120018260937449</text:p>
          </table:table-cell>
          <table:table-cell table:style-name="ce14" table:formula="of:=[.Y5]-[.H5]" office:value-type="float" office:value="-0.13853018562362" calcext:value-type="float">
            <text:p>-0.13853018562362</text:p>
          </table:table-cell>
          <table:table-cell table:style-name="ce14" table:formula="of:=[.J5]+[.E5]*[.AB5]^2" office:value-type="float" office:value="0.324699698918922" calcext:value-type="float">
            <text:p>0.324699698918922</text:p>
          </table:table-cell>
          <table:table-cell table:style-name="ce14" table:formula="of:=[.AC6]" office:value-type="float" office:value="0.128728996635069" calcext:value-type="float">
            <text:p>0.128728996635069</text:p>
          </table:table-cell>
          <table:table-cell table:style-name="ce14" table:formula="of:=[.AC5]+[.AC6]" office:value-type="float" office:value="0.453428695553991" calcext:value-type="float">
            <text:p>0.453428695553991</text:p>
          </table:table-cell>
          <table:table-cell table:style-name="ce14" table:formula="of:=[.AD5]/[.AE5]" office:value-type="float" office:value="0.283901301124735" calcext:value-type="float">
            <text:p>0.283901301124735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Canis_familiaris</text:p>
          </table:table-cell>
          <table:table-cell table:style-name="ce3" office:value-type="float" office:value="35.5" calcext:value-type="float">
            <text:p>35.5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260547007544836" calcext:value-type="float">
            <text:p>0.260547007544836</text:p>
          </table:table-cell>
          <table:table-cell table:style-name="ce14" office:value-type="float" office:value="0.670004907358898" calcext:value-type="float">
            <text:p>0.670004907358898</text:p>
          </table:table-cell>
          <table:table-cell table:style-name="ce14" office:value-type="float" office:value="0.0713806163794787" calcext:value-type="float">
            <text:p>0.071380616379479</text:p>
          </table:table-cell>
          <table:table-cell table:style-name="ce14" office:value-type="float" office:value="0.146236513210787" calcext:value-type="float">
            <text:p>0.146236513210787</text:p>
          </table:table-cell>
          <table:table-cell table:style-name="ce14" office:value-type="float" office:value="0.00752039194289079" calcext:value-type="float">
            <text:p>0.007520391942891</text:p>
          </table:table-cell>
          <table:table-cell table:style-name="ce14" office:value-type="float" office:value="0.123157168187315" calcext:value-type="float">
            <text:p>0.123157168187315</text:p>
          </table:table-cell>
          <table:table-cell table:style-name="ce14" office:value-type="float" office:value="0.118362354070173" calcext:value-type="float">
            <text:p>0.118362354070173</text:p>
          </table:table-cell>
          <table:table-cell table:style-name="ce14" office:value-type="float" office:value="-0.0124715603288874" calcext:value-type="float">
            <text:p>-0.012471560328887</text:p>
          </table:table-cell>
          <table:table-cell table:style-name="ce14" office:value-type="float" office:value="-0.0254998111833685" calcext:value-type="float">
            <text:p>-0.025499811183369</text:p>
          </table:table-cell>
          <table:table-cell table:style-name="ce14" office:value-type="float" office:value="-0.00269359414015378" calcext:value-type="float">
            <text:p>-0.002693594140154</text:p>
          </table:table-cell>
          <table:table-cell table:style-name="ce14" office:value-type="float" office:value="0.107156458785547" calcext:value-type="float">
            <text:p>0.107156458785547</text:p>
          </table:table-cell>
          <table:table-cell table:style-name="ce14" office:value-type="float" office:value="0.670235708762725" calcext:value-type="float">
            <text:p>0.670235708762725</text:p>
          </table:table-cell>
          <table:table-cell table:style-name="ce14" office:value-type="float" office:value="0.0752929660290642" calcext:value-type="float">
            <text:p>0.075292966029064</text:p>
          </table:table-cell>
          <table:table-cell table:style-name="ce14" office:value-type="float" office:value="0.148528042356504" calcext:value-type="float">
            <text:p>0.148528042356504</text:p>
          </table:table-cell>
          <table:table-cell table:style-name="ce14" office:value-type="float" office:value="0.00321097052358508" calcext:value-type="float">
            <text:p>0.003210970523585</text:p>
          </table:table-cell>
          <table:table-cell table:style-name="ce14" office:value-type="float" office:value="0.0507450956073938" calcext:value-type="float">
            <text:p>0.050745095607394</text:p>
          </table:table-cell>
          <table:table-cell table:style-name="ce14" office:value-type="float" office:value="0.0487578503763602" calcext:value-type="float">
            <text:p>0.04875785037636</text:p>
          </table:table-cell>
          <table:table-cell table:style-name="ce14" office:value-type="float" office:value="-0.00540675999581771" calcext:value-type="float">
            <text:p>-0.005406759995818</text:p>
          </table:table-cell>
          <table:table-cell table:style-name="ce14" office:value-type="float" office:value="-0.0106575647284336" calcext:value-type="float">
            <text:p>-0.010657564728434</text:p>
          </table:table-cell>
          <table:table-cell table:style-name="ce14" office:value-type="float" office:value="-0.00118638527852627" calcext:value-type="float">
            <text:p>-0.001186385278526</text:p>
          </table:table-cell>
          <table:table-cell table:style-name="ce14" table:formula="of:= (10^(1.666)*[.B6]^(0.31))/1000" office:value-type="float" office:value="0.14014279973016" calcext:value-type="float">
            <text:p>0.14014279973016</text:p>
          </table:table-cell>
          <table:table-cell table:style-name="ce14" table:formula="of:=42.803*[.B6]^0.4066/1000" office:value-type="float" office:value="0.182724615841581" calcext:value-type="float">
            <text:p>0.182724615841581</text:p>
          </table:table-cell>
          <table:table-cell table:style-name="ce14" table:formula="of:=8.882*[.B6]^0.7294/1000" office:value-type="float" office:value="0.120018260937449" calcext:value-type="float">
            <text:p>0.120018260937449</text:p>
          </table:table-cell>
          <table:table-cell table:style-name="ce14" table:formula="of:=[.H6]" office:value-type="float" office:value="0.146236513210787" calcext:value-type="float">
            <text:p>0.146236513210787</text:p>
          </table:table-cell>
          <table:table-cell table:style-name="ce14" table:formula="of:=[.J6]+[.E6]*[.AB6]^2" office:value-type="float" office:value="0.128728996635069" calcext:value-type="float">
            <text:p>0.128728996635069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169726454694745" calcext:value-type="float">
            <text:p>0.016972645469475</text:p>
          </table:table-cell>
          <table:table-cell table:style-name="ce15" office:value-type="float" office:value="0.164707743831218" calcext:value-type="float">
            <text:p>0.164707743831218</text:p>
          </table:table-cell>
          <table:table-cell table:style-name="ce15" office:value-type="float" office:value="0.0259912878618345" calcext:value-type="float">
            <text:p>0.025991287861835</text:p>
          </table:table-cell>
          <table:table-cell table:style-name="ce15" office:value-type="float" office:value="0.0675573800898967" calcext:value-type="float">
            <text:p>0.067557380089897</text:p>
          </table:table-cell>
          <table:table-cell table:style-name="ce17" office:value-type="float" office:value="0.000091558359724682" calcext:value-type="float">
            <text:p>9.16E-05</text:p>
          </table:table-cell>
          <table:table-cell table:style-name="ce15" office:value-type="float" office:value="0.000540441798351293" calcext:value-type="float">
            <text:p>0.000540441798351</text:p>
          </table:table-cell>
          <table:table-cell office:value-type="float" office:value="0.000473784279079616" calcext:value-type="float">
            <text:p>0.00047378427908</text:p>
          </table:table-cell>
          <table:table-cell table:style-name="ce18" office:value-type="float" office:value="-0.0000720700728221654" calcext:value-type="float">
            <text:p>-7.21E-05</text:p>
          </table:table-cell>
          <table:table-cell office:value-type="float" office:value="-0.000188561097199471" calcext:value-type="float">
            <text:p>-0.000188561097199</text:p>
          </table:table-cell>
          <table:table-cell table:style-name="ce18" office:value-type="float" office:value="-0.0000298779852578208" calcext:value-type="float">
            <text:p>-2.99E-05</text:p>
          </table:table-cell>
          <table:table-cell office:value-type="float" office:value="0.00350835632691184" calcext:value-type="float">
            <text:p>0.003508356326912</text:p>
          </table:table-cell>
          <table:table-cell office:value-type="float" office:value="0.164620815993777" calcext:value-type="float">
            <text:p>0.164620815993777</text:p>
          </table:table-cell>
          <table:table-cell office:value-type="float" office:value="0.0258204619281304" calcext:value-type="float">
            <text:p>0.02582046192813</text:p>
          </table:table-cell>
          <table:table-cell office:value-type="float" office:value="0.0676917918767054" calcext:value-type="float">
            <text:p>0.067691791876705</text:p>
          </table:table-cell>
          <table:table-cell table:style-name="ce18" office:value-type="float" office:value="0.0000188798018096657" calcext:value-type="float">
            <text:p>1.89E-05</text:p>
          </table:table-cell>
          <table:table-cell office:value-type="float" office:value="0.000111613585673203" calcext:value-type="float">
            <text:p>0.000111613585673</text:p>
          </table:table-cell>
          <table:table-cell table:style-name="ce18" office:value-type="float" office:value="0.0000974706136399599" calcext:value-type="float">
            <text:p>9.75E-05</text:p>
          </table:table-cell>
          <table:table-cell table:style-name="ce18" office:value-type="float" office:value="-0.0000149170215263898" calcext:value-type="float">
            <text:p>-1.49E-05</text:p>
          </table:table-cell>
          <table:table-cell table:style-name="ce18" office:value-type="float" office:value="-0.0000390747033458004" calcext:value-type="float">
            <text:p>-3.91E-05</text:p>
          </table:table-cell>
          <table:table-cell table:style-name="ce18" office:value-type="float" office:value="-0.00000615679392949212" calcext:value-type="float">
            <text:p>-6.16E-06</text:p>
          </table:table-cell>
          <table:table-cell table:formula="of:= (10^(1.666)*[.B7]^(0.31))/1000" office:value-type="float" office:value="0.0480681360774563" calcext:value-type="float">
            <text:p>0.048068136077456</text:p>
          </table:table-cell>
          <table:table-cell table:formula="of:=42.803*[.B7]^0.4066/1000" office:value-type="float" office:value="0.0449027381366249" calcext:value-type="float">
            <text:p>0.044902738136625</text:p>
          </table:table-cell>
          <table:table-cell table:formula="of:=8.882*[.B7]^0.7294/1000" office:value-type="float" office:value="0.00967879783597422" calcext:value-type="float">
            <text:p>0.009678797835974</text:p>
          </table:table-cell>
          <table:table-cell table:formula="of:=[.Y7]-[.H7]" office:value-type="float" office:value="-0.0194892440124404" calcext:value-type="float">
            <text:p>-0.019489244012441</text:p>
          </table:table-cell>
          <table:table-cell table:formula="of:=[.J7]+[.E7]*[.AB7]^2" office:value-type="float" office:value="0.00054688852900967" calcext:value-type="float">
            <text:p>0.00054688852901</text:p>
          </table:table-cell>
          <table:table-cell table:style-name="ce13" table:formula="of:=SUM([.AC8]+[.AC9])" office:value-type="float" office:value="0.00033839487154649" calcext:value-type="float">
            <text:p>0.000338394871546</text:p>
          </table:table-cell>
          <table:table-cell table:style-name="ce13" table:formula="of:=SUM([.AC7:.AC9])" office:value-type="float" office:value="0.00088528340055616" calcext:value-type="float">
            <text:p>0.000885283400556</text:p>
          </table:table-cell>
          <table:table-cell table:style-name="ce13" table:formula="of:=[.AD7]/[.AE7]" office:value-type="float" office:value="0.382244681571913" calcext:value-type="float">
            <text:p>0.382244681571913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0217243419823443" calcext:value-type="float">
            <text:p>0.002172434198234</text:p>
          </table:table-cell>
          <table:table-cell table:style-name="ce15" office:value-type="float" office:value="0.16857888844983" calcext:value-type="float">
            <text:p>0.16857888844983</text:p>
          </table:table-cell>
          <table:table-cell table:style-name="ce15" office:value-type="float" office:value="0.0287088896181259" calcext:value-type="float">
            <text:p>0.028708889618126</text:p>
          </table:table-cell>
          <table:table-cell table:style-name="ce15" office:value-type="float" office:value="0.00862378101229435" calcext:value-type="float">
            <text:p>0.008623781012294</text:p>
          </table:table-cell>
          <table:table-cell table:style-name="ce17" office:value-type="float" office:value="0.00000200211308386378" calcext:value-type="float">
            <text:p>2.00E-06</text:p>
          </table:table-cell>
          <table:table-cell table:style-name="ce17" office:value-type="float" office:value="0.0000620023924405571" calcext:value-type="float">
            <text:p>6.20E-05</text:p>
          </table:table-cell>
          <table:table-cell table:style-name="ce18" office:value-type="float" office:value="0.0000636285417505169" calcext:value-type="float">
            <text:p>6.36E-05</text:p>
          </table:table-cell>
          <table:table-cell table:style-name="ce18" office:value-type="float" office:value="-0.0000105086453904169" calcext:value-type="float">
            <text:p>-1.05E-05</text:p>
          </table:table-cell>
          <table:table-cell table:style-name="ce18" office:value-type="float" office:value="-0.00000315263934431601" calcext:value-type="float">
            <text:p>-3.15E-06</text:p>
          </table:table-cell>
          <table:table-cell table:style-name="ce18" office:value-type="float" office:value="-0.000000536359105192133" calcext:value-type="float">
            <text:p>-5.36E-07</text:p>
          </table:table-cell>
          <table:table-cell office:value-type="float" office:value="0.00276758448974741" calcext:value-type="float">
            <text:p>0.002767584489747</text:p>
          </table:table-cell>
          <table:table-cell office:value-type="float" office:value="0.172386754179761" calcext:value-type="float">
            <text:p>0.172386754179761</text:p>
          </table:table-cell>
          <table:table-cell office:value-type="float" office:value="0.0267326692207287" calcext:value-type="float">
            <text:p>0.026732669220729</text:p>
          </table:table-cell>
          <table:table-cell office:value-type="float" office:value="0.00528065804041968" calcext:value-type="float">
            <text:p>0.00528065804042</text:p>
          </table:table-cell>
          <table:table-cell table:style-name="ce18" office:value-type="float" office:value="0.00000212635936919027" calcext:value-type="float">
            <text:p>2.13E-06</text:p>
          </table:table-cell>
          <table:table-cell table:style-name="ce18" office:value-type="float" office:value="0.0000824354978040426" calcext:value-type="float">
            <text:p>8.24E-05</text:p>
          </table:table-cell>
          <table:table-cell table:style-name="ce18" office:value-type="float" office:value="0.0000843226450914234" calcext:value-type="float">
            <text:p>8.43E-05</text:p>
          </table:table-cell>
          <table:table-cell table:style-name="ce18" office:value-type="float" office:value="-0.0000127525957319972" calcext:value-type="float">
            <text:p>-1.28E-05</text:p>
          </table:table-cell>
          <table:table-cell table:style-name="ce18" office:value-type="float" office:value="-0.00000250882535416271" calcext:value-type="float">
            <text:p>-2.51E-06</text:p>
          </table:table-cell>
          <table:table-cell table:style-name="ce18" office:value-type="float" office:value="-0.000000389181364964502" calcext:value-type="float">
            <text:p>-3.89E-07</text:p>
          </table:table-cell>
          <table:table-cell table:formula="of:= (10^(1.666)*[.B8]^(0.31))/1000" office:value-type="float" office:value="0.0480681360774563" calcext:value-type="float">
            <text:p>0.048068136077456</text:p>
          </table:table-cell>
          <table:table-cell table:formula="of:=42.803*[.B8]^0.4066/1000" office:value-type="float" office:value="0.0449027381366249" calcext:value-type="float">
            <text:p>0.044902738136625</text:p>
          </table:table-cell>
          <table:table-cell table:formula="of:=8.882*[.B8]^0.7294/1000" office:value-type="float" office:value="0.00967879783597422" calcext:value-type="float">
            <text:p>0.009678797835974</text:p>
          </table:table-cell>
          <table:table-cell table:formula="of:=[.Z8]+[.H8]" office:value-type="float" office:value="0.0535265191489193" calcext:value-type="float">
            <text:p>0.053526519148919</text:p>
          </table:table-cell>
          <table:table-cell table:formula="of:=[.J8]+[.E8]*[.AB8]^2" office:value-type="float" office:value="0.0000682266081405953" calcext:value-type="float">
            <text:p>6.82266081405953E-05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Cynomys_ludovicianus</text:p>
          </table:table-cell>
          <table:table-cell table:style-name="ce4" office:value-type="float" office:value="1.125" calcext:value-type="float">
            <text:p>1.125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095454347547307" calcext:value-type="float">
            <text:p>0.009545434754731</text:p>
          </table:table-cell>
          <table:table-cell table:style-name="ce15" office:value-type="float" office:value="0.161358280427775" calcext:value-type="float">
            <text:p>0.161358280427775</text:p>
          </table:table-cell>
          <table:table-cell table:style-name="ce15" office:value-type="float" office:value="0.025239849112978" calcext:value-type="float">
            <text:p>0.025239849112978</text:p>
          </table:table-cell>
          <table:table-cell table:style-name="ce15" office:value-type="float" office:value="0.0325847819770794" calcext:value-type="float">
            <text:p>0.032584781977079</text:p>
          </table:table-cell>
          <table:table-cell table:style-name="ce17" office:value-type="float" office:value="0.0000175540767998631" calcext:value-type="float">
            <text:p>1.76E-05</text:p>
          </table:table-cell>
          <table:table-cell table:style-name="ce15" office:value-type="float" office:value="0.000260033226079793" calcext:value-type="float">
            <text:p>0.00026003322608</text:p>
          </table:table-cell>
          <table:table-cell office:value-type="float" office:value="0.000254985162055704" calcext:value-type="float">
            <text:p>0.000254985162056</text:p>
          </table:table-cell>
          <table:table-cell table:style-name="ce18" office:value-type="float" office:value="-0.0000388934204967215" calcext:value-type="float">
            <text:p>-3.89E-05</text:p>
          </table:table-cell>
          <table:table-cell table:style-name="ce18" office:value-type="float" office:value="-0.0000501561127968278" calcext:value-type="float">
            <text:p>-5.02E-05</text:p>
          </table:table-cell>
          <table:table-cell table:style-name="ce18" office:value-type="float" office:value="-0.00000784067588328805" calcext:value-type="float">
            <text:p>-7.84E-06</text:p>
          </table:table-cell>
          <table:table-cell office:value-type="float" office:value="0.00307936500561479" calcext:value-type="float">
            <text:p>0.003079365005615</text:p>
          </table:table-cell>
          <table:table-cell office:value-type="float" office:value="0.160926407039746" calcext:value-type="float">
            <text:p>0.160926407039746</text:p>
          </table:table-cell>
          <table:table-cell office:value-type="float" office:value="0.0258262529657198" calcext:value-type="float">
            <text:p>0.02582625296572</text:p>
          </table:table-cell>
          <table:table-cell office:value-type="float" office:value="0.0335519494265005" calcext:value-type="float">
            <text:p>0.033551949426501</text:p>
          </table:table-cell>
          <table:table-cell table:style-name="ce18" office:value-type="float" office:value="0.00000603444554821153" calcext:value-type="float">
            <text:p>6.03E-06</text:p>
          </table:table-cell>
          <table:table-cell table:style-name="ce18" office:value-type="float" office:value="0.0000837313706300843" calcext:value-type="float">
            <text:p>8.37E-05</text:p>
          </table:table-cell>
          <table:table-cell table:style-name="ce18" office:value-type="float" office:value="0.0000818384463882531" calcext:value-type="float">
            <text:p>8.18E-05</text:p>
          </table:table-cell>
          <table:table-cell table:style-name="ce18" office:value-type="float" office:value="-0.0000127976403602726" calcext:value-type="float">
            <text:p>-1.28E-05</text:p>
          </table:table-cell>
          <table:table-cell table:style-name="ce18" office:value-type="float" office:value="-0.0000166086565986286" calcext:value-type="float">
            <text:p>-1.66E-05</text:p>
          </table:table-cell>
          <table:table-cell table:style-name="ce18" office:value-type="float" office:value="-0.00000263957887415185" calcext:value-type="float">
            <text:p>-2.64E-06</text:p>
          </table:table-cell>
          <table:table-cell table:formula="of:= (10^(1.666)*[.B9]^(0.31))/1000" office:value-type="float" office:value="0.0480681360774563" calcext:value-type="float">
            <text:p>0.048068136077456</text:p>
          </table:table-cell>
          <table:table-cell table:formula="of:=42.803*[.B9]^0.4066/1000" office:value-type="float" office:value="0.0449027381366249" calcext:value-type="float">
            <text:p>0.044902738136625</text:p>
          </table:table-cell>
          <table:table-cell table:formula="of:=8.882*[.B9]^0.7294/1000" office:value-type="float" office:value="0.00967879783597422" calcext:value-type="float">
            <text:p>0.009678797835974</text:p>
          </table:table-cell>
          <table:table-cell table:formula="of:=[.H9]" office:value-type="float" office:value="0.0325847819770794" calcext:value-type="float">
            <text:p>0.032584781977079</text:p>
          </table:table-cell>
          <table:table-cell table:formula="of:=[.J9]+[.E9]*[.AB9]^2" office:value-type="float" office:value="0.000270168263405894" calcext:value-type="float">
            <text:p>0.000270168263406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536029652829584" calcext:value-type="float">
            <text:p>0.053602965282958</text:p>
          </table:table-cell>
          <table:table-cell table:style-name="ce14" office:value-type="float" office:value="0.303510664357968" calcext:value-type="float">
            <text:p>0.303510664357968</text:p>
          </table:table-cell>
          <table:table-cell table:style-name="ce14" office:value-type="float" office:value="0.0284500090216922" calcext:value-type="float">
            <text:p>0.028450009021692</text:p>
          </table:table-cell>
          <table:table-cell table:style-name="ce14" office:value-type="float" office:value="0.134144487862635" calcext:value-type="float">
            <text:p>0.134144487862635</text:p>
          </table:table-cell>
          <table:table-cell table:style-name="ce14" office:value-type="float" office:value="0.00104076009477105" calcext:value-type="float">
            <text:p>0.001040760094771</text:p>
          </table:table-cell>
          <table:table-cell table:style-name="ce14" office:value-type="float" office:value="0.00593545370541366" calcext:value-type="float">
            <text:p>0.005935453705414</text:p>
          </table:table-cell>
          <table:table-cell table:style-name="ce14" office:value-type="float" office:value="0.00498715643699608" calcext:value-type="float">
            <text:p>0.004987156436996</text:p>
          </table:table-cell>
          <table:table-cell table:style-name="ce14" office:value-type="float" office:value="-0.000461885874337939" calcext:value-type="float">
            <text:p>-0.000461885874338</text:p>
          </table:table-cell>
          <table:table-cell table:style-name="ce14" office:value-type="float" office:value="-0.00218179745933131" calcext:value-type="float">
            <text:p>-0.002181797459331</text:p>
          </table:table-cell>
          <table:table-cell table:style-name="ce14" office:value-type="float" office:value="-0.000204411981948555" calcext:value-type="float">
            <text:p>-0.000204411981949</text:p>
          </table:table-cell>
          <table:table-cell table:style-name="ce14" office:value-type="float" office:value="0.0166520790114112" calcext:value-type="float">
            <text:p>0.016652079011411</text:p>
          </table:table-cell>
          <table:table-cell table:style-name="ce14" office:value-type="float" office:value="0.305782759915801" calcext:value-type="float">
            <text:p>0.305782759915801</text:p>
          </table:table-cell>
          <table:table-cell table:style-name="ce14" office:value-type="float" office:value="0.0297952032260107" calcext:value-type="float">
            <text:p>0.029795203226011</text:p>
          </table:table-cell>
          <table:table-cell table:style-name="ce14" office:value-type="float" office:value="0.134348905035429" calcext:value-type="float">
            <text:p>0.134348905035429</text:p>
          </table:table-cell>
          <table:table-cell table:style-name="ce14" office:value-type="float" office:value="0.000326493934254367" calcext:value-type="float">
            <text:p>0.000326493934254</text:p>
          </table:table-cell>
          <table:table-cell table:style-name="ce14" office:value-type="float" office:value="0.0018687433215363" calcext:value-type="float">
            <text:p>0.001868743321536</text:p>
          </table:table-cell>
          <table:table-cell table:style-name="ce14" office:value-type="float" office:value="0.00157247359999074" calcext:value-type="float">
            <text:p>0.001572473599991</text:p>
          </table:table-cell>
          <table:table-cell table:style-name="ce14" office:value-type="float" office:value="-0.000151840428175364" calcext:value-type="float">
            <text:p>-0.000151840428175</text:p>
          </table:table-cell>
          <table:table-cell table:style-name="ce14" office:value-type="float" office:value="-0.000683076694631237" calcext:value-type="float">
            <text:p>-0.000683076694631</text:p>
          </table:table-cell>
          <table:table-cell table:style-name="ce16" office:value-type="float" office:value="-0.0000658432947230447" calcext:value-type="float">
            <text:p>-6.58E-05</text:p>
          </table:table-cell>
          <table:table-cell table:style-name="ce14" table:formula="of:= (10^(1.666)*[.B10]^(0.31))/1000" office:value-type="float" office:value="0.0751233625683389" calcext:value-type="float">
            <text:p>0.075123362568339</text:p>
          </table:table-cell>
          <table:table-cell table:style-name="ce14" table:formula="of:=42.803*[.B10]^0.4066/1000" office:value-type="float" office:value="0.0806524994399566" calcext:value-type="float">
            <text:p>0.080652499439957</text:p>
          </table:table-cell>
          <table:table-cell table:style-name="ce14" table:formula="of:=8.882*[.B10]^0.7294/1000" office:value-type="float" office:value="0.0276752203680011" calcext:value-type="float">
            <text:p>0.027675220368001</text:p>
          </table:table-cell>
          <table:table-cell table:style-name="ce14" table:formula="of:=[.Y10]-[.H10]" office:value-type="float" office:value="-0.0590211252942961" calcext:value-type="float">
            <text:p>-0.059021125294296</text:p>
          </table:table-cell>
          <table:table-cell table:style-name="ce14" table:formula="of:=[.J10]+[.E10]*[.AB10]^2" office:value-type="float" office:value="0.00612217927213864" calcext:value-type="float">
            <text:p>0.006122179272139</text:p>
          </table:table-cell>
          <table:table-cell table:style-name="ce13" table:formula="of:=SUM([.AC11]+[.AC12])" office:value-type="float" office:value="0.00427086185968174" calcext:value-type="float">
            <text:p>0.004270861859682</text:p>
          </table:table-cell>
          <table:table-cell table:style-name="ce13" table:formula="of:=SUM([.AC10:.AC12])" office:value-type="float" office:value="0.0103930411318204" calcext:value-type="float">
            <text:p>0.01039304113182</text:p>
          </table:table-cell>
          <table:table-cell table:style-name="ce13" table:formula="of:=[.AD10]/[.AE10]" office:value-type="float" office:value="0.41093475966391" calcext:value-type="float">
            <text:p>0.41093475966391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107331875946081" calcext:value-type="float">
            <text:p>0.010733187594608</text:p>
          </table:table-cell>
          <table:table-cell table:style-name="ce14" office:value-type="float" office:value="0.334886860060536" calcext:value-type="float">
            <text:p>0.334886860060536</text:p>
          </table:table-cell>
          <table:table-cell table:style-name="ce14" office:value-type="float" office:value="0.0330180719446484" calcext:value-type="float">
            <text:p>0.033018071944648</text:p>
          </table:table-cell>
          <table:table-cell table:style-name="ce14" office:value-type="float" office:value="-0.00577851259929377" calcext:value-type="float">
            <text:p>-0.005778512599294</text:p>
          </table:table-cell>
          <table:table-cell table:style-name="ce16" office:value-type="float" office:value="0.0000125422472593916" calcext:value-type="float">
            <text:p>1.25E-05</text:p>
          </table:table-cell>
          <table:table-cell table:style-name="ce14" office:value-type="float" office:value="0.00120650050267192" calcext:value-type="float">
            <text:p>0.001206500502672</text:p>
          </table:table-cell>
          <table:table-cell table:style-name="ce14" office:value-type="float" office:value="0.00121809924707377" calcext:value-type="float">
            <text:p>0.001218099247074</text:p>
          </table:table-cell>
          <table:table-cell table:style-name="ce14" office:value-type="float" office:value="-0.000118700907286901" calcext:value-type="float">
            <text:p>-0.000118700907287</text:p>
          </table:table-cell>
          <table:table-cell table:style-name="ce16" office:value-type="float" office:value="0.0000208134308568786" calcext:value-type="float">
            <text:p>2.08E-05</text:p>
          </table:table-cell>
          <table:table-cell table:style-name="ce16" office:value-type="float" office:value="0.00000207916713359928" calcext:value-type="float">
            <text:p>2.08E-06</text:p>
          </table:table-cell>
          <table:table-cell table:style-name="ce14" office:value-type="float" office:value="0.0107744625966684" calcext:value-type="float">
            <text:p>0.010774462596668</text:p>
          </table:table-cell>
          <table:table-cell table:style-name="ce14" office:value-type="float" office:value="0.336881676157709" calcext:value-type="float">
            <text:p>0.336881676157709</text:p>
          </table:table-cell>
          <table:table-cell table:style-name="ce14" office:value-type="float" office:value="0.0325918848049312" calcext:value-type="float">
            <text:p>0.032591884804931</text:p>
          </table:table-cell>
          <table:table-cell table:style-name="ce14" office:value-type="float" office:value="-0.00617069088861345" calcext:value-type="float">
            <text:p>-0.006170690888613</text:p>
          </table:table-cell>
          <table:table-cell table:style-name="ce16" office:value-type="float" office:value="0.0000123255225869392" calcext:value-type="float">
            <text:p>1.23E-05</text:p>
          </table:table-cell>
          <table:table-cell table:style-name="ce14" office:value-type="float" office:value="0.00122519104936719" calcext:value-type="float">
            <text:p>0.001225191049367</text:p>
          </table:table-cell>
          <table:table-cell table:style-name="ce14" office:value-type="float" office:value="0.00123645014339573" calcext:value-type="float">
            <text:p>0.001236450143396</text:p>
          </table:table-cell>
          <table:table-cell table:style-name="ce14" office:value-type="float" office:value="-0.000118412991690696" calcext:value-type="float">
            <text:p>-0.000118412991691</text:p>
          </table:table-cell>
          <table:table-cell table:style-name="ce16" office:value-type="float" office:value="0.0000224283807957467" calcext:value-type="float">
            <text:p>2.24E-05</text:p>
          </table:table-cell>
          <table:table-cell table:style-name="ce16" office:value-type="float" office:value="0.00000221554410170817" calcext:value-type="float">
            <text:p>2.22E-06</text:p>
          </table:table-cell>
          <table:table-cell table:style-name="ce14" table:formula="of:= (10^(1.666)*[.B11]^(0.31))/1000" office:value-type="float" office:value="0.0751233625683389" calcext:value-type="float">
            <text:p>0.075123362568339</text:p>
          </table:table-cell>
          <table:table-cell table:style-name="ce14" table:formula="of:=42.803*[.B11]^0.4066/1000" office:value-type="float" office:value="0.0806524994399566" calcext:value-type="float">
            <text:p>0.080652499439957</text:p>
          </table:table-cell>
          <table:table-cell table:style-name="ce14" table:formula="of:=8.882*[.B11]^0.7294/1000" office:value-type="float" office:value="0.0276752203680011" calcext:value-type="float">
            <text:p>0.027675220368001</text:p>
          </table:table-cell>
          <table:table-cell table:style-name="ce14" table:formula="of:=[.Z11]+[.H11]" office:value-type="float" office:value="0.0748739868406628" calcext:value-type="float">
            <text:p>0.074873986840663</text:p>
          </table:table-cell>
          <table:table-cell table:style-name="ce14" table:formula="of:=[.J11]+[.E11]*[.AB11]^2" office:value-type="float" office:value="0.00126667197489549" calcext:value-type="float">
            <text:p>0.001266671974895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Felis_catus</text:p>
          </table:table-cell>
          <table:table-cell table:style-name="ce3" office:value-type="float" office:value="4.75" calcext:value-type="float">
            <text:p>4.75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2960019760968" calcext:value-type="float">
            <text:p>0.02960019760968</text:p>
          </table:table-cell>
          <table:table-cell table:style-name="ce14" office:value-type="float" office:value="0.308740009974232" calcext:value-type="float">
            <text:p>0.308740009974232</text:p>
          </table:table-cell>
          <table:table-cell table:style-name="ce14" office:value-type="float" office:value="0.0309555506292782" calcext:value-type="float">
            <text:p>0.030955550629278</text:p>
          </table:table-cell>
          <table:table-cell table:style-name="ce14" office:value-type="float" office:value="0.0525713164394635" calcext:value-type="float">
            <text:p>0.052571316439464</text:p>
          </table:table-cell>
          <table:table-cell table:style-name="ce14" office:value-type="float" office:value="0.000128848836029084" calcext:value-type="float">
            <text:p>0.000128848836029</text:p>
          </table:table-cell>
          <table:table-cell table:style-name="ce14" office:value-type="float" office:value="0.00292238253660334" calcext:value-type="float">
            <text:p>0.002922382536603</text:p>
          </table:table-cell>
          <table:table-cell table:style-name="ce14" office:value-type="float" office:value="0.00285172004014001" calcext:value-type="float">
            <text:p>0.00285172004014</text:p>
          </table:table-cell>
          <table:table-cell table:style-name="ce14" office:value-type="float" office:value="-0.000283186556120426" calcext:value-type="float">
            <text:p>-0.00028318655612</text:p>
          </table:table-cell>
          <table:table-cell table:style-name="ce14" office:value-type="float" office:value="-0.000479789583778432" calcext:value-type="float">
            <text:p>-0.000479789583778</text:p>
          </table:table-cell>
          <table:table-cell table:style-name="ce16" office:value-type="float" office:value="-0.0000481598834140518" calcext:value-type="float">
            <text:p>-4.82E-05</text:p>
          </table:table-cell>
          <table:table-cell table:style-name="ce14" office:value-type="float" office:value="0.00997405812816773" calcext:value-type="float">
            <text:p>0.009974058128168</text:p>
          </table:table-cell>
          <table:table-cell table:style-name="ce14" office:value-type="float" office:value="0.308002805880624" calcext:value-type="float">
            <text:p>0.308002805880624</text:p>
          </table:table-cell>
          <table:table-cell table:style-name="ce14" office:value-type="float" office:value="0.0327956521930063" calcext:value-type="float">
            <text:p>0.032795652193006</text:p>
          </table:table-cell>
          <table:table-cell table:style-name="ce14" office:value-type="float" office:value="0.0460313930062645" calcext:value-type="float">
            <text:p>0.046031393006265</text:p>
          </table:table-cell>
          <table:table-cell table:style-name="ce16" office:value-type="float" office:value="0.0000397455100366658" calcext:value-type="float">
            <text:p>3.97E-05</text:p>
          </table:table-cell>
          <table:table-cell table:style-name="ce14" office:value-type="float" office:value="0.000975324588604909" calcext:value-type="float">
            <text:p>0.000975324588605</text:p>
          </table:table-cell>
          <table:table-cell table:style-name="ce14" office:value-type="float" office:value="0.000957134834325267" calcext:value-type="float">
            <text:p>0.000957134834325</text:p>
          </table:table-cell>
          <table:table-cell table:style-name="ce14" office:value-type="float" office:value="-0.000100736350332622" calcext:value-type="float">
            <text:p>-0.000100736350333</text:p>
          </table:table-cell>
          <table:table-cell table:style-name="ce14" office:value-type="float" office:value="-0.000140974056878823" calcext:value-type="float">
            <text:p>-0.000140974056879</text:p>
          </table:table-cell>
          <table:table-cell table:style-name="ce16" office:value-type="float" office:value="-0.0000151465398819972" calcext:value-type="float">
            <text:p>-1.51E-05</text:p>
          </table:table-cell>
          <table:table-cell table:style-name="ce14" table:formula="of:= (10^(1.666)*[.B12]^(0.31))/1000" office:value-type="float" office:value="0.0751233625683389" calcext:value-type="float">
            <text:p>0.075123362568339</text:p>
          </table:table-cell>
          <table:table-cell table:style-name="ce14" table:formula="of:=42.803*[.B12]^0.4066/1000" office:value-type="float" office:value="0.0806524994399566" calcext:value-type="float">
            <text:p>0.080652499439957</text:p>
          </table:table-cell>
          <table:table-cell table:style-name="ce14" table:formula="of:=8.882*[.B12]^0.7294/1000" office:value-type="float" office:value="0.0276752203680011" calcext:value-type="float">
            <text:p>0.027675220368001</text:p>
          </table:table-cell>
          <table:table-cell table:style-name="ce14" table:formula="of:=[.H12]" office:value-type="float" office:value="0.0525713164394635" calcext:value-type="float">
            <text:p>0.052571316439464</text:p>
          </table:table-cell>
          <table:table-cell table:style-name="ce14" table:formula="of:=[.J12]+[.E12]*[.AB12]^2" office:value-type="float" office:value="0.00300418988478625" calcext:value-type="float">
            <text:p>0.003004189884786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59" office:value-type="string" calcext:value-type="string">
            <text:p>Arm</text:p>
          </table:table-cell>
          <table:table-cell table:style-name="ce63" office:value-type="string" calcext:value-type="string">
            <text:p>Left</text:p>
          </table:table-cell>
          <table:table-cell table:style-name="ce15" office:value-type="float" office:value="0.00511621565916503" calcext:value-type="float">
            <text:p>0.005116215659165</text:p>
          </table:table-cell>
          <table:table-cell table:style-name="ce15" office:value-type="float" office:value="0.0849833494990934" calcext:value-type="float">
            <text:p>0.084983349499093</text:p>
          </table:table-cell>
          <table:table-cell table:style-name="ce15" office:value-type="float" office:value="0.0118114769241396" calcext:value-type="float">
            <text:p>0.01181147692414</text:p>
          </table:table-cell>
          <table:table-cell table:style-name="ce15" office:value-type="float" office:value="0.0290545073003424" calcext:value-type="float">
            <text:p>0.029054507300342</text:p>
          </table:table-cell>
          <table:table-cell table:style-name="ce17" office:value-type="float" office:value="0.00000549446910635404" calcext:value-type="float">
            <text:p>5.49E-06</text:p>
          </table:table-cell>
          <table:table-cell table:style-name="ce17" office:value-type="float" office:value="0.0000417118885111091" calcext:value-type="float">
            <text:p>4.17E-05</text:p>
          </table:table-cell>
          <table:table-cell table:style-name="ce18" office:value-type="float" office:value="0.0000378733477158555" calcext:value-type="float">
            <text:p>3.79E-05</text:p>
          </table:table-cell>
          <table:table-cell table:style-name="ce18" office:value-type="float" office:value="-0.00000514071327559195" calcext:value-type="float">
            <text:p>-5.14E-06</text:p>
          </table:table-cell>
          <table:table-cell table:style-name="ce18" office:value-type="float" office:value="-0.0000127358779507625" calcext:value-type="float">
            <text:p>-1.27E-05</text:p>
          </table:table-cell>
          <table:table-cell table:style-name="ce18" office:value-type="float" office:value="-0.00000183299486382517" calcext:value-type="float">
            <text:p>-1.83E-06</text:p>
          </table:table-cell>
          <table:table-cell office:value-type="float" office:value="0.000697113325346184" calcext:value-type="float">
            <text:p>0.000697113325346</text:p>
          </table:table-cell>
          <table:table-cell office:value-type="float" office:value="0.0870802286741208" calcext:value-type="float">
            <text:p>0.087080228674121</text:p>
          </table:table-cell>
          <table:table-cell office:value-type="float" office:value="0.0103729915544704" calcext:value-type="float">
            <text:p>0.01037299155447</text:p>
          </table:table-cell>
          <table:table-cell office:value-type="float" office:value="0.0322245153665269" calcext:value-type="float">
            <text:p>0.032224515366527</text:p>
          </table:table-cell>
          <table:table-cell table:style-name="ce18" office:value-type="float" office:value="0.000000825626645107618" calcext:value-type="float">
            <text:p>8.26E-07</text:p>
          </table:table-cell>
          <table:table-cell table:style-name="ce18" office:value-type="float" office:value="0.0000060345477088567" calcext:value-type="float">
            <text:p>6.03E-06</text:p>
          </table:table-cell>
          <table:table-cell table:style-name="ce18" office:value-type="float" office:value="0.0000053656727668895" calcext:value-type="float">
            <text:p>5.37E-06</text:p>
          </table:table-cell>
          <table:table-cell table:style-name="ce18" office:value-type="float" office:value="-0.000000629829768126603" calcext:value-type="float">
            <text:p>-6.30E-07</text:p>
          </table:table-cell>
          <table:table-cell table:style-name="ce18" office:value-type="float" office:value="-0.00000195632112387018" calcext:value-type="float">
            <text:p>-1.96E-06</text:p>
          </table:table-cell>
          <table:table-cell table:style-name="ce18" office:value-type="float" office:value="-0.000000232455387291612" calcext:value-type="float">
            <text:p>-2.32E-07</text:p>
          </table:table-cell>
          <table:table-cell table:formula="of:= (10^(1.666)*[.B13]^(0.31))/1000" office:value-type="float" office:value="0.0272354450612282" calcext:value-type="float">
            <text:p>0.027235445061228</text:p>
          </table:table-cell>
          <table:table-cell table:formula="of:=42.803*[.B13]^0.4066/1000" office:value-type="float" office:value="0.0213141496019633" calcext:value-type="float">
            <text:p>0.021314149601963</text:p>
          </table:table-cell>
          <table:table-cell table:formula="of:=8.882*[.B13]^0.7294/1000" office:value-type="float" office:value="0.0025427668099116" calcext:value-type="float">
            <text:p>0.002542766809912</text:p>
          </table:table-cell>
          <table:table-cell table:formula="of:=[.Y13]-[.H13]" office:value-type="float" office:value="-0.00181906223911421" calcext:value-type="float">
            <text:p>-0.001819062239114</text:p>
          </table:table-cell>
          <table:table-cell table:formula="of:=[.J13]+[.E13]*[.AB13]^2" office:value-type="float" office:value="0.0000417288180044133" calcext:value-type="float">
            <text:p>4.17288180044133E-05</text:p>
          </table:table-cell>
          <table:table-cell table:style-name="ce13" table:formula="of:=SUM([.AC14]+[.AC15])" office:value-type="float" office:value="0.0000198037321138782" calcext:value-type="float">
            <text:p>1.98037321138782E-05</text:p>
          </table:table-cell>
          <table:table-cell table:style-name="ce13" table:formula="of:=SUM([.AC13:.AC15])" office:value-type="float" office:value="0.0000615325501182914" calcext:value-type="float">
            <text:p>6.15325501182914E-05</text:p>
          </table:table-cell>
          <table:table-cell table:style-name="ce13" table:formula="of:=[.AD13]/[.AE13]" office:value-type="float" office:value="0.321841563137024" calcext:value-type="float">
            <text:p>0.321841563137024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59" office:value-type="string" calcext:value-type="string">
            <text:p>Hand</text:p>
          </table:table-cell>
          <table:table-cell table:style-name="ce63" office:value-type="string" calcext:value-type="string">
            <text:p>Left</text:p>
          </table:table-cell>
          <table:table-cell table:style-name="ce15" office:value-type="float" office:value="0.000595167406119811" calcext:value-type="float">
            <text:p>0.00059516740612</text:p>
          </table:table-cell>
          <table:table-cell table:style-name="ce15" office:value-type="float" office:value="0.0934365555785917" calcext:value-type="float">
            <text:p>0.093436555578592</text:p>
          </table:table-cell>
          <table:table-cell table:style-name="ce15" office:value-type="float" office:value="0.0116061682309302" calcext:value-type="float">
            <text:p>0.01160616823093</text:p>
          </table:table-cell>
          <table:table-cell table:style-name="ce15" office:value-type="float" office:value="0.0016929344559341" calcext:value-type="float">
            <text:p>0.001692934455934</text:p>
          </table:table-cell>
          <table:table-cell table:style-name="ce17" office:value-type="float" office:value="0.000000088294771374673" calcext:value-type="float">
            <text:p>8.83E-08</text:p>
          </table:table-cell>
          <table:table-cell table:style-name="ce17" office:value-type="float" office:value="0.00000521425681541196" calcext:value-type="float">
            <text:p>5.21E-06</text:p>
          </table:table-cell>
          <table:table-cell table:style-name="ce18" office:value-type="float" office:value="0.0000052960840414344" calcext:value-type="float">
            <text:p>5.30E-06</text:p>
          </table:table-cell>
          <table:table-cell table:style-name="ce18" office:value-type="float" office:value="-0.00000064421498716483" calcext:value-type="float">
            <text:p>-6.44E-07</text:p>
          </table:table-cell>
          <table:table-cell table:style-name="ce18" office:value-type="float" office:value="-0.0000000940840786307811" calcext:value-type="float">
            <text:p>-9.41E-08</text:p>
          </table:table-cell>
          <table:table-cell table:style-name="ce18" office:value-type="float" office:value="-0.0000000109659120441175" calcext:value-type="float">
            <text:p>-1.10E-08</text:p>
          </table:table-cell>
          <table:table-cell office:value-type="float" office:value="0.000751681303623319" calcext:value-type="float">
            <text:p>0.000751681303623</text:p>
          </table:table-cell>
          <table:table-cell office:value-type="float" office:value="0.0951177332728951" calcext:value-type="float">
            <text:p>0.095117733272895</text:p>
          </table:table-cell>
          <table:table-cell office:value-type="float" office:value="0.0108193542856388" calcext:value-type="float">
            <text:p>0.010819354285639</text:p>
          </table:table-cell>
          <table:table-cell office:value-type="float" office:value="0.00204456568883118" calcext:value-type="float">
            <text:p>0.002044565688831</text:p>
          </table:table-cell>
          <table:table-cell table:style-name="ce18" office:value-type="float" office:value="0.0000000989673319118843" calcext:value-type="float">
            <text:p>9.90E-08</text:p>
          </table:table-cell>
          <table:table-cell table:style-name="ce18" office:value-type="float" office:value="0.00000682228508388478" calcext:value-type="float">
            <text:p>6.82E-06</text:p>
          </table:table-cell>
          <table:table-cell table:style-name="ce18" office:value-type="float" office:value="0.00000691112468664414" calcext:value-type="float">
            <text:p>6.91E-06</text:p>
          </table:table-cell>
          <table:table-cell table:style-name="ce18" office:value-type="float" office:value="-0.000000770984810106647" calcext:value-type="float">
            <text:p>-7.71E-07</text:p>
          </table:table-cell>
          <table:table-cell table:style-name="ce18" office:value-type="float" office:value="-0.000000146790026747871" calcext:value-type="float">
            <text:p>-1.47E-07</text:p>
          </table:table-cell>
          <table:table-cell table:style-name="ce18" office:value-type="float" office:value="-0.0000000151268444435471" calcext:value-type="float">
            <text:p>-1.51E-08</text:p>
          </table:table-cell>
          <table:table-cell table:formula="of:= (10^(1.666)*[.B14]^(0.31))/1000" office:value-type="float" office:value="0.0272354450612282" calcext:value-type="float">
            <text:p>0.027235445061228</text:p>
          </table:table-cell>
          <table:table-cell table:formula="of:=42.803*[.B14]^0.4066/1000" office:value-type="float" office:value="0.0213141496019633" calcext:value-type="float">
            <text:p>0.021314149601963</text:p>
          </table:table-cell>
          <table:table-cell table:formula="of:=8.882*[.B14]^0.7294/1000" office:value-type="float" office:value="0.0025427668099116" calcext:value-type="float">
            <text:p>0.002542766809912</text:p>
          </table:table-cell>
          <table:table-cell table:formula="of:=[.Z14]+[.H14]" office:value-type="float" office:value="0.0230070840578974" calcext:value-type="float">
            <text:p>0.023007084057897</text:p>
          </table:table-cell>
          <table:table-cell table:formula="of:=[.J14]+[.E14]*[.AB14]^2" office:value-type="float" office:value="0.00000552929434833387" calcext:value-type="float">
            <text:p>5.52929434833387E-06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Hemicentetes_semispinosus</text:p>
          </table:table-cell>
          <table:table-cell table:style-name="ce4" office:value-type="float" office:value="0.18" calcext:value-type="float">
            <text:p>0.18</text:p>
          </table:table-cell>
          <table:table-cell table:style-name="ce59" office:value-type="string" calcext:value-type="string">
            <text:p>Forearm</text:p>
          </table:table-cell>
          <table:table-cell table:style-name="ce63" office:value-type="string" calcext:value-type="string">
            <text:p>Left</text:p>
          </table:table-cell>
          <table:table-cell table:style-name="ce15" office:value-type="float" office:value="0.0018415326936131" calcext:value-type="float">
            <text:p>0.001841532693613</text:p>
          </table:table-cell>
          <table:table-cell table:style-name="ce15" office:value-type="float" office:value="0.08444615220771" calcext:value-type="float">
            <text:p>0.08444615220771</text:p>
          </table:table-cell>
          <table:table-cell table:style-name="ce15" office:value-type="float" office:value="0.0101976938238923" calcext:value-type="float">
            <text:p>0.010197693823892</text:p>
          </table:table-cell>
          <table:table-cell table:style-name="ce15" office:value-type="float" office:value="0.0167256203681712" calcext:value-type="float">
            <text:p>0.016725620368171</text:p>
          </table:table-cell>
          <table:table-cell table:style-name="ce17" office:value-type="float" office:value="0.000000822140325117726" calcext:value-type="float">
            <text:p>8.22E-07</text:p>
          </table:table-cell>
          <table:table-cell table:style-name="ce17" office:value-type="float" office:value="0.0000137592756669311" calcext:value-type="float">
            <text:p>1.38E-05</text:p>
          </table:table-cell>
          <table:table-cell table:style-name="ce18" office:value-type="float" office:value="0.0000133517095160289" calcext:value-type="float">
            <text:p>1.34E-05</text:p>
          </table:table-cell>
          <table:table-cell table:style-name="ce18" office:value-type="float" office:value="-0.00000159300047927641" calcext:value-type="float">
            <text:p>-1.59E-06</text:p>
          </table:table-cell>
          <table:table-cell table:style-name="ce18" office:value-type="float" office:value="-0.00000258743844389087" calcext:value-type="float">
            <text:p>-2.59E-06</text:p>
          </table:table-cell>
          <table:table-cell table:style-name="ce18" office:value-type="float" office:value="-0.000000310063850084507" calcext:value-type="float">
            <text:p>-3.10E-07</text:p>
          </table:table-cell>
          <table:table-cell office:value-type="float" office:value="0.000510902337590499" calcext:value-type="float">
            <text:p>0.00051090233759</text:p>
          </table:table-cell>
          <table:table-cell office:value-type="float" office:value="0.0853792872313698" calcext:value-type="float">
            <text:p>0.08537928723137</text:p>
          </table:table-cell>
          <table:table-cell office:value-type="float" office:value="0.0109691193653275" calcext:value-type="float">
            <text:p>0.010969119365328</text:p>
          </table:table-cell>
          <table:table-cell office:value-type="float" office:value="0.0149998504761842" calcext:value-type="float">
            <text:p>0.014999850476184</text:p>
          </table:table-cell>
          <table:table-cell table:style-name="ce18" office:value-type="float" office:value="0.000000198852114809283" calcext:value-type="float">
            <text:p>1.99E-07</text:p>
          </table:table-cell>
          <table:table-cell table:style-name="ce18" office:value-type="float" office:value="0.00000386230924979688" calcext:value-type="float">
            <text:p>3.86E-06</text:p>
          </table:table-cell>
          <table:table-cell table:style-name="ce18" office:value-type="float" office:value="0.0000037878370123097" calcext:value-type="float">
            <text:p>3.79E-06</text:p>
          </table:table-cell>
          <table:table-cell table:style-name="ce18" office:value-type="float" office:value="-0.000000478671244754927" calcext:value-type="float">
            <text:p>-4.79E-07</text:p>
          </table:table-cell>
          <table:table-cell table:style-name="ce18" office:value-type="float" office:value="-0.000000652410062236921" calcext:value-type="float">
            <text:p>-6.52E-07</text:p>
          </table:table-cell>
          <table:table-cell table:style-name="ce18" office:value-type="float" office:value="-0.000000083682671324071" calcext:value-type="float">
            <text:p>-8.37E-08</text:p>
          </table:table-cell>
          <table:table-cell table:formula="of:= (10^(1.666)*[.B15]^(0.31))/1000" office:value-type="float" office:value="0.0272354450612282" calcext:value-type="float">
            <text:p>0.027235445061228</text:p>
          </table:table-cell>
          <table:table-cell table:formula="of:=42.803*[.B15]^0.4066/1000" office:value-type="float" office:value="0.0213141496019633" calcext:value-type="float">
            <text:p>0.021314149601963</text:p>
          </table:table-cell>
          <table:table-cell table:formula="of:=8.882*[.B15]^0.7294/1000" office:value-type="float" office:value="0.0025427668099116" calcext:value-type="float">
            <text:p>0.002542766809912</text:p>
          </table:table-cell>
          <table:table-cell table:formula="of:=[.H15]" office:value-type="float" office:value="0.0167256203681712" calcext:value-type="float">
            <text:p>0.016725620368171</text:p>
          </table:table-cell>
          <table:table-cell table:formula="of:=[.J15]+[.E15]*[.AB15]^2" office:value-type="float" office:value="0.0000142744377655443" calcext:value-type="float">
            <text:p>1.42744377655443E-05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Hexaprotodon_liberiensis</text:p>
          </table:table-cell>
          <table:table-cell table:style-name="ce3" office:value-type="float" office:value="227.5" calcext:value-type="float">
            <text:p>227.5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543090601796941" calcext:value-type="float">
            <text:p>0.054309060179694</text:p>
          </table:table-cell>
          <table:table-cell table:style-name="ce14" office:value-type="float" office:value="0.283543466997623" calcext:value-type="float">
            <text:p>0.283543466997623</text:p>
          </table:table-cell>
          <table:table-cell table:style-name="ce14" office:value-type="float" office:value="0.0428144088859383" calcext:value-type="float">
            <text:p>0.042814408885938</text:p>
          </table:table-cell>
          <table:table-cell table:style-name="ce14" office:value-type="float" office:value="0.00893745981703744" calcext:value-type="float">
            <text:p>0.008937459817037</text:p>
          </table:table-cell>
          <table:table-cell table:style-name="ce14" office:value-type="float" office:value="0.000111247859858835" calcext:value-type="float">
            <text:p>0.000111247859859</text:p>
          </table:table-cell>
          <table:table-cell table:style-name="ce14" office:value-type="float" office:value="0.00439727797801226" calcext:value-type="float">
            <text:p>0.004397277978012</text:p>
          </table:table-cell>
          <table:table-cell table:style-name="ce14" office:value-type="float" office:value="0.00449364084111499" calcext:value-type="float">
            <text:p>0.004493640841115</text:p>
          </table:table-cell>
          <table:table-cell table:style-name="ce14" office:value-type="float" office:value="-0.000659219466961006" calcext:value-type="float">
            <text:p>-0.000659219466961</text:p>
          </table:table-cell>
          <table:table-cell table:style-name="ce14" office:value-type="float" office:value="-0.000136066991813459" calcext:value-type="float">
            <text:p>-0.000136066991813</text:p>
          </table:table-cell>
          <table:table-cell table:style-name="ce16" office:value-type="float" office:value="-0.0000216254894940953" calcext:value-type="float">
            <text:p>-2.16E-05</text:p>
          </table:table-cell>
          <table:table-cell table:style-name="ce14" office:value-type="float" office:value="0.032548649611554" calcext:value-type="float">
            <text:p>0.032548649611554</text:p>
          </table:table-cell>
          <table:table-cell table:style-name="ce14" office:value-type="float" office:value="0.289098709123516" calcext:value-type="float">
            <text:p>0.289098709123516</text:p>
          </table:table-cell>
          <table:table-cell table:style-name="ce14" office:value-type="float" office:value="0.0426590528594886" calcext:value-type="float">
            <text:p>0.042659052859489</text:p>
          </table:table-cell>
          <table:table-cell table:style-name="ce14" office:value-type="float" office:value="0.00935748868823197" calcext:value-type="float">
            <text:p>0.009357488688232</text:p>
          </table:table-cell>
          <table:table-cell table:style-name="ce16" office:value-type="float" office:value="0.0000650134856431644" calcext:value-type="float">
            <text:p>6.50E-05</text:p>
          </table:table-cell>
          <table:table-cell table:style-name="ce14" office:value-type="float" office:value="0.00273490802434605" calcext:value-type="float">
            <text:p>0.002734908024346</text:p>
          </table:table-cell>
          <table:table-cell table:style-name="ce14" office:value-type="float" office:value="0.00279169962525093" calcext:value-type="float">
            <text:p>0.002791699625251</text:p>
          </table:table-cell>
          <table:table-cell table:style-name="ce14" office:value-type="float" office:value="-0.000401212546386291" calcext:value-type="float">
            <text:p>-0.000401212546386</text:p>
          </table:table-cell>
          <table:table-cell table:style-name="ce16" office:value-type="float" office:value="-0.0000873708653915911" calcext:value-type="float">
            <text:p>-8.74E-05</text:p>
          </table:table-cell>
          <table:table-cell table:style-name="ce16" office:value-type="float" office:value="-0.000013298190867742" calcext:value-type="float">
            <text:p>-1.33E-05</text:p>
          </table:table-cell>
          <table:table-cell table:style-name="ce14" table:formula="of:= (10^(1.666)*[.B16]^(0.31))/1000" office:value-type="float" office:value="0.249266682857631" calcext:value-type="float">
            <text:p>0.249266682857631</text:p>
          </table:table-cell>
          <table:table-cell table:style-name="ce14" table:formula="of:=40.67*[.B16]^0.3461/1000" office:value-type="float" office:value="0.266088089482243" calcext:value-type="float">
            <text:p>0.266088089482243</text:p>
          </table:table-cell>
          <table:table-cell table:style-name="ce14" table:formula="of:=9.8864*[.B16]^0.4877/1000" office:value-type="float" office:value="0.13948837250765" calcext:value-type="float">
            <text:p>0.13948837250765</text:p>
          </table:table-cell>
          <table:table-cell table:style-name="ce14" table:formula="of:=[.Z16]+[.H16]" office:value-type="float" office:value="0.27502554929928" calcext:value-type="float">
            <text:p>0.27502554929928</text:p>
          </table:table-cell>
          <table:table-cell table:style-name="ce14" table:formula="of:=[.J16]+[.E16]*[.AB16]^2" office:value-type="float" office:value="0.00850516384669046" calcext:value-type="float">
            <text:p>0.00850516384669</text:p>
          </table:table-cell>
          <table:table-cell table:style-name="ce14" table:formula="of:=[.AC17]" office:value-type="float" office:value="0.00459144721093432" calcext:value-type="float">
            <text:p>0.004591447210934</text:p>
          </table:table-cell>
          <table:table-cell table:style-name="ce14" table:formula="of:=[.AC16]+[.AC17]" office:value-type="float" office:value="0.0130966110576248" calcext:value-type="float">
            <text:p>0.013096611057625</text:p>
          </table:table-cell>
          <table:table-cell table:style-name="ce14" table:formula="of:=[.AD16]/[.AE16]" office:value-type="float" office:value="0.350582848550061" calcext:value-type="float">
            <text:p>0.350582848550061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Hexaprotodon_liberiensis</text:p>
          </table:table-cell>
          <table:table-cell table:style-name="ce3" office:value-type="float" office:value="227.5" calcext:value-type="float">
            <text:p>227.5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6973268077536" calcext:value-type="float">
            <text:p>0.06973268077536</text:p>
          </table:table-cell>
          <table:table-cell table:style-name="ce14" office:value-type="float" office:value="0.242828916572256" calcext:value-type="float">
            <text:p>0.242828916572256</text:p>
          </table:table-cell>
          <table:table-cell table:style-name="ce14" office:value-type="float" office:value="0.044034563968105" calcext:value-type="float">
            <text:p>0.044034563968105</text:p>
          </table:table-cell>
          <table:table-cell table:style-name="ce14" office:value-type="float" office:value="0.0564757254419334" calcext:value-type="float">
            <text:p>0.056475725441933</text:p>
          </table:table-cell>
          <table:table-cell table:style-name="ce14" office:value-type="float" office:value="0.00038863651912929" calcext:value-type="float">
            <text:p>0.000388636519129</text:p>
          </table:table-cell>
          <table:table-cell table:style-name="ce14" office:value-type="float" office:value="0.00436903429812988" calcext:value-type="float">
            <text:p>0.00436903429813</text:p>
          </table:table-cell>
          <table:table-cell table:style-name="ce14" office:value-type="float" office:value="0.00426107839024328" calcext:value-type="float">
            <text:p>0.004261078390243</text:p>
          </table:table-cell>
          <table:table-cell table:style-name="ce14" office:value-type="float" office:value="-0.000747161628877196" calcext:value-type="float">
            <text:p>-0.000747161628877</text:p>
          </table:table-cell>
          <table:table-cell table:style-name="ce14" office:value-type="float" office:value="-0.000950206087863988" calcext:value-type="float">
            <text:p>-0.000950206087864</text:p>
          </table:table-cell>
          <table:table-cell table:style-name="ce14" office:value-type="float" office:value="-0.000173545599006577" calcext:value-type="float">
            <text:p>-0.000173545599007</text:p>
          </table:table-cell>
          <table:table-cell table:style-name="ce14" office:value-type="float" office:value="0.0182188916415387" calcext:value-type="float">
            <text:p>0.018218891641539</text:p>
          </table:table-cell>
          <table:table-cell table:style-name="ce14" office:value-type="float" office:value="0.241702428783117" calcext:value-type="float">
            <text:p>0.241702428783117</text:p>
          </table:table-cell>
          <table:table-cell table:style-name="ce14" office:value-type="float" office:value="0.0438045567323241" calcext:value-type="float">
            <text:p>0.043804556732324</text:p>
          </table:table-cell>
          <table:table-cell table:style-name="ce14" office:value-type="float" office:value="0.0540894122478069" calcext:value-type="float">
            <text:p>0.054089412247807</text:p>
          </table:table-cell>
          <table:table-cell table:style-name="ce16" office:value-type="float" office:value="0.0000937792108515371" calcext:value-type="float">
            <text:p>9.38E-05</text:p>
          </table:table-cell>
          <table:table-cell table:style-name="ce14" office:value-type="float" office:value="0.00112346659086175" calcext:value-type="float">
            <text:p>0.001123466590862</text:p>
          </table:table-cell>
          <table:table-cell table:style-name="ce14" office:value-type="float" office:value="0.00110037769836536" calcext:value-type="float">
            <text:p>0.001100377698365</text:p>
          </table:table-cell>
          <table:table-cell table:style-name="ce14" office:value-type="float" office:value="-0.000192867454565546" calcext:value-type="float">
            <text:p>-0.000192867454566</text:p>
          </table:table-cell>
          <table:table-cell table:style-name="ce14" office:value-type="float" office:value="-0.000237541817653438" calcext:value-type="float">
            <text:p>-0.000237541817653</text:p>
          </table:table-cell>
          <table:table-cell table:style-name="ce16" office:value-type="float" office:value="-0.0000427629839986342" calcext:value-type="float">
            <text:p>-4.28E-05</text:p>
          </table:table-cell>
          <table:table-cell table:style-name="ce14" table:formula="of:= (10^(1.666)*[.B17]^(0.31))/1000" office:value-type="float" office:value="0.249266682857631" calcext:value-type="float">
            <text:p>0.249266682857631</text:p>
          </table:table-cell>
          <table:table-cell table:style-name="ce14" table:formula="of:=40.67*[.B17]^0.3461/1000" office:value-type="float" office:value="0.266088089482243" calcext:value-type="float">
            <text:p>0.266088089482243</text:p>
          </table:table-cell>
          <table:table-cell table:style-name="ce14" table:formula="of:=9.8864*[.B17]^0.4877/1000" office:value-type="float" office:value="0.13948837250765" calcext:value-type="float">
            <text:p>0.13948837250765</text:p>
          </table:table-cell>
          <table:table-cell table:style-name="ce14" table:formula="of:=[.H17]" office:value-type="float" office:value="0.0564757254419334" calcext:value-type="float">
            <text:p>0.056475725441933</text:p>
          </table:table-cell>
          <table:table-cell table:style-name="ce14" table:formula="of:=[.J17]+[.E17]*[.AB17]^2" office:value-type="float" office:value="0.00459144721093432" calcext:value-type="float">
            <text:p>0.004591447210934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51875603004626" calcext:value-type="float">
            <text:p>0.51875603004626</text:p>
          </table:table-cell>
          <table:table-cell table:style-name="ce15" office:value-type="float" office:value="0.555174892491861" calcext:value-type="float">
            <text:p>0.555174892491861</text:p>
          </table:table-cell>
          <table:table-cell table:style-name="ce15" office:value-type="float" office:value="0.0648584474141931" calcext:value-type="float">
            <text:p>0.064858447414193</text:p>
          </table:table-cell>
          <table:table-cell table:style-name="ce15" office:value-type="float" office:value="0.268388324206741" calcext:value-type="float">
            <text:p>0.268388324206741</text:p>
          </table:table-cell>
          <table:table-cell table:style-name="ce15" office:value-type="float" office:value="0.0408499103603811" calcext:value-type="float">
            <text:p>0.040849910360381</text:p>
          </table:table-cell>
          <table:table-cell table:style-name="ce15" office:value-type="float" office:value="0.198579838682788" calcext:value-type="float">
            <text:p>0.198579838682788</text:p>
          </table:table-cell>
          <table:table-cell office:value-type="float" office:value="0.162406867970025" calcext:value-type="float">
            <text:p>0.162406867970025</text:p>
          </table:table-cell>
          <table:table-cell office:value-type="float" office:value="-0.0186390300331923" calcext:value-type="float">
            <text:p>-0.018639030033192</text:p>
          </table:table-cell>
          <table:table-cell office:value-type="float" office:value="-0.0771261303603339" calcext:value-type="float">
            <text:p>-0.077126130360334</text:p>
          </table:table-cell>
          <table:table-cell office:value-type="float" office:value="-0.00891490433549067" calcext:value-type="float">
            <text:p>-0.008914904335491</text:p>
          </table:table-cell>
          <table:table-cell office:value-type="float" office:value="0.267680009779191" calcext:value-type="float">
            <text:p>0.267680009779191</text:p>
          </table:table-cell>
          <table:table-cell office:value-type="float" office:value="0.553556622962052" calcext:value-type="float">
            <text:p>0.553556622962052</text:p>
          </table:table-cell>
          <table:table-cell office:value-type="float" office:value="0.0603173061845212" calcext:value-type="float">
            <text:p>0.060317306184521</text:p>
          </table:table-cell>
          <table:table-cell office:value-type="float" office:value="0.251776332987902" calcext:value-type="float">
            <text:p>0.251776332987902</text:p>
          </table:table-cell>
          <table:table-cell office:value-type="float" office:value="0.0186206309208645" calcext:value-type="float">
            <text:p>0.018620630920865</text:p>
          </table:table-cell>
          <table:table-cell office:value-type="float" office:value="0.0996822223010355" calcext:value-type="float">
            <text:p>0.099682222301036</text:p>
          </table:table-cell>
          <table:table-cell office:value-type="float" office:value="0.0830711617820028" calcext:value-type="float">
            <text:p>0.083071161782003</text:p>
          </table:table-cell>
          <table:table-cell office:value-type="float" office:value="-0.00893971192910085" calcext:value-type="float">
            <text:p>-0.008939711929101</text:p>
          </table:table-cell>
          <table:table-cell office:value-type="float" office:value="-0.0372416830428172" calcext:value-type="float">
            <text:p>-0.037241683042817</text:p>
          </table:table-cell>
          <table:table-cell office:value-type="float" office:value="-0.00405087534163137" calcext:value-type="float">
            <text:p>-0.004050875341631</text:p>
          </table:table-cell>
          <table:table-cell table:formula="of:= (10^(1.666)*[.B18]^(0.31))/1000" office:value-type="float" office:value="0.156322080770737" calcext:value-type="float">
            <text:p>0.156322080770737</text:p>
          </table:table-cell>
          <table:table-cell table:formula="of:=42.803*[.B18]^0.4066/1000" office:value-type="float" office:value="0.210878587278934" calcext:value-type="float">
            <text:p>0.210878587278934</text:p>
          </table:table-cell>
          <table:table-cell table:formula="of:=8.882*[.B18]^0.7294/1000" office:value-type="float" office:value="0.15519992249382" calcext:value-type="float">
            <text:p>0.15519992249382</text:p>
          </table:table-cell>
          <table:table-cell table:formula="of:=[.Y18]-[.H18]" office:value-type="float" office:value="-0.112066243436004" calcext:value-type="float">
            <text:p>-0.112066243436004</text:p>
          </table:table-cell>
          <table:table-cell table:formula="of:=[.J18]+[.E18]*[.AB18]^2" office:value-type="float" office:value="0.20509481417683" calcext:value-type="float">
            <text:p>0.20509481417683</text:p>
          </table:table-cell>
          <table:table-cell table:style-name="ce13" table:formula="of:=SUM([.AC19]+[.AC20])" office:value-type="float" office:value="0.201144652905706" calcext:value-type="float">
            <text:p>0.201144652905706</text:p>
          </table:table-cell>
          <table:table-cell table:style-name="ce13" table:formula="of:=SUM([.AC18:.AC20])" office:value-type="float" office:value="0.406239467082536" calcext:value-type="float">
            <text:p>0.406239467082536</text:p>
          </table:table-cell>
          <table:table-cell table:style-name="ce13" table:formula="of:=[.AD18]/[.AE18]" office:value-type="float" office:value="0.495138136996519" calcext:value-type="float">
            <text:p>0.495138136996519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199878389183524" calcext:value-type="float">
            <text:p>0.199878389183524</text:p>
          </table:table-cell>
          <table:table-cell table:style-name="ce15" office:value-type="float" office:value="0.600652336547228" calcext:value-type="float">
            <text:p>0.600652336547228</text:p>
          </table:table-cell>
          <table:table-cell table:style-name="ce15" office:value-type="float" office:value="0.0617367408178795" calcext:value-type="float">
            <text:p>0.06173674081788</text:p>
          </table:table-cell>
          <table:table-cell table:style-name="ce15" office:value-type="float" office:value="0.0164732804158465" calcext:value-type="float">
            <text:p>0.016473280415847</text:p>
          </table:table-cell>
          <table:table-cell table:style-name="ce15" office:value-type="float" office:value="0.000876638455061313" calcext:value-type="float">
            <text:p>0.000876638455061</text:p>
          </table:table-cell>
          <table:table-cell table:style-name="ce15" office:value-type="float" office:value="0.0723949151815133" calcext:value-type="float">
            <text:p>0.072394915181513</text:p>
          </table:table-cell>
          <table:table-cell office:value-type="float" office:value="0.0731107321333802" calcext:value-type="float">
            <text:p>0.07311073213338</text:p>
          </table:table-cell>
          <table:table-cell office:value-type="float" office:value="-0.00740328433242824" calcext:value-type="float">
            <text:p>-0.007403284332428</text:p>
          </table:table-cell>
          <table:table-cell office:value-type="float" office:value="-0.00196062341237683" calcext:value-type="float">
            <text:p>-0.001960623412377</text:p>
          </table:table-cell>
          <table:table-cell office:value-type="float" office:value="-0.000201651998161436" calcext:value-type="float">
            <text:p>-0.000201651998161</text:p>
          </table:table-cell>
          <table:table-cell office:value-type="float" office:value="0.153164857839511" calcext:value-type="float">
            <text:p>0.153164857839511</text:p>
          </table:table-cell>
          <table:table-cell office:value-type="float" office:value="0.605249425188342" calcext:value-type="float">
            <text:p>0.605249425188342</text:p>
          </table:table-cell>
          <table:table-cell office:value-type="float" office:value="0.0628638734352395" calcext:value-type="float">
            <text:p>0.06286387343524</text:p>
          </table:table-cell>
          <table:table-cell office:value-type="float" office:value="0.0159095488717928" calcext:value-type="float">
            <text:p>0.015909548871793</text:p>
          </table:table-cell>
          <table:table-cell office:value-type="float" office:value="0.000680256330551066" calcext:value-type="float">
            <text:p>0.000680256330551</text:p>
          </table:table-cell>
          <table:table-cell office:value-type="float" office:value="0.0563115756882085" calcext:value-type="float">
            <text:p>0.056311575688209</text:p>
          </table:table-cell>
          <table:table-cell office:value-type="float" office:value="0.0568869007790503" calcext:value-type="float">
            <text:p>0.05688690077905</text:p>
          </table:table-cell>
          <table:table-cell office:value-type="float" office:value="-0.00582330562942044" calcext:value-type="float">
            <text:p>-0.00582330562942</text:p>
          </table:table-cell>
          <table:table-cell office:value-type="float" office:value="-0.0014623007458318" calcext:value-type="float">
            <text:p>-0.001462300745832</text:p>
          </table:table-cell>
          <table:table-cell office:value-type="float" office:value="-0.000151428043235317" calcext:value-type="float">
            <text:p>-0.000151428043235</text:p>
          </table:table-cell>
          <table:table-cell table:formula="of:= (10^(1.666)*[.B19]^(0.31))/1000" office:value-type="float" office:value="0.156322080770737" calcext:value-type="float">
            <text:p>0.156322080770737</text:p>
          </table:table-cell>
          <table:table-cell table:formula="of:=42.803*[.B19]^0.4066/1000" office:value-type="float" office:value="0.210878587278934" calcext:value-type="float">
            <text:p>0.210878587278934</text:p>
          </table:table-cell>
          <table:table-cell table:formula="of:=8.882*[.B19]^0.7294/1000" office:value-type="float" office:value="0.15519992249382" calcext:value-type="float">
            <text:p>0.15519992249382</text:p>
          </table:table-cell>
          <table:table-cell table:formula="of:=[.Z19]+[.H19]" office:value-type="float" office:value="0.22735186769478" calcext:value-type="float">
            <text:p>0.22735186769478</text:p>
          </table:table-cell>
          <table:table-cell table:formula="of:=[.J19]+[.E19]*[.AB19]^2" office:value-type="float" office:value="0.0827264036044788" calcext:value-type="float">
            <text:p>0.082726403604479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Hydrochaeris_hydrochaeris</text:p>
          </table:table-cell>
          <table:table-cell table:style-name="ce4" office:value-type="float" office:value="50.5" calcext:value-type="float">
            <text:p>50.5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357434626541657" calcext:value-type="float">
            <text:p>0.357434626541657</text:p>
          </table:table-cell>
          <table:table-cell table:style-name="ce15" office:value-type="float" office:value="0.551294557733833" calcext:value-type="float">
            <text:p>0.551294557733833</text:p>
          </table:table-cell>
          <table:table-cell table:style-name="ce15" office:value-type="float" office:value="0.0631725769340299" calcext:value-type="float">
            <text:p>0.06317257693403</text:p>
          </table:table-cell>
          <table:table-cell table:style-name="ce15" office:value-type="float" office:value="0.112538840753214" calcext:value-type="float">
            <text:p>0.112538840753214</text:p>
          </table:table-cell>
          <table:table-cell table:style-name="ce15" office:value-type="float" office:value="0.00662596978010199" calcext:value-type="float">
            <text:p>0.006625969780102</text:p>
          </table:table-cell>
          <table:table-cell table:style-name="ce15" office:value-type="float" office:value="0.113891343088055" calcext:value-type="float">
            <text:p>0.113891343088055</text:p>
          </table:table-cell>
          <table:table-cell office:value-type="float" office:value="0.110220720470467" calcext:value-type="float">
            <text:p>0.110220720470467</text:p>
          </table:table-cell>
          <table:table-cell office:value-type="float" office:value="-0.0124514503231371" calcext:value-type="float">
            <text:p>-0.012451450323137</text:p>
          </table:table-cell>
          <table:table-cell office:value-type="float" office:value="-0.0222279395579126" calcext:value-type="float">
            <text:p>-0.022227939557913</text:p>
          </table:table-cell>
          <table:table-cell office:value-type="float" office:value="-0.00253885016213272" calcext:value-type="float">
            <text:p>-0.002538850162133</text:p>
          </table:table-cell>
          <table:table-cell office:value-type="float" office:value="0.16052125922115" calcext:value-type="float">
            <text:p>0.16052125922115</text:p>
          </table:table-cell>
          <table:table-cell office:value-type="float" office:value="0.544760705419428" calcext:value-type="float">
            <text:p>0.544760705419428</text:p>
          </table:table-cell>
          <table:table-cell office:value-type="float" office:value="0.0625232133395127" calcext:value-type="float">
            <text:p>0.062523213339513</text:p>
          </table:table-cell>
          <table:table-cell office:value-type="float" office:value="0.109919871120362" calcext:value-type="float">
            <text:p>0.109919871120362</text:p>
          </table:table-cell>
          <table:table-cell office:value-type="float" office:value="0.00289777099757178" calcext:value-type="float">
            <text:p>0.002897770997572</text:p>
          </table:table-cell>
          <table:table-cell office:value-type="float" office:value="0.0499135971665959" calcext:value-type="float">
            <text:p>0.049913597166596</text:p>
          </table:table-cell>
          <table:table-cell office:value-type="float" office:value="0.0482937795946104" calcext:value-type="float">
            <text:p>0.04829377959461</text:p>
          </table:table-cell>
          <table:table-cell office:value-type="float" office:value="-0.0054654882032476" calcext:value-type="float">
            <text:p>-0.005465488203248</text:p>
          </table:table-cell>
          <table:table-cell office:value-type="float" office:value="-0.00958816259853674" calcext:value-type="float">
            <text:p>-0.009588162598537</text:p>
          </table:table-cell>
          <table:table-cell office:value-type="float" office:value="-0.00110401589973009" calcext:value-type="float">
            <text:p>-0.00110401589973</text:p>
          </table:table-cell>
          <table:table-cell table:formula="of:= (10^(1.666)*[.B20]^(0.31))/1000" office:value-type="float" office:value="0.156322080770737" calcext:value-type="float">
            <text:p>0.156322080770737</text:p>
          </table:table-cell>
          <table:table-cell table:formula="of:=42.803*[.B20]^0.4066/1000" office:value-type="float" office:value="0.210878587278934" calcext:value-type="float">
            <text:p>0.210878587278934</text:p>
          </table:table-cell>
          <table:table-cell table:formula="of:=8.882*[.B20]^0.7294/1000" office:value-type="float" office:value="0.15519992249382" calcext:value-type="float">
            <text:p>0.15519992249382</text:p>
          </table:table-cell>
          <table:table-cell table:formula="of:=[.H20]" office:value-type="float" office:value="0.112538840753214" calcext:value-type="float">
            <text:p>0.112538840753214</text:p>
          </table:table-cell>
          <table:table-cell table:formula="of:=[.J20]+[.E20]*[.AB20]^2" office:value-type="float" office:value="0.118418249301227" calcext:value-type="float">
            <text:p>0.118418249301227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733145471022708" calcext:value-type="float">
            <text:p>0.073314547102271</text:p>
          </table:table-cell>
          <table:table-cell table:style-name="ce14" office:value-type="float" office:value="0.188292039002642" calcext:value-type="float">
            <text:p>0.188292039002642</text:p>
          </table:table-cell>
          <table:table-cell table:style-name="ce14" office:value-type="float" office:value="0.0404463421558992" calcext:value-type="float">
            <text:p>0.040446342155899</text:p>
          </table:table-cell>
          <table:table-cell table:style-name="ce14" office:value-type="float" office:value="0.11679324581584" calcext:value-type="float">
            <text:p>0.11679324581584</text:p>
          </table:table-cell>
          <table:table-cell table:style-name="ce14" office:value-type="float" office:value="0.00115911761954105" calcext:value-type="float">
            <text:p>0.001159117619541</text:p>
          </table:table-cell>
          <table:table-cell table:style-name="ce14" office:value-type="float" office:value="0.00364635479070901" calcext:value-type="float">
            <text:p>0.003646354790709</text:p>
          </table:table-cell>
          <table:table-cell table:style-name="ce14" office:value-type="float" office:value="0.00273605078999114" calcext:value-type="float">
            <text:p>0.002736050789991</text:p>
          </table:table-cell>
          <table:table-cell table:style-name="ce14" office:value-type="float" office:value="-0.000555128101465241" calcext:value-type="float">
            <text:p>-0.000555128101465</text:p>
          </table:table-cell>
          <table:table-cell table:style-name="ce14" office:value-type="float" office:value="-0.00161390906720036" calcext:value-type="float">
            <text:p>-0.0016139090672</text:p>
          </table:table-cell>
          <table:table-cell table:style-name="ce14" office:value-type="float" office:value="-0.000349829944781711" calcext:value-type="float">
            <text:p>-0.000349829944782</text:p>
          </table:table-cell>
          <table:table-cell table:style-name="ce14" office:value-type="float" office:value="0.0205226461527442" calcext:value-type="float">
            <text:p>0.020522646152744</text:p>
          </table:table-cell>
          <table:table-cell table:style-name="ce14" office:value-type="float" office:value="0.191425778748528" calcext:value-type="float">
            <text:p>0.191425778748528</text:p>
          </table:table-cell>
          <table:table-cell table:style-name="ce14" office:value-type="float" office:value="0.0384826872300294" calcext:value-type="float">
            <text:p>0.038482687230029</text:p>
          </table:table-cell>
          <table:table-cell table:style-name="ce14" office:value-type="float" office:value="0.123522715149529" calcext:value-type="float">
            <text:p>0.123522715149529</text:p>
          </table:table-cell>
          <table:table-cell table:style-name="ce14" office:value-type="float" office:value="0.000356545189825219" calcext:value-type="float">
            <text:p>0.000356545189825</text:p>
          </table:table-cell>
          <table:table-cell table:style-name="ce14" office:value-type="float" office:value="0.00107829411721389" calcext:value-type="float">
            <text:p>0.001078294117214</text:p>
          </table:table-cell>
          <table:table-cell table:style-name="ce14" office:value-type="float" office:value="0.000783301455345153" calcext:value-type="float">
            <text:p>0.000783301455345</text:p>
          </table:table-cell>
          <table:table-cell table:style-name="ce14" office:value-type="float" office:value="-0.00015126577738542" calcext:value-type="float">
            <text:p>-0.000151265777385</text:p>
          </table:table-cell>
          <table:table-cell table:style-name="ce14" office:value-type="float" office:value="-0.000484252046903272" calcext:value-type="float">
            <text:p>-0.000484252046903</text:p>
          </table:table-cell>
          <table:table-cell table:style-name="ce16" office:value-type="float" office:value="-0.0000972550347742568" calcext:value-type="float">
            <text:p>-9.73E-05</text:p>
          </table:table-cell>
          <table:table-cell table:style-name="ce14" table:formula="of:= (10^(1.666)*[.B21]^(0.31))/1000" office:value-type="float" office:value="0.0728408862573579" calcext:value-type="float">
            <text:p>0.072840886257358</text:p>
          </table:table-cell>
          <table:table-cell table:style-name="ce14" table:formula="of:=42.803*[.B21]^0.4066/1000" office:value-type="float" office:value="0.0774537560254163" calcext:value-type="float">
            <text:p>0.077453756025416</text:p>
          </table:table-cell>
          <table:table-cell table:style-name="ce14" table:formula="of:=8.882*[.B21]^0.7294/1000" office:value-type="float" office:value="0.0257372807707883" calcext:value-type="float">
            <text:p>0.025737280770788</text:p>
          </table:table-cell>
          <table:table-cell table:style-name="ce14" table:formula="of:=[.Y21]-[.H21]" office:value-type="float" office:value="-0.0439523595584821" calcext:value-type="float">
            <text:p>-0.043952359558482</text:p>
          </table:table-cell>
          <table:table-cell table:style-name="ce14" table:formula="of:=[.J21]+[.E21]*[.AB21]^2" office:value-type="float" office:value="0.00378798455940392" calcext:value-type="float">
            <text:p>0.003787984559404</text:p>
          </table:table-cell>
          <table:table-cell table:style-name="ce13" table:formula="of:=SUM([.AC22]+[.AC23])" office:value-type="float" office:value="0.00261981253376272" calcext:value-type="float">
            <text:p>0.002619812533763</text:p>
          </table:table-cell>
          <table:table-cell table:style-name="ce13" table:formula="of:=SUM([.AC21:.AC23])" office:value-type="float" office:value="0.00640779709316664" calcext:value-type="float">
            <text:p>0.006407797093167</text:p>
          </table:table-cell>
          <table:table-cell table:style-name="ce13" table:formula="of:=[.AD21]/[.AE21]" office:value-type="float" office:value="0.408847611070039" calcext:value-type="float">
            <text:p>0.408847611070039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177864939292799" calcext:value-type="float">
            <text:p>0.01778649392928</text:p>
          </table:table-cell>
          <table:table-cell table:style-name="ce14" office:value-type="float" office:value="0.207602374349111" calcext:value-type="float">
            <text:p>0.207602374349111</text:p>
          </table:table-cell>
          <table:table-cell table:style-name="ce14" office:value-type="float" office:value="0.0372483756477193" calcext:value-type="float">
            <text:p>0.037248375647719</text:p>
          </table:table-cell>
          <table:table-cell table:style-name="ce14" office:value-type="float" office:value="0.00210264099236265" calcext:value-type="float">
            <text:p>0.002102640992363</text:p>
          </table:table-cell>
          <table:table-cell table:style-name="ce16" office:value-type="float" office:value="0.000025736852935004" calcext:value-type="float">
            <text:p>2.57E-05</text:p>
          </table:table-cell>
          <table:table-cell table:style-name="ce14" office:value-type="float" office:value="0.00077132932329898" calcext:value-type="float">
            <text:p>0.000771329323299</text:p>
          </table:table-cell>
          <table:table-cell table:style-name="ce14" office:value-type="float" office:value="0.000796169981989542" calcext:value-type="float">
            <text:p>0.00079616998199</text:p>
          </table:table-cell>
          <table:table-cell table:style-name="ce14" office:value-type="float" office:value="-0.000136926334375647" calcext:value-type="float">
            <text:p>-0.000136926334376</text:p>
          </table:table-cell>
          <table:table-cell table:style-name="ce16" office:value-type="float" office:value="-0.0000074045691217767" calcext:value-type="float">
            <text:p>-7.40E-06</text:p>
          </table:table-cell>
          <table:table-cell table:style-name="ce16" office:value-type="float" office:value="-0.00000139553221150006" calcext:value-type="float">
            <text:p>-1.40E-06</text:p>
          </table:table-cell>
          <table:table-cell table:style-name="ce14" office:value-type="float" office:value="0.0135960437198294" calcext:value-type="float">
            <text:p>0.013596043719829</text:p>
          </table:table-cell>
          <table:table-cell table:style-name="ce14" office:value-type="float" office:value="0.209002262120775" calcext:value-type="float">
            <text:p>0.209002262120775</text:p>
          </table:table-cell>
          <table:table-cell table:style-name="ce14" office:value-type="float" office:value="0.0371997876467295" calcext:value-type="float">
            <text:p>0.03719978764673</text:p>
          </table:table-cell>
          <table:table-cell table:style-name="ce14" office:value-type="float" office:value="0.000636380753675423" calcext:value-type="float">
            <text:p>0.000636380753675</text:p>
          </table:table-cell>
          <table:table-cell table:style-name="ce16" office:value-type="float" office:value="0.0000195238840814215" calcext:value-type="float">
            <text:p>1.95E-05</text:p>
          </table:table-cell>
          <table:table-cell table:style-name="ce14" office:value-type="float" office:value="0.000596580734134032" calcext:value-type="float">
            <text:p>0.000596580734134</text:p>
          </table:table-cell>
          <table:table-cell table:style-name="ce14" office:value-type="float" office:value="0.000615487450118036" calcext:value-type="float">
            <text:p>0.000615487450118</text:p>
          </table:table-cell>
          <table:table-cell table:style-name="ce14" office:value-type="float" office:value="-0.000105368806974951" calcext:value-type="float">
            <text:p>-0.000105368806975</text:p>
          </table:table-cell>
          <table:table-cell table:style-name="ce16" office:value-type="float" office:value="-0.00000156295348638472" calcext:value-type="float">
            <text:p>-1.56E-06</text:p>
          </table:table-cell>
          <table:table-cell table:style-name="ce16" office:value-type="float" office:value="-0.00000031920807701701" calcext:value-type="float">
            <text:p>-3.19E-07</text:p>
          </table:table-cell>
          <table:table-cell table:style-name="ce14" table:formula="of:= (10^(1.666)*[.B22]^(0.31))/1000" office:value-type="float" office:value="0.0728408862573579" calcext:value-type="float">
            <text:p>0.072840886257358</text:p>
          </table:table-cell>
          <table:table-cell table:style-name="ce14" table:formula="of:=42.803*[.B22]^0.4066/1000" office:value-type="float" office:value="0.0774537560254163" calcext:value-type="float">
            <text:p>0.077453756025416</text:p>
          </table:table-cell>
          <table:table-cell table:style-name="ce14" table:formula="of:=8.882*[.B22]^0.7294/1000" office:value-type="float" office:value="0.0257372807707883" calcext:value-type="float">
            <text:p>0.025737280770788</text:p>
          </table:table-cell>
          <table:table-cell table:style-name="ce14" table:formula="of:=[.Z22]+[.H22]" office:value-type="float" office:value="0.079556397017779" calcext:value-type="float">
            <text:p>0.079556397017779</text:p>
          </table:table-cell>
          <table:table-cell table:style-name="ce14" table:formula="of:=[.J22]+[.E22]*[.AB22]^2" office:value-type="float" office:value="0.000883903961856736" calcext:value-type="float">
            <text:p>0.000883903961857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Leopardus_geoffroyi</text:p>
          </table:table-cell>
          <table:table-cell table:style-name="ce3" office:value-type="float" office:value="4.3" calcext:value-type="float">
            <text:p>4.3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415240424111773" calcext:value-type="float">
            <text:p>0.041524042411177</text:p>
          </table:table-cell>
          <table:table-cell table:style-name="ce14" office:value-type="float" office:value="0.188443198666186" calcext:value-type="float">
            <text:p>0.188443198666186</text:p>
          </table:table-cell>
          <table:table-cell table:style-name="ce14" office:value-type="float" office:value="0.0386177585365913" calcext:value-type="float">
            <text:p>0.038617758536591</text:p>
          </table:table-cell>
          <table:table-cell table:style-name="ce14" office:value-type="float" office:value="0.0534131757988939" calcext:value-type="float">
            <text:p>0.053413175798894</text:p>
          </table:table-cell>
          <table:table-cell table:style-name="ce14" office:value-type="float" office:value="0.000204530248234598" calcext:value-type="float">
            <text:p>0.000204530248235</text:p>
          </table:table-cell>
          <table:table-cell table:style-name="ce14" office:value-type="float" office:value="0.00161744183471158" calcext:value-type="float">
            <text:p>0.001617441834712</text:p>
          </table:table-cell>
          <table:table-cell table:style-name="ce14" office:value-type="float" office:value="0.00153995689174387" calcext:value-type="float">
            <text:p>0.001539956891744</text:p>
          </table:table-cell>
          <table:table-cell table:style-name="ce14" office:value-type="float" office:value="-0.000302532117143419" calcext:value-type="float">
            <text:p>-0.000302532117143</text:p>
          </table:table-cell>
          <table:table-cell table:style-name="ce14" office:value-type="float" office:value="-0.00041836821785738" calcext:value-type="float">
            <text:p>-0.000418368217857</text:p>
          </table:table-cell>
          <table:table-cell table:style-name="ce16" office:value-type="float" office:value="-0.0000848407616311512" calcext:value-type="float">
            <text:p>-8.48E-05</text:p>
          </table:table-cell>
          <table:table-cell table:style-name="ce14" office:value-type="float" office:value="0.0133255617884416" calcext:value-type="float">
            <text:p>0.013325561788442</text:p>
          </table:table-cell>
          <table:table-cell table:style-name="ce14" office:value-type="float" office:value="0.186395366222928" calcext:value-type="float">
            <text:p>0.186395366222928</text:p>
          </table:table-cell>
          <table:table-cell table:style-name="ce14" office:value-type="float" office:value="0.040832575211972" calcext:value-type="float">
            <text:p>0.040832575211972</text:p>
          </table:table-cell>
          <table:table-cell table:style-name="ce14" office:value-type="float" office:value="0.0512933877384637" calcext:value-type="float">
            <text:p>0.051293387738464</text:p>
          </table:table-cell>
          <table:table-cell table:style-name="ce16" office:value-type="float" office:value="0.0000657301873682768" calcext:value-type="float">
            <text:p>6.57E-05</text:p>
          </table:table-cell>
          <table:table-cell table:style-name="ce14" office:value-type="float" office:value="0.00050659166481794" calcext:value-type="float">
            <text:p>0.000506591664818</text:p>
          </table:table-cell>
          <table:table-cell table:style-name="ce14" office:value-type="float" office:value="0.000485544703043676" calcext:value-type="float">
            <text:p>0.000485544703044</text:p>
          </table:table-cell>
          <table:table-cell table:style-name="ce14" office:value-type="float" office:value="-0.000101413728469794" calcext:value-type="float">
            <text:p>-0.00010141372847</text:p>
          </table:table-cell>
          <table:table-cell table:style-name="ce14" office:value-type="float" office:value="-0.000127246313801862" calcext:value-type="float">
            <text:p>-0.000127246313802</text:p>
          </table:table-cell>
          <table:table-cell table:style-name="ce16" office:value-type="float" office:value="-0.0000277910160036573" calcext:value-type="float">
            <text:p>-2.78E-05</text:p>
          </table:table-cell>
          <table:table-cell table:style-name="ce14" table:formula="of:= (10^(1.666)*[.B23]^(0.31))/1000" office:value-type="float" office:value="0.0728408862573579" calcext:value-type="float">
            <text:p>0.072840886257358</text:p>
          </table:table-cell>
          <table:table-cell table:style-name="ce14" table:formula="of:=42.803*[.B23]^0.4066/1000" office:value-type="float" office:value="0.0774537560254163" calcext:value-type="float">
            <text:p>0.077453756025416</text:p>
          </table:table-cell>
          <table:table-cell table:style-name="ce14" table:formula="of:=8.882*[.B23]^0.7294/1000" office:value-type="float" office:value="0.0257372807707883" calcext:value-type="float">
            <text:p>0.025737280770788</text:p>
          </table:table-cell>
          <table:table-cell table:style-name="ce14" table:formula="of:=[.H23]" office:value-type="float" office:value="0.0534131757988939" calcext:value-type="float">
            <text:p>0.053413175798894</text:p>
          </table:table-cell>
          <table:table-cell table:style-name="ce14" table:formula="of:=[.J23]+[.E23]*[.AB23]^2" office:value-type="float" office:value="0.00173590857190599" calcext:value-type="float">
            <text:p>0.001735908571906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Lutra_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175424118051571" calcext:value-type="float">
            <text:p>0.017542411805157</text:p>
          </table:table-cell>
          <table:table-cell table:style-name="ce15" office:value-type="float" office:value="0.408056549061332" calcext:value-type="float">
            <text:p>0.408056549061332</text:p>
          </table:table-cell>
          <table:table-cell table:style-name="ce15" office:value-type="float" office:value="0.0568909495642333" calcext:value-type="float">
            <text:p>0.056890949564233</text:p>
          </table:table-cell>
          <table:table-cell table:style-name="ce15" office:value-type="float" office:value="0.0149954716465068" calcext:value-type="float">
            <text:p>0.014995471646507</text:p>
          </table:table-cell>
          <table:table-cell table:style-name="ce17" office:value-type="float" office:value="0.0000623540779916695" calcext:value-type="float">
            <text:p>6.24E-05</text:p>
          </table:table-cell>
          <table:table-cell table:style-name="ce15" office:value-type="float" office:value="0.00292918858390828" calcext:value-type="float">
            <text:p>0.002929188583908</text:p>
          </table:table-cell>
          <table:table-cell office:value-type="float" office:value="0.00298226703383746" calcext:value-type="float">
            <text:p>0.002982267033837</text:p>
          </table:table-cell>
          <table:table-cell office:value-type="float" office:value="-0.000406894528642823" calcext:value-type="float">
            <text:p>-0.000406894528643</text:p>
          </table:table-cell>
          <table:table-cell office:value-type="float" office:value="-0.000106836156546006" calcext:value-type="float">
            <text:p>-0.000106836156546</text:p>
          </table:table-cell>
          <table:table-cell table:style-name="ce18" office:value-type="float" office:value="-0.0000149059082245831" calcext:value-type="float">
            <text:p>-1.49E-05</text:p>
          </table:table-cell>
          <table:table-cell office:value-type="float" office:value="0.0201955885968484" calcext:value-type="float">
            <text:p>0.020195588596848</text:p>
          </table:table-cell>
          <table:table-cell office:value-type="float" office:value="0.411276973533373" calcext:value-type="float">
            <text:p>0.411276973533373</text:p>
          </table:table-cell>
          <table:table-cell office:value-type="float" office:value="0.05645312897168" calcext:value-type="float">
            <text:p>0.05645312897168</text:p>
          </table:table-cell>
          <table:table-cell office:value-type="float" office:value="0.0126037346763422" calcext:value-type="float">
            <text:p>0.012603734676342</text:p>
          </table:table-cell>
          <table:table-cell table:style-name="ce18" office:value-type="float" office:value="0.0000691451062592054" calcext:value-type="float">
            <text:p>6.91E-05</text:p>
          </table:table-cell>
          <table:table-cell office:value-type="float" office:value="0.00342327384192797" calcext:value-type="float">
            <text:p>0.003423273841928</text:p>
          </table:table-cell>
          <table:table-cell office:value-type="float" office:value="0.00348454520181698" calcext:value-type="float">
            <text:p>0.003484545201817</text:p>
          </table:table-cell>
          <table:table-cell office:value-type="float" office:value="-0.000468738073122739" calcext:value-type="float">
            <text:p>-0.000468738073123</text:p>
          </table:table-cell>
          <table:table-cell office:value-type="float" office:value="-0.000104149330441069" calcext:value-type="float">
            <text:p>-0.000104149330441</text:p>
          </table:table-cell>
          <table:table-cell table:style-name="ce18" office:value-type="float" office:value="-0.0000142952048164447" calcext:value-type="float">
            <text:p>-1.43E-05</text:p>
          </table:table-cell>
          <table:table-cell table:formula="of:= (10^(1.666)*[.B24]^(0.31))/1000" office:value-type="float" office:value="0.0835763092799052" calcext:value-type="float">
            <text:p>0.083576309279905</text:p>
          </table:table-cell>
          <table:table-cell table:formula="of:=42.803*[.B24]^0.4066/1000" office:value-type="float" office:value="0.0927590354341183" calcext:value-type="float">
            <text:p>0.092759035434118</text:p>
          </table:table-cell>
          <table:table-cell table:formula="of:=8.882*[.B24]^0.7294/1000" office:value-type="float" office:value="0.0355672043314696" calcext:value-type="float">
            <text:p>0.03556720433147</text:p>
          </table:table-cell>
          <table:table-cell table:formula="of:=[.Z24]+[.H24]" office:value-type="float" office:value="0.107754507080625" calcext:value-type="float">
            <text:p>0.107754507080625</text:p>
          </table:table-cell>
          <table:table-cell table:formula="of:=[.J24]+[.E24]*[.AB24]^2" office:value-type="float" office:value="0.00313287412024461" calcext:value-type="float">
            <text:p>0.003132874120245</text:p>
          </table:table-cell>
          <table:table-cell table:style-name="ce13" table:formula="of:=[.AC25]" office:value-type="float" office:value="0.0103632576017337" calcext:value-type="float">
            <text:p>0.010363257601734</text:p>
          </table:table-cell>
          <table:table-cell table:style-name="ce13" table:formula="of:=[.AC24]+[.AC25]" office:value-type="float" office:value="0.0134961317219783" calcext:value-type="float">
            <text:p>0.013496131721978</text:p>
          </table:table-cell>
          <table:table-cell table:style-name="ce13" table:formula="of:=[.AD24]/[.AE24]" office:value-type="float" office:value="0.767868735665735" calcext:value-type="float">
            <text:p>0.767868735665735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Lutra_lutra</text:p>
          </table:table-cell>
          <table:table-cell table:style-name="ce4" office:value-type="float" office:value="6.7" calcext:value-type="float">
            <text:p>6.7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635738035027514" calcext:value-type="float">
            <text:p>0.063573803502751</text:p>
          </table:table-cell>
          <table:table-cell table:style-name="ce15" office:value-type="float" office:value="0.392166970785105" calcext:value-type="float">
            <text:p>0.392166970785105</text:p>
          </table:table-cell>
          <table:table-cell table:style-name="ce15" office:value-type="float" office:value="0.047526944874583" calcext:value-type="float">
            <text:p>0.047526944874583</text:p>
          </table:table-cell>
          <table:table-cell table:style-name="ce15" office:value-type="float" office:value="0.065856975038824" calcext:value-type="float">
            <text:p>0.065856975038824</text:p>
          </table:table-cell>
          <table:table-cell table:style-name="ce15" office:value-type="float" office:value="0.000443915152816582" calcext:value-type="float">
            <text:p>0.000443915152817</text:p>
          </table:table-cell>
          <table:table-cell table:style-name="ce15" office:value-type="float" office:value="0.0100875290417838" calcext:value-type="float">
            <text:p>0.010087529041784</text:p>
          </table:table-cell>
          <table:table-cell office:value-type="float" office:value="0.00993822416358349" calcext:value-type="float">
            <text:p>0.009938224163583</text:p>
          </table:table-cell>
          <table:table-cell office:value-type="float" office:value="-0.00118624827205118" calcext:value-type="float">
            <text:p>-0.001186248272051</text:p>
          </table:table-cell>
          <table:table-cell office:value-type="float" office:value="-0.00164776101148256" calcext:value-type="float">
            <text:p>-0.001647761011483</text:p>
          </table:table-cell>
          <table:table-cell office:value-type="float" office:value="-0.000196183023909264" calcext:value-type="float">
            <text:p>-0.000196183023909</text:p>
          </table:table-cell>
          <table:table-cell office:value-type="float" office:value="0.0138913944645714" calcext:value-type="float">
            <text:p>0.013891394464571</text:p>
          </table:table-cell>
          <table:table-cell office:value-type="float" office:value="0.386085957850939" calcext:value-type="float">
            <text:p>0.386085957850939</text:p>
          </table:table-cell>
          <table:table-cell office:value-type="float" office:value="0.0497472064712745" calcext:value-type="float">
            <text:p>0.049747206471275</text:p>
          </table:table-cell>
          <table:table-cell office:value-type="float" office:value="0.0568344129991889" calcext:value-type="float">
            <text:p>0.056834412999189</text:p>
          </table:table-cell>
          <table:table-cell table:style-name="ce18" office:value-type="float" office:value="0.000084279532840053" calcext:value-type="float">
            <text:p>8.43E-05</text:p>
          </table:table-cell>
          <table:table-cell office:value-type="float" office:value="0.00212065387486275" calcext:value-type="float">
            <text:p>0.002120653874863</text:p>
          </table:table-cell>
          <table:table-cell office:value-type="float" office:value="0.00210561860796771" calcext:value-type="float">
            <text:p>0.002105618607968</text:p>
          </table:table-cell>
          <table:table-cell office:value-type="float" office:value="-0.000266840025197734" calcext:value-type="float">
            <text:p>-0.000266840025198</text:p>
          </table:table-cell>
          <table:table-cell office:value-type="float" office:value="-0.000304489263961761" calcext:value-type="float">
            <text:p>-0.000304489263962</text:p>
          </table:table-cell>
          <table:table-cell table:style-name="ce18" office:value-type="float" office:value="-0.0000388531517994167" calcext:value-type="float">
            <text:p>-3.89E-05</text:p>
          </table:table-cell>
          <table:table-cell table:formula="of:= (10^(1.666)*[.B25]^(0.31))/1000" office:value-type="float" office:value="0.0835763092799052" calcext:value-type="float">
            <text:p>0.083576309279905</text:p>
          </table:table-cell>
          <table:table-cell table:formula="of:=42.803*[.B25]^0.4066/1000" office:value-type="float" office:value="0.0927590354341183" calcext:value-type="float">
            <text:p>0.092759035434118</text:p>
          </table:table-cell>
          <table:table-cell table:formula="of:=8.882*[.B25]^0.7294/1000" office:value-type="float" office:value="0.0355672043314696" calcext:value-type="float">
            <text:p>0.03556720433147</text:p>
          </table:table-cell>
          <table:table-cell table:formula="of:=[.H25]" office:value-type="float" office:value="0.065856975038824" calcext:value-type="float">
            <text:p>0.065856975038824</text:p>
          </table:table-cell>
          <table:table-cell table:formula="of:=[.J25]+[.E25]*[.AB25]^2" office:value-type="float" office:value="0.0103632576017337" calcext:value-type="float">
            <text:p>0.010363257601734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410669286703084" calcext:value-type="float">
            <text:p>0.041066928670308</text:p>
          </table:table-cell>
          <table:table-cell table:style-name="ce14" office:value-type="float" office:value="0.277299995725884" calcext:value-type="float">
            <text:p>0.277299995725884</text:p>
          </table:table-cell>
          <table:table-cell table:style-name="ce14" office:value-type="float" office:value="0.0173649782707738" calcext:value-type="float">
            <text:p>0.017364978270774</text:p>
          </table:table-cell>
          <table:table-cell table:style-name="ce14" office:value-type="float" office:value="0.0866987193180041" calcext:value-type="float">
            <text:p>0.086698719318004</text:p>
          </table:table-cell>
          <table:table-cell table:style-name="ce14" office:value-type="float" office:value="0.000334468639635538" calcext:value-type="float">
            <text:p>0.000334468639636</text:p>
          </table:table-cell>
          <table:table-cell table:style-name="ce14" office:value-type="float" office:value="0.00348131627783528" calcext:value-type="float">
            <text:p>0.003481316277835</text:p>
          </table:table-cell>
          <table:table-cell table:style-name="ce14" office:value-type="float" office:value="0.00317570714557589" calcext:value-type="float">
            <text:p>0.003175707145576</text:p>
          </table:table-cell>
          <table:table-cell table:style-name="ce14" office:value-type="float" office:value="-0.000196772489611396" calcext:value-type="float">
            <text:p>-0.000196772489611</text:p>
          </table:table-cell>
          <table:table-cell table:style-name="ce14" office:value-type="float" office:value="-0.000987266504099416" calcext:value-type="float">
            <text:p>-0.000987266504099</text:p>
          </table:table-cell>
          <table:table-cell table:style-name="ce16" office:value-type="float" office:value="-0.0000619032997336258" calcext:value-type="float">
            <text:p>-6.19E-05</text:p>
          </table:table-cell>
          <table:table-cell table:style-name="ce14" office:value-type="float" office:value="0.0094877465325844" calcext:value-type="float">
            <text:p>0.009487746532584</text:p>
          </table:table-cell>
          <table:table-cell table:style-name="ce14" office:value-type="float" office:value="0.276927967987695" calcext:value-type="float">
            <text:p>0.276927967987695</text:p>
          </table:table-cell>
          <table:table-cell table:style-name="ce14" office:value-type="float" office:value="0.0179192527774488" calcext:value-type="float">
            <text:p>0.017919252777449</text:p>
          </table:table-cell>
          <table:table-cell table:style-name="ce14" office:value-type="float" office:value="0.0857917450376286" calcext:value-type="float">
            <text:p>0.085791745037629</text:p>
          </table:table-cell>
          <table:table-cell table:style-name="ce16" office:value-type="float" office:value="0.0000764215549488531" calcext:value-type="float">
            <text:p>7.64E-05</text:p>
          </table:table-cell>
          <table:table-cell table:style-name="ce14" office:value-type="float" office:value="0.000800984055795491" calcext:value-type="float">
            <text:p>0.000800984055795</text:p>
          </table:table-cell>
          <table:table-cell table:style-name="ce14" office:value-type="float" office:value="0.000730883355265266" calcext:value-type="float">
            <text:p>0.000730883355265</text:p>
          </table:table-cell>
          <table:table-cell table:style-name="ce16" office:value-type="float" office:value="-0.0000471003504003776" calcext:value-type="float">
            <text:p>-4.71E-05</text:p>
          </table:table-cell>
          <table:table-cell table:style-name="ce14" office:value-type="float" office:value="-0.000225253115519521" calcext:value-type="float">
            <text:p>-0.00022525311552</text:p>
          </table:table-cell>
          <table:table-cell table:style-name="ce16" office:value-type="float" office:value="-0.0000146165691302799" calcext:value-type="float">
            <text:p>-1.46E-05</text:p>
          </table:table-cell>
          <table:table-cell table:style-name="ce14" table:formula="of:= (10^(1.666)*[.B26]^(0.31))/1000" office:value-type="float" office:value="0.0496640467474903" calcext:value-type="float">
            <text:p>0.04966404674749</text:p>
          </table:table-cell>
          <table:table-cell table:style-name="ce14" table:formula="of:=42.803*[.B26]^0.4066/1000" office:value-type="float" office:value="0.046868150997115" calcext:value-type="float">
            <text:p>0.046868150997115</text:p>
          </table:table-cell>
          <table:table-cell table:style-name="ce14" table:formula="of:=8.882*[.B26]^0.7294/1000" office:value-type="float" office:value="0.0104519405861943" calcext:value-type="float">
            <text:p>0.010451940586194</text:p>
          </table:table-cell>
          <table:table-cell table:style-name="ce14" table:formula="of:=[.Y26]-[.H26]" office:value-type="float" office:value="-0.0370346725705138" calcext:value-type="float">
            <text:p>-0.037034672570514</text:p>
          </table:table-cell>
          <table:table-cell table:style-name="ce14" table:formula="of:=[.J26]+[.E26]*[.AB26]^2" office:value-type="float" office:value="0.00353764232085759" calcext:value-type="float">
            <text:p>0.003537642320858</text:p>
          </table:table-cell>
          <table:table-cell table:style-name="ce13" table:formula="of:=SUM([.AC27]+[.AC28])" office:value-type="float" office:value="0.00237472359498661" calcext:value-type="float">
            <text:p>0.002374723594987</text:p>
          </table:table-cell>
          <table:table-cell table:style-name="ce13" table:formula="of:=SUM([.AC26:.AC28])" office:value-type="float" office:value="0.0059123659158442" calcext:value-type="float">
            <text:p>0.005912365915844</text:p>
          </table:table-cell>
          <table:table-cell table:style-name="ce13" table:formula="of:=[.AD26]/[.AE26]" office:value-type="float" office:value="0.401653691396658" calcext:value-type="float">
            <text:p>0.401653691396658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944035758416852" calcext:value-type="float">
            <text:p>0.009440357584169</text:p>
          </table:table-cell>
          <table:table-cell table:style-name="ce14" office:value-type="float" office:value="0.295868371682818" calcext:value-type="float">
            <text:p>0.295868371682818</text:p>
          </table:table-cell>
          <table:table-cell table:style-name="ce14" office:value-type="float" office:value="0.0192046045183133" calcext:value-type="float">
            <text:p>0.019204604518313</text:p>
          </table:table-cell>
          <table:table-cell table:style-name="ce14" office:value-type="float" office:value="-0.00445573276004706" calcext:value-type="float">
            <text:p>-0.004455732760047</text:p>
          </table:table-cell>
          <table:table-cell table:style-name="ce16" office:value-type="float" office:value="0.00000420845831194197" calcext:value-type="float">
            <text:p>4.21E-06</text:p>
          </table:table-cell>
          <table:table-cell table:style-name="ce14" office:value-type="float" office:value="0.000828557903019378" calcext:value-type="float">
            <text:p>0.000828557903019</text:p>
          </table:table-cell>
          <table:table-cell table:style-name="ce14" office:value-type="float" office:value="0.000832007455677916" calcext:value-type="float">
            <text:p>0.000832007455678</text:p>
          </table:table-cell>
          <table:table-cell table:style-name="ce16" office:value-type="float" office:value="-0.0000536388640160661" calcext:value-type="float">
            <text:p>-5.36E-05</text:p>
          </table:table-cell>
          <table:table-cell table:style-name="ce16" office:value-type="float" office:value="0.0000126585987611113" calcext:value-type="float">
            <text:p>1.27E-05</text:p>
          </table:table-cell>
          <table:table-cell table:style-name="ce16" office:value-type="float" office:value="0.000000828178688510604" calcext:value-type="float">
            <text:p>8.28E-07</text:p>
          </table:table-cell>
          <table:table-cell table:style-name="ce14" office:value-type="float" office:value="0.0112161686529553" calcext:value-type="float">
            <text:p>0.011216168652955</text:p>
          </table:table-cell>
          <table:table-cell table:style-name="ce14" office:value-type="float" office:value="0.297881728083092" calcext:value-type="float">
            <text:p>0.297881728083092</text:p>
          </table:table-cell>
          <table:table-cell table:style-name="ce14" office:value-type="float" office:value="0.0186873491657263" calcext:value-type="float">
            <text:p>0.018687349165726</text:p>
          </table:table-cell>
          <table:table-cell table:style-name="ce14" office:value-type="float" office:value="-0.00560200185439323" calcext:value-type="float">
            <text:p>-0.005602001854393</text:p>
          </table:table-cell>
          <table:table-cell table:style-name="ce16" office:value-type="float" office:value="0.00000480205623901627" calcext:value-type="float">
            <text:p>4.80E-06</text:p>
          </table:table-cell>
          <table:table-cell table:style-name="ce14" office:value-type="float" office:value="0.000997350999339232" calcext:value-type="float">
            <text:p>0.000997350999339</text:p>
          </table:table-cell>
          <table:table-cell table:style-name="ce14" office:value-type="float" office:value="0.00100105901837325" calcext:value-type="float">
            <text:p>0.001001059018373</text:p>
          </table:table-cell>
          <table:table-cell table:style-name="ce16" office:value-type="float" office:value="-0.0000624428519473006" calcext:value-type="float">
            <text:p>-6.24E-05</text:p>
          </table:table-cell>
          <table:table-cell table:style-name="ce16" office:value-type="float" office:value="0.0000188972004646578" calcext:value-type="float">
            <text:p>1.89E-05</text:p>
          </table:table-cell>
          <table:table-cell table:style-name="ce16" office:value-type="float" office:value="0.00000120162354537925" calcext:value-type="float">
            <text:p>1.20E-06</text:p>
          </table:table-cell>
          <table:table-cell table:style-name="ce14" table:formula="of:= (10^(1.666)*[.B27]^(0.31))/1000" office:value-type="float" office:value="0.0496640467474903" calcext:value-type="float">
            <text:p>0.04966404674749</text:p>
          </table:table-cell>
          <table:table-cell table:style-name="ce14" table:formula="of:=42.803*[.B27]^0.4066/1000" office:value-type="float" office:value="0.046868150997115" calcext:value-type="float">
            <text:p>0.046868150997115</text:p>
          </table:table-cell>
          <table:table-cell table:style-name="ce14" table:formula="of:=8.882*[.B27]^0.7294/1000" office:value-type="float" office:value="0.0104519405861943" calcext:value-type="float">
            <text:p>0.010451940586194</text:p>
          </table:table-cell>
          <table:table-cell table:style-name="ce14" table:formula="of:=[.Z27]+[.H27]" office:value-type="float" office:value="0.0424124182370679" calcext:value-type="float">
            <text:p>0.042412418237068</text:p>
          </table:table-cell>
          <table:table-cell table:style-name="ce14" table:formula="of:=[.J27]+[.E27]*[.AB27]^2" office:value-type="float" office:value="0.000845539343050067" calcext:value-type="float">
            <text:p>0.00084553934305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Martes_melampus</text:p>
          </table:table-cell>
          <table:table-cell table:style-name="ce3" office:value-type="float" office:value="1.25" calcext:value-type="float">
            <text:p>1.25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1948648152574" calcext:value-type="float">
            <text:p>0.01948648152574</text:p>
          </table:table-cell>
          <table:table-cell table:style-name="ce14" office:value-type="float" office:value="0.27650153086573" calcext:value-type="float">
            <text:p>0.27650153086573</text:p>
          </table:table-cell>
          <table:table-cell table:style-name="ce14" office:value-type="float" office:value="0.0172953598009439" calcext:value-type="float">
            <text:p>0.017295359800944</text:p>
          </table:table-cell>
          <table:table-cell table:style-name="ce14" office:value-type="float" office:value="0.0293916411525301" calcext:value-type="float">
            <text:p>0.02939164115253</text:p>
          </table:table-cell>
          <table:table-cell table:style-name="ce16" office:value-type="float" office:value="0.0000283028712687054" calcext:value-type="float">
            <text:p>2.83E-05</text:p>
          </table:table-cell>
          <table:table-cell table:style-name="ce14" office:value-type="float" office:value="0.0015123504930136" calcext:value-type="float">
            <text:p>0.001512350493014</text:p>
          </table:table-cell>
          <table:table-cell table:style-name="ce14" office:value-type="float" office:value="0.00149673397591895" calcext:value-type="float">
            <text:p>0.001496733975919</text:p>
          </table:table-cell>
          <table:table-cell table:style-name="ce16" office:value-type="float" office:value="-0.0000932827103897172" calcext:value-type="float">
            <text:p>-9.33E-05</text:p>
          </table:table-cell>
          <table:table-cell table:style-name="ce14" office:value-type="float" office:value="-0.000158569205927128" calcext:value-type="float">
            <text:p>-0.000158569205927</text:p>
          </table:table-cell>
          <table:table-cell table:style-name="ce16" office:value-type="float" office:value="-0.00000965952041711739" calcext:value-type="float">
            <text:p>-9.66E-06</text:p>
          </table:table-cell>
          <table:table-cell table:style-name="ce14" office:value-type="float" office:value="0.0065464883310289" calcext:value-type="float">
            <text:p>0.006546488331029</text:p>
          </table:table-cell>
          <table:table-cell table:style-name="ce14" office:value-type="float" office:value="0.27557062182134" calcext:value-type="float">
            <text:p>0.27557062182134</text:p>
          </table:table-cell>
          <table:table-cell table:style-name="ce14" office:value-type="float" office:value="0.0178755398827847" calcext:value-type="float">
            <text:p>0.017875539882785</text:p>
          </table:table-cell>
          <table:table-cell table:style-name="ce14" office:value-type="float" office:value="0.0289183301590453" calcext:value-type="float">
            <text:p>0.028918330159045</text:p>
          </table:table-cell>
          <table:table-cell table:style-name="ce16" office:value-type="float" office:value="0.00000955709578611298" calcext:value-type="float">
            <text:p>9.56E-06</text:p>
          </table:table-cell>
          <table:table-cell table:style-name="ce14" office:value-type="float" office:value="0.000504602094046524" calcext:value-type="float">
            <text:p>0.000504602094047</text:p>
          </table:table-cell>
          <table:table-cell table:style-name="ce14" office:value-type="float" office:value="0.000499359325768396" calcext:value-type="float">
            <text:p>0.000499359325768</text:p>
          </table:table-cell>
          <table:table-cell table:style-name="ce16" office:value-type="float" office:value="-0.0000322426704848485" calcext:value-type="float">
            <text:p>-3.22E-05</text:p>
          </table:table-cell>
          <table:table-cell table:style-name="ce16" office:value-type="float" office:value="-0.0000521163271131212" calcext:value-type="float">
            <text:p>-5.21E-05</text:p>
          </table:table-cell>
          <table:table-cell table:style-name="ce16" office:value-type="float" office:value="-0.00000323609281565457" calcext:value-type="float">
            <text:p>-3.24E-06</text:p>
          </table:table-cell>
          <table:table-cell table:style-name="ce14" table:formula="of:= (10^(1.666)*[.B28]^(0.31))/1000" office:value-type="float" office:value="0.0496640467474903" calcext:value-type="float">
            <text:p>0.04966404674749</text:p>
          </table:table-cell>
          <table:table-cell table:style-name="ce14" table:formula="of:=42.803*[.B28]^0.4066/1000" office:value-type="float" office:value="0.046868150997115" calcext:value-type="float">
            <text:p>0.046868150997115</text:p>
          </table:table-cell>
          <table:table-cell table:style-name="ce14" table:formula="of:=8.882*[.B28]^0.7294/1000" office:value-type="float" office:value="0.0104519405861943" calcext:value-type="float">
            <text:p>0.010451940586194</text:p>
          </table:table-cell>
          <table:table-cell table:style-name="ce14" table:formula="of:=[.H28]" office:value-type="float" office:value="0.0293916411525301" calcext:value-type="float">
            <text:p>0.02939164115253</text:p>
          </table:table-cell>
          <table:table-cell table:style-name="ce14" table:formula="of:=[.J28]+[.E28]*[.AB28]^2" office:value-type="float" office:value="0.00152918425193654" calcext:value-type="float">
            <text:p>0.001529184251937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203242897303812" calcext:value-type="float">
            <text:p>0.203242897303812</text:p>
          </table:table-cell>
          <table:table-cell table:style-name="ce15" office:value-type="float" office:value="0.34815978881732" calcext:value-type="float">
            <text:p>0.34815978881732</text:p>
          </table:table-cell>
          <table:table-cell table:style-name="ce15" office:value-type="float" office:value="0.0541374627632495" calcext:value-type="float">
            <text:p>0.05413746276325</text:p>
          </table:table-cell>
          <table:table-cell table:style-name="ce15" office:value-type="float" office:value="0.130249032170872" calcext:value-type="float">
            <text:p>0.130249032170872</text:p>
          </table:table-cell>
          <table:table-cell table:style-name="ce15" office:value-type="float" office:value="0.00420237493334146" calcext:value-type="float">
            <text:p>0.004202374933341</text:p>
          </table:table-cell>
          <table:table-cell table:style-name="ce15" office:value-type="float" office:value="0.0282813750214699" calcext:value-type="float">
            <text:p>0.02828137502147</text:p>
          </table:table-cell>
          <table:table-cell office:value-type="float" office:value="0.0253208979859635" calcext:value-type="float">
            <text:p>0.025320897985964</text:p>
          </table:table-cell>
          <table:table-cell office:value-type="float" office:value="-0.00383935628399452" calcext:value-type="float">
            <text:p>-0.003839356283995</text:p>
          </table:table-cell>
          <table:table-cell office:value-type="float" office:value="-0.009201681217279" calcext:value-type="float">
            <text:p>-0.009201681217279</text:p>
          </table:table-cell>
          <table:table-cell office:value-type="float" office:value="-0.00144766185589654" calcext:value-type="float">
            <text:p>-0.001447661855897</text:p>
          </table:table-cell>
          <table:table-cell office:value-type="float" office:value="0.0330392129361619" calcext:value-type="float">
            <text:p>0.033039212936162</text:p>
          </table:table-cell>
          <table:table-cell office:value-type="float" office:value="0.354612489322396" calcext:value-type="float">
            <text:p>0.354612489322396</text:p>
          </table:table-cell>
          <table:table-cell office:value-type="float" office:value="0.0540851362829081" calcext:value-type="float">
            <text:p>0.054085136282908</text:p>
          </table:table-cell>
          <table:table-cell office:value-type="float" office:value="0.128913687359681" calcext:value-type="float">
            <text:p>0.128913687359681</text:p>
          </table:table-cell>
          <table:table-cell office:value-type="float" office:value="0.00066746801193698" calcext:value-type="float">
            <text:p>0.000667468011937</text:p>
          </table:table-cell>
          <table:table-cell office:value-type="float" office:value="0.00472532866446481" calcext:value-type="float">
            <text:p>0.004725328664465</text:p>
          </table:table-cell>
          <table:table-cell office:value-type="float" office:value="0.00425346161890418" calcext:value-type="float">
            <text:p>0.004253461618904</text:p>
          </table:table-cell>
          <table:table-cell office:value-type="float" office:value="-0.000633848092037184" calcext:value-type="float">
            <text:p>-0.000633848092037</text:p>
          </table:table-cell>
          <table:table-cell office:value-type="float" office:value="-0.00150904642215614" calcext:value-type="float">
            <text:p>-0.001509046422156</text:p>
          </table:table-cell>
          <table:table-cell office:value-type="float" office:value="-0.00023006138502994" calcext:value-type="float">
            <text:p>-0.00023006138503</text:p>
          </table:table-cell>
          <table:table-cell table:formula="of:= (10^(1.666)*[.B29]^(0.31))/1000" office:value-type="float" office:value="0.0863710987782524" calcext:value-type="float">
            <text:p>0.086371098778253</text:p>
          </table:table-cell>
          <table:table-cell table:formula="of:=42.803*[.B29]^0.4066/1000" office:value-type="float" office:value="0.0968485113597878" calcext:value-type="float">
            <text:p>0.096848511359788</text:p>
          </table:table-cell>
          <table:table-cell table:formula="of:=8.882*[.B29]^0.7294/1000" office:value-type="float" office:value="0.0384292186307178" calcext:value-type="float">
            <text:p>0.038429218630718</text:p>
          </table:table-cell>
          <table:table-cell table:formula="of:=[.Y29]-[.H29]" office:value-type="float" office:value="-0.0438779333926196" calcext:value-type="float">
            <text:p>-0.04387793339262</text:p>
          </table:table-cell>
          <table:table-cell table:formula="of:=[.J29]+[.E29]*[.AB29]^2" office:value-type="float" office:value="0.028672673091978" calcext:value-type="float">
            <text:p>0.028672673091978</text:p>
          </table:table-cell>
          <table:table-cell table:style-name="ce13" table:formula="of:=SUM([.AC30]+[.AC31])" office:value-type="float" office:value="0.0169673827931986" calcext:value-type="float">
            <text:p>0.016967382793199</text:p>
          </table:table-cell>
          <table:table-cell table:style-name="ce13" table:formula="of:=SUM([.AC29:.AC31])" office:value-type="float" office:value="0.0456400558851766" calcext:value-type="float">
            <text:p>0.045640055885177</text:p>
          </table:table-cell>
          <table:table-cell table:style-name="ce13" table:formula="of:=[.AD29]/[.AE29]" office:value-type="float" office:value="0.371765162511762" calcext:value-type="float">
            <text:p>0.371765162511762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297605623130025" calcext:value-type="float">
            <text:p>0.029760562313003</text:p>
          </table:table-cell>
          <table:table-cell table:style-name="ce15" office:value-type="float" office:value="0.367355393564365" calcext:value-type="float">
            <text:p>0.367355393564365</text:p>
          </table:table-cell>
          <table:table-cell table:style-name="ce15" office:value-type="float" office:value="0.0542545271183348" calcext:value-type="float">
            <text:p>0.054254527118335</text:p>
          </table:table-cell>
          <table:table-cell table:style-name="ce15" office:value-type="float" office:value="0.00387564487334452" calcext:value-type="float">
            <text:p>0.003875644873345</text:p>
          </table:table-cell>
          <table:table-cell table:style-name="ce17" office:value-type="float" office:value="0.0000912758866372567" calcext:value-type="float">
            <text:p>9.13E-05</text:p>
          </table:table-cell>
          <table:table-cell table:style-name="ce15" office:value-type="float" office:value="0.00402479456251213" calcext:value-type="float">
            <text:p>0.004024794562512</text:p>
          </table:table-cell>
          <table:table-cell office:value-type="float" office:value="0.00411311883928748" calcext:value-type="float">
            <text:p>0.004113118839287</text:p>
          </table:table-cell>
          <table:table-cell office:value-type="float" office:value="-0.000593222360123158" calcext:value-type="float">
            <text:p>-0.000593222360123</text:p>
          </table:table-cell>
          <table:table-cell table:style-name="ce18" office:value-type="float" office:value="-0.0000424912231991756" calcext:value-type="float">
            <text:p>-4.25E-05</text:p>
          </table:table-cell>
          <table:table-cell table:style-name="ce18" office:value-type="float" office:value="-0.00000590356031691117" calcext:value-type="float">
            <text:p>-5.90E-06</text:p>
          </table:table-cell>
          <table:table-cell office:value-type="float" office:value="0.0233411996101923" calcext:value-type="float">
            <text:p>0.023341199610192</text:p>
          </table:table-cell>
          <table:table-cell office:value-type="float" office:value="0.373006261436796" calcext:value-type="float">
            <text:p>0.373006261436796</text:p>
          </table:table-cell>
          <table:table-cell office:value-type="float" office:value="0.0543743326669614" calcext:value-type="float">
            <text:p>0.054374332666961</text:p>
          </table:table-cell>
          <table:table-cell office:value-type="float" office:value="0.0046054389030509" calcext:value-type="float">
            <text:p>0.004605438903051</text:p>
          </table:table-cell>
          <table:table-cell table:style-name="ce18" office:value-type="float" office:value="0.000071423947594479" calcext:value-type="float">
            <text:p>7.14E-05</text:p>
          </table:table-cell>
          <table:table-cell office:value-type="float" office:value="0.00325490297983322" calcext:value-type="float">
            <text:p>0.003254902979833</text:p>
          </table:table-cell>
          <table:table-cell office:value-type="float" office:value="0.00332425362924629" calcext:value-type="float">
            <text:p>0.003324253629246</text:p>
          </table:table-cell>
          <table:table-cell office:value-type="float" office:value="-0.000473343709904082" calcext:value-type="float">
            <text:p>-0.000473343709904</text:p>
          </table:table-cell>
          <table:table-cell table:style-name="ce18" office:value-type="float" office:value="-0.0000406538936950575" calcext:value-type="float">
            <text:p>-4.07E-05</text:p>
          </table:table-cell>
          <table:table-cell table:style-name="ce18" office:value-type="float" office:value="-0.00000550180662215619" calcext:value-type="float">
            <text:p>-5.50E-06</text:p>
          </table:table-cell>
          <table:table-cell table:formula="of:= (10^(1.666)*[.B30]^(0.31))/1000" office:value-type="float" office:value="0.0863710987782524" calcext:value-type="float">
            <text:p>0.086371098778253</text:p>
          </table:table-cell>
          <table:table-cell table:formula="of:=42.803*[.B30]^0.4066/1000" office:value-type="float" office:value="0.0968485113597878" calcext:value-type="float">
            <text:p>0.096848511359788</text:p>
          </table:table-cell>
          <table:table-cell table:formula="of:=8.882*[.B30]^0.7294/1000" office:value-type="float" office:value="0.0384292186307178" calcext:value-type="float">
            <text:p>0.038429218630718</text:p>
          </table:table-cell>
          <table:table-cell table:formula="of:=[.Z30]+[.H30]" office:value-type="float" office:value="0.100724156233132" calcext:value-type="float">
            <text:p>0.100724156233132</text:p>
          </table:table-cell>
          <table:table-cell table:formula="of:=[.J30]+[.E30]*[.AB30]^2" office:value-type="float" office:value="0.00432672605148809" calcext:value-type="float">
            <text:p>0.004326726051488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Meles_anakuma</text:p>
          </table:table-cell>
          <table:table-cell table:style-name="ce4" office:value-type="float" office:value="7.45" calcext:value-type="float">
            <text:p>7.45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974523595175446" calcext:value-type="float">
            <text:p>0.097452359517545</text:p>
          </table:table-cell>
          <table:table-cell table:style-name="ce15" office:value-type="float" office:value="0.349060056819836" calcext:value-type="float">
            <text:p>0.349060056819836</text:p>
          </table:table-cell>
          <table:table-cell table:style-name="ce15" office:value-type="float" office:value="0.0520365230259266" calcext:value-type="float">
            <text:p>0.052036523025927</text:p>
          </table:table-cell>
          <table:table-cell table:style-name="ce15" office:value-type="float" office:value="0.0599632473955698" calcext:value-type="float">
            <text:p>0.05996324739557</text:p>
          </table:table-cell>
          <table:table-cell table:style-name="ce15" office:value-type="float" office:value="0.000676692404661573" calcext:value-type="float">
            <text:p>0.000676692404662</text:p>
          </table:table-cell>
          <table:table-cell table:style-name="ce15" office:value-type="float" office:value="0.0122902579111756" calcext:value-type="float">
            <text:p>0.012290257911176</text:p>
          </table:table-cell>
          <table:table-cell office:value-type="float" office:value="0.012156709690511" calcext:value-type="float">
            <text:p>0.012156709690511</text:p>
          </table:table-cell>
          <table:table-cell office:value-type="float" office:value="-0.00177041790922688" calcext:value-type="float">
            <text:p>-0.001770417909227</text:p>
          </table:table-cell>
          <table:table-cell office:value-type="float" office:value="-0.00203779639469995" calcext:value-type="float">
            <text:p>-0.0020377963947</text:p>
          </table:table-cell>
          <table:table-cell office:value-type="float" office:value="-0.000299544796236252" calcext:value-type="float">
            <text:p>-0.000299544796236</text:p>
          </table:table-cell>
          <table:table-cell office:value-type="float" office:value="0.0242114352541171" calcext:value-type="float">
            <text:p>0.024211435254117</text:p>
          </table:table-cell>
          <table:table-cell office:value-type="float" office:value="0.348583703671694" calcext:value-type="float">
            <text:p>0.348583703671694</text:p>
          </table:table-cell>
          <table:table-cell office:value-type="float" office:value="0.053932481674693" calcext:value-type="float">
            <text:p>0.053932481674693</text:p>
          </table:table-cell>
          <table:table-cell office:value-type="float" office:value="0.0574731437262199" calcext:value-type="float">
            <text:p>0.05747314372622</text:p>
          </table:table-cell>
          <table:table-cell office:value-type="float" office:value="0.000165171471875431" calcext:value-type="float">
            <text:p>0.000165171471875</text:p>
          </table:table-cell>
          <table:table-cell office:value-type="float" office:value="0.00303658993239989" calcext:value-type="float">
            <text:p>0.0030365899324</text:p>
          </table:table-cell>
          <table:table-cell office:value-type="float" office:value="0.00301353127222465" calcext:value-type="float">
            <text:p>0.003013531272225</text:p>
          </table:table-cell>
          <table:table-cell office:value-type="float" office:value="-0.000455133029205813" calcext:value-type="float">
            <text:p>-0.000455133029206</text:p>
          </table:table-cell>
          <table:table-cell office:value-type="float" office:value="-0.000484637210959033" calcext:value-type="float">
            <text:p>-0.000484637210959</text:p>
          </table:table-cell>
          <table:table-cell table:style-name="ce18" office:value-type="float" office:value="-0.0000750014663080993" calcext:value-type="float">
            <text:p>-7.50E-05</text:p>
          </table:table-cell>
          <table:table-cell table:formula="of:= (10^(1.666)*[.B31]^(0.31))/1000" office:value-type="float" office:value="0.0863710987782524" calcext:value-type="float">
            <text:p>0.086371098778253</text:p>
          </table:table-cell>
          <table:table-cell table:formula="of:=42.803*[.B31]^0.4066/1000" office:value-type="float" office:value="0.0968485113597878" calcext:value-type="float">
            <text:p>0.096848511359788</text:p>
          </table:table-cell>
          <table:table-cell table:formula="of:=8.882*[.B31]^0.7294/1000" office:value-type="float" office:value="0.0384292186307178" calcext:value-type="float">
            <text:p>0.038429218630718</text:p>
          </table:table-cell>
          <table:table-cell table:formula="of:=[.H31]" office:value-type="float" office:value="0.0599632473955698" calcext:value-type="float">
            <text:p>0.05996324739557</text:p>
          </table:table-cell>
          <table:table-cell table:formula="of:=[.J31]+[.E31]*[.AB31]^2" office:value-type="float" office:value="0.0126406567417105" calcext:value-type="float">
            <text:p>0.012640656741711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0370804692171327" calcext:value-type="float">
            <text:p>0.000370804692171</text:p>
          </table:table-cell>
          <table:table-cell table:style-name="ce14" office:value-type="float" office:value="0.052614660672233" calcext:value-type="float">
            <text:p>0.052614660672233</text:p>
          </table:table-cell>
          <table:table-cell table:style-name="ce14" office:value-type="float" office:value="0.00968419587214829" calcext:value-type="float">
            <text:p>0.009684195872148</text:p>
          </table:table-cell>
          <table:table-cell table:style-name="ce14" office:value-type="float" office:value="0.0264790138230084" calcext:value-type="float">
            <text:p>0.026479013823008</text:p>
          </table:table-cell>
          <table:table-cell table:style-name="ce16" office:value-type="float" office:value="0.000000301027484494603" calcext:value-type="float">
            <text:p>3.01E-07</text:p>
          </table:table-cell>
          <table:table-cell table:style-name="ce16" office:value-type="float" office:value="0.00000129604540022143" calcext:value-type="float">
            <text:p>1.30E-06</text:p>
          </table:table-cell>
          <table:table-cell table:style-name="ce16" office:value-type="float" office:value="0.00000106603509072972" calcext:value-type="float">
            <text:p>1.07E-06</text:p>
          </table:table-cell>
          <table:table-cell table:style-name="ce16" office:value-type="float" office:value="-0.000000187775624332431" calcext:value-type="float">
            <text:p>-1.88E-07</text:p>
          </table:table-cell>
          <table:table-cell table:style-name="ce16" office:value-type="float" office:value="-0.000000518171753992517" calcext:value-type="float">
            <text:p>-5.18E-07</text:p>
          </table:table-cell>
          <table:table-cell table:style-name="ce16" office:value-type="float" office:value="-0.000000095439589947601" calcext:value-type="float">
            <text:p>-9.54E-08</text:p>
          </table:table-cell>
          <table:table-cell table:style-name="ce14" office:value-type="float" office:value="0.000117226951224498" calcext:value-type="float">
            <text:p>0.000117226951224</text:p>
          </table:table-cell>
          <table:table-cell table:style-name="ce14" office:value-type="float" office:value="0.050886315775102" calcext:value-type="float">
            <text:p>0.050886315775102</text:p>
          </table:table-cell>
          <table:table-cell table:style-name="ce14" office:value-type="float" office:value="0.00731102557035393" calcext:value-type="float">
            <text:p>0.007311025570354</text:p>
          </table:table-cell>
          <table:table-cell table:style-name="ce14" office:value-type="float" office:value="0.0242821356568977" calcext:value-type="float">
            <text:p>0.024282135656898</text:p>
          </table:table-cell>
          <table:table-cell table:style-name="ce16" office:value-type="float" office:value="0.0000000772799107969582" calcext:value-type="float">
            <text:p>7.73E-08</text:p>
          </table:table-cell>
          <table:table-cell table:style-name="ce16" office:value-type="float" office:value="0.000000374501952839787" calcext:value-type="float">
            <text:p>3.75E-07</text:p>
          </table:table-cell>
          <table:table-cell table:style-name="ce16" office:value-type="float" office:value="0.000000309998750579861" calcext:value-type="float">
            <text:p>3.10E-07</text:p>
          </table:table-cell>
          <table:table-cell table:style-name="ce16" office:value-type="float" office:value="-0.0000000436235290577101" calcext:value-type="float">
            <text:p>-4.36E-08</text:p>
          </table:table-cell>
          <table:table-cell table:style-name="ce16" office:value-type="float" office:value="-0.000000144832168843382" calcext:value-type="float">
            <text:p>-1.45E-07</text:p>
          </table:table-cell>
          <table:table-cell table:style-name="ce16" office:value-type="float" office:value="-0.0000000208212985187003" calcext:value-type="float">
            <text:p>-2.08E-08</text:p>
          </table:table-cell>
          <table:table-cell table:style-name="ce14" table:formula="of:= (10^(1.666)*[.B32]^(0.31))/1000" office:value-type="float" office:value="0.0235427549372584" calcext:value-type="float">
            <text:p>0.023542754937258</text:p>
          </table:table-cell>
          <table:table-cell table:style-name="ce14" table:formula="of:=42.803*[.B32]^0.4066/1000" office:value-type="float" office:value="0.0176064916374606" calcext:value-type="float">
            <text:p>0.017606491637461</text:p>
          </table:table-cell>
          <table:table-cell table:style-name="ce14" table:formula="of:=8.882*[.B32]^0.7294/1000" office:value-type="float" office:value="0.00180476815264703" calcext:value-type="float">
            <text:p>0.001804768152647</text:p>
          </table:table-cell>
          <table:table-cell table:style-name="ce14" table:formula="of:=[.Y32]-[.H32]" office:value-type="float" office:value="-0.00293625888575005" calcext:value-type="float">
            <text:p>-0.00293625888575</text:p>
          </table:table-cell>
          <table:table-cell table:style-name="ce14" table:formula="of:=[.J32]+[.E32]*[.AB32]^2" office:value-type="float" office:value="0.00000129924233597886" calcext:value-type="float">
            <text:p>1.29924233597886E-06</text:p>
          </table:table-cell>
          <table:table-cell table:style-name="ce13" table:formula="of:=SUM([.AC33]+[.AC34])" office:value-type="float" office:value="0.000000918761902182365" calcext:value-type="float">
            <text:p>9.18761902182365E-07</text:p>
          </table:table-cell>
          <table:table-cell table:style-name="ce13" table:formula="of:=SUM([.AC32:.AC34])" office:value-type="float" office:value="0.00000221800423816122" calcext:value-type="float">
            <text:p>2.21800423816122E-06</text:p>
          </table:table-cell>
          <table:table-cell table:style-name="ce13" table:formula="of:=[.AD32]/[.AE32]" office:value-type="float" office:value="0.414229101268102" calcext:value-type="float">
            <text:p>0.414229101268102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6" office:value-type="float" office:value="0.0000681431056671668" calcext:value-type="float">
            <text:p>6.81E-05</text:p>
          </table:table-cell>
          <table:table-cell table:style-name="ce14" office:value-type="float" office:value="0.05284996953215" calcext:value-type="float">
            <text:p>0.05284996953215</text:p>
          </table:table-cell>
          <table:table-cell table:style-name="ce14" office:value-type="float" office:value="0.00747707950458802" calcext:value-type="float">
            <text:p>0.007477079504588</text:p>
          </table:table-cell>
          <table:table-cell table:style-name="ce14" office:value-type="float" office:value="0.00099028518930957" calcext:value-type="float">
            <text:p>0.00099028518931</text:p>
          </table:table-cell>
          <table:table-cell table:style-name="ce16" office:value-type="float" office:value="0.0000000039946453487051" calcext:value-type="float">
            <text:p>3.99E-09</text:p>
          </table:table-cell>
          <table:table-cell table:style-name="ce16" office:value-type="float" office:value="0.000000190690638937869" calcext:value-type="float">
            <text:p>1.91E-07</text:p>
          </table:table-cell>
          <table:table-cell table:style-name="ce16" office:value-type="float" office:value="0.000000194461019088068" calcext:value-type="float">
            <text:p>1.94E-07</text:p>
          </table:table-cell>
          <table:table-cell table:style-name="ce16" office:value-type="float" office:value="-0.0000000269294709314399" calcext:value-type="float">
            <text:p>-2.69E-08</text:p>
          </table:table-cell>
          <table:table-cell table:style-name="ce16" office:value-type="float" office:value="-0.00000000357893926612376" calcext:value-type="float">
            <text:p>-3.58E-09</text:p>
          </table:table-cell>
          <table:table-cell table:style-name="ce16" office:value-type="float" office:value="-0.000000000505336053172211" calcext:value-type="float">
            <text:p>-5.05E-10</text:p>
          </table:table-cell>
          <table:table-cell table:style-name="ce16" office:value-type="float" office:value="0.0000665510336716657" calcext:value-type="float">
            <text:p>6.66E-05</text:p>
          </table:table-cell>
          <table:table-cell table:style-name="ce14" office:value-type="float" office:value="0.0545000082427032" calcext:value-type="float">
            <text:p>0.054500008242703</text:p>
          </table:table-cell>
          <table:table-cell table:style-name="ce14" office:value-type="float" office:value="0.00731002288697659" calcext:value-type="float">
            <text:p>0.007310022886977</text:p>
          </table:table-cell>
          <table:table-cell table:style-name="ce14" office:value-type="float" office:value="0.000905401135513694" calcext:value-type="float">
            <text:p>0.000905401135514</text:p>
          </table:table-cell>
          <table:table-cell table:style-name="ce16" office:value-type="float" office:value="0.00000000372464194973309" calcext:value-type="float">
            <text:p>3.72E-09</text:p>
          </table:table-cell>
          <table:table-cell table:style-name="ce16" office:value-type="float" office:value="0.000000198012419782929" calcext:value-type="float">
            <text:p>1.98E-07</text:p>
          </table:table-cell>
          <table:table-cell table:style-name="ce16" office:value-type="float" office:value="0.000000201567105081446" calcext:value-type="float">
            <text:p>2.02E-07</text:p>
          </table:table-cell>
          <table:table-cell table:style-name="ce16" office:value-type="float" office:value="-0.0000000265136241523179" calcext:value-type="float">
            <text:p>-2.65E-08</text:p>
          </table:table-cell>
          <table:table-cell table:style-name="ce16" office:value-type="float" office:value="-0.00000000328988416976426" calcext:value-type="float">
            <text:p>-3.29E-09</text:p>
          </table:table-cell>
          <table:table-cell table:style-name="ce16" office:value-type="float" office:value="-0.000000000447261524187341" calcext:value-type="float">
            <text:p>-4.47E-10</text:p>
          </table:table-cell>
          <table:table-cell table:style-name="ce14" table:formula="of:= (10^(1.666)*[.B33]^(0.31))/1000" office:value-type="float" office:value="0.0235427549372584" calcext:value-type="float">
            <text:p>0.023542754937258</text:p>
          </table:table-cell>
          <table:table-cell table:style-name="ce14" table:formula="of:=42.803*[.B33]^0.4066/1000" office:value-type="float" office:value="0.0176064916374606" calcext:value-type="float">
            <text:p>0.017606491637461</text:p>
          </table:table-cell>
          <table:table-cell table:style-name="ce14" table:formula="of:=8.882*[.B33]^0.7294/1000" office:value-type="float" office:value="0.00180476815264703" calcext:value-type="float">
            <text:p>0.001804768152647</text:p>
          </table:table-cell>
          <table:table-cell table:style-name="ce14" table:formula="of:=[.Z33]+[.H33]" office:value-type="float" office:value="0.0185967768267702" calcext:value-type="float">
            <text:p>0.01859677682677</text:p>
          </table:table-cell>
          <table:table-cell table:style-name="ce14" table:formula="of:=[.J33]+[.E33]*[.AB33]^2" office:value-type="float" office:value="0.000000214257257984746" calcext:value-type="float">
            <text:p>2.14257257984746E-07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Mesocricetus_auratus</text:p>
          </table:table-cell>
          <table:table-cell table:style-name="ce3" office:value-type="float" office:value="0.1125" calcext:value-type="float">
            <text:p>0.1125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0250353603114334" calcext:value-type="float">
            <text:p>0.000250353603114</text:p>
          </table:table-cell>
          <table:table-cell table:style-name="ce14" office:value-type="float" office:value="0.0506783289343874" calcext:value-type="float">
            <text:p>0.050678328934387</text:p>
          </table:table-cell>
          <table:table-cell table:style-name="ce14" office:value-type="float" office:value="0.00793493398386025" calcext:value-type="float">
            <text:p>0.00793493398386</text:p>
          </table:table-cell>
          <table:table-cell table:style-name="ce14" office:value-type="float" office:value="0.0106263505657411" calcext:value-type="float">
            <text:p>0.010626350565741</text:p>
          </table:table-cell>
          <table:table-cell table:style-name="ce16" office:value-type="float" office:value="0.0000000485398481909285" calcext:value-type="float">
            <text:p>4.85E-08</text:p>
          </table:table-cell>
          <table:table-cell table:style-name="ce16" office:value-type="float" office:value="0.000000676234883985648" calcext:value-type="float">
            <text:p>6.76E-07</text:p>
          </table:table-cell>
          <table:table-cell table:style-name="ce16" office:value-type="float" office:value="0.000000659781672903138" calcext:value-type="float">
            <text:p>6.60E-07</text:p>
          </table:table-cell>
          <table:table-cell table:style-name="ce16" office:value-type="float" office:value="-0.000000100660379240476" calcext:value-type="float">
            <text:p>-1.01E-07</text:p>
          </table:table-cell>
          <table:table-cell table:style-name="ce16" office:value-type="float" office:value="-0.000000134941478392992" calcext:value-type="float">
            <text:p>-1.35E-07</text:p>
          </table:table-cell>
          <table:table-cell table:style-name="ce16" office:value-type="float" office:value="-0.0000000216130781114835" calcext:value-type="float">
            <text:p>-2.16E-08</text:p>
          </table:table-cell>
          <table:table-cell table:style-name="ce14" office:value-type="float" office:value="0.000115847371545831" calcext:value-type="float">
            <text:p>0.000115847371546</text:p>
          </table:table-cell>
          <table:table-cell table:style-name="ce14" office:value-type="float" office:value="0.0503832526804006" calcext:value-type="float">
            <text:p>0.050383252680401</text:p>
          </table:table-cell>
          <table:table-cell table:style-name="ce14" office:value-type="float" office:value="0.00755933174070015" calcext:value-type="float">
            <text:p>0.0075593317407</text:p>
          </table:table-cell>
          <table:table-cell table:style-name="ce14" office:value-type="float" office:value="0.0105379730682006" calcext:value-type="float">
            <text:p>0.010537973068201</text:p>
          </table:table-cell>
          <table:table-cell table:style-name="ce16" office:value-type="float" office:value="0.0000000223682230535187" calcext:value-type="float">
            <text:p>2.24E-08</text:p>
          </table:table-cell>
          <table:table-cell table:style-name="ce16" office:value-type="float" office:value="0.000000309830634298426" calcext:value-type="float">
            <text:p>3.10E-07</text:p>
          </table:table-cell>
          <table:table-cell table:style-name="ce16" office:value-type="float" office:value="0.000000300825981924263" calcext:value-type="float">
            <text:p>3.01E-07</text:p>
          </table:table-cell>
          <table:table-cell table:style-name="ce16" office:value-type="float" office:value="-0.000000044116436885914" calcext:value-type="float">
            <text:p>-4.41E-08</text:p>
          </table:table-cell>
          <table:table-cell table:style-name="ce16" office:value-type="float" office:value="-0.0000000614510105140287" calcext:value-type="float">
            <text:p>-6.15E-08</text:p>
          </table:table-cell>
          <table:table-cell table:style-name="ce16" office:value-type="float" office:value="-0.0000000091890561222271" calcext:value-type="float">
            <text:p>-9.19E-09</text:p>
          </table:table-cell>
          <table:table-cell table:style-name="ce14" table:formula="of:= (10^(1.666)*[.B34]^(0.31))/1000" office:value-type="float" office:value="0.0235427549372584" calcext:value-type="float">
            <text:p>0.023542754937258</text:p>
          </table:table-cell>
          <table:table-cell table:style-name="ce14" table:formula="of:=42.803*[.B34]^0.4066/1000" office:value-type="float" office:value="0.0176064916374606" calcext:value-type="float">
            <text:p>0.017606491637461</text:p>
          </table:table-cell>
          <table:table-cell table:style-name="ce14" table:formula="of:=8.882*[.B34]^0.7294/1000" office:value-type="float" office:value="0.00180476815264703" calcext:value-type="float">
            <text:p>0.001804768152647</text:p>
          </table:table-cell>
          <table:table-cell table:style-name="ce14" table:formula="of:=[.H34]" office:value-type="float" office:value="0.0106263505657411" calcext:value-type="float">
            <text:p>0.010626350565741</text:p>
          </table:table-cell>
          <table:table-cell table:style-name="ce14" table:formula="of:=[.J34]+[.E34]*[.AB34]^2" office:value-type="float" office:value="0.000000704504644197619" calcext:value-type="float">
            <text:p>7.04504644197619E-07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00378520822466488" calcext:value-type="float">
            <text:p>0.000378520822466</text:p>
          </table:table-cell>
          <table:table-cell table:style-name="ce15" office:value-type="float" office:value="0.051039335847126" calcext:value-type="float">
            <text:p>0.051039335847126</text:p>
          </table:table-cell>
          <table:table-cell table:style-name="ce15" office:value-type="float" office:value="0.0101834395866438" calcext:value-type="float">
            <text:p>0.010183439586644</text:p>
          </table:table-cell>
          <table:table-cell table:style-name="ce15" office:value-type="float" office:value="0.0174864715884611" calcext:value-type="float">
            <text:p>0.017486471588461</text:p>
          </table:table-cell>
          <table:table-cell table:style-name="ce17" office:value-type="float" office:value="0.0000001621195461517" calcext:value-type="float">
            <text:p>1.62E-07</text:p>
          </table:table-cell>
          <table:table-cell table:style-name="ce17" office:value-type="float" office:value="0.00000111023301103147" calcext:value-type="float">
            <text:p>1.11E-06</text:p>
          </table:table-cell>
          <table:table-cell table:style-name="ce18" office:value-type="float" office:value="0.00000102844213788769" calcext:value-type="float">
            <text:p>1.03E-06</text:p>
          </table:table-cell>
          <table:table-cell table:style-name="ce18" office:value-type="float" office:value="-0.000000195729362823147" calcext:value-type="float">
            <text:p>-1.96E-07</text:p>
          </table:table-cell>
          <table:table-cell table:style-name="ce18" office:value-type="float" office:value="-0.000000339386537681406" calcext:value-type="float">
            <text:p>-3.39E-07</text:p>
          </table:table-cell>
          <table:table-cell table:style-name="ce18" office:value-type="float" office:value="-0.0000000669494132773104" calcext:value-type="float">
            <text:p>-6.69E-08</text:p>
          </table:table-cell>
          <table:table-cell table:style-name="ce18" office:value-type="float" office:value="0.0000499092985056693" calcext:value-type="float">
            <text:p>4.99E-05</text:p>
          </table:table-cell>
          <table:table-cell office:value-type="float" office:value="0.051407559844662" calcext:value-type="float">
            <text:p>0.051407559844662</text:p>
          </table:table-cell>
          <table:table-cell office:value-type="float" office:value="0.00873580799551411" calcext:value-type="float">
            <text:p>0.008735807995514</text:p>
          </table:table-cell>
          <table:table-cell office:value-type="float" office:value="0.0169645065429388" calcext:value-type="float">
            <text:p>0.016964506542939</text:p>
          </table:table-cell>
          <table:table-cell table:style-name="ce18" office:value-type="float" office:value="0.0000000186769796742254" calcext:value-type="float">
            <text:p>1.87E-08</text:p>
          </table:table-cell>
          <table:table-cell table:style-name="ce18" office:value-type="float" office:value="0.000000146762583759007" calcext:value-type="float">
            <text:p>1.47E-07</text:p>
          </table:table-cell>
          <table:table-cell table:style-name="ce18" office:value-type="float" office:value="0.000000135744940413041" calcext:value-type="float">
            <text:p>1.36E-07</text:p>
          </table:table-cell>
          <table:table-cell table:style-name="ce18" office:value-type="float" office:value="-0.0000000224180052915598" calcext:value-type="float">
            <text:p>-2.24E-08</text:p>
          </table:table-cell>
          <table:table-cell table:style-name="ce18" office:value-type="float" office:value="-0.000000043521450430385" calcext:value-type="float">
            <text:p>-4.35E-08</text:p>
          </table:table-cell>
          <table:table-cell table:style-name="ce18" office:value-type="float" office:value="-0.00000000739374305225732" calcext:value-type="float">
            <text:p>-7.39E-09</text:p>
          </table:table-cell>
          <table:table-cell table:formula="of:= (10^(1.666)*[.B35]^(0.31))/1000" office:value-type="float" office:value="0.0139922637016156" calcext:value-type="float">
            <text:p>0.013992263701616</text:p>
          </table:table-cell>
          <table:table-cell table:formula="of:=42.803*[.B35]^0.4066/1000" office:value-type="float" office:value="0.00889792159072119" calcext:value-type="float">
            <text:p>0.008897921590721</text:p>
          </table:table-cell>
          <table:table-cell table:formula="of:=8.882*[.B35]^0.7294/1000" office:value-type="float" office:value="0.000530563686837676" calcext:value-type="float">
            <text:p>0.000530563686838</text:p>
          </table:table-cell>
          <table:table-cell table:formula="of:=[.Y35]-[.H35]" office:value-type="float" office:value="-0.00349420788684548" calcext:value-type="float">
            <text:p>-0.003494207886845</text:p>
          </table:table-cell>
          <table:table-cell table:formula="of:=[.J35]+[.E35]*[.AB35]^2" office:value-type="float" office:value="0.00000111485455675747" calcext:value-type="float">
            <text:p>1.11485455675747E-06</text:p>
          </table:table-cell>
          <table:table-cell table:style-name="ce13" table:formula="of:=SUM([.AC36]+[.AC37])" office:value-type="float" office:value="0.000000639726156503147" calcext:value-type="float">
            <text:p>6.39726156503147E-07</text:p>
          </table:table-cell>
          <table:table-cell table:style-name="ce13" table:formula="of:=SUM([.AC35:.AC37])" office:value-type="float" office:value="0.00000175458071326062" calcext:value-type="float">
            <text:p>1.75458071326062E-06</text:p>
          </table:table-cell>
          <table:table-cell table:style-name="ce13" table:formula="of:=[.AD35]/[.AE35]" office:value-type="float" office:value="0.364603435834145" calcext:value-type="float">
            <text:p>0.364603435834145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7" office:value-type="float" office:value="0.0000478995155065012" calcext:value-type="float">
            <text:p>4.79E-05</text:p>
          </table:table-cell>
          <table:table-cell table:style-name="ce15" office:value-type="float" office:value="0.0553213572895336" calcext:value-type="float">
            <text:p>0.055321357289534</text:p>
          </table:table-cell>
          <table:table-cell table:style-name="ce15" office:value-type="float" office:value="0.00817620215219713" calcext:value-type="float">
            <text:p>0.008176202152197</text:p>
          </table:table-cell>
          <table:table-cell table:style-name="ce17" office:value-type="float" office:value="0.0000221752507195894" calcext:value-type="float">
            <text:p>2.22E-05</text:p>
          </table:table-cell>
          <table:table-cell table:style-name="ce17" office:value-type="float" office:value="0.00000000326601436426249" calcext:value-type="float">
            <text:p>3.27E-09</text:p>
          </table:table-cell>
          <table:table-cell table:style-name="ce17" office:value-type="float" office:value="0.000000146851086346561" calcext:value-type="float">
            <text:p>1.47E-07</text:p>
          </table:table-cell>
          <table:table-cell table:style-name="ce18" office:value-type="float" office:value="0.000000150065026282891" calcext:value-type="float">
            <text:p>1.50E-07</text:p>
          </table:table-cell>
          <table:table-cell table:style-name="ce18" office:value-type="float" office:value="-0.0000000216320754870398" calcext:value-type="float">
            <text:p>-2.16E-08</text:p>
          </table:table-cell>
          <table:table-cell table:style-name="ce18" office:value-type="float" office:value="-0.0000000000667853770121963" calcext:value-type="float">
            <text:p>-6.68E-11</text:p>
          </table:table-cell>
          <table:table-cell table:style-name="ce18" office:value-type="float" office:value="0.00000000000151514307387358" calcext:value-type="float">
            <text:p>1.52E-12</text:p>
          </table:table-cell>
          <table:table-cell table:style-name="ce18" office:value-type="float" office:value="0.0000314880172406676" calcext:value-type="float">
            <text:p>3.15E-05</text:p>
          </table:table-cell>
          <table:table-cell office:value-type="float" office:value="0.0560410849560038" calcext:value-type="float">
            <text:p>0.056041084956004</text:p>
          </table:table-cell>
          <table:table-cell office:value-type="float" office:value="0.00806944228129538" calcext:value-type="float">
            <text:p>0.008069442281295</text:p>
          </table:table-cell>
          <table:table-cell table:style-name="ce18" office:value-type="float" office:value="0.0000281138630357389" calcext:value-type="float">
            <text:p>2.81E-05</text:p>
          </table:table-cell>
          <table:table-cell table:style-name="ce18" office:value-type="float" office:value="0.00000000207791871233102" calcext:value-type="float">
            <text:p>2.08E-09</text:p>
          </table:table-cell>
          <table:table-cell table:style-name="ce18" office:value-type="float" office:value="0.0000000990178063209249" calcext:value-type="float">
            <text:p>9.90E-08</text:p>
          </table:table-cell>
          <table:table-cell table:style-name="ce18" office:value-type="float" office:value="0.000000101074129968724" calcext:value-type="float">
            <text:p>1.01E-07</text:p>
          </table:table-cell>
          <table:table-cell table:style-name="ce18" office:value-type="float" office:value="-0.0000000142235075080269" calcext:value-type="float">
            <text:p>-1.42E-08</text:p>
          </table:table-cell>
          <table:table-cell table:style-name="ce18" office:value-type="float" office:value="-0.0000000000438567390224085" calcext:value-type="float">
            <text:p>-4.39E-11</text:p>
          </table:table-cell>
          <table:table-cell table:style-name="ce18" office:value-type="float" office:value="-0.00000000000448694493753466" calcext:value-type="float">
            <text:p>-4.49E-12</text:p>
          </table:table-cell>
          <table:table-cell table:formula="of:= (10^(1.666)*[.B36]^(0.31))/1000" office:value-type="float" office:value="0.0139922637016156" calcext:value-type="float">
            <text:p>0.013992263701616</text:p>
          </table:table-cell>
          <table:table-cell table:formula="of:=42.803*[.B36]^0.4066/1000" office:value-type="float" office:value="0.00889792159072119" calcext:value-type="float">
            <text:p>0.008897921590721</text:p>
          </table:table-cell>
          <table:table-cell table:formula="of:=8.882*[.B36]^0.7294/1000" office:value-type="float" office:value="0.000530563686837676" calcext:value-type="float">
            <text:p>0.000530563686838</text:p>
          </table:table-cell>
          <table:table-cell table:formula="of:=[.Z36]+[.H36]" office:value-type="float" office:value="0.00892009684144078" calcext:value-type="float">
            <text:p>0.008920096841441</text:p>
          </table:table-cell>
          <table:table-cell table:formula="of:=[.J36]+[.E36]*[.AB36]^2" office:value-type="float" office:value="0.000000150662361111267" calcext:value-type="float">
            <text:p>1.50662361111267E-07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Mus_musculus</text:p>
          </table:table-cell>
          <table:table-cell table:style-name="ce4" office:value-type="float" office:value="0.021" calcext:value-type="float">
            <text:p>0.021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00175772260374" calcext:value-type="float">
            <text:p>0.000175772260374</text:p>
          </table:table-cell>
          <table:table-cell table:style-name="ce15" office:value-type="float" office:value="0.0518863871390463" calcext:value-type="float">
            <text:p>0.051886387139046</text:p>
          </table:table-cell>
          <table:table-cell table:style-name="ce15" office:value-type="float" office:value="0.00938330793664243" calcext:value-type="float">
            <text:p>0.009383307936642</text:p>
          </table:table-cell>
          <table:table-cell table:style-name="ce15" office:value-type="float" office:value="0.00615284203745673" calcext:value-type="float">
            <text:p>0.006152842037457</text:p>
          </table:table-cell>
          <table:table-cell table:style-name="ce17" office:value-type="float" office:value="0.000000024185523719424" calcext:value-type="float">
            <text:p>2.42E-08</text:p>
          </table:table-cell>
          <table:table-cell table:style-name="ce17" office:value-type="float" office:value="0.000000482409503172562" calcext:value-type="float">
            <text:p>4.82E-07</text:p>
          </table:table-cell>
          <table:table-cell table:style-name="ce18" office:value-type="float" office:value="0.000000489465246601188" calcext:value-type="float">
            <text:p>4.89E-07</text:p>
          </table:table-cell>
          <table:table-cell table:style-name="ce18" office:value-type="float" office:value="-0.00000008567412623008" calcext:value-type="float">
            <text:p>-8.57E-08</text:p>
          </table:table-cell>
          <table:table-cell table:style-name="ce18" office:value-type="float" office:value="-0.0000000559428726530072" calcext:value-type="float">
            <text:p>-5.59E-08</text:p>
          </table:table-cell>
          <table:table-cell table:style-name="ce18" office:value-type="float" office:value="-0.0000000104192184124101" calcext:value-type="float">
            <text:p>-1.04E-08</text:p>
          </table:table-cell>
          <table:table-cell table:style-name="ce18" office:value-type="float" office:value="0.000036958960685502" calcext:value-type="float">
            <text:p>3.70E-05</text:p>
          </table:table-cell>
          <table:table-cell office:value-type="float" office:value="0.0512507227382252" calcext:value-type="float">
            <text:p>0.051250722738225</text:p>
          </table:table-cell>
          <table:table-cell office:value-type="float" office:value="0.00884485430666739" calcext:value-type="float">
            <text:p>0.008844854306667</text:p>
          </table:table-cell>
          <table:table-cell office:value-type="float" office:value="0.00696287375600956" calcext:value-type="float">
            <text:p>0.00696287375601</text:p>
          </table:table-cell>
          <table:table-cell table:style-name="ce18" office:value-type="float" office:value="0.00000000510580076166845" calcext:value-type="float">
            <text:p>5.11E-09</text:p>
          </table:table-cell>
          <table:table-cell table:style-name="ce18" office:value-type="float" office:value="0.00000009930089449957" calcext:value-type="float">
            <text:p>9.93E-08</text:p>
          </table:table-cell>
          <table:table-cell table:style-name="ce18" office:value-type="float" office:value="0.0000000999921272747749" calcext:value-type="float">
            <text:p>1.00E-07</text:p>
          </table:table-cell>
          <table:table-cell table:style-name="ce18" office:value-type="float" office:value="-0.0000000167535951238008" calcext:value-type="float">
            <text:p>-1.68E-08</text:p>
          </table:table-cell>
          <table:table-cell table:style-name="ce18" office:value-type="float" office:value="-0.0000000131514151161017" calcext:value-type="float">
            <text:p>-1.32E-08</text:p>
          </table:table-cell>
          <table:table-cell table:style-name="ce18" office:value-type="float" office:value="-0.00000000227955369167881" calcext:value-type="float">
            <text:p>-2.28E-09</text:p>
          </table:table-cell>
          <table:table-cell table:formula="of:= (10^(1.666)*[.B37]^(0.31))/1000" office:value-type="float" office:value="0.0139922637016156" calcext:value-type="float">
            <text:p>0.013992263701616</text:p>
          </table:table-cell>
          <table:table-cell table:formula="of:=42.803*[.B37]^0.4066/1000" office:value-type="float" office:value="0.00889792159072119" calcext:value-type="float">
            <text:p>0.008897921590721</text:p>
          </table:table-cell>
          <table:table-cell table:formula="of:=8.882*[.B37]^0.7294/1000" office:value-type="float" office:value="0.000530563686837676" calcext:value-type="float">
            <text:p>0.000530563686838</text:p>
          </table:table-cell>
          <table:table-cell table:formula="of:=[.H37]" office:value-type="float" office:value="0.00615284203745673" calcext:value-type="float">
            <text:p>0.006152842037457</text:p>
          </table:table-cell>
          <table:table-cell table:formula="of:=[.J37]+[.E37]*[.AB37]^2" office:value-type="float" office:value="0.00000048906379539188" calcext:value-type="float">
            <text:p>4.8906379539188E-07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803869086500935" calcext:value-type="float">
            <text:p>0.080386908650094</text:p>
          </table:table-cell>
          <table:table-cell table:style-name="ce14" office:value-type="float" office:value="0.315474208823496" calcext:value-type="float">
            <text:p>0.315474208823496</text:p>
          </table:table-cell>
          <table:table-cell table:style-name="ce14" office:value-type="float" office:value="0.0310904100575643" calcext:value-type="float">
            <text:p>0.031090410057564</text:p>
          </table:table-cell>
          <table:table-cell table:style-name="ce14" office:value-type="float" office:value="0.132716710117387" calcext:value-type="float">
            <text:p>0.132716710117387</text:p>
          </table:table-cell>
          <table:table-cell table:style-name="ce14" office:value-type="float" office:value="0.00154972906862026" calcext:value-type="float">
            <text:p>0.00154972906862</text:p>
          </table:table-cell>
          <table:table-cell table:style-name="ce14" office:value-type="float" office:value="0.00948671546054508" calcext:value-type="float">
            <text:p>0.009486715460545</text:p>
          </table:table-cell>
          <table:table-cell table:style-name="ce14" office:value-type="float" office:value="0.00809752677507894" calcext:value-type="float">
            <text:p>0.008097526775079</text:p>
          </table:table-cell>
          <table:table-cell table:style-name="ce14" office:value-type="float" office:value="-0.000788700902220296" calcext:value-type="float">
            <text:p>-0.00078870090222</text:p>
          </table:table-cell>
          <table:table-cell table:style-name="ce14" office:value-type="float" office:value="-0.00336933989415394" calcext:value-type="float">
            <text:p>-0.003369339894154</text:p>
          </table:table-cell>
          <table:table-cell table:style-name="ce14" office:value-type="float" office:value="-0.000335939759671212" calcext:value-type="float">
            <text:p>-0.000335939759671</text:p>
          </table:table-cell>
          <table:table-cell table:style-name="ce14" office:value-type="float" office:value="0.0267896419813719" calcext:value-type="float">
            <text:p>0.026789641981372</text:p>
          </table:table-cell>
          <table:table-cell table:style-name="ce14" office:value-type="float" office:value="0.320125314941845" calcext:value-type="float">
            <text:p>0.320125314941845</text:p>
          </table:table-cell>
          <table:table-cell table:style-name="ce14" office:value-type="float" office:value="0.030701608763778" calcext:value-type="float">
            <text:p>0.030701608763778</text:p>
          </table:table-cell>
          <table:table-cell table:style-name="ce14" office:value-type="float" office:value="0.134091703822086" calcext:value-type="float">
            <text:p>0.134091703822086</text:p>
          </table:table-cell>
          <table:table-cell table:style-name="ce14" office:value-type="float" office:value="0.000525613752314931" calcext:value-type="float">
            <text:p>0.000525613752315</text:p>
          </table:table-cell>
          <table:table-cell table:style-name="ce14" office:value-type="float" office:value="0.00324580551644038" calcext:value-type="float">
            <text:p>0.00324580551644</text:p>
          </table:table-cell>
          <table:table-cell table:style-name="ce14" office:value-type="float" office:value="0.00277196719612227" calcext:value-type="float">
            <text:p>0.002771967196122</text:p>
          </table:table-cell>
          <table:table-cell table:style-name="ce14" office:value-type="float" office:value="-0.000263423681190613" calcext:value-type="float">
            <text:p>-0.000263423681191</text:p>
          </table:table-cell>
          <table:table-cell table:style-name="ce14" office:value-type="float" office:value="-0.00114948818448336" calcext:value-type="float">
            <text:p>-0.001149488184483</text:p>
          </table:table-cell>
          <table:table-cell table:style-name="ce14" office:value-type="float" office:value="-0.000109985559724278" calcext:value-type="float">
            <text:p>-0.000109985559724</text:p>
          </table:table-cell>
          <table:table-cell table:style-name="ce14" table:formula="of:= (10^(1.666)*[.B38]^(0.31))/1000" office:value-type="float" office:value="0.0773990309995688" calcext:value-type="float">
            <text:p>0.077399030999569</text:p>
          </table:table-cell>
          <table:table-cell table:style-name="ce14" table:formula="of:=42.803*[.B38]^0.4066/1000" office:value-type="float" office:value="0.0838719993386112" calcext:value-type="float">
            <text:p>0.083871999338611</text:p>
          </table:table-cell>
          <table:table-cell table:style-name="ce14" table:formula="of:=8.882*[.B38]^0.7294/1000" office:value-type="float" office:value="0.029688339019327" calcext:value-type="float">
            <text:p>0.029688339019327</text:p>
          </table:table-cell>
          <table:table-cell table:style-name="ce14" table:formula="of:=[.Y38]-[.H38]" office:value-type="float" office:value="-0.0553176791178182" calcext:value-type="float">
            <text:p>-0.055317679117818</text:p>
          </table:table-cell>
          <table:table-cell table:style-name="ce14" table:formula="of:=[.J38]+[.E38]*[.AB38]^2" office:value-type="float" office:value="0.00973270306850485" calcext:value-type="float">
            <text:p>0.009732703068505</text:p>
          </table:table-cell>
          <table:table-cell table:style-name="ce13" table:formula="of:=SUM([.AC39]+[.AC40])" office:value-type="float" office:value="0.00655848696656371" calcext:value-type="float">
            <text:p>0.006558486966564</text:p>
          </table:table-cell>
          <table:table-cell table:style-name="ce13" table:formula="of:=SUM([.AC38:.AC40])" office:value-type="float" office:value="0.0162911900350686" calcext:value-type="float">
            <text:p>0.016291190035069</text:p>
          </table:table-cell>
          <table:table-cell table:style-name="ce13" table:formula="of:=[.AD38]/[.AE38]" office:value-type="float" office:value="0.402578752837936" calcext:value-type="float">
            <text:p>0.402578752837936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205150332915165" calcext:value-type="float">
            <text:p>0.020515033291517</text:p>
          </table:table-cell>
          <table:table-cell table:style-name="ce14" office:value-type="float" office:value="0.344511700956724" calcext:value-type="float">
            <text:p>0.344511700956724</text:p>
          </table:table-cell>
          <table:table-cell table:style-name="ce14" office:value-type="float" office:value="0.0302061029563373" calcext:value-type="float">
            <text:p>0.030206102956337</text:p>
          </table:table-cell>
          <table:table-cell table:style-name="ce14" office:value-type="float" office:value="0.00615128188244677" calcext:value-type="float">
            <text:p>0.006151281882447</text:p>
          </table:table-cell>
          <table:table-cell table:style-name="ce16" office:value-type="float" office:value="0.0000212723418779201" calcext:value-type="float">
            <text:p>2.13E-05</text:p>
          </table:table-cell>
          <table:table-cell table:style-name="ce14" office:value-type="float" office:value="0.00244077742243328" calcext:value-type="float">
            <text:p>0.002440777422433</text:p>
          </table:table-cell>
          <table:table-cell table:style-name="ce14" office:value-type="float" office:value="0.00245837760299129" calcext:value-type="float">
            <text:p>0.002458377602991</text:p>
          </table:table-cell>
          <table:table-cell table:style-name="ce14" office:value-type="float" office:value="-0.000213398420927013" calcext:value-type="float">
            <text:p>-0.000213398420927</text:p>
          </table:table-cell>
          <table:table-cell table:style-name="ce16" office:value-type="float" office:value="-0.0000423765839048409" calcext:value-type="float">
            <text:p>-4.24E-05</text:p>
          </table:table-cell>
          <table:table-cell table:style-name="ce16" office:value-type="float" office:value="-0.00000374060242110491" calcext:value-type="float">
            <text:p>-3.74E-06</text:p>
          </table:table-cell>
          <table:table-cell table:style-name="ce14" office:value-type="float" office:value="0.0203602603294123" calcext:value-type="float">
            <text:p>0.020360260329412</text:p>
          </table:table-cell>
          <table:table-cell table:style-name="ce14" office:value-type="float" office:value="0.344836338171394" calcext:value-type="float">
            <text:p>0.344836338171394</text:p>
          </table:table-cell>
          <table:table-cell table:style-name="ce14" office:value-type="float" office:value="0.0290980723183642" calcext:value-type="float">
            <text:p>0.029098072318364</text:p>
          </table:table-cell>
          <table:table-cell table:style-name="ce14" office:value-type="float" office:value="0.00545833154506018" calcext:value-type="float">
            <text:p>0.00545833154506</text:p>
          </table:table-cell>
          <table:table-cell table:style-name="ce16" office:value-type="float" office:value="0.0000193355400860827" calcext:value-type="float">
            <text:p>1.93E-05</text:p>
          </table:table-cell>
          <table:table-cell table:style-name="ce14" office:value-type="float" office:value="0.00242681786886777" calcext:value-type="float">
            <text:p>0.002426817868868</text:p>
          </table:table-cell>
          <table:table-cell table:style-name="ce14" office:value-type="float" office:value="0.00244323384554115" calcext:value-type="float">
            <text:p>0.002443233845541</text:p>
          </table:table-cell>
          <table:table-cell table:style-name="ce14" office:value-type="float" office:value="-0.000204452074185979" calcext:value-type="float">
            <text:p>-0.000204452074186</text:p>
          </table:table-cell>
          <table:table-cell table:style-name="ce16" office:value-type="float" office:value="-0.0000374679998937142" calcext:value-type="float">
            <text:p>-3.75E-05</text:p>
          </table:table-cell>
          <table:table-cell table:style-name="ce16" office:value-type="float" office:value="-0.0000032086961954978" calcext:value-type="float">
            <text:p>-3.21E-06</text:p>
          </table:table-cell>
          <table:table-cell table:style-name="ce14" table:formula="of:= (10^(1.666)*[.B39]^(0.31))/1000" office:value-type="float" office:value="0.0773990309995688" calcext:value-type="float">
            <text:p>0.077399030999569</text:p>
          </table:table-cell>
          <table:table-cell table:style-name="ce14" table:formula="of:=42.803*[.B39]^0.4066/1000" office:value-type="float" office:value="0.0838719993386112" calcext:value-type="float">
            <text:p>0.083871999338611</text:p>
          </table:table-cell>
          <table:table-cell table:style-name="ce14" table:formula="of:=8.882*[.B39]^0.7294/1000" office:value-type="float" office:value="0.029688339019327" calcext:value-type="float">
            <text:p>0.029688339019327</text:p>
          </table:table-cell>
          <table:table-cell table:style-name="ce14" table:formula="of:=[.Z39]+[.H39]" office:value-type="float" office:value="0.0900232812210579" calcext:value-type="float">
            <text:p>0.090023281221058</text:p>
          </table:table-cell>
          <table:table-cell table:style-name="ce14" table:formula="of:=[.J39]+[.E39]*[.AB39]^2" office:value-type="float" office:value="0.00260703517391854" calcext:value-type="float">
            <text:p>0.002607035173919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Nyctereutes_procyonoides</text:p>
          </table:table-cell>
          <table:table-cell table:style-name="ce3" office:value-type="float" office:value="5.23" calcext:value-type="float">
            <text:p>5.23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371023229596593" calcext:value-type="float">
            <text:p>0.037102322959659</text:p>
          </table:table-cell>
          <table:table-cell table:style-name="ce14" office:value-type="float" office:value="0.314361887089657" calcext:value-type="float">
            <text:p>0.314361887089657</text:p>
          </table:table-cell>
          <table:table-cell table:style-name="ce14" office:value-type="float" office:value="0.0293043854410726" calcext:value-type="float">
            <text:p>0.029304385441073</text:p>
          </table:table-cell>
          <table:table-cell table:style-name="ce14" office:value-type="float" office:value="0.0596525788938844" calcext:value-type="float">
            <text:p>0.059652578893884</text:p>
          </table:table-cell>
          <table:table-cell table:style-name="ce14" office:value-type="float" office:value="0.000183705043449673" calcext:value-type="float">
            <text:p>0.00018370504345</text:p>
          </table:table-cell>
          <table:table-cell table:style-name="ce14" office:value-type="float" office:value="0.003819425767297" calcext:value-type="float">
            <text:p>0.003819425767297</text:p>
          </table:table-cell>
          <table:table-cell table:style-name="ce14" office:value-type="float" office:value="0.00370158869418747" calcext:value-type="float">
            <text:p>0.003701588694187</text:p>
          </table:table-cell>
          <table:table-cell table:style-name="ce14" office:value-type="float" office:value="-0.000341952617918098" calcext:value-type="float">
            <text:p>-0.000341952617918</text:p>
          </table:table-cell>
          <table:table-cell table:style-name="ce14" office:value-type="float" office:value="-0.000695913470551515" calcext:value-type="float">
            <text:p>-0.000695913470552</text:p>
          </table:table-cell>
          <table:table-cell table:style-name="ce16" office:value-type="float" office:value="-0.0000638890080700016" calcext:value-type="float">
            <text:p>-6.39E-05</text:p>
          </table:table-cell>
          <table:table-cell table:style-name="ce14" office:value-type="float" office:value="0.0165386987790489" calcext:value-type="float">
            <text:p>0.016538698779049</text:p>
          </table:table-cell>
          <table:table-cell table:style-name="ce14" office:value-type="float" office:value="0.313547123655082" calcext:value-type="float">
            <text:p>0.313547123655082</text:p>
          </table:table-cell>
          <table:table-cell table:style-name="ce14" office:value-type="float" office:value="0.0307397219590375" calcext:value-type="float">
            <text:p>0.030739721959038</text:p>
          </table:table-cell>
          <table:table-cell table:style-name="ce14" office:value-type="float" office:value="0.0564065666513161" calcext:value-type="float">
            <text:p>0.056406566651316</text:p>
          </table:table-cell>
          <table:table-cell table:style-name="ce16" office:value-type="float" office:value="0.0000788818425840755" calcext:value-type="float">
            <text:p>7.89E-05</text:p>
          </table:table-cell>
          <table:table-cell table:style-name="ce14" office:value-type="float" office:value="0.00168924694961887" calcext:value-type="float">
            <text:p>0.001689246949619</text:p>
          </table:table-cell>
          <table:table-cell table:style-name="ce14" office:value-type="float" office:value="0.00164212319134306" calcext:value-type="float">
            <text:p>0.001642123191343</text:p>
          </table:table-cell>
          <table:table-cell table:style-name="ce14" office:value-type="float" office:value="-0.000159426656980904" calcext:value-type="float">
            <text:p>-0.000159426656981</text:p>
          </table:table-cell>
          <table:table-cell table:style-name="ce14" office:value-type="float" office:value="-0.000292291303679602" calcext:value-type="float">
            <text:p>-0.00029229130368</text:p>
          </table:table-cell>
          <table:table-cell table:style-name="ce16" office:value-type="float" office:value="-0.0000283330822989099" calcext:value-type="float">
            <text:p>-2.83E-05</text:p>
          </table:table-cell>
          <table:table-cell table:style-name="ce14" table:formula="of:= (10^(1.666)*[.B40]^(0.31))/1000" office:value-type="float" office:value="0.0773990309995688" calcext:value-type="float">
            <text:p>0.077399030999569</text:p>
          </table:table-cell>
          <table:table-cell table:style-name="ce14" table:formula="of:=42.803*[.B40]^0.4066/1000" office:value-type="float" office:value="0.0838719993386112" calcext:value-type="float">
            <text:p>0.083871999338611</text:p>
          </table:table-cell>
          <table:table-cell table:style-name="ce14" table:formula="of:=8.882*[.B40]^0.7294/1000" office:value-type="float" office:value="0.029688339019327" calcext:value-type="float">
            <text:p>0.029688339019327</text:p>
          </table:table-cell>
          <table:table-cell table:style-name="ce14" table:formula="of:=[.H40]" office:value-type="float" office:value="0.0596525788938844" calcext:value-type="float">
            <text:p>0.059652578893884</text:p>
          </table:table-cell>
          <table:table-cell table:style-name="ce14" table:formula="of:=[.J40]+[.E40]*[.AB40]^2" office:value-type="float" office:value="0.00395145179264517" calcext:value-type="float">
            <text:p>0.003951451792645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435157585612076" calcext:value-type="float">
            <text:p>0.043515758561208</text:p>
          </table:table-cell>
          <table:table-cell table:style-name="ce15" office:value-type="float" office:value="0.274035109801636" calcext:value-type="float">
            <text:p>0.274035109801636</text:p>
          </table:table-cell>
          <table:table-cell table:style-name="ce15" office:value-type="float" office:value="0.037034405777165" calcext:value-type="float">
            <text:p>0.037034405777165</text:p>
          </table:table-cell>
          <table:table-cell table:style-name="ce15" office:value-type="float" office:value="0.100466914127207" calcext:value-type="float">
            <text:p>0.100466914127207</text:p>
          </table:table-cell>
          <table:table-cell table:style-name="ce15" office:value-type="float" office:value="0.000516361449254787" calcext:value-type="float">
            <text:p>0.000516361449255</text:p>
          </table:table-cell>
          <table:table-cell table:style-name="ce15" office:value-type="float" office:value="0.00372846051037817" calcext:value-type="float">
            <text:p>0.003728460510378</text:p>
          </table:table-cell>
          <table:table-cell office:value-type="float" office:value="0.0033338053983258" calcext:value-type="float">
            <text:p>0.003333805398326</text:p>
          </table:table-cell>
          <table:table-cell office:value-type="float" office:value="-0.000441413228788606" calcext:value-type="float">
            <text:p>-0.000441413228789</text:p>
          </table:table-cell>
          <table:table-cell office:value-type="float" office:value="-0.00119892937148644" calcext:value-type="float">
            <text:p>-0.001198929371486</text:p>
          </table:table-cell>
          <table:table-cell office:value-type="float" office:value="-0.000162713846123213" calcext:value-type="float">
            <text:p>-0.000162713846123</text:p>
          </table:table-cell>
          <table:table-cell office:value-type="float" office:value="0.0154596483086898" calcext:value-type="float">
            <text:p>0.01545964830869</text:p>
          </table:table-cell>
          <table:table-cell office:value-type="float" office:value="0.272956014125543" calcext:value-type="float">
            <text:p>0.272956014125543</text:p>
          </table:table-cell>
          <table:table-cell office:value-type="float" office:value="0.0353712454622003" calcext:value-type="float">
            <text:p>0.0353712454622</text:p>
          </table:table-cell>
          <table:table-cell office:value-type="float" office:value="0.100232598770207" calcext:value-type="float">
            <text:p>0.100232598770207</text:p>
          </table:table-cell>
          <table:table-cell office:value-type="float" office:value="0.000181258623168349" calcext:value-type="float">
            <text:p>0.000181258623168</text:p>
          </table:table-cell>
          <table:table-cell office:value-type="float" office:value="0.00131365074955964" calcext:value-type="float">
            <text:p>0.00131365074956</text:p>
          </table:table-cell>
          <table:table-cell office:value-type="float" office:value="0.00117172728818527" calcext:value-type="float">
            <text:p>0.001171727288185</text:p>
          </table:table-cell>
          <table:table-cell office:value-type="float" office:value="-0.000149286908051187" calcext:value-type="float">
            <text:p>-0.000149286908051</text:p>
          </table:table-cell>
          <table:table-cell office:value-type="float" office:value="-0.000422800743377892" calcext:value-type="float">
            <text:p>-0.000422800743378</text:p>
          </table:table-cell>
          <table:table-cell table:style-name="ce18" office:value-type="float" office:value="-0.0000547444176790091" calcext:value-type="float">
            <text:p>-5.47E-05</text:p>
          </table:table-cell>
          <table:table-cell table:formula="of:= (10^(1.666)*[.B41]^(0.31))/1000" office:value-type="float" office:value="0.0728408862573579" calcext:value-type="float">
            <text:p>0.072840886257358</text:p>
          </table:table-cell>
          <table:table-cell table:formula="of:=42.803*[.B41]^0.4066/1000" office:value-type="float" office:value="0.0774537560254163" calcext:value-type="float">
            <text:p>0.077453756025416</text:p>
          </table:table-cell>
          <table:table-cell table:formula="of:=8.882*[.B41]^0.7294/1000" office:value-type="float" office:value="0.0257372807707883" calcext:value-type="float">
            <text:p>0.025737280770788</text:p>
          </table:table-cell>
          <table:table-cell table:formula="of:=[.Y41]-[.H41]" office:value-type="float" office:value="-0.0276260278698491" calcext:value-type="float">
            <text:p>-0.027626027869849</text:p>
          </table:table-cell>
          <table:table-cell table:formula="of:=[.J41]+[.E41]*[.AB41]^2" office:value-type="float" office:value="0.00376167162486152" calcext:value-type="float">
            <text:p>0.003761671624862</text:p>
          </table:table-cell>
          <table:table-cell table:style-name="ce13" table:formula="of:=SUM([.AC42]+[.AC43])" office:value-type="float" office:value="0.00323560114714832" calcext:value-type="float">
            <text:p>0.003235601147148</text:p>
          </table:table-cell>
          <table:table-cell table:style-name="ce13" table:formula="of:=SUM([.AC41:.AC43])" office:value-type="float" office:value="0.00699727277200984" calcext:value-type="float">
            <text:p>0.00699727277201</text:p>
          </table:table-cell>
          <table:table-cell table:style-name="ce13" table:formula="of:=[.AD41]/[.AE41]" office:value-type="float" office:value="0.46240889166008" calcext:value-type="float">
            <text:p>0.46240889166008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11816489520467" calcext:value-type="float">
            <text:p>0.011816489520467</text:p>
          </table:table-cell>
          <table:table-cell table:style-name="ce15" office:value-type="float" office:value="0.290857190729017" calcext:value-type="float">
            <text:p>0.290857190729017</text:p>
          </table:table-cell>
          <table:table-cell table:style-name="ce15" office:value-type="float" office:value="0.0363903358692187" calcext:value-type="float">
            <text:p>0.036390335869219</text:p>
          </table:table-cell>
          <table:table-cell table:style-name="ce15" office:value-type="float" office:value="0.00155699007304167" calcext:value-type="float">
            <text:p>0.001556990073042</text:p>
          </table:table-cell>
          <table:table-cell table:style-name="ce17" office:value-type="float" office:value="0.0000163637226252881" calcext:value-type="float">
            <text:p>1.64E-05</text:p>
          </table:table-cell>
          <table:table-cell table:style-name="ce15" office:value-type="float" office:value="0.00100180550098757" calcext:value-type="float">
            <text:p>0.001001805500988</text:p>
          </table:table-cell>
          <table:table-cell office:value-type="float" office:value="0.00101770716996327" calcext:value-type="float">
            <text:p>0.001017707169963</text:p>
          </table:table-cell>
          <table:table-cell office:value-type="float" office:value="-0.000124962976849471" calcext:value-type="float">
            <text:p>-0.000124962976849</text:p>
          </table:table-cell>
          <table:table-cell table:style-name="ce18" office:value-type="float" office:value="-0.00000547545196881031" calcext:value-type="float">
            <text:p>-5.48E-06</text:p>
          </table:table-cell>
          <table:table-cell table:style-name="ce18" office:value-type="float" office:value="-0.000000611124433054598" calcext:value-type="float">
            <text:p>-6.11E-07</text:p>
          </table:table-cell>
          <table:table-cell office:value-type="float" office:value="0.0098193481607767" calcext:value-type="float">
            <text:p>0.009819348160777</text:p>
          </table:table-cell>
          <table:table-cell office:value-type="float" office:value="0.293410247023614" calcext:value-type="float">
            <text:p>0.293410247023614</text:p>
          </table:table-cell>
          <table:table-cell office:value-type="float" office:value="0.0361486448305406" calcext:value-type="float">
            <text:p>0.036148644830541</text:p>
          </table:table-cell>
          <table:table-cell office:value-type="float" office:value="0.00175729657395543" calcext:value-type="float">
            <text:p>0.001757296573955</text:p>
          </table:table-cell>
          <table:table-cell table:style-name="ce18" office:value-type="float" office:value="0.0000132854042483459" calcext:value-type="float">
            <text:p>1.33E-05</text:p>
          </table:table-cell>
          <table:table-cell office:value-type="float" office:value="0.000846971256743881" calcext:value-type="float">
            <text:p>0.000846971256744</text:p>
          </table:table-cell>
          <table:table-cell office:value-type="float" office:value="0.000859983402110863" calcext:value-type="float">
            <text:p>0.000859983402111</text:p>
          </table:table-cell>
          <table:table-cell office:value-type="float" office:value="-0.000104076223350909" calcext:value-type="float">
            <text:p>-0.000104076223351</text:p>
          </table:table-cell>
          <table:table-cell table:style-name="ce18" office:value-type="float" office:value="-0.00000511529871911604" calcext:value-type="float">
            <text:p>-5.12E-06</text:p>
          </table:table-cell>
          <table:table-cell table:style-name="ce18" office:value-type="float" office:value="-0.000000603606529222609" calcext:value-type="float">
            <text:p>-6.04E-07</text:p>
          </table:table-cell>
          <table:table-cell table:formula="of:= (10^(1.666)*[.B42]^(0.31))/1000" office:value-type="float" office:value="0.0728408862573579" calcext:value-type="float">
            <text:p>0.072840886257358</text:p>
          </table:table-cell>
          <table:table-cell table:formula="of:=42.803*[.B42]^0.4066/1000" office:value-type="float" office:value="0.0774537560254163" calcext:value-type="float">
            <text:p>0.077453756025416</text:p>
          </table:table-cell>
          <table:table-cell table:formula="of:=8.882*[.B42]^0.7294/1000" office:value-type="float" office:value="0.0257372807707883" calcext:value-type="float">
            <text:p>0.025737280770788</text:p>
          </table:table-cell>
          <table:table-cell table:formula="of:=[.Z42]+[.H42]" office:value-type="float" office:value="0.079010746098458" calcext:value-type="float">
            <text:p>0.079010746098458</text:p>
          </table:table-cell>
          <table:table-cell table:formula="of:=[.J42]+[.E42]*[.AB42]^2" office:value-type="float" office:value="0.00107557227647261" calcext:value-type="float">
            <text:p>0.001075572276473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Paguma_larvata</text:p>
          </table:table-cell>
          <table:table-cell table:style-name="ce4" office:value-type="float" office:value="4.3" calcext:value-type="float">
            <text:p>4.3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2838878628564" calcext:value-type="float">
            <text:p>0.02838878628564</text:p>
          </table:table-cell>
          <table:table-cell table:style-name="ce15" office:value-type="float" office:value="0.268456884759739" calcext:value-type="float">
            <text:p>0.268456884759739</text:p>
          </table:table-cell>
          <table:table-cell table:style-name="ce15" office:value-type="float" office:value="0.0342849455964083" calcext:value-type="float">
            <text:p>0.034284945596408</text:p>
          </table:table-cell>
          <table:table-cell table:style-name="ce15" office:value-type="float" office:value="0.0426816120273859" calcext:value-type="float">
            <text:p>0.042681612027386</text:p>
          </table:table-cell>
          <table:table-cell table:style-name="ce17" office:value-type="float" office:value="0.0000952370435873654" calcext:value-type="float">
            <text:p>9.52E-05</text:p>
          </table:table-cell>
          <table:table-cell table:style-name="ce15" office:value-type="float" office:value="0.00210831245077422" calcext:value-type="float">
            <text:p>0.002108312450774</text:p>
          </table:table-cell>
          <table:table-cell office:value-type="float" office:value="0.0020814997377161" calcext:value-type="float">
            <text:p>0.002081499737716</text:p>
          </table:table-cell>
          <table:table-cell office:value-type="float" office:value="-0.000261456574128576" calcext:value-type="float">
            <text:p>-0.000261456574129</text:p>
          </table:table-cell>
          <table:table-cell office:value-type="float" office:value="-0.000325082642828841" calcext:value-type="float">
            <text:p>-0.000325082642829</text:p>
          </table:table-cell>
          <table:table-cell table:style-name="ce18" office:value-type="float" office:value="-0.0000408335647701759" calcext:value-type="float">
            <text:p>-4.08E-05</text:p>
          </table:table-cell>
          <table:table-cell office:value-type="float" office:value="0.00980178363654024" calcext:value-type="float">
            <text:p>0.00980178363654</text:p>
          </table:table-cell>
          <table:table-cell office:value-type="float" office:value="0.268239159847848" calcext:value-type="float">
            <text:p>0.268239159847848</text:p>
          </table:table-cell>
          <table:table-cell office:value-type="float" office:value="0.0353679617964117" calcext:value-type="float">
            <text:p>0.035367961796412</text:p>
          </table:table-cell>
          <table:table-cell office:value-type="float" office:value="0.0424176880275269" calcext:value-type="float">
            <text:p>0.042417688027527</text:p>
          </table:table-cell>
          <table:table-cell table:style-name="ce18" office:value-type="float" office:value="0.0000336682732506462" calcext:value-type="float">
            <text:p>3.37E-05</text:p>
          </table:table-cell>
          <table:table-cell office:value-type="float" office:value="0.00072668737082273" calcext:value-type="float">
            <text:p>0.000726687370823</text:p>
          </table:table-cell>
          <table:table-cell office:value-type="float" office:value="0.00071778624852974" calcext:value-type="float">
            <text:p>0.00071778624853</text:p>
          </table:table-cell>
          <table:table-cell table:style-name="ce18" office:value-type="float" office:value="-0.0000929918892203066" calcext:value-type="float">
            <text:p>-9.30E-05</text:p>
          </table:table-cell>
          <table:table-cell office:value-type="float" office:value="-0.000111349972896644" calcext:value-type="float">
            <text:p>-0.000111349972897</text:p>
          </table:table-cell>
          <table:table-cell table:style-name="ce18" office:value-type="float" office:value="-0.0000144420755883645" calcext:value-type="float">
            <text:p>-1.44E-05</text:p>
          </table:table-cell>
          <table:table-cell table:formula="of:= (10^(1.666)*[.B43]^(0.31))/1000" office:value-type="float" office:value="0.0728408862573579" calcext:value-type="float">
            <text:p>0.072840886257358</text:p>
          </table:table-cell>
          <table:table-cell table:formula="of:=42.803*[.B43]^0.4066/1000" office:value-type="float" office:value="0.0774537560254163" calcext:value-type="float">
            <text:p>0.077453756025416</text:p>
          </table:table-cell>
          <table:table-cell table:formula="of:=8.882*[.B43]^0.7294/1000" office:value-type="float" office:value="0.0257372807707883" calcext:value-type="float">
            <text:p>0.025737280770788</text:p>
          </table:table-cell>
          <table:table-cell table:formula="of:=[.H43]" office:value-type="float" office:value="0.0426816120273859" calcext:value-type="float">
            <text:p>0.042681612027386</text:p>
          </table:table-cell>
          <table:table-cell table:formula="of:=[.J43]+[.E43]*[.AB43]^2" office:value-type="float" office:value="0.00216002887067572" calcext:value-type="float">
            <text:p>0.002160028870676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Panthera_onca</text:p>
          </table:table-cell>
          <table:table-cell table:style-name="ce3" office:value-type="float" office:value="102" calcext:value-type="float">
            <text:p>102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1.46980337563832" calcext:value-type="float">
            <text:p>1.46980337563832</text:p>
          </table:table-cell>
          <table:table-cell table:style-name="ce14" office:value-type="float" office:value="0.772633141365808" calcext:value-type="float">
            <text:p>0.772633141365808</text:p>
          </table:table-cell>
          <table:table-cell table:style-name="ce14" office:value-type="float" office:value="0.0625035828059301" calcext:value-type="float">
            <text:p>0.06250358280593</text:p>
          </table:table-cell>
          <table:table-cell table:style-name="ce14" office:value-type="float" office:value="0.362324205194193" calcext:value-type="float">
            <text:p>0.362324205194193</text:p>
          </table:table-cell>
          <table:table-cell table:style-name="ce14" office:value-type="float" office:value="0.202794593966141" calcext:value-type="float">
            <text:p>0.202794593966141</text:p>
          </table:table-cell>
          <table:table-cell table:style-name="ce14" office:value-type="float" office:value="1.07532540555585" calcext:value-type="float">
            <text:p>1.07532540555585</text:p>
          </table:table-cell>
          <table:table-cell table:style-name="ce14" office:value-type="float" office:value="0.886186381207248" calcext:value-type="float">
            <text:p>0.886186381207248</text:p>
          </table:table-cell>
          <table:table-cell table:style-name="ce14" office:value-type="float" office:value="-0.0710419087325846" calcext:value-type="float">
            <text:p>-0.071041908732585</text:p>
          </table:table-cell>
          <table:table-cell table:style-name="ce14" office:value-type="float" office:value="-0.411228078328936" calcext:value-type="float">
            <text:p>-0.411228078328936</text:p>
          </table:table-cell>
          <table:table-cell table:style-name="ce14" office:value-type="float" office:value="-0.034105239017341" calcext:value-type="float">
            <text:p>-0.034105239017341</text:p>
          </table:table-cell>
          <table:table-cell table:style-name="ce14" office:value-type="float" office:value="0.346811589469623" calcext:value-type="float">
            <text:p>0.346811589469623</text:p>
          </table:table-cell>
          <table:table-cell table:style-name="ce14" office:value-type="float" office:value="0.780258977171717" calcext:value-type="float">
            <text:p>0.780258977171717</text:p>
          </table:table-cell>
          <table:table-cell table:style-name="ce14" office:value-type="float" office:value="0.0655957475632789" calcext:value-type="float">
            <text:p>0.065595747563279</text:p>
          </table:table-cell>
          <table:table-cell table:style-name="ce14" office:value-type="float" office:value="0.377473333298556" calcext:value-type="float">
            <text:p>0.377473333298556</text:p>
          </table:table-cell>
          <table:table-cell table:style-name="ce14" office:value-type="float" office:value="0.0521059303156483" calcext:value-type="float">
            <text:p>0.052105930315648</text:p>
          </table:table-cell>
          <table:table-cell table:style-name="ce14" office:value-type="float" office:value="0.261769321299103" calcext:value-type="float">
            <text:p>0.261769321299103</text:p>
          </table:table-cell>
          <table:table-cell table:style-name="ce14" office:value-type="float" office:value="0.212742800878513" calcext:value-type="float">
            <text:p>0.212742800878513</text:p>
          </table:table-cell>
          <table:table-cell table:style-name="ce14" office:value-type="float" office:value="-0.0177590520013441" calcext:value-type="float">
            <text:p>-0.017759052001344</text:p>
          </table:table-cell>
          <table:table-cell table:style-name="ce14" office:value-type="float" office:value="-0.102024517118946" calcext:value-type="float">
            <text:p>-0.102024517118946</text:p>
          </table:table-cell>
          <table:table-cell table:style-name="ce14" office:value-type="float" office:value="-0.00858559813175402" calcext:value-type="float">
            <text:p>-0.008585598131754</text:p>
          </table:table-cell>
          <table:table-cell table:style-name="ce14" table:formula="of:= (10^(1.666)*[.B44]^(0.31))/1000" office:value-type="float" office:value="0.194386478982094" calcext:value-type="float">
            <text:p>0.194386478982094</text:p>
          </table:table-cell>
          <table:table-cell table:style-name="ce14" table:formula="of:=42.803*[.B44]^0.4066/1000" office:value-type="float" office:value="0.280653872458553" calcext:value-type="float">
            <text:p>0.280653872458553</text:p>
          </table:table-cell>
          <table:table-cell table:style-name="ce14" table:formula="of:=8.882*[.B44]^0.7294/1000" office:value-type="float" office:value="0.259169406460056" calcext:value-type="float">
            <text:p>0.259169406460056</text:p>
          </table:table-cell>
          <table:table-cell table:style-name="ce14" table:formula="of:=[.Y44]-[.H44]" office:value-type="float" office:value="-0.167937726212099" calcext:value-type="float">
            <text:p>-0.167937726212099</text:p>
          </table:table-cell>
          <table:table-cell table:style-name="ce14" table:formula="of:=[.J44]+[.E44]*[.AB44]^2" office:value-type="float" office:value="1.11677838757465" calcext:value-type="float">
            <text:p>1.11677838757465</text:p>
          </table:table-cell>
          <table:table-cell table:style-name="ce14" table:formula="of:=[.AC45]" office:value-type="float" office:value="0.599669104514387" calcext:value-type="float">
            <text:p>0.599669104514387</text:p>
          </table:table-cell>
          <table:table-cell table:style-name="ce14" table:formula="of:=[.AC44]+[.AC45]" office:value-type="float" office:value="1.71644749208903" calcext:value-type="float">
            <text:p>1.71644749208903</text:p>
          </table:table-cell>
          <table:table-cell table:style-name="ce14" table:formula="of:=[.AD44]/[.AE44]" office:value-type="float" office:value="0.349366413641089" calcext:value-type="float">
            <text:p>0.349366413641089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Panthera_onca</text:p>
          </table:table-cell>
          <table:table-cell table:style-name="ce3" office:value-type="float" office:value="102" calcext:value-type="float">
            <text:p>102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847890013756244" calcext:value-type="float">
            <text:p>0.847890013756244</text:p>
          </table:table-cell>
          <table:table-cell table:style-name="ce14" office:value-type="float" office:value="0.778430455600798" calcext:value-type="float">
            <text:p>0.778430455600798</text:p>
          </table:table-cell>
          <table:table-cell table:style-name="ce14" office:value-type="float" office:value="0.0611925465874444" calcext:value-type="float">
            <text:p>0.061192546587444</text:p>
          </table:table-cell>
          <table:table-cell table:style-name="ce14" office:value-type="float" office:value="0.221463555451389" calcext:value-type="float">
            <text:p>0.221463555451389</text:p>
          </table:table-cell>
          <table:table-cell table:style-name="ce14" office:value-type="float" office:value="0.0474437930174747" calcext:value-type="float">
            <text:p>0.047443793017475</text:p>
          </table:table-cell>
          <table:table-cell table:style-name="ce14" office:value-type="float" office:value="0.558083400689991" calcext:value-type="float">
            <text:p>0.558083400689991</text:p>
          </table:table-cell>
          <table:table-cell table:style-name="ce14" office:value-type="float" office:value="0.517593442299665" calcext:value-type="float">
            <text:p>0.517593442299665</text:p>
          </table:table-cell>
          <table:table-cell table:style-name="ce14" office:value-type="float" office:value="-0.040410014723137" calcext:value-type="float">
            <text:p>-0.040410014723137</text:p>
          </table:table-cell>
          <table:table-cell table:style-name="ce14" office:value-type="float" office:value="-0.14625160964172" calcext:value-type="float">
            <text:p>-0.14625160964172</text:p>
          </table:table-cell>
          <table:table-cell table:style-name="ce14" office:value-type="float" office:value="-0.0114526194935938" calcext:value-type="float">
            <text:p>-0.011452619493594</text:p>
          </table:table-cell>
          <table:table-cell table:style-name="ce14" office:value-type="float" office:value="0.209014811828026" calcext:value-type="float">
            <text:p>0.209014811828026</text:p>
          </table:table-cell>
          <table:table-cell table:style-name="ce14" office:value-type="float" office:value="0.772916586304547" calcext:value-type="float">
            <text:p>0.772916586304547</text:p>
          </table:table-cell>
          <table:table-cell table:style-name="ce14" office:value-type="float" office:value="0.0690248403102339" calcext:value-type="float">
            <text:p>0.069024840310234</text:p>
          </table:table-cell>
          <table:table-cell table:style-name="ce14" office:value-type="float" office:value="0.208909807047105" calcext:value-type="float">
            <text:p>0.208909807047105</text:p>
          </table:table-cell>
          <table:table-cell table:style-name="ce14" office:value-type="float" office:value="0.0107791361061494" calcext:value-type="float">
            <text:p>0.010779136106149</text:p>
          </table:table-cell>
          <table:table-cell table:style-name="ce14" office:value-type="float" office:value="0.134653191095686" calcext:value-type="float">
            <text:p>0.134653191095686</text:p>
          </table:table-cell>
          <table:table-cell table:style-name="ce14" office:value-type="float" office:value="0.125900943412851" calcext:value-type="float">
            <text:p>0.125900943412851</text:p>
          </table:table-cell>
          <table:table-cell table:style-name="ce14" office:value-type="float" office:value="-0.0111478151797027" calcext:value-type="float">
            <text:p>-0.011147815179703</text:p>
          </table:table-cell>
          <table:table-cell table:style-name="ce14" office:value-type="float" office:value="-0.0337233987532187" calcext:value-type="float">
            <text:p>-0.033723398753219</text:p>
          </table:table-cell>
          <table:table-cell table:style-name="ce14" office:value-type="float" office:value="-0.00303127418728772" calcext:value-type="float">
            <text:p>-0.003031274187288</text:p>
          </table:table-cell>
          <table:table-cell table:style-name="ce14" table:formula="of:= (10^(1.666)*[.B45]^(0.31))/1000" office:value-type="float" office:value="0.194386478982094" calcext:value-type="float">
            <text:p>0.194386478982094</text:p>
          </table:table-cell>
          <table:table-cell table:style-name="ce14" table:formula="of:=42.803*[.B45]^0.4066/1000" office:value-type="float" office:value="0.280653872458553" calcext:value-type="float">
            <text:p>0.280653872458553</text:p>
          </table:table-cell>
          <table:table-cell table:style-name="ce14" table:formula="of:=8.882*[.B45]^0.7294/1000" office:value-type="float" office:value="0.259169406460056" calcext:value-type="float">
            <text:p>0.259169406460056</text:p>
          </table:table-cell>
          <table:table-cell table:style-name="ce14" table:formula="of:=[.H45]" office:value-type="float" office:value="0.221463555451389" calcext:value-type="float">
            <text:p>0.221463555451389</text:p>
          </table:table-cell>
          <table:table-cell table:style-name="ce14" table:formula="of:=[.J45]+[.E45]*[.AB45]^2" office:value-type="float" office:value="0.599669104514387" calcext:value-type="float">
            <text:p>0.599669104514387</text:p>
          </table:table-cell>
          <table:table-cell table:style-name="ce14" table:number-columns-repeated="995"/>
        </table:table-row>
        <table:table-row table:style-name="ro1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14769754525087" calcext:value-type="float">
            <text:p>0.14769754525087</text:p>
          </table:table-cell>
          <table:table-cell table:style-name="ce15" office:value-type="float" office:value="0.246578195039493" calcext:value-type="float">
            <text:p>0.246578195039493</text:p>
          </table:table-cell>
          <table:table-cell table:style-name="ce15" office:value-type="float" office:value="0.0444061466801711" calcext:value-type="float">
            <text:p>0.044406146680171</text:p>
          </table:table-cell>
          <table:table-cell table:style-name="ce15" office:value-type="float" office:value="0.160873501908755" calcext:value-type="float">
            <text:p>0.160873501908755</text:p>
          </table:table-cell>
          <table:table-cell table:style-name="ce15" office:value-type="float" office:value="0.00425088787141178" calcext:value-type="float">
            <text:p>0.004250887871412</text:p>
          </table:table-cell>
          <table:table-cell table:style-name="ce15" office:value-type="float" office:value="0.0129439920609326" calcext:value-type="float">
            <text:p>0.012943992060933</text:p>
          </table:table-cell>
          <table:table-cell office:value-type="float" office:value="0.00932042838770235" calcext:value-type="float">
            <text:p>0.009320428387702</text:p>
          </table:table-cell>
          <table:table-cell office:value-type="float" office:value="-0.00163216331106333" calcext:value-type="float">
            <text:p>-0.001632163311063</text:p>
          </table:table-cell>
          <table:table-cell office:value-type="float" office:value="-0.00584527799321134" calcext:value-type="float">
            <text:p>-0.005845277993211</text:p>
          </table:table-cell>
          <table:table-cell office:value-type="float" office:value="-0.00104728286540048" calcext:value-type="float">
            <text:p>-0.0010472828654</text:p>
          </table:table-cell>
          <table:table-cell office:value-type="float" office:value="0.0352281119277229" calcext:value-type="float">
            <text:p>0.035228111927723</text:p>
          </table:table-cell>
          <table:table-cell office:value-type="float" office:value="0.252570828736573" calcext:value-type="float">
            <text:p>0.252570828736573</text:p>
          </table:table-cell>
          <table:table-cell office:value-type="float" office:value="0.048045466265154" calcext:value-type="float">
            <text:p>0.048045466265154</text:p>
          </table:table-cell>
          <table:table-cell office:value-type="float" office:value="0.161211982417892" calcext:value-type="float">
            <text:p>0.161211982417892</text:p>
          </table:table-cell>
          <table:table-cell office:value-type="float" office:value="0.001024215748165" calcext:value-type="float">
            <text:p>0.001024215748165</text:p>
          </table:table-cell>
          <table:table-cell office:value-type="float" office:value="0.00319000914727477" calcext:value-type="float">
            <text:p>0.003190009147275</text:p>
          </table:table-cell>
          <table:table-cell office:value-type="float" office:value="0.00233072112751125" calcext:value-type="float">
            <text:p>0.002330721127511</text:p>
          </table:table-cell>
          <table:table-cell office:value-type="float" office:value="-0.000427591373527136" calcext:value-type="float">
            <text:p>-0.000427591373527</text:p>
          </table:table-cell>
          <table:table-cell office:value-type="float" office:value="-0.00143383714656656" calcext:value-type="float">
            <text:p>-0.001433837146567</text:p>
          </table:table-cell>
          <table:table-cell office:value-type="float" office:value="-0.000272439877152948" calcext:value-type="float">
            <text:p>-0.000272439877153</text:p>
          </table:table-cell>
          <table:table-cell table:formula="of:= (10^(1.666)*[.B46]^(0.31))/1000" office:value-type="float" office:value="0.0865503825236269" calcext:value-type="float">
            <text:p>0.086550382523627</text:p>
          </table:table-cell>
          <table:table-cell table:formula="of:=42.803*[.B46]^0.4066/1000" office:value-type="float" office:value="0.0971122728993057" calcext:value-type="float">
            <text:p>0.097112272899306</text:p>
          </table:table-cell>
          <table:table-cell table:formula="of:=8.882*[.B46]^0.7294/1000" office:value-type="float" office:value="0.0386171709203357" calcext:value-type="float">
            <text:p>0.038617170920336</text:p>
          </table:table-cell>
          <table:table-cell table:formula="of:=[.Y46]-[.H46]" office:value-type="float" office:value="-0.0743231193851282" calcext:value-type="float">
            <text:p>-0.074323119385128</text:p>
          </table:table-cell>
          <table:table-cell table:formula="of:=[.J46]+[.E46]*[.AB46]^2" office:value-type="float" office:value="0.0137598623823775" calcext:value-type="float">
            <text:p>0.013759862382378</text:p>
          </table:table-cell>
          <table:table-cell table:style-name="ce13" table:formula="of:=SUM([.AC47]+[.AC48])" office:value-type="float" office:value="0.00697786934735171" calcext:value-type="float">
            <text:p>0.006977869347352</text:p>
          </table:table-cell>
          <table:table-cell table:style-name="ce13" table:formula="of:=SUM([.AC46:.AC48])" office:value-type="float" office:value="0.0207377317297292" calcext:value-type="float">
            <text:p>0.020737731729729</text:p>
          </table:table-cell>
          <table:table-cell table:style-name="ce13" table:formula="of:=[.AD46]/[.AE46]" office:value-type="float" office:value="0.336481802267139" calcext:value-type="float">
            <text:p>0.336481802267139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224383629997659" calcext:value-type="float">
            <text:p>0.022438362999766</text:p>
          </table:table-cell>
          <table:table-cell table:style-name="ce15" office:value-type="float" office:value="0.271913491540091" calcext:value-type="float">
            <text:p>0.271913491540091</text:p>
          </table:table-cell>
          <table:table-cell table:style-name="ce15" office:value-type="float" office:value="0.0435447613571874" calcext:value-type="float">
            <text:p>0.043544761357187</text:p>
          </table:table-cell>
          <table:table-cell table:style-name="ce15" office:value-type="float" office:value="0.00519826349166223" calcext:value-type="float">
            <text:p>0.005198263491662</text:p>
          </table:table-cell>
          <table:table-cell table:style-name="ce17" office:value-type="float" office:value="0.0000451216186520894" calcext:value-type="float">
            <text:p>4.51E-05</text:p>
          </table:table-cell>
          <table:table-cell table:style-name="ce15" office:value-type="float" office:value="0.00166659311609507" calcext:value-type="float">
            <text:p>0.001666593116095</text:p>
          </table:table-cell>
          <table:table-cell office:value-type="float" office:value="0.00170921621410661" calcext:value-type="float">
            <text:p>0.001709216214107</text:p>
          </table:table-cell>
          <table:table-cell office:value-type="float" office:value="-0.000264853039906888" calcext:value-type="float">
            <text:p>-0.000264853039907</text:p>
          </table:table-cell>
          <table:table-cell table:style-name="ce18" office:value-type="float" office:value="-0.0000321256873112091" calcext:value-type="float">
            <text:p>-3.21E-05</text:p>
          </table:table-cell>
          <table:table-cell table:style-name="ce18" office:value-type="float" office:value="-0.0000048589070305421" calcext:value-type="float">
            <text:p>-4.86E-06</text:p>
          </table:table-cell>
          <table:table-cell office:value-type="float" office:value="0.0214509251674456" calcext:value-type="float">
            <text:p>0.021450925167446</text:p>
          </table:table-cell>
          <table:table-cell office:value-type="float" office:value="0.27674244494208" calcext:value-type="float">
            <text:p>0.27674244494208</text:p>
          </table:table-cell>
          <table:table-cell office:value-type="float" office:value="0.0419967386442874" calcext:value-type="float">
            <text:p>0.041996738644287</text:p>
          </table:table-cell>
          <table:table-cell office:value-type="float" office:value="0.00829873924180244" calcext:value-type="float">
            <text:p>0.008298739241802</text:p>
          </table:table-cell>
          <table:table-cell table:style-name="ce18" office:value-type="float" office:value="0.0000409280610530669" calcext:value-type="float">
            <text:p>4.09E-05</text:p>
          </table:table-cell>
          <table:table-cell office:value-type="float" office:value="0.00165004221090324" calcext:value-type="float">
            <text:p>0.001650042210903</text:p>
          </table:table-cell>
          <table:table-cell office:value-type="float" office:value="0.00168692946741236" calcext:value-type="float">
            <text:p>0.001686929467412</text:p>
          </table:table-cell>
          <table:table-cell office:value-type="float" office:value="-0.000248720083950815" calcext:value-type="float">
            <text:p>-0.000248720083951</text:p>
          </table:table-cell>
          <table:table-cell table:style-name="ce18" office:value-type="float" office:value="-0.000049764776489986" calcext:value-type="float">
            <text:p>-4.98E-05</text:p>
          </table:table-cell>
          <table:table-cell table:style-name="ce18" office:value-type="float" office:value="-0.00000727504189285696" calcext:value-type="float">
            <text:p>-7.28E-06</text:p>
          </table:table-cell>
          <table:table-cell table:formula="of:= (10^(1.666)*[.B47]^(0.31))/1000" office:value-type="float" office:value="0.0865503825236269" calcext:value-type="float">
            <text:p>0.086550382523627</text:p>
          </table:table-cell>
          <table:table-cell table:formula="of:=42.803*[.B47]^0.4066/1000" office:value-type="float" office:value="0.0971122728993057" calcext:value-type="float">
            <text:p>0.097112272899306</text:p>
          </table:table-cell>
          <table:table-cell table:formula="of:=8.882*[.B47]^0.7294/1000" office:value-type="float" office:value="0.0386171709203357" calcext:value-type="float">
            <text:p>0.038617170920336</text:p>
          </table:table-cell>
          <table:table-cell table:formula="of:=[.Z47]+[.H47]" office:value-type="float" office:value="0.102310536390968" calcext:value-type="float">
            <text:p>0.102310536390968</text:p>
          </table:table-cell>
          <table:table-cell table:formula="of:=[.J47]+[.E47]*[.AB47]^2" office:value-type="float" office:value="0.00190146546590603" calcext:value-type="float">
            <text:p>0.001901465465906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Procyon_lotor</text:p>
          </table:table-cell>
          <table:table-cell table:style-name="ce4" office:value-type="float" office:value="7.5" calcext:value-type="float">
            <text:p>7.5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674564774696063" calcext:value-type="float">
            <text:p>0.067456477469606</text:p>
          </table:table-cell>
          <table:table-cell table:style-name="ce15" office:value-type="float" office:value="0.249339816146082" calcext:value-type="float">
            <text:p>0.249339816146082</text:p>
          </table:table-cell>
          <table:table-cell table:style-name="ce15" office:value-type="float" office:value="0.0477144932955757" calcext:value-type="float">
            <text:p>0.047714493295576</text:p>
          </table:table-cell>
          <table:table-cell table:style-name="ce15" office:value-type="float" office:value="0.0781434123229912" calcext:value-type="float">
            <text:p>0.078143412322991</text:p>
          </table:table-cell>
          <table:table-cell table:style-name="ce15" office:value-type="float" office:value="0.000625381365102963" calcext:value-type="float">
            <text:p>0.000625381365103</text:p>
          </table:table-cell>
          <table:table-cell table:style-name="ce15" office:value-type="float" office:value="0.00466448812707584" calcext:value-type="float">
            <text:p>0.004664488127076</text:p>
          </table:table-cell>
          <table:table-cell office:value-type="float" office:value="0.00435568266958451" calcext:value-type="float">
            <text:p>0.004355682669585</text:p>
          </table:table-cell>
          <table:table-cell office:value-type="float" office:value="-0.000803563290612227" calcext:value-type="float">
            <text:p>-0.000803563290612</text:p>
          </table:table-cell>
          <table:table-cell office:value-type="float" office:value="-0.0013161993059613" calcext:value-type="float">
            <text:p>-0.001316199305961</text:p>
          </table:table-cell>
          <table:table-cell office:value-type="float" office:value="-0.00025144932822511" calcext:value-type="float">
            <text:p>-0.000251449328225</text:p>
          </table:table-cell>
          <table:table-cell office:value-type="float" office:value="0.0245126823659853" calcext:value-type="float">
            <text:p>0.024512682365985</text:p>
          </table:table-cell>
          <table:table-cell office:value-type="float" office:value="0.249172582328874" calcext:value-type="float">
            <text:p>0.249172582328874</text:p>
          </table:table-cell>
          <table:table-cell office:value-type="float" office:value="0.0479853898469167" calcext:value-type="float">
            <text:p>0.047985389846917</text:p>
          </table:table-cell>
          <table:table-cell office:value-type="float" office:value="0.0708046418949226" calcext:value-type="float">
            <text:p>0.070804641894923</text:p>
          </table:table-cell>
          <table:table-cell office:value-type="float" office:value="0.000203739302708312" calcext:value-type="float">
            <text:p>0.000203739302708</text:p>
          </table:table-cell>
          <table:table-cell office:value-type="float" office:value="0.00166926143880899" calcext:value-type="float">
            <text:p>0.001669261438809</text:p>
          </table:table-cell>
          <table:table-cell office:value-type="float" office:value="0.00157930217268143" calcext:value-type="float">
            <text:p>0.001579302172681</text:p>
          </table:table-cell>
          <table:table-cell office:value-type="float" office:value="-0.000293051190043618" calcext:value-type="float">
            <text:p>-0.000293051190044</text:p>
          </table:table-cell>
          <table:table-cell office:value-type="float" office:value="-0.000431550749827663" calcext:value-type="float">
            <text:p>-0.000431550749828</text:p>
          </table:table-cell>
          <table:table-cell table:style-name="ce18" office:value-type="float" office:value="-0.0000835883674755426" calcext:value-type="float">
            <text:p>-8.36E-05</text:p>
          </table:table-cell>
          <table:table-cell table:formula="of:= (10^(1.666)*[.B48]^(0.31))/1000" office:value-type="float" office:value="0.0865503825236269" calcext:value-type="float">
            <text:p>0.086550382523627</text:p>
          </table:table-cell>
          <table:table-cell table:formula="of:=42.803*[.B48]^0.4066/1000" office:value-type="float" office:value="0.0971122728993057" calcext:value-type="float">
            <text:p>0.097112272899306</text:p>
          </table:table-cell>
          <table:table-cell table:formula="of:=8.882*[.B48]^0.7294/1000" office:value-type="float" office:value="0.0386171709203357" calcext:value-type="float">
            <text:p>0.038617170920336</text:p>
          </table:table-cell>
          <table:table-cell table:formula="of:=[.H48]" office:value-type="float" office:value="0.0781434123229912" calcext:value-type="float">
            <text:p>0.078143412322991</text:p>
          </table:table-cell>
          <table:table-cell table:formula="of:=[.J48]+[.E48]*[.AB48]^2" office:value-type="float" office:value="0.00507640388144568" calcext:value-type="float">
            <text:p>0.005076403881446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62708539844625" calcext:value-type="float">
            <text:p>0.006270853984463</text:p>
          </table:table-cell>
          <table:table-cell table:style-name="ce14" office:value-type="float" office:value="0.126414908965441" calcext:value-type="float">
            <text:p>0.126414908965441</text:p>
          </table:table-cell>
          <table:table-cell table:style-name="ce14" office:value-type="float" office:value="0.0125108075795635" calcext:value-type="float">
            <text:p>0.012510807579564</text:p>
          </table:table-cell>
          <table:table-cell table:style-name="ce14" office:value-type="float" office:value="0.0419239831899474" calcext:value-type="float">
            <text:p>0.041923983189947</text:p>
          </table:table-cell>
          <table:table-cell table:style-name="ce16" office:value-type="float" office:value="0.0000126863277880397" calcext:value-type="float">
            <text:p>1.27E-05</text:p>
          </table:table-cell>
          <table:table-cell table:style-name="ce14" office:value-type="float" office:value="0.000111911151538611" calcext:value-type="float">
            <text:p>0.000111911151539</text:p>
          </table:table-cell>
          <table:table-cell table:style-name="ce14" office:value-type="float" office:value="0.000101505204431803" calcext:value-type="float">
            <text:p>0.000101505204432</text:p>
          </table:table-cell>
          <table:table-cell table:style-name="ce16" office:value-type="float" office:value="-0.00000982616154017833" calcext:value-type="float">
            <text:p>-9.83E-06</text:p>
          </table:table-cell>
          <table:table-cell table:style-name="ce16" office:value-type="float" office:value="-0.000033324048240658" calcext:value-type="float">
            <text:p>-3.33E-05</text:p>
          </table:table-cell>
          <table:table-cell table:style-name="ce16" office:value-type="float" office:value="-0.00000334155287035365" calcext:value-type="float">
            <text:p>-3.34E-06</text:p>
          </table:table-cell>
          <table:table-cell table:style-name="ce14" office:value-type="float" office:value="0.000904157683541183" calcext:value-type="float">
            <text:p>0.000904157683541</text:p>
          </table:table-cell>
          <table:table-cell table:style-name="ce14" office:value-type="float" office:value="0.124491077465386" calcext:value-type="float">
            <text:p>0.124491077465386</text:p>
          </table:table-cell>
          <table:table-cell table:style-name="ce14" office:value-type="float" office:value="0.0124041422588232" calcext:value-type="float">
            <text:p>0.012404142258823</text:p>
          </table:table-cell>
          <table:table-cell table:style-name="ce14" office:value-type="float" office:value="0.0476503130718312" calcext:value-type="float">
            <text:p>0.047650313071831</text:p>
          </table:table-cell>
          <table:table-cell table:style-name="ce16" office:value-type="float" office:value="0.00000225184255135988" calcext:value-type="float">
            <text:p>2.25E-06</text:p>
          </table:table-cell>
          <table:table-cell table:style-name="ce16" office:value-type="float" office:value="0.0000161255193614767" calcext:value-type="float">
            <text:p>1.61E-05</text:p>
          </table:table-cell>
          <table:table-cell table:style-name="ce16" office:value-type="float" office:value="0.000014156754489074" calcext:value-type="float">
            <text:p>1.42E-05</text:p>
          </table:table-cell>
          <table:table-cell table:style-name="ce16" office:value-type="float" office:value="-0.00000139672278709396" calcext:value-type="float">
            <text:p>-1.40E-06</text:p>
          </table:table-cell>
          <table:table-cell table:style-name="ce16" office:value-type="float" office:value="-0.00000536233121202315" calcext:value-type="float">
            <text:p>-5.36E-06</text:p>
          </table:table-cell>
          <table:table-cell table:style-name="ce16" office:value-type="float" office:value="-0.000000534249640114589" calcext:value-type="float">
            <text:p>-5.34E-07</text:p>
          </table:table-cell>
          <table:table-cell table:style-name="ce14" table:formula="of:= (10^(1.666)*[.B49]^(0.31))/1000" office:value-type="float" office:value="0.032553410392838" calcext:value-type="float">
            <text:p>0.032553410392838</text:p>
          </table:table-cell>
          <table:table-cell table:style-name="ce14" table:formula="of:=42.803*[.B49]^0.4066/1000" office:value-type="float" office:value="0.0269319742358334" calcext:value-type="float">
            <text:p>0.026931974235833</text:p>
          </table:table-cell>
          <table:table-cell table:style-name="ce14" table:formula="of:=8.882*[.B49]^0.7294/1000" office:value-type="float" office:value="0.00386871879193149" calcext:value-type="float">
            <text:p>0.003868718791931</text:p>
          </table:table-cell>
          <table:table-cell table:style-name="ce14" table:formula="of:=[.Y49]-[.H49]" office:value-type="float" office:value="-0.00937057279710939" calcext:value-type="float">
            <text:p>-0.009370572797109</text:p>
          </table:table-cell>
          <table:table-cell table:style-name="ce14" table:formula="of:=[.J49]+[.E49]*[.AB49]^2" office:value-type="float" office:value="0.00011246178039357" calcext:value-type="float">
            <text:p>0.000112461780394</text:p>
          </table:table-cell>
          <table:table-cell table:style-name="ce13" table:formula="of:=SUM([.AC50]+[.AC51])" office:value-type="float" office:value="0.0000530277228377034" calcext:value-type="float">
            <text:p>5.30277228377034E-05</text:p>
          </table:table-cell>
          <table:table-cell table:style-name="ce13" table:formula="of:=SUM([.AC49:.AC51])" office:value-type="float" office:value="0.000165489503231273" calcext:value-type="float">
            <text:p>0.000165489503231</text:p>
          </table:table-cell>
          <table:table-cell table:style-name="ce13" table:formula="of:=[.AD49]/[.AE49]" office:value-type="float" office:value="0.320429524545715" calcext:value-type="float">
            <text:p>0.320429524545715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0666653765354699" calcext:value-type="float">
            <text:p>0.000666653765355</text:p>
          </table:table-cell>
          <table:table-cell table:style-name="ce14" office:value-type="float" office:value="0.129042184249371" calcext:value-type="float">
            <text:p>0.129042184249371</text:p>
          </table:table-cell>
          <table:table-cell table:style-name="ce14" office:value-type="float" office:value="0.0123648423173464" calcext:value-type="float">
            <text:p>0.012364842317346</text:p>
          </table:table-cell>
          <table:table-cell table:style-name="ce14" office:value-type="float" office:value="0.0024687935431606" calcext:value-type="float">
            <text:p>0.002468793543161</text:p>
          </table:table-cell>
          <table:table-cell table:style-name="ce16" office:value-type="float" office:value="0.000000111388153177687" calcext:value-type="float">
            <text:p>1.11E-07</text:p>
          </table:table-cell>
          <table:table-cell table:style-name="ce16" office:value-type="float" office:value="0.0000111233068228545" calcext:value-type="float">
            <text:p>1.11E-05</text:p>
          </table:table-cell>
          <table:table-cell table:style-name="ce16" office:value-type="float" office:value="0.0000112220686961346" calcext:value-type="float">
            <text:p>1.12E-05</text:p>
          </table:table-cell>
          <table:table-cell table:style-name="ce16" office:value-type="float" office:value="-0.00000106370640902444" calcext:value-type="float">
            <text:p>-1.06E-06</text:p>
          </table:table-cell>
          <table:table-cell table:style-name="ce16" office:value-type="float" office:value="-0.000000210725693731092" calcext:value-type="float">
            <text:p>-2.11E-07</text:p>
          </table:table-cell>
          <table:table-cell table:style-name="ce16" office:value-type="float" office:value="-0.0000000193593620154138" calcext:value-type="float">
            <text:p>-1.94E-08</text:p>
          </table:table-cell>
          <table:table-cell table:style-name="ce14" office:value-type="float" office:value="0.000364704477441155" calcext:value-type="float">
            <text:p>0.000364704477441</text:p>
          </table:table-cell>
          <table:table-cell table:style-name="ce14" office:value-type="float" office:value="0.129955316650052" calcext:value-type="float">
            <text:p>0.129955316650052</text:p>
          </table:table-cell>
          <table:table-cell table:style-name="ce14" office:value-type="float" office:value="0.0123142291420347" calcext:value-type="float">
            <text:p>0.012314229142035</text:p>
          </table:table-cell>
          <table:table-cell table:style-name="ce14" office:value-type="float" office:value="0.00239168690678279" calcext:value-type="float">
            <text:p>0.002391686906783</text:p>
          </table:table-cell>
          <table:table-cell table:style-name="ce16" office:value-type="float" office:value="0.0000000591330650021821" calcext:value-type="float">
            <text:p>5.91E-08</text:p>
          </table:table-cell>
          <table:table-cell table:style-name="ce16" office:value-type="float" office:value="0.00000616861840554336" calcext:value-type="float">
            <text:p>6.17E-06</text:p>
          </table:table-cell>
          <table:table-cell table:style-name="ce16" office:value-type="float" office:value="0.00000622218869059189" calcext:value-type="float">
            <text:p>6.22E-06</text:p>
          </table:table-cell>
          <table:table-cell table:style-name="ce16" office:value-type="float" office:value="-0.000000583634906081221" calcext:value-type="float">
            <text:p>-5.84E-07</text:p>
          </table:table-cell>
          <table:table-cell table:style-name="ce16" office:value-type="float" office:value="-0.000000112426453392624" calcext:value-type="float">
            <text:p>-1.12E-07</text:p>
          </table:table-cell>
          <table:table-cell table:style-name="ce16" office:value-type="float" office:value="-0.0000000104475716483518" calcext:value-type="float">
            <text:p>-1.04E-08</text:p>
          </table:table-cell>
          <table:table-cell table:style-name="ce14" table:formula="of:= (10^(1.666)*[.B50]^(0.31))/1000" office:value-type="float" office:value="0.032553410392838" calcext:value-type="float">
            <text:p>0.032553410392838</text:p>
          </table:table-cell>
          <table:table-cell table:style-name="ce14" table:formula="of:=42.803*[.B50]^0.4066/1000" office:value-type="float" office:value="0.0269319742358334" calcext:value-type="float">
            <text:p>0.026931974235833</text:p>
          </table:table-cell>
          <table:table-cell table:style-name="ce14" table:formula="of:=8.882*[.B50]^0.7294/1000" office:value-type="float" office:value="0.00386871879193149" calcext:value-type="float">
            <text:p>0.003868718791931</text:p>
          </table:table-cell>
          <table:table-cell table:style-name="ce14" table:formula="of:=[.Z50]+[.H50]" office:value-type="float" office:value="0.029400767778994" calcext:value-type="float">
            <text:p>0.029400767778994</text:p>
          </table:table-cell>
          <table:table-cell table:style-name="ce14" table:formula="of:=[.J50]+[.E50]*[.AB50]^2" office:value-type="float" office:value="0.0000116995657682236" calcext:value-type="float">
            <text:p>1.16995657682236E-05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Rattus_norvegicus</text:p>
          </table:table-cell>
          <table:table-cell table:style-name="ce3" office:value-type="float" office:value="0.32" calcext:value-type="float">
            <text:p>0.32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0263915644914292" calcext:value-type="float">
            <text:p>0.002639156449143</text:p>
          </table:table-cell>
          <table:table-cell table:style-name="ce14" office:value-type="float" office:value="0.121105080000079" calcext:value-type="float">
            <text:p>0.121105080000079</text:p>
          </table:table-cell>
          <table:table-cell table:style-name="ce14" office:value-type="float" office:value="0.013031736367322" calcext:value-type="float">
            <text:p>0.013031736367322</text:p>
          </table:table-cell>
          <table:table-cell table:style-name="ce14" office:value-type="float" office:value="0.0213906928450991" calcext:value-type="float">
            <text:p>0.021390692845099</text:p>
          </table:table-cell>
          <table:table-cell table:style-name="ce16" office:value-type="float" office:value="0.00000186504611412133" calcext:value-type="float">
            <text:p>1.87E-06</text:p>
          </table:table-cell>
          <table:table-cell table:style-name="ce16" office:value-type="float" office:value="0.0000401205800514396" calcext:value-type="float">
            <text:p>4.01E-05</text:p>
          </table:table-cell>
          <table:table-cell table:style-name="ce16" office:value-type="float" office:value="0.0000391999900520349" calcext:value-type="float">
            <text:p>3.92E-05</text:p>
          </table:table-cell>
          <table:table-cell table:style-name="ce16" office:value-type="float" office:value="-0.00000417689725927803" calcext:value-type="float">
            <text:p>-4.18E-06</text:p>
          </table:table-cell>
          <table:table-cell table:style-name="ce16" office:value-type="float" office:value="-0.00000682744487121349" calcext:value-type="float">
            <text:p>-6.83E-06</text:p>
          </table:table-cell>
          <table:table-cell table:style-name="ce16" office:value-type="float" office:value="-0.000000733079818695051" calcext:value-type="float">
            <text:p>-7.33E-07</text:p>
          </table:table-cell>
          <table:table-cell table:style-name="ce14" office:value-type="float" office:value="0.000661647258798257" calcext:value-type="float">
            <text:p>0.000661647258798</text:p>
          </table:table-cell>
          <table:table-cell table:style-name="ce14" office:value-type="float" office:value="0.122116255486856" calcext:value-type="float">
            <text:p>0.122116255486856</text:p>
          </table:table-cell>
          <table:table-cell table:style-name="ce14" office:value-type="float" office:value="0.0125075597965499" calcext:value-type="float">
            <text:p>0.01250755979655</text:p>
          </table:table-cell>
          <table:table-cell table:style-name="ce14" office:value-type="float" office:value="0.02167594839564" calcext:value-type="float">
            <text:p>0.02167594839564</text:p>
          </table:table-cell>
          <table:table-cell table:style-name="ce16" office:value-type="float" office:value="0.000000465145063360612" calcext:value-type="float">
            <text:p>4.65E-07</text:p>
          </table:table-cell>
          <table:table-cell table:style-name="ce16" office:value-type="float" office:value="0.0000102286257364395" calcext:value-type="float">
            <text:p>1.02E-05</text:p>
          </table:table-cell>
          <table:table-cell table:style-name="ce16" office:value-type="float" office:value="0.0000099727161610485" calcext:value-type="float">
            <text:p>9.97E-06</text:p>
          </table:table-cell>
          <table:table-cell table:style-name="ce16" office:value-type="float" office:value="-0.00000101073544848502" calcext:value-type="float">
            <text:p>-1.01E-06</text:p>
          </table:table-cell>
          <table:table-cell table:style-name="ce16" office:value-type="float" office:value="-0.00000175118971367461" calcext:value-type="float">
            <text:p>-1.75E-06</text:p>
          </table:table-cell>
          <table:table-cell table:style-name="ce16" office:value-type="float" office:value="-0.000000177331933731889" calcext:value-type="float">
            <text:p>-1.77E-07</text:p>
          </table:table-cell>
          <table:table-cell table:style-name="ce14" table:formula="of:= (10^(1.666)*[.B51]^(0.31))/1000" office:value-type="float" office:value="0.032553410392838" calcext:value-type="float">
            <text:p>0.032553410392838</text:p>
          </table:table-cell>
          <table:table-cell table:style-name="ce14" table:formula="of:=42.803*[.B51]^0.4066/1000" office:value-type="float" office:value="0.0269319742358334" calcext:value-type="float">
            <text:p>0.026931974235833</text:p>
          </table:table-cell>
          <table:table-cell table:style-name="ce14" table:formula="of:=8.882*[.B51]^0.7294/1000" office:value-type="float" office:value="0.00386871879193149" calcext:value-type="float">
            <text:p>0.003868718791931</text:p>
          </table:table-cell>
          <table:table-cell table:style-name="ce14" table:formula="of:=[.H51]" office:value-type="float" office:value="0.0213906928450991" calcext:value-type="float">
            <text:p>0.021390692845099</text:p>
          </table:table-cell>
          <table:table-cell table:style-name="ce14" table:formula="of:=[.J51]+[.E51]*[.AB51]^2" office:value-type="float" office:value="0.0000413281570694798" calcext:value-type="float">
            <text:p>4.13281570694798E-05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13674851132417" calcext:value-type="float">
            <text:p>0.013674851132417</text:p>
          </table:table-cell>
          <table:table-cell table:style-name="ce15" office:value-type="float" office:value="0.191932389126769" calcext:value-type="float">
            <text:p>0.191932389126769</text:p>
          </table:table-cell>
          <table:table-cell table:style-name="ce15" office:value-type="float" office:value="0.0196740373662539" calcext:value-type="float">
            <text:p>0.019674037366254</text:p>
          </table:table-cell>
          <table:table-cell table:style-name="ce15" office:value-type="float" office:value="0.0787421069286974" calcext:value-type="float">
            <text:p>0.078742106928697</text:p>
          </table:table-cell>
          <table:table-cell table:style-name="ce17" office:value-type="float" office:value="0.0000932754456347675" calcext:value-type="float">
            <text:p>9.33E-05</text:p>
          </table:table-cell>
          <table:table-cell table:style-name="ce15" office:value-type="float" office:value="0.000592008294747803" calcext:value-type="float">
            <text:p>0.000592008294748</text:p>
          </table:table-cell>
          <table:table-cell office:value-type="float" office:value="0.000509916404030383" calcext:value-type="float">
            <text:p>0.00050991640403</text:p>
          </table:table-cell>
          <table:table-cell table:style-name="ce18" office:value-type="float" office:value="-0.0000513861777456565" calcext:value-type="float">
            <text:p>-5.14E-05</text:p>
          </table:table-cell>
          <table:table-cell office:value-type="float" office:value="-0.000206427340237523" calcext:value-type="float">
            <text:p>-0.000206427340238</text:p>
          </table:table-cell>
          <table:table-cell table:style-name="ce18" office:value-type="float" office:value="-0.0000211814367703224" calcext:value-type="float">
            <text:p>-2.12E-05</text:p>
          </table:table-cell>
          <table:table-cell office:value-type="float" office:value="0.00639340834579082" calcext:value-type="float">
            <text:p>0.006393408345791</text:p>
          </table:table-cell>
          <table:table-cell office:value-type="float" office:value="0.192684620457502" calcext:value-type="float">
            <text:p>0.192684620457502</text:p>
          </table:table-cell>
          <table:table-cell office:value-type="float" office:value="0.0182960763681422" calcext:value-type="float">
            <text:p>0.018296076368142</text:p>
          </table:table-cell>
          <table:table-cell office:value-type="float" office:value="0.0743794781497003" calcext:value-type="float">
            <text:p>0.0743794781497</text:p>
          </table:table-cell>
          <table:table-cell table:style-name="ce18" office:value-type="float" office:value="0.0000391316339836349" calcext:value-type="float">
            <text:p>3.91E-05</text:p>
          </table:table-cell>
          <table:table-cell office:value-type="float" office:value="0.000274356251132704" calcext:value-type="float">
            <text:p>0.000274356251133</text:p>
          </table:table-cell>
          <table:table-cell office:value-type="float" office:value="0.000239644365268175" calcext:value-type="float">
            <text:p>0.000239644365268</text:p>
          </table:table-cell>
          <table:table-cell table:style-name="ce18" office:value-type="float" office:value="-0.0000225376716676551" calcext:value-type="float">
            <text:p>-2.25E-05</text:p>
          </table:table-cell>
          <table:table-cell table:style-name="ce18" office:value-type="float" office:value="-0.000091491261096318" calcext:value-type="float">
            <text:p>-9.15E-05</text:p>
          </table:table-cell>
          <table:table-cell table:style-name="ce18" office:value-type="float" office:value="-0.00000868750939957724" calcext:value-type="float">
            <text:p>-8.69E-06</text:p>
          </table:table-cell>
          <table:table-cell table:formula="of:= (10^(1.666)*[.B52]^(0.31))/1000" office:value-type="float" office:value="0.0428407567376215" calcext:value-type="float">
            <text:p>0.042840756737622</text:p>
          </table:table-cell>
          <table:table-cell table:formula="of:=42.803*[.B52]^0.4066/1000" office:value-type="float" office:value="0.038609305087469" calcext:value-type="float">
            <text:p>0.038609305087469</text:p>
          </table:table-cell>
          <table:table-cell table:formula="of:=8.882*[.B52]^0.7294/1000" office:value-type="float" office:value="0.00738203174262523" calcext:value-type="float">
            <text:p>0.007382031742625</text:p>
          </table:table-cell>
          <table:table-cell table:formula="of:=[.Y52]-[.H52]" office:value-type="float" office:value="-0.0359013501910759" calcext:value-type="float">
            <text:p>-0.035901350191076</text:p>
          </table:table-cell>
          <table:table-cell table:formula="of:=[.J52]+[.E52]*[.AB52]^2" office:value-type="float" office:value="0.000609633905351632" calcext:value-type="float">
            <text:p>0.000609633905352</text:p>
          </table:table-cell>
          <table:table-cell table:style-name="ce13" table:formula="of:=SUM([.AC53]+[.AC54])" office:value-type="float" office:value="0.000682804182390872" calcext:value-type="float">
            <text:p>0.000682804182391</text:p>
          </table:table-cell>
          <table:table-cell table:style-name="ce13" table:formula="of:=SUM([.AC52:.AC54])" office:value-type="float" office:value="0.0012924380877425" calcext:value-type="float">
            <text:p>0.001292438087743</text:p>
          </table:table-cell>
          <table:table-cell table:style-name="ce13" table:formula="of:=[.AD52]/[.AE52]" office:value-type="float" office:value="0.528307072397969" calcext:value-type="float">
            <text:p>0.528307072397969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0425390646537471" calcext:value-type="float">
            <text:p>0.004253906465375</text:p>
          </table:table-cell>
          <table:table-cell table:style-name="ce15" office:value-type="float" office:value="0.211369830740802" calcext:value-type="float">
            <text:p>0.211369830740802</text:p>
          </table:table-cell>
          <table:table-cell table:style-name="ce15" office:value-type="float" office:value="0.0191931287268215" calcext:value-type="float">
            <text:p>0.019193128726822</text:p>
          </table:table-cell>
          <table:table-cell table:style-name="ce15" office:value-type="float" office:value="-0.00490095981029318" calcext:value-type="float">
            <text:p>-0.004900959810293</text:p>
          </table:table-cell>
          <table:table-cell table:style-name="ce17" office:value-type="float" office:value="0.00000183935587438016" calcext:value-type="float">
            <text:p>1.84E-06</text:p>
          </table:table-cell>
          <table:table-cell table:style-name="ce15" office:value-type="float" office:value="0.000190799796709452" calcext:value-type="float">
            <text:p>0.000190799796709</text:p>
          </table:table-cell>
          <table:table-cell office:value-type="float" office:value="0.000192220738105308" calcext:value-type="float">
            <text:p>0.000192220738105</text:p>
          </table:table-cell>
          <table:table-cell table:style-name="ce18" office:value-type="float" office:value="-0.0000172367438897698" calcext:value-type="float">
            <text:p>-1.72E-05</text:p>
          </table:table-cell>
          <table:table-cell table:style-name="ce18" office:value-type="float" office:value="0.0000045802316584735" calcext:value-type="float">
            <text:p>4.58E-06</text:p>
          </table:table-cell>
          <table:table-cell table:style-name="ce18" office:value-type="float" office:value="0.000000397834510352714" calcext:value-type="float">
            <text:p>3.98E-07</text:p>
          </table:table-cell>
          <table:table-cell office:value-type="float" office:value="0.00472790811314183" calcext:value-type="float">
            <text:p>0.004727908113142</text:p>
          </table:table-cell>
          <table:table-cell office:value-type="float" office:value="0.213092417171305" calcext:value-type="float">
            <text:p>0.213092417171305</text:p>
          </table:table-cell>
          <table:table-cell office:value-type="float" office:value="0.0189785196843841" calcext:value-type="float">
            <text:p>0.018978519684384</text:p>
          </table:table-cell>
          <table:table-cell office:value-type="float" office:value="-0.00652807174639853" calcext:value-type="float">
            <text:p>-0.006528071746399</text:p>
          </table:table-cell>
          <table:table-cell table:style-name="ce18" office:value-type="float" office:value="0.00000206015237503934" calcext:value-type="float">
            <text:p>2.06E-06</text:p>
          </table:table-cell>
          <table:table-cell office:value-type="float" office:value="0.000215443353804348" calcext:value-type="float">
            <text:p>0.000215443353804</text:p>
          </table:table-cell>
          <table:table-cell office:value-type="float" office:value="0.000216903799246712" calcext:value-type="float">
            <text:p>0.000216903799247</text:p>
          </table:table-cell>
          <table:table-cell table:style-name="ce18" office:value-type="float" office:value="-0.0000191201027849666" calcext:value-type="float">
            <text:p>-1.91E-05</text:p>
          </table:table-cell>
          <table:table-cell table:style-name="ce18" office:value-type="float" office:value="0.00000672696290140779" calcext:value-type="float">
            <text:p>6.73E-06</text:p>
          </table:table-cell>
          <table:table-cell table:style-name="ce18" office:value-type="float" office:value="0.000000587179823616435" calcext:value-type="float">
            <text:p>5.87E-07</text:p>
          </table:table-cell>
          <table:table-cell table:formula="of:= (10^(1.666)*[.B53]^(0.31))/1000" office:value-type="float" office:value="0.0428407567376215" calcext:value-type="float">
            <text:p>0.042840756737622</text:p>
          </table:table-cell>
          <table:table-cell table:formula="of:=42.803*[.B53]^0.4066/1000" office:value-type="float" office:value="0.038609305087469" calcext:value-type="float">
            <text:p>0.038609305087469</text:p>
          </table:table-cell>
          <table:table-cell table:formula="of:=8.882*[.B53]^0.7294/1000" office:value-type="float" office:value="0.00738203174262523" calcext:value-type="float">
            <text:p>0.007382031742625</text:p>
          </table:table-cell>
          <table:table-cell table:formula="of:=[.Z53]+[.H53]" office:value-type="float" office:value="0.0337083452771758" calcext:value-type="float">
            <text:p>0.033708345277176</text:p>
          </table:table-cell>
          <table:table-cell table:formula="of:=[.J53]+[.E53]*[.AB53]^2" office:value-type="float" office:value="0.000195633308741294" calcext:value-type="float">
            <text:p>0.000195633308741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Suricata_suricatta</text:p>
          </table:table-cell>
          <table:table-cell table:style-name="ce4" office:value-type="float" office:value="0.776" calcext:value-type="float">
            <text:p>0.776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0123667463765406" calcext:value-type="float">
            <text:p>0.012366746376541</text:p>
          </table:table-cell>
          <table:table-cell table:style-name="ce15" office:value-type="float" office:value="0.191876048085445" calcext:value-type="float">
            <text:p>0.191876048085445</text:p>
          </table:table-cell>
          <table:table-cell table:style-name="ce15" office:value-type="float" office:value="0.0169089590105156" calcext:value-type="float">
            <text:p>0.016908959010516</text:p>
          </table:table-cell>
          <table:table-cell table:style-name="ce15" office:value-type="float" office:value="0.0334283412474803" calcext:value-type="float">
            <text:p>0.03342834124748</text:p>
          </table:table-cell>
          <table:table-cell table:style-name="ce17" office:value-type="float" office:value="0.0000212421597223436" calcext:value-type="float">
            <text:p>2.12E-05</text:p>
          </table:table-cell>
          <table:table-cell table:style-name="ce15" office:value-type="float" office:value="0.00047335160346196" calcext:value-type="float">
            <text:p>0.000473351603462</text:p>
          </table:table-cell>
          <table:table-cell office:value-type="float" office:value="0.000459558927070033" calcext:value-type="float">
            <text:p>0.00045955892707</text:p>
          </table:table-cell>
          <table:table-cell table:style-name="ce18" office:value-type="float" office:value="-0.0000402154171043517" calcext:value-type="float">
            <text:p>-4.02E-05</text:p>
          </table:table-cell>
          <table:table-cell table:style-name="ce18" office:value-type="float" office:value="-0.0000794415121417481" calcext:value-type="float">
            <text:p>-7.94E-05</text:p>
          </table:table-cell>
          <table:table-cell table:style-name="ce18" office:value-type="float" office:value="-0.00000689872537029731" calcext:value-type="float">
            <text:p>-6.90E-06</text:p>
          </table:table-cell>
          <table:table-cell office:value-type="float" office:value="0.00494964620126983" calcext:value-type="float">
            <text:p>0.00494964620127</text:p>
          </table:table-cell>
          <table:table-cell office:value-type="float" office:value="0.191399141730837" calcext:value-type="float">
            <text:p>0.191399141730837</text:p>
          </table:table-cell>
          <table:table-cell office:value-type="float" office:value="0.0176905237102193" calcext:value-type="float">
            <text:p>0.017690523710219</text:p>
          </table:table-cell>
          <table:table-cell office:value-type="float" office:value="0.0305401277885611" calcext:value-type="float">
            <text:p>0.030540127788561</text:p>
          </table:table-cell>
          <table:table-cell table:style-name="ce18" office:value-type="float" office:value="0.00000746683024095211" calcext:value-type="float">
            <text:p>7.47E-06</text:p>
          </table:table-cell>
          <table:table-cell office:value-type="float" office:value="0.000187247923744808" calcext:value-type="float">
            <text:p>0.000187247923745</text:p>
          </table:table-cell>
          <table:table-cell office:value-type="float" office:value="0.000182944404717982" calcext:value-type="float">
            <text:p>0.000182944404718</text:p>
          </table:table-cell>
          <table:table-cell table:style-name="ce18" office:value-type="float" office:value="-0.000016761326585566" calcext:value-type="float">
            <text:p>-1.68E-05</text:p>
          </table:table-cell>
          <table:table-cell table:style-name="ce18" office:value-type="float" office:value="-0.0000289176842545416" calcext:value-type="float">
            <text:p>-2.89E-05</text:p>
          </table:table-cell>
          <table:table-cell table:style-name="ce18" office:value-type="float" office:value="-0.0000026627802588959" calcext:value-type="float">
            <text:p>-2.66E-06</text:p>
          </table:table-cell>
          <table:table-cell table:formula="of:= (10^(1.666)*[.B54]^(0.31))/1000" office:value-type="float" office:value="0.0428407567376215" calcext:value-type="float">
            <text:p>0.042840756737622</text:p>
          </table:table-cell>
          <table:table-cell table:formula="of:=42.803*[.B54]^0.4066/1000" office:value-type="float" office:value="0.038609305087469" calcext:value-type="float">
            <text:p>0.038609305087469</text:p>
          </table:table-cell>
          <table:table-cell table:formula="of:=8.882*[.B54]^0.7294/1000" office:value-type="float" office:value="0.00738203174262523" calcext:value-type="float">
            <text:p>0.007382031742625</text:p>
          </table:table-cell>
          <table:table-cell table:formula="of:=[.H54]" office:value-type="float" office:value="0.0334283412474803" calcext:value-type="float">
            <text:p>0.03342834124748</text:p>
          </table:table-cell>
          <table:table-cell table:formula="of:=[.J54]+[.E54]*[.AB54]^2" office:value-type="float" office:value="0.000487170873649578" calcext:value-type="float">
            <text:p>0.00048717087365</text:p>
          </table:table-cell>
          <table:table-cell table:style-name="ce13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57" office:value-type="string" calcext:value-type="string">
            <text:p>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12826076106218" calcext:value-type="float">
            <text:p>0.12826076106218</text:p>
          </table:table-cell>
          <table:table-cell table:style-name="ce14" office:value-type="float" office:value="0.329430913368336" calcext:value-type="float">
            <text:p>0.329430913368336</text:p>
          </table:table-cell>
          <table:table-cell table:style-name="ce14" office:value-type="float" office:value="0.0599082350746399" calcext:value-type="float">
            <text:p>0.05990823507464</text:p>
          </table:table-cell>
          <table:table-cell table:style-name="ce14" office:value-type="float" office:value="0.129154420444266" calcext:value-type="float">
            <text:p>0.129154420444266</text:p>
          </table:table-cell>
          <table:table-cell table:style-name="ce14" office:value-type="float" office:value="0.00268926750787312" calcext:value-type="float">
            <text:p>0.002689267507873</text:p>
          </table:table-cell>
          <table:table-cell table:style-name="ce14" office:value-type="float" office:value="0.0161823508743683" calcext:value-type="float">
            <text:p>0.016182350874368</text:p>
          </table:table-cell>
          <table:table-cell table:style-name="ce14" office:value-type="float" office:value="0.0144388250067646" calcext:value-type="float">
            <text:p>0.014438825006765</text:p>
          </table:table-cell>
          <table:table-cell table:style-name="ce14" office:value-type="float" office:value="-0.00254810581477896" calcext:value-type="float">
            <text:p>-0.002548105814779</text:p>
          </table:table-cell>
          <table:table-cell table:style-name="ce14" office:value-type="float" office:value="-0.00545721413471081" calcext:value-type="float">
            <text:p>-0.005457214134711</text:p>
          </table:table-cell>
          <table:table-cell table:style-name="ce14" office:value-type="float" office:value="-0.000997076629341204" calcext:value-type="float">
            <text:p>-0.000997076629341</text:p>
          </table:table-cell>
          <table:table-cell table:style-name="ce14" office:value-type="float" office:value="0.060035317992417" calcext:value-type="float">
            <text:p>0.060035317992417</text:p>
          </table:table-cell>
          <table:table-cell table:style-name="ce14" office:value-type="float" office:value="0.340048415978639" calcext:value-type="float">
            <text:p>0.340048415978639</text:p>
          </table:table-cell>
          <table:table-cell table:style-name="ce14" office:value-type="float" office:value="0.0623037634154199" calcext:value-type="float">
            <text:p>0.06230376341542</text:p>
          </table:table-cell>
          <table:table-cell table:style-name="ce14" office:value-type="float" office:value="0.132273093505275" calcext:value-type="float">
            <text:p>0.132273093505275</text:p>
          </table:table-cell>
          <table:table-cell table:style-name="ce14" office:value-type="float" office:value="0.00133054192929939" calcext:value-type="float">
            <text:p>0.001330541929299</text:p>
          </table:table-cell>
          <table:table-cell table:style-name="ce14" office:value-type="float" office:value="0.00804098688793557" calcext:value-type="float">
            <text:p>0.008040986887936</text:p>
          </table:table-cell>
          <table:table-cell table:style-name="ce14" office:value-type="float" office:value="0.0071822901698341" calcext:value-type="float">
            <text:p>0.007182290169834</text:p>
          </table:table-cell>
          <table:table-cell table:style-name="ce14" office:value-type="float" office:value="-0.0012729473787387" calcext:value-type="float">
            <text:p>-0.001272947378739</text:p>
          </table:table-cell>
          <table:table-cell table:style-name="ce14" office:value-type="float" office:value="-0.00269451975978045" calcext:value-type="float">
            <text:p>-0.00269451975978</text:p>
          </table:table-cell>
          <table:table-cell table:style-name="ce14" office:value-type="float" office:value="-0.000491820819721702" calcext:value-type="float">
            <text:p>-0.000491820819722</text:p>
          </table:table-cell>
          <table:table-cell table:style-name="ce14" table:formula="of:= (10^(1.666)*[.B55]^(0.31))/1000" office:value-type="float" office:value="0.227323784937996" calcext:value-type="float">
            <text:p>0.227323784937996</text:p>
          </table:table-cell>
          <table:table-cell table:style-name="ce14" table:formula="of:=40.67*[.B55]^0.3461/1000" office:value-type="float" office:value="0.240074349548872" calcext:value-type="float">
            <text:p>0.240074349548872</text:p>
          </table:table-cell>
          <table:table-cell table:style-name="ce14" table:formula="of:=9.8864*[.B55]^0.4877/1000" office:value-type="float" office:value="0.120664223847205" calcext:value-type="float">
            <text:p>0.120664223847205</text:p>
          </table:table-cell>
          <table:table-cell table:style-name="ce14" table:formula="of:=[.Y55]-[.H55]" office:value-type="float" office:value="0.0981693644937296" calcext:value-type="float">
            <text:p>0.09816936449373</text:p>
          </table:table-cell>
          <table:table-cell table:style-name="ce14" table:formula="of:=[.J55]+[.E55]*[.AB55]^2" office:value-type="float" office:value="0.0174184285751808" calcext:value-type="float">
            <text:p>0.017418428575181</text:p>
          </table:table-cell>
          <table:table-cell table:style-name="ce13" table:formula="of:=SUM([.AC56]+[.AC57])" office:value-type="float" office:value="0.0221611448562146" calcext:value-type="float">
            <text:p>0.022161144856215</text:p>
          </table:table-cell>
          <table:table-cell table:style-name="ce13" table:formula="of:=SUM([.AC55:.AC57])" office:value-type="float" office:value="0.0395795734313954" calcext:value-type="float">
            <text:p>0.039579573431395</text:p>
          </table:table-cell>
          <table:table-cell table:style-name="ce13" table:formula="of:=[.AD55]/[.AE55]" office:value-type="float" office:value="0.559913686149935" calcext:value-type="float">
            <text:p>0.559913686149935</text:p>
          </table:table-cell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57" office:value-type="string" calcext:value-type="string">
            <text:p>Hand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515914330065346" calcext:value-type="float">
            <text:p>0.051591433006535</text:p>
          </table:table-cell>
          <table:table-cell table:style-name="ce14" office:value-type="float" office:value="0.38955044691016" calcext:value-type="float">
            <text:p>0.38955044691016</text:p>
          </table:table-cell>
          <table:table-cell table:style-name="ce14" office:value-type="float" office:value="0.0635560418764243" calcext:value-type="float">
            <text:p>0.063556041876424</text:p>
          </table:table-cell>
          <table:table-cell table:style-name="ce14" office:value-type="float" office:value="0.0130522677119495" calcext:value-type="float">
            <text:p>0.01305226771195</text:p>
          </table:table-cell>
          <table:table-cell table:style-name="ce14" office:value-type="float" office:value="0.000222693540908279" calcext:value-type="float">
            <text:p>0.000222693540908</text:p>
          </table:table-cell>
          <table:table-cell table:style-name="ce14" office:value-type="float" office:value="0.00787768936915599" calcext:value-type="float">
            <text:p>0.007877689369156</text:p>
          </table:table-cell>
          <table:table-cell table:style-name="ce14" office:value-type="float" office:value="0.00807691310343192" calcext:value-type="float">
            <text:p>0.008076913103432</text:p>
          </table:table-cell>
          <table:table-cell table:style-name="ce14" office:value-type="float" office:value="-0.00127950839928259" calcext:value-type="float">
            <text:p>-0.001279508399283</text:p>
          </table:table-cell>
          <table:table-cell table:style-name="ce14" office:value-type="float" office:value="-0.00025812174776687" calcext:value-type="float">
            <text:p>-0.000258121747767</text:p>
          </table:table-cell>
          <table:table-cell table:style-name="ce16" office:value-type="float" office:value="-0.0000422025259289337" calcext:value-type="float">
            <text:p>-4.22E-05</text:p>
          </table:table-cell>
          <table:table-cell table:style-name="ce14" office:value-type="float" office:value="0.0434528535443131" calcext:value-type="float">
            <text:p>0.043452853544313</text:p>
          </table:table-cell>
          <table:table-cell table:style-name="ce14" office:value-type="float" office:value="0.392412012284298" calcext:value-type="float">
            <text:p>0.392412012284298</text:p>
          </table:table-cell>
          <table:table-cell table:style-name="ce14" office:value-type="float" office:value="0.0628659135048104" calcext:value-type="float">
            <text:p>0.06286591350481</text:p>
          </table:table-cell>
          <table:table-cell table:style-name="ce14" office:value-type="float" office:value="0.00997741909164064" calcext:value-type="float">
            <text:p>0.009977419091641</text:p>
          </table:table-cell>
          <table:table-cell table:style-name="ce14" office:value-type="float" office:value="0.000179745608290198" calcext:value-type="float">
            <text:p>0.00017974560829</text:p>
          </table:table-cell>
          <table:table-cell table:style-name="ce14" office:value-type="float" office:value="0.00672277110378504" calcext:value-type="float">
            <text:p>0.006722771103785</text:p>
          </table:table-cell>
          <table:table-cell table:style-name="ce14" office:value-type="float" office:value="0.00689026285847372" calcext:value-type="float">
            <text:p>0.006890262858474</text:p>
          </table:table-cell>
          <table:table-cell table:style-name="ce14" office:value-type="float" office:value="-0.00107270570001852" calcext:value-type="float">
            <text:p>-0.001072705700019</text:p>
          </table:table-cell>
          <table:table-cell table:style-name="ce14" office:value-type="float" office:value="-0.000168499279703239" calcext:value-type="float">
            <text:p>-0.000168499279703</text:p>
          </table:table-cell>
          <table:table-cell table:style-name="ce16" office:value-type="float" office:value="-0.000026890736628824" calcext:value-type="float">
            <text:p>-2.69E-05</text:p>
          </table:table-cell>
          <table:table-cell table:style-name="ce14" table:formula="of:= (10^(1.666)*[.B56]^(0.31))/1000" office:value-type="float" office:value="0.227323784937996" calcext:value-type="float">
            <text:p>0.227323784937996</text:p>
          </table:table-cell>
          <table:table-cell table:style-name="ce14" table:formula="of:=40.67*[.B56]^0.3461/1000" office:value-type="float" office:value="0.240074349548872" calcext:value-type="float">
            <text:p>0.240074349548872</text:p>
          </table:table-cell>
          <table:table-cell table:style-name="ce14" table:formula="of:=9.8864*[.B56]^0.4877/1000" office:value-type="float" office:value="0.120664223847205" calcext:value-type="float">
            <text:p>0.120664223847205</text:p>
          </table:table-cell>
          <table:table-cell table:style-name="ce14" table:formula="of:=[.Z56]+[.H56]" office:value-type="float" office:value="0.253126617260821" calcext:value-type="float">
            <text:p>0.253126617260821</text:p>
          </table:table-cell>
          <table:table-cell table:style-name="ce14" table:formula="of:=[.J56]+[.E56]*[.AB56]^2" office:value-type="float" office:value="0.0111833116087417" calcext:value-type="float">
            <text:p>0.011183311608742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 table:visibility="collapse">
          <table:table-cell table:style-name="ce3" office:value-type="string" calcext:value-type="string">
            <text:p>Sus_scrofa</text:p>
          </table:table-cell>
          <table:table-cell table:style-name="ce3" office:value-type="float" office:value="169" calcext:value-type="float">
            <text:p>169</text:p>
          </table:table-cell>
          <table:table-cell table:style-name="ce57" office:value-type="string" calcext:value-type="string">
            <text:p>Forearm</text:p>
          </table:table-cell>
          <table:table-cell table:style-name="ce61" office:value-type="string" calcext:value-type="string">
            <text:p>Left</text:p>
          </table:table-cell>
          <table:table-cell table:style-name="ce14" office:value-type="float" office:value="0.0896177840283942" calcext:value-type="float">
            <text:p>0.089617784028394</text:p>
          </table:table-cell>
          <table:table-cell table:style-name="ce14" office:value-type="float" office:value="0.337022111675224" calcext:value-type="float">
            <text:p>0.337022111675224</text:p>
          </table:table-cell>
          <table:table-cell table:style-name="ce14" office:value-type="float" office:value="0.0633450690584303" calcext:value-type="float">
            <text:p>0.06334506905843</text:p>
          </table:table-cell>
          <table:table-cell table:style-name="ce14" office:value-type="float" office:value="0.0630095847637928" calcext:value-type="float">
            <text:p>0.063009584763793</text:p>
          </table:table-cell>
          <table:table-cell table:style-name="ce14" office:value-type="float" office:value="0.000801435918063915" calcext:value-type="float">
            <text:p>0.000801435918064</text:p>
          </table:table-cell>
          <table:table-cell table:style-name="ce14" office:value-type="float" office:value="0.0106220320248045" calcext:value-type="float">
            <text:p>0.010622032024805</text:p>
          </table:table-cell>
          <table:table-cell table:style-name="ce14" office:value-type="float" office:value="0.0105541832265076" calcext:value-type="float">
            <text:p>0.010554183226508</text:p>
          </table:table-cell>
          <table:table-cell table:style-name="ce14" office:value-type="float" office:value="-0.00191757297935619" calcext:value-type="float">
            <text:p>-0.001917572979356</text:p>
          </table:table-cell>
          <table:table-cell table:style-name="ce14" office:value-type="float" office:value="-0.00190562601675005" calcext:value-type="float">
            <text:p>-0.00190562601675</text:p>
          </table:table-cell>
          <table:table-cell table:style-name="ce14" office:value-type="float" office:value="-0.00035649725367553" calcext:value-type="float">
            <text:p>-0.000356497253676</text:p>
          </table:table-cell>
          <table:table-cell table:style-name="ce14" office:value-type="float" office:value="0.0342916251728438" calcext:value-type="float">
            <text:p>0.034291625172844</text:p>
          </table:table-cell>
          <table:table-cell table:style-name="ce14" office:value-type="float" office:value="0.335580255749441" calcext:value-type="float">
            <text:p>0.335580255749441</text:p>
          </table:table-cell>
          <table:table-cell table:style-name="ce14" office:value-type="float" office:value="0.062719772081411" calcext:value-type="float">
            <text:p>0.062719772081411</text:p>
          </table:table-cell>
          <table:table-cell table:style-name="ce14" office:value-type="float" office:value="0.0573645317020475" calcext:value-type="float">
            <text:p>0.057364531702048</text:p>
          </table:table-cell>
          <table:table-cell table:style-name="ce14" office:value-type="float" office:value="0.000271658968220902" calcext:value-type="float">
            <text:p>0.000271658968221</text:p>
          </table:table-cell>
          <table:table-cell table:style-name="ce14" office:value-type="float" office:value="0.00399907560038251" calcext:value-type="float">
            <text:p>0.003999075600383</text:p>
          </table:table-cell>
          <table:table-cell table:style-name="ce14" office:value-type="float" office:value="0.00399885792512398" calcext:value-type="float">
            <text:p>0.003998857925124</text:p>
          </table:table-cell>
          <table:table-cell table:style-name="ce14" office:value-type="float" office:value="-0.000721776439953448" calcext:value-type="float">
            <text:p>-0.000721776439953</text:p>
          </table:table-cell>
          <table:table-cell table:style-name="ce14" office:value-type="float" office:value="-0.000658865736414421" calcext:value-type="float">
            <text:p>-0.000658865736414</text:p>
          </table:table-cell>
          <table:table-cell table:style-name="ce14" office:value-type="float" office:value="-0.00012282878571686" calcext:value-type="float">
            <text:p>-0.000122828785717</text:p>
          </table:table-cell>
          <table:table-cell table:style-name="ce14" table:formula="of:= (10^(1.666)*[.B57]^(0.31))/1000" office:value-type="float" office:value="0.227323784937996" calcext:value-type="float">
            <text:p>0.227323784937996</text:p>
          </table:table-cell>
          <table:table-cell table:style-name="ce14" table:formula="of:=40.67*[.B57]^0.3461/1000" office:value-type="float" office:value="0.240074349548872" calcext:value-type="float">
            <text:p>0.240074349548872</text:p>
          </table:table-cell>
          <table:table-cell table:style-name="ce14" table:formula="of:=9.8864*[.B57]^0.4877/1000" office:value-type="float" office:value="0.120664223847205" calcext:value-type="float">
            <text:p>0.120664223847205</text:p>
          </table:table-cell>
          <table:table-cell table:style-name="ce14" table:formula="of:=[.H57]" office:value-type="float" office:value="0.0630095847637928" calcext:value-type="float">
            <text:p>0.063009584763793</text:p>
          </table:table-cell>
          <table:table-cell table:style-name="ce14" table:formula="of:=[.J57]+[.E57]*[.AB57]^2" office:value-type="float" office:value="0.0109778332474729" calcext:value-type="float">
            <text:p>0.010977833247473</text:p>
          </table:table-cell>
          <table:table-cell table:style-name="ce13" table:number-columns-repeated="3"/>
          <table:table-cell table:style-name="ce14" table:number-columns-repeated="992"/>
        </table:table-row>
        <table:table-row table:style-name="ro1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58" office:value-type="string" calcext:value-type="string">
            <text:p>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2.55705692149976" calcext:value-type="float">
            <text:p>2.55705692149976</text:p>
          </table:table-cell>
          <table:table-cell table:style-name="ce15" office:value-type="float" office:value="1.01533255580837" calcext:value-type="float">
            <text:p>1.01533255580837</text:p>
          </table:table-cell>
          <table:table-cell table:style-name="ce15" office:value-type="float" office:value="0.0959190277766967" calcext:value-type="float">
            <text:p>0.095919027776697</text:p>
          </table:table-cell>
          <table:table-cell table:style-name="ce15" office:value-type="float" office:value="0.451396698835542" calcext:value-type="float">
            <text:p>0.451396698835542</text:p>
          </table:table-cell>
          <table:table-cell table:style-name="ce15" office:value-type="float" office:value="0.562330860106368" calcext:value-type="float">
            <text:p>0.562330860106368</text:p>
          </table:table-cell>
          <table:table-cell table:style-name="ce15" office:value-type="float" office:value="3.1780406433847" calcext:value-type="float">
            <text:p>3.1780406433847</text:p>
          </table:table-cell>
          <table:table-cell office:value-type="float" office:value="2.66537277502602" calcext:value-type="float">
            <text:p>2.66537277502602</text:p>
          </table:table-cell>
          <table:table-cell office:value-type="float" office:value="-0.247942351374915" calcext:value-type="float">
            <text:p>-0.247942351374915</text:p>
          </table:table-cell>
          <table:table-cell office:value-type="float" office:value="-1.17158451363572" calcext:value-type="float">
            <text:p>-1.17158451363572</text:p>
          </table:table-cell>
          <table:table-cell office:value-type="float" office:value="-0.109766268158764" calcext:value-type="float">
            <text:p>-0.109766268158764</text:p>
          </table:table-cell>
          <table:table-cell office:value-type="float" office:value="1.43324549129865" calcext:value-type="float">
            <text:p>1.43324549129865</text:p>
          </table:table-cell>
          <table:table-cell office:value-type="float" office:value="1.03636658877272" calcext:value-type="float">
            <text:p>1.03636658877272</text:p>
          </table:table-cell>
          <table:table-cell office:value-type="float" office:value="0.0925911392222734" calcext:value-type="float">
            <text:p>0.092591139222273</text:p>
          </table:table-cell>
          <table:table-cell office:value-type="float" office:value="0.447139048761994" calcext:value-type="float">
            <text:p>0.447139048761994</text:p>
          </table:table-cell>
          <table:table-cell office:value-type="float" office:value="0.310267082123962" calcext:value-type="float">
            <text:p>0.310267082123962</text:p>
          </table:table-cell>
          <table:table-cell office:value-type="float" office:value="1.83715211464485" calcext:value-type="float">
            <text:p>1.83715211464485</text:p>
          </table:table-cell>
          <table:table-cell office:value-type="float" office:value="1.55280786969055" calcext:value-type="float">
            <text:p>1.55280786969055</text:p>
          </table:table-cell>
          <table:table-cell office:value-type="float" office:value="-0.13751333407024" calcext:value-type="float">
            <text:p>-0.13751333407024</text:p>
          </table:table-cell>
          <table:table-cell office:value-type="float" office:value="-0.664191892085181" calcext:value-type="float">
            <text:p>-0.664191892085181</text:p>
          </table:table-cell>
          <table:table-cell office:value-type="float" office:value="-0.0587483677576857" calcext:value-type="float">
            <text:p>-0.058748367757686</text:p>
          </table:table-cell>
          <table:table-cell table:formula="of:= (10^(1.666)*[.B58]^(0.31))/1000" office:value-type="float" office:value="0.261340201081034" calcext:value-type="float">
            <text:p>0.261340201081034</text:p>
          </table:table-cell>
          <table:table-cell table:formula="of:=40.67*[.B58]^0.3461/1000" office:value-type="float" office:value="0.280517247838585" calcext:value-type="float">
            <text:p>0.280517247838585</text:p>
          </table:table-cell>
          <table:table-cell table:formula="of:=9.8864*[.B58]^0.4877/1000" office:value-type="float" office:value="0.150264084801052" calcext:value-type="float">
            <text:p>0.150264084801052</text:p>
          </table:table-cell>
          <table:table-cell table:formula="of:=[.Y58]-[.H58]" office:value-type="float" office:value="-0.190056497754508" calcext:value-type="float">
            <text:p>-0.190056497754508</text:p>
          </table:table-cell>
          <table:table-cell table:formula="of:=[.J58]+[.E58]*[.AB58]^2" office:value-type="float" office:value="3.27040530424316" calcext:value-type="float">
            <text:p>3.27040530424316</text:p>
          </table:table-cell>
          <table:table-cell table:style-name="ce13" table:formula="of:=SUM([.AC59]+[.AC60])" office:value-type="float" office:value="3.40457376168579" calcext:value-type="float">
            <text:p>3.40457376168579</text:p>
          </table:table-cell>
          <table:table-cell table:style-name="ce13" table:formula="of:=SUM([.AC58:.AC60])" office:value-type="float" office:value="6.67497906592894" calcext:value-type="float">
            <text:p>6.67497906592894</text:p>
          </table:table-cell>
          <table:table-cell table:style-name="ce13" table:formula="of:=[.AD58]/[.AE58]" office:value-type="float" office:value="0.510050103237586" calcext:value-type="float">
            <text:p>0.510050103237586</text:p>
          </table:table-cell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58" office:value-type="string" calcext:value-type="string">
            <text:p>Hand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0.660808606150927" calcext:value-type="float">
            <text:p>0.660808606150927</text:p>
          </table:table-cell>
          <table:table-cell table:style-name="ce15" office:value-type="float" office:value="1.0929311913288" calcext:value-type="float">
            <text:p>1.0929311913288</text:p>
          </table:table-cell>
          <table:table-cell table:style-name="ce15" office:value-type="float" office:value="0.082855591264569" calcext:value-type="float">
            <text:p>0.082855591264569</text:p>
          </table:table-cell>
          <table:table-cell table:style-name="ce15" office:value-type="float" office:value="-0.00413987661523477" calcext:value-type="float">
            <text:p>-0.004139876615235</text:p>
          </table:table-cell>
          <table:table-cell table:style-name="ce15" office:value-type="float" office:value="0.00522102882491825" calcext:value-type="float">
            <text:p>0.005221028824918</text:p>
          </table:table-cell>
          <table:table-cell table:style-name="ce15" office:value-type="float" office:value="0.791223643273764" calcext:value-type="float">
            <text:p>0.791223643273764</text:p>
          </table:table-cell>
          <table:table-cell office:value-type="float" office:value="0.796103597976036" calcext:value-type="float">
            <text:p>0.796103597976036</text:p>
          </table:table-cell>
          <table:table-cell office:value-type="float" office:value="-0.05992664065284" calcext:value-type="float">
            <text:p>-0.05992664065284</text:p>
          </table:table-cell>
          <table:table-cell office:value-type="float" office:value="0.00313261711820842" calcext:value-type="float">
            <text:p>0.003132617118208</text:p>
          </table:table-cell>
          <table:table-cell office:value-type="float" office:value="0.000204563566822506" calcext:value-type="float">
            <text:p>0.000204563566823</text:p>
          </table:table-cell>
          <table:table-cell office:value-type="float" office:value="0.827490690678119" calcext:value-type="float">
            <text:p>0.827490690678119</text:p>
          </table:table-cell>
          <table:table-cell office:value-type="float" office:value="1.11373367521658" calcext:value-type="float">
            <text:p>1.11373367521658</text:p>
          </table:table-cell>
          <table:table-cell office:value-type="float" office:value="0.0840093155254407" calcext:value-type="float">
            <text:p>0.084009315525441</text:p>
          </table:table-cell>
          <table:table-cell office:value-type="float" office:value="-0.00451534706963297" calcext:value-type="float">
            <text:p>-0.004515347069633</text:p>
          </table:table-cell>
          <table:table-cell office:value-type="float" office:value="0.00660186633947259" calcext:value-type="float">
            <text:p>0.006601866339473</text:p>
          </table:table-cell>
          <table:table-cell office:value-type="float" office:value="1.0287624894032" calcext:value-type="float">
            <text:p>1.0287624894032</text:p>
          </table:table-cell>
          <table:table-cell office:value-type="float" office:value="1.03494763168488" calcext:value-type="float">
            <text:p>1.03494763168488</text:p>
          </table:table-cell>
          <table:table-cell office:value-type="float" office:value="-0.0774315113221857" calcext:value-type="float">
            <text:p>-0.077431511322186</text:p>
          </table:table-cell>
          <table:table-cell office:value-type="float" office:value="0.00437603201462191" calcext:value-type="float">
            <text:p>0.004376032014622</text:p>
          </table:table-cell>
          <table:table-cell office:value-type="float" office:value="0.000287440254613544" calcext:value-type="float">
            <text:p>0.000287440254614</text:p>
          </table:table-cell>
          <table:table-cell table:formula="of:= (10^(1.666)*[.B59]^(0.31))/1000" office:value-type="float" office:value="0.261340201081034" calcext:value-type="float">
            <text:p>0.261340201081034</text:p>
          </table:table-cell>
          <table:table-cell table:formula="of:=40.67*[.B59]^0.3461/1000" office:value-type="float" office:value="0.280517247838585" calcext:value-type="float">
            <text:p>0.280517247838585</text:p>
          </table:table-cell>
          <table:table-cell table:formula="of:=9.8864*[.B59]^0.4877/1000" office:value-type="float" office:value="0.150264084801052" calcext:value-type="float">
            <text:p>0.150264084801052</text:p>
          </table:table-cell>
          <table:table-cell table:formula="of:=[.Z59]+[.H59]" office:value-type="float" office:value="0.27637737122335" calcext:value-type="float">
            <text:p>0.27637737122335</text:p>
          </table:table-cell>
          <table:table-cell table:formula="of:=[.J59]+[.E59]*[.AB59]^2" office:value-type="float" office:value="0.841699146084997" calcext:value-type="float">
            <text:p>0.841699146084997</text:p>
          </table:table-cell>
          <table:table-cell table:style-name="ce13" table:number-columns-repeated="3"/>
          <table:table-cell table:number-columns-repeated="992"/>
        </table:table-row>
        <table:table-row table:style-name="ro1" table:visibility="collapse">
          <table:table-cell table:style-name="ce4" office:value-type="string" calcext:value-type="string">
            <text:p>Ursus_maritimus</text:p>
          </table:table-cell>
          <table:table-cell table:style-name="ce4" office:value-type="float" office:value="265" calcext:value-type="float">
            <text:p>265</text:p>
          </table:table-cell>
          <table:table-cell table:style-name="ce58" office:value-type="string" calcext:value-type="string">
            <text:p>Forearm</text:p>
          </table:table-cell>
          <table:table-cell table:style-name="ce62" office:value-type="string" calcext:value-type="string">
            <text:p>Left</text:p>
          </table:table-cell>
          <table:table-cell table:style-name="ce15" office:value-type="float" office:value="2.28914763447812" calcext:value-type="float">
            <text:p>2.28914763447812</text:p>
          </table:table-cell>
          <table:table-cell table:style-name="ce15" office:value-type="float" office:value="1.01096976512891" calcext:value-type="float">
            <text:p>1.01096976512891</text:p>
          </table:table-cell>
          <table:table-cell table:style-name="ce15" office:value-type="float" office:value="0.100858490395225" calcext:value-type="float">
            <text:p>0.100858490395225</text:p>
          </table:table-cell>
          <table:table-cell table:style-name="ce15" office:value-type="float" office:value="0.212162060433897" calcext:value-type="float">
            <text:p>0.212162060433897</text:p>
          </table:table-cell>
          <table:table-cell table:style-name="ce15" office:value-type="float" office:value="0.143337350787041" calcext:value-type="float">
            <text:p>0.143337350787041</text:p>
          </table:table-cell>
          <table:table-cell table:style-name="ce15" office:value-type="float" office:value="2.45983380856581" calcext:value-type="float">
            <text:p>2.45983380856581</text:p>
          </table:table-cell>
          <table:table-cell office:value-type="float" office:value="2.36596241650141" calcext:value-type="float">
            <text:p>2.36596241650141</text:p>
          </table:table-cell>
          <table:table-cell office:value-type="float" office:value="-0.233195541093276" calcext:value-type="float">
            <text:p>-0.233195541093276</text:p>
          </table:table-cell>
          <table:table-cell office:value-type="float" office:value="-0.491175818485425" calcext:value-type="float">
            <text:p>-0.491175818485425</text:p>
          </table:table-cell>
          <table:table-cell office:value-type="float" office:value="-0.0487696714277976" calcext:value-type="float">
            <text:p>-0.048769671427798</text:p>
          </table:table-cell>
          <table:table-cell office:value-type="float" office:value="1.06520759344283" calcext:value-type="float">
            <text:p>1.06520759344283</text:p>
          </table:table-cell>
          <table:table-cell office:value-type="float" office:value="1.0088841853457" calcext:value-type="float">
            <text:p>1.0088841853457</text:p>
          </table:table-cell>
          <table:table-cell office:value-type="float" office:value="0.0919306865388752" calcext:value-type="float">
            <text:p>0.091930686538875</text:p>
          </table:table-cell>
          <table:table-cell office:value-type="float" office:value="0.190730334591779" calcext:value-type="float">
            <text:p>0.190730334591779</text:p>
          </table:table-cell>
          <table:table-cell office:value-type="float" office:value="0.0551304644132974" calcext:value-type="float">
            <text:p>0.055130464413297</text:p>
          </table:table-cell>
          <table:table-cell office:value-type="float" office:value="1.13054794127827" calcext:value-type="float">
            <text:p>1.13054794127827</text:p>
          </table:table-cell>
          <table:table-cell office:value-type="float" office:value="1.09392925887771" calcext:value-type="float">
            <text:p>1.09392925887771</text:p>
          </table:table-cell>
          <table:table-cell office:value-type="float" office:value="-0.0987929899113483" calcext:value-type="float">
            <text:p>-0.098792989911348</text:p>
          </table:table-cell>
          <table:table-cell office:value-type="float" office:value="-0.204733138829008" calcext:value-type="float">
            <text:p>-0.204733138829008</text:p>
          </table:table-cell>
          <table:table-cell office:value-type="float" office:value="-0.0187910664560614" calcext:value-type="float">
            <text:p>-0.018791066456061</text:p>
          </table:table-cell>
          <table:table-cell table:formula="of:= (10^(1.666)*[.B60]^(0.31))/1000" office:value-type="float" office:value="0.261340201081034" calcext:value-type="float">
            <text:p>0.261340201081034</text:p>
          </table:table-cell>
          <table:table-cell table:formula="of:=40.67*[.B60]^0.3461/1000" office:value-type="float" office:value="0.280517247838585" calcext:value-type="float">
            <text:p>0.280517247838585</text:p>
          </table:table-cell>
          <table:table-cell table:formula="of:=9.8864*[.B60]^0.4877/1000" office:value-type="float" office:value="0.150264084801052" calcext:value-type="float">
            <text:p>0.150264084801052</text:p>
          </table:table-cell>
          <table:table-cell table:formula="of:=[.H60]" office:value-type="float" office:value="0.212162060433897" calcext:value-type="float">
            <text:p>0.212162060433897</text:p>
          </table:table-cell>
          <table:table-cell table:formula="of:=[.J60]+[.E60]*[.AB60]^2" office:value-type="float" office:value="2.56287461560079" calcext:value-type="float">
            <text:p>2.56287461560079</text:p>
          </table:table-cell>
          <table:table-cell table:style-name="ce13" table:number-columns-repeated="3"/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_2.C16:Sheet1_2.C60 Sheet1_2.C2:Sheet1_2.C12">
            <calcext:condition calcext:apply-style-name="Good" calcext:value="contains-text(&quot;Arm&quot;)" calcext:base-cell-address="Sheet1_2.C2"/>
          </calcext:conditional-format>
          <calcext:conditional-format calcext:target-range-address="Sheet1_2.C16:Sheet1_2.C60 Sheet1_2.C2:Sheet1_2.C12">
            <calcext:condition calcext:apply-style-name="Good" calcext:value="=&quot;Hand&quot;" calcext:base-cell-address="Sheet1_2.C2"/>
          </calcext:conditional-format>
          <calcext:conditional-format calcext:target-range-address="Sheet1_2.C16:Sheet1_2.C60 Sheet1_2.C2:Sheet1_2.C12">
            <calcext:condition calcext:apply-style-name="Good" calcext:value="=&quot;Forearm&quot;" calcext:base-cell-address="Sheet1_2.C2"/>
          </calcext:conditional-format>
          <calcext:conditional-format calcext:target-range-address="Sheet1_2.D16:Sheet1_2.D60 Sheet1_2.D2:Sheet1_2.D12">
            <calcext:condition calcext:apply-style-name="Bad" calcext:value="=&quot;Left&quot;" calcext:base-cell-address="Sheet1_2.D2"/>
          </calcext:conditional-format>
          <calcext:conditional-format calcext:target-range-address="Sheet1_2.C13:Sheet1_2.C15">
            <calcext:condition calcext:apply-style-name="Good" calcext:value="contains-text(&quot;Arm&quot;)" calcext:base-cell-address="Sheet1_2.C13"/>
          </calcext:conditional-format>
          <calcext:conditional-format calcext:target-range-address="Sheet1_2.C13:Sheet1_2.C15">
            <calcext:condition calcext:apply-style-name="Good" calcext:value="=&quot;Hand&quot;" calcext:base-cell-address="Sheet1_2.C13"/>
          </calcext:conditional-format>
          <calcext:conditional-format calcext:target-range-address="Sheet1_2.C13:Sheet1_2.C15">
            <calcext:condition calcext:apply-style-name="Good" calcext:value="=&quot;Forearm&quot;" calcext:base-cell-address="Sheet1_2.C13"/>
          </calcext:conditional-format>
          <calcext:conditional-format calcext:target-range-address="Sheet1_2.D13:Sheet1_2.D15">
            <calcext:condition calcext:apply-style-name="Bad" calcext:value="=&quot;Left&quot;" calcext:base-cell-address="Sheet1_2.D1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C60" table:display-filter-buttons="true" table:orientation="column"/>
        <table:database-range table:name="__Anonymous_Sheet_DB__2" table:target-range-address="Sheet1_2.A1:Sheet1_2.A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6:48:07.277099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Coatham</meta:initial-creator>
    <meta:creation-date>2021-05-10T17:06:25</meta:creation-date>
    <dc:date>2023-01-03T16:51:34.491826231</dc:date>
    <meta:generator>LibreOffice/6.0.7.3$Linux_X86_64 LibreOffice_project/00m0$Build-3</meta:generator>
    <meta:editing-duration>P3DT22H40M43S</meta:editing-duration>
    <meta:editing-cycles>41</meta:editing-cycles>
    <meta:document-statistic meta:table-count="3" meta:cell-count="39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